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placeEquation4_44" table:style-name="ta1">
        <table:shapes>
          <draw:frame draw:z-index="0" draw:style-name="gr1" draw:text-style-name="P1" svg:width="15.999cm" svg:height="8.999cm" svg:x="18.229cm" svg:y="3.465cm">
            <draw:object draw:notify-on-update-of-ranges="laplaceEquation4_44.B13:laplaceEquation4_44.L13 laplaceEquation4_44.B14:laplaceEquation4_44.L14 laplaceEquation4_44.B15:laplaceEquation4_44.L15 laplaceEquation4_44.B16:laplaceEquation4_44.L16 laplaceEquation4_44.B17:laplaceEquation4_44.L17 laplaceEquation4_44.B18:laplaceEquation4_44.L18 laplaceEquation4_44.B19:laplaceEquation4_44.L19 laplaceEquation4_44.B20:laplaceEquation4_44.L20 laplaceEquation4_44.B21:laplaceEquation4_44.L21 laplaceEquation4_44.B22:laplaceEquation4_44.L22 laplaceEquation4_44.B23:laplaceEquation4_44.L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46826" calcext:value-type="float">
            <text:p>0.46826</text:p>
          </table:table-cell>
          <table:table-cell office:value-type="float" office:value="0.501418" calcext:value-type="float">
            <text:p>0.501418</text:p>
          </table:table-cell>
          <table:table-cell office:value-type="float" office:value="0.500201" calcext:value-type="float">
            <text:p>0.500201</text:p>
          </table:table-cell>
          <table:table-cell office:value-type="float" office:value="0.500001" calcext:value-type="float">
            <text:p>0.500001</text:p>
          </table:table-cell>
          <table:table-cell office:value-type="float" office:value="0.5" calcext:value-type="float">
            <text:p>0.5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0.499799" calcext:value-type="float">
            <text:p>0.499799</text:p>
          </table:table-cell>
          <table:table-cell office:value-type="float" office:value="0.498582" calcext:value-type="float">
            <text:p>0.498582</text:p>
          </table:table-cell>
          <table:table-cell office:value-type="float" office:value="0.53174" calcext:value-type="float">
            <text:p>0.5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46826" calcext:value-type="float">
            <text:p>0.46826</text:p>
          </table:table-cell>
          <table:table-cell office:value-type="float" office:value="0.501418" calcext:value-type="float">
            <text:p>0.501418</text:p>
          </table:table-cell>
          <table:table-cell office:value-type="float" office:value="0.500201" calcext:value-type="float">
            <text:p>0.500201</text:p>
          </table:table-cell>
          <table:table-cell office:value-type="float" office:value="0.500001" calcext:value-type="float">
            <text:p>0.500001</text:p>
          </table:table-cell>
          <table:table-cell office:value-type="float" office:value="0.5" calcext:value-type="float">
            <text:p>0.5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0.499799" calcext:value-type="float">
            <text:p>0.499799</text:p>
          </table:table-cell>
          <table:table-cell office:value-type="float" office:value="0.498582" calcext:value-type="float">
            <text:p>0.498582</text:p>
          </table:table-cell>
          <table:table-cell office:value-type="float" office:value="0.53174" calcext:value-type="float">
            <text:p>0.5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46826" calcext:value-type="float">
            <text:p>0.46826</text:p>
          </table:table-cell>
          <table:table-cell office:value-type="float" office:value="0.501418" calcext:value-type="float">
            <text:p>0.501418</text:p>
          </table:table-cell>
          <table:table-cell office:value-type="float" office:value="0.500201" calcext:value-type="float">
            <text:p>0.500201</text:p>
          </table:table-cell>
          <table:table-cell office:value-type="float" office:value="0.500001" calcext:value-type="float">
            <text:p>0.500001</text:p>
          </table:table-cell>
          <table:table-cell office:value-type="float" office:value="0.5" calcext:value-type="float">
            <text:p>0.5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0.499799" calcext:value-type="float">
            <text:p>0.499799</text:p>
          </table:table-cell>
          <table:table-cell office:value-type="float" office:value="0.498582" calcext:value-type="float">
            <text:p>0.498582</text:p>
          </table:table-cell>
          <table:table-cell office:value-type="float" office:value="0.53174" calcext:value-type="float">
            <text:p>0.5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46826" calcext:value-type="float">
            <text:p>0.46826</text:p>
          </table:table-cell>
          <table:table-cell office:value-type="float" office:value="0.501418" calcext:value-type="float">
            <text:p>0.501418</text:p>
          </table:table-cell>
          <table:table-cell office:value-type="float" office:value="0.500201" calcext:value-type="float">
            <text:p>0.500201</text:p>
          </table:table-cell>
          <table:table-cell office:value-type="float" office:value="0.500001" calcext:value-type="float">
            <text:p>0.500001</text:p>
          </table:table-cell>
          <table:table-cell office:value-type="float" office:value="0.5" calcext:value-type="float">
            <text:p>0.5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0.499799" calcext:value-type="float">
            <text:p>0.499799</text:p>
          </table:table-cell>
          <table:table-cell office:value-type="float" office:value="0.498582" calcext:value-type="float">
            <text:p>0.498582</text:p>
          </table:table-cell>
          <table:table-cell office:value-type="float" office:value="0.53174" calcext:value-type="float">
            <text:p>0.5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46826" calcext:value-type="float">
            <text:p>0.46826</text:p>
          </table:table-cell>
          <table:table-cell office:value-type="float" office:value="0.501418" calcext:value-type="float">
            <text:p>0.501418</text:p>
          </table:table-cell>
          <table:table-cell office:value-type="float" office:value="0.500201" calcext:value-type="float">
            <text:p>0.500201</text:p>
          </table:table-cell>
          <table:table-cell office:value-type="float" office:value="0.500001" calcext:value-type="float">
            <text:p>0.500001</text:p>
          </table:table-cell>
          <table:table-cell office:value-type="float" office:value="0.5" calcext:value-type="float">
            <text:p>0.5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0.499799" calcext:value-type="float">
            <text:p>0.499799</text:p>
          </table:table-cell>
          <table:table-cell office:value-type="float" office:value="0.498582" calcext:value-type="float">
            <text:p>0.498582</text:p>
          </table:table-cell>
          <table:table-cell office:value-type="float" office:value="0.53174" calcext:value-type="float">
            <text:p>0.5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46826" calcext:value-type="float">
            <text:p>0.46826</text:p>
          </table:table-cell>
          <table:table-cell office:value-type="float" office:value="0.501418" calcext:value-type="float">
            <text:p>0.501418</text:p>
          </table:table-cell>
          <table:table-cell office:value-type="float" office:value="0.500201" calcext:value-type="float">
            <text:p>0.500201</text:p>
          </table:table-cell>
          <table:table-cell office:value-type="float" office:value="0.500001" calcext:value-type="float">
            <text:p>0.500001</text:p>
          </table:table-cell>
          <table:table-cell office:value-type="float" office:value="0.5" calcext:value-type="float">
            <text:p>0.5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0.499799" calcext:value-type="float">
            <text:p>0.499799</text:p>
          </table:table-cell>
          <table:table-cell office:value-type="float" office:value="0.498582" calcext:value-type="float">
            <text:p>0.498582</text:p>
          </table:table-cell>
          <table:table-cell office:value-type="float" office:value="0.53174" calcext:value-type="float">
            <text:p>0.5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46826" calcext:value-type="float">
            <text:p>0.46826</text:p>
          </table:table-cell>
          <table:table-cell office:value-type="float" office:value="0.501418" calcext:value-type="float">
            <text:p>0.501418</text:p>
          </table:table-cell>
          <table:table-cell office:value-type="float" office:value="0.500201" calcext:value-type="float">
            <text:p>0.500201</text:p>
          </table:table-cell>
          <table:table-cell office:value-type="float" office:value="0.500001" calcext:value-type="float">
            <text:p>0.500001</text:p>
          </table:table-cell>
          <table:table-cell office:value-type="float" office:value="0.5" calcext:value-type="float">
            <text:p>0.5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0.499799" calcext:value-type="float">
            <text:p>0.499799</text:p>
          </table:table-cell>
          <table:table-cell office:value-type="float" office:value="0.498582" calcext:value-type="float">
            <text:p>0.498582</text:p>
          </table:table-cell>
          <table:table-cell office:value-type="float" office:value="0.53174" calcext:value-type="float">
            <text:p>0.5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46826" calcext:value-type="float">
            <text:p>0.46826</text:p>
          </table:table-cell>
          <table:table-cell office:value-type="float" office:value="0.501418" calcext:value-type="float">
            <text:p>0.501418</text:p>
          </table:table-cell>
          <table:table-cell office:value-type="float" office:value="0.500201" calcext:value-type="float">
            <text:p>0.500201</text:p>
          </table:table-cell>
          <table:table-cell office:value-type="float" office:value="0.500001" calcext:value-type="float">
            <text:p>0.500001</text:p>
          </table:table-cell>
          <table:table-cell office:value-type="float" office:value="0.5" calcext:value-type="float">
            <text:p>0.5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0.499799" calcext:value-type="float">
            <text:p>0.499799</text:p>
          </table:table-cell>
          <table:table-cell office:value-type="float" office:value="0.498582" calcext:value-type="float">
            <text:p>0.498582</text:p>
          </table:table-cell>
          <table:table-cell office:value-type="float" office:value="0.53174" calcext:value-type="float">
            <text:p>0.5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46826" calcext:value-type="float">
            <text:p>0.46826</text:p>
          </table:table-cell>
          <table:table-cell office:value-type="float" office:value="0.501418" calcext:value-type="float">
            <text:p>0.501418</text:p>
          </table:table-cell>
          <table:table-cell office:value-type="float" office:value="0.500201" calcext:value-type="float">
            <text:p>0.500201</text:p>
          </table:table-cell>
          <table:table-cell office:value-type="float" office:value="0.500001" calcext:value-type="float">
            <text:p>0.500001</text:p>
          </table:table-cell>
          <table:table-cell office:value-type="float" office:value="0.5" calcext:value-type="float">
            <text:p>0.5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0.499799" calcext:value-type="float">
            <text:p>0.499799</text:p>
          </table:table-cell>
          <table:table-cell office:value-type="float" office:value="0.498582" calcext:value-type="float">
            <text:p>0.498582</text:p>
          </table:table-cell>
          <table:table-cell office:value-type="float" office:value="0.53174" calcext:value-type="float">
            <text:p>0.5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46826" calcext:value-type="float">
            <text:p>0.46826</text:p>
          </table:table-cell>
          <table:table-cell office:value-type="float" office:value="0.501418" calcext:value-type="float">
            <text:p>0.501418</text:p>
          </table:table-cell>
          <table:table-cell office:value-type="float" office:value="0.500201" calcext:value-type="float">
            <text:p>0.500201</text:p>
          </table:table-cell>
          <table:table-cell office:value-type="float" office:value="0.500001" calcext:value-type="float">
            <text:p>0.500001</text:p>
          </table:table-cell>
          <table:table-cell office:value-type="float" office:value="0.5" calcext:value-type="float">
            <text:p>0.5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0.499799" calcext:value-type="float">
            <text:p>0.499799</text:p>
          </table:table-cell>
          <table:table-cell office:value-type="float" office:value="0.498582" calcext:value-type="float">
            <text:p>0.498582</text:p>
          </table:table-cell>
          <table:table-cell office:value-type="float" office:value="0.53174" calcext:value-type="float">
            <text:p>0.5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46826" calcext:value-type="float">
            <text:p>0.46826</text:p>
          </table:table-cell>
          <table:table-cell office:value-type="float" office:value="0.501418" calcext:value-type="float">
            <text:p>0.501418</text:p>
          </table:table-cell>
          <table:table-cell office:value-type="float" office:value="0.500201" calcext:value-type="float">
            <text:p>0.500201</text:p>
          </table:table-cell>
          <table:table-cell office:value-type="float" office:value="0.500001" calcext:value-type="float">
            <text:p>0.500001</text:p>
          </table:table-cell>
          <table:table-cell office:value-type="float" office:value="0.5" calcext:value-type="float">
            <text:p>0.5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0.499799" calcext:value-type="float">
            <text:p>0.499799</text:p>
          </table:table-cell>
          <table:table-cell office:value-type="float" office:value="0.498582" calcext:value-type="float">
            <text:p>0.498582</text:p>
          </table:table-cell>
          <table:table-cell office:value-type="float" office:value="0.53174" calcext:value-type="float">
            <text:p>0.5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06501" calcext:value-type="float">
            <text:p>0.00206501</text:p>
          </table:table-cell>
          <table:table-cell office:value-type="float" office:value="0" calcext:value-type="float">
            <text:p>0</text:p>
          </table:table-cell>
          <table:table-cell office:value-type="float" office:value="0.424211" calcext:value-type="float">
            <text:p>0.424211</text:p>
          </table:table-cell>
          <table:table-cell office:value-type="float" office:value="0.49759" calcext:value-type="float">
            <text:p>0.49759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0068" calcext:value-type="float">
            <text:p>0.500068</text:p>
          </table:table-cell>
          <table:table-cell office:value-type="float" office:value="0.5" calcext:value-type="float">
            <text:p>0.5</text:p>
          </table:table-cell>
          <table:table-cell office:value-type="float" office:value="0.499932" calcext:value-type="float">
            <text:p>0.499932</text:p>
          </table:table-cell>
          <table:table-cell office:value-type="float" office:value="0.49936" calcext:value-type="float">
            <text:p>0.49936</text:p>
          </table:table-cell>
          <table:table-cell office:value-type="float" office:value="0.50241" calcext:value-type="float">
            <text:p>0.50241</text:p>
          </table:table-cell>
          <table:table-cell office:value-type="float" office:value="0.575789" calcext:value-type="float">
            <text:p>0.575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06501" calcext:value-type="float">
            <text:p>0.00206501</text:p>
          </table:table-cell>
          <table:table-cell office:value-type="float" office:value="0" calcext:value-type="float">
            <text:p>0</text:p>
          </table:table-cell>
          <table:table-cell office:value-type="float" office:value="0.424211" calcext:value-type="float">
            <text:p>0.424211</text:p>
          </table:table-cell>
          <table:table-cell office:value-type="float" office:value="0.49759" calcext:value-type="float">
            <text:p>0.49759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0068" calcext:value-type="float">
            <text:p>0.500068</text:p>
          </table:table-cell>
          <table:table-cell office:value-type="float" office:value="0.5" calcext:value-type="float">
            <text:p>0.5</text:p>
          </table:table-cell>
          <table:table-cell office:value-type="float" office:value="0.499932" calcext:value-type="float">
            <text:p>0.499932</text:p>
          </table:table-cell>
          <table:table-cell office:value-type="float" office:value="0.49936" calcext:value-type="float">
            <text:p>0.49936</text:p>
          </table:table-cell>
          <table:table-cell office:value-type="float" office:value="0.50241" calcext:value-type="float">
            <text:p>0.50241</text:p>
          </table:table-cell>
          <table:table-cell office:value-type="float" office:value="0.575789" calcext:value-type="float">
            <text:p>0.575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06501" calcext:value-type="float">
            <text:p>0.00206501</text:p>
          </table:table-cell>
          <table:table-cell office:value-type="float" office:value="0" calcext:value-type="float">
            <text:p>0</text:p>
          </table:table-cell>
          <table:table-cell office:value-type="float" office:value="0.424211" calcext:value-type="float">
            <text:p>0.424211</text:p>
          </table:table-cell>
          <table:table-cell office:value-type="float" office:value="0.49759" calcext:value-type="float">
            <text:p>0.49759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0068" calcext:value-type="float">
            <text:p>0.500068</text:p>
          </table:table-cell>
          <table:table-cell office:value-type="float" office:value="0.5" calcext:value-type="float">
            <text:p>0.5</text:p>
          </table:table-cell>
          <table:table-cell office:value-type="float" office:value="0.499932" calcext:value-type="float">
            <text:p>0.499932</text:p>
          </table:table-cell>
          <table:table-cell office:value-type="float" office:value="0.49936" calcext:value-type="float">
            <text:p>0.49936</text:p>
          </table:table-cell>
          <table:table-cell office:value-type="float" office:value="0.50241" calcext:value-type="float">
            <text:p>0.50241</text:p>
          </table:table-cell>
          <table:table-cell office:value-type="float" office:value="0.575789" calcext:value-type="float">
            <text:p>0.575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06501" calcext:value-type="float">
            <text:p>0.00206501</text:p>
          </table:table-cell>
          <table:table-cell office:value-type="float" office:value="0" calcext:value-type="float">
            <text:p>0</text:p>
          </table:table-cell>
          <table:table-cell office:value-type="float" office:value="0.424211" calcext:value-type="float">
            <text:p>0.424211</text:p>
          </table:table-cell>
          <table:table-cell office:value-type="float" office:value="0.49759" calcext:value-type="float">
            <text:p>0.49759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0068" calcext:value-type="float">
            <text:p>0.500068</text:p>
          </table:table-cell>
          <table:table-cell office:value-type="float" office:value="0.5" calcext:value-type="float">
            <text:p>0.5</text:p>
          </table:table-cell>
          <table:table-cell office:value-type="float" office:value="0.499932" calcext:value-type="float">
            <text:p>0.499932</text:p>
          </table:table-cell>
          <table:table-cell office:value-type="float" office:value="0.49936" calcext:value-type="float">
            <text:p>0.49936</text:p>
          </table:table-cell>
          <table:table-cell office:value-type="float" office:value="0.50241" calcext:value-type="float">
            <text:p>0.50241</text:p>
          </table:table-cell>
          <table:table-cell office:value-type="float" office:value="0.575789" calcext:value-type="float">
            <text:p>0.575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06501" calcext:value-type="float">
            <text:p>0.00206501</text:p>
          </table:table-cell>
          <table:table-cell office:value-type="float" office:value="0" calcext:value-type="float">
            <text:p>0</text:p>
          </table:table-cell>
          <table:table-cell office:value-type="float" office:value="0.424211" calcext:value-type="float">
            <text:p>0.424211</text:p>
          </table:table-cell>
          <table:table-cell office:value-type="float" office:value="0.49759" calcext:value-type="float">
            <text:p>0.49759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0068" calcext:value-type="float">
            <text:p>0.500068</text:p>
          </table:table-cell>
          <table:table-cell office:value-type="float" office:value="0.5" calcext:value-type="float">
            <text:p>0.5</text:p>
          </table:table-cell>
          <table:table-cell office:value-type="float" office:value="0.499932" calcext:value-type="float">
            <text:p>0.499932</text:p>
          </table:table-cell>
          <table:table-cell office:value-type="float" office:value="0.49936" calcext:value-type="float">
            <text:p>0.49936</text:p>
          </table:table-cell>
          <table:table-cell office:value-type="float" office:value="0.50241" calcext:value-type="float">
            <text:p>0.50241</text:p>
          </table:table-cell>
          <table:table-cell office:value-type="float" office:value="0.575789" calcext:value-type="float">
            <text:p>0.575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06501" calcext:value-type="float">
            <text:p>0.00206501</text:p>
          </table:table-cell>
          <table:table-cell office:value-type="float" office:value="0" calcext:value-type="float">
            <text:p>0</text:p>
          </table:table-cell>
          <table:table-cell office:value-type="float" office:value="0.424211" calcext:value-type="float">
            <text:p>0.424211</text:p>
          </table:table-cell>
          <table:table-cell office:value-type="float" office:value="0.49759" calcext:value-type="float">
            <text:p>0.49759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0068" calcext:value-type="float">
            <text:p>0.500068</text:p>
          </table:table-cell>
          <table:table-cell office:value-type="float" office:value="0.5" calcext:value-type="float">
            <text:p>0.5</text:p>
          </table:table-cell>
          <table:table-cell office:value-type="float" office:value="0.499932" calcext:value-type="float">
            <text:p>0.499932</text:p>
          </table:table-cell>
          <table:table-cell office:value-type="float" office:value="0.49936" calcext:value-type="float">
            <text:p>0.49936</text:p>
          </table:table-cell>
          <table:table-cell office:value-type="float" office:value="0.50241" calcext:value-type="float">
            <text:p>0.50241</text:p>
          </table:table-cell>
          <table:table-cell office:value-type="float" office:value="0.575789" calcext:value-type="float">
            <text:p>0.575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06501" calcext:value-type="float">
            <text:p>0.00206501</text:p>
          </table:table-cell>
          <table:table-cell office:value-type="float" office:value="0" calcext:value-type="float">
            <text:p>0</text:p>
          </table:table-cell>
          <table:table-cell office:value-type="float" office:value="0.424211" calcext:value-type="float">
            <text:p>0.424211</text:p>
          </table:table-cell>
          <table:table-cell office:value-type="float" office:value="0.49759" calcext:value-type="float">
            <text:p>0.49759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0068" calcext:value-type="float">
            <text:p>0.500068</text:p>
          </table:table-cell>
          <table:table-cell office:value-type="float" office:value="0.5" calcext:value-type="float">
            <text:p>0.5</text:p>
          </table:table-cell>
          <table:table-cell office:value-type="float" office:value="0.499932" calcext:value-type="float">
            <text:p>0.499932</text:p>
          </table:table-cell>
          <table:table-cell office:value-type="float" office:value="0.49936" calcext:value-type="float">
            <text:p>0.49936</text:p>
          </table:table-cell>
          <table:table-cell office:value-type="float" office:value="0.50241" calcext:value-type="float">
            <text:p>0.50241</text:p>
          </table:table-cell>
          <table:table-cell office:value-type="float" office:value="0.575789" calcext:value-type="float">
            <text:p>0.575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06501" calcext:value-type="float">
            <text:p>0.00206501</text:p>
          </table:table-cell>
          <table:table-cell office:value-type="float" office:value="0" calcext:value-type="float">
            <text:p>0</text:p>
          </table:table-cell>
          <table:table-cell office:value-type="float" office:value="0.424211" calcext:value-type="float">
            <text:p>0.424211</text:p>
          </table:table-cell>
          <table:table-cell office:value-type="float" office:value="0.49759" calcext:value-type="float">
            <text:p>0.49759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0068" calcext:value-type="float">
            <text:p>0.500068</text:p>
          </table:table-cell>
          <table:table-cell office:value-type="float" office:value="0.5" calcext:value-type="float">
            <text:p>0.5</text:p>
          </table:table-cell>
          <table:table-cell office:value-type="float" office:value="0.499932" calcext:value-type="float">
            <text:p>0.499932</text:p>
          </table:table-cell>
          <table:table-cell office:value-type="float" office:value="0.49936" calcext:value-type="float">
            <text:p>0.49936</text:p>
          </table:table-cell>
          <table:table-cell office:value-type="float" office:value="0.50241" calcext:value-type="float">
            <text:p>0.50241</text:p>
          </table:table-cell>
          <table:table-cell office:value-type="float" office:value="0.575789" calcext:value-type="float">
            <text:p>0.575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06501" calcext:value-type="float">
            <text:p>0.00206501</text:p>
          </table:table-cell>
          <table:table-cell office:value-type="float" office:value="0" calcext:value-type="float">
            <text:p>0</text:p>
          </table:table-cell>
          <table:table-cell office:value-type="float" office:value="0.424211" calcext:value-type="float">
            <text:p>0.424211</text:p>
          </table:table-cell>
          <table:table-cell office:value-type="float" office:value="0.49759" calcext:value-type="float">
            <text:p>0.49759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0068" calcext:value-type="float">
            <text:p>0.500068</text:p>
          </table:table-cell>
          <table:table-cell office:value-type="float" office:value="0.5" calcext:value-type="float">
            <text:p>0.5</text:p>
          </table:table-cell>
          <table:table-cell office:value-type="float" office:value="0.499932" calcext:value-type="float">
            <text:p>0.499932</text:p>
          </table:table-cell>
          <table:table-cell office:value-type="float" office:value="0.49936" calcext:value-type="float">
            <text:p>0.49936</text:p>
          </table:table-cell>
          <table:table-cell office:value-type="float" office:value="0.50241" calcext:value-type="float">
            <text:p>0.50241</text:p>
          </table:table-cell>
          <table:table-cell office:value-type="float" office:value="0.575789" calcext:value-type="float">
            <text:p>0.575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06501" calcext:value-type="float">
            <text:p>0.00206501</text:p>
          </table:table-cell>
          <table:table-cell office:value-type="float" office:value="0" calcext:value-type="float">
            <text:p>0</text:p>
          </table:table-cell>
          <table:table-cell office:value-type="float" office:value="0.424211" calcext:value-type="float">
            <text:p>0.424211</text:p>
          </table:table-cell>
          <table:table-cell office:value-type="float" office:value="0.49759" calcext:value-type="float">
            <text:p>0.49759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0068" calcext:value-type="float">
            <text:p>0.500068</text:p>
          </table:table-cell>
          <table:table-cell office:value-type="float" office:value="0.5" calcext:value-type="float">
            <text:p>0.5</text:p>
          </table:table-cell>
          <table:table-cell office:value-type="float" office:value="0.499932" calcext:value-type="float">
            <text:p>0.499932</text:p>
          </table:table-cell>
          <table:table-cell office:value-type="float" office:value="0.49936" calcext:value-type="float">
            <text:p>0.49936</text:p>
          </table:table-cell>
          <table:table-cell office:value-type="float" office:value="0.50241" calcext:value-type="float">
            <text:p>0.50241</text:p>
          </table:table-cell>
          <table:table-cell office:value-type="float" office:value="0.575789" calcext:value-type="float">
            <text:p>0.575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06501" calcext:value-type="float">
            <text:p>0.00206501</text:p>
          </table:table-cell>
          <table:table-cell office:value-type="float" office:value="0" calcext:value-type="float">
            <text:p>0</text:p>
          </table:table-cell>
          <table:table-cell office:value-type="float" office:value="0.424211" calcext:value-type="float">
            <text:p>0.424211</text:p>
          </table:table-cell>
          <table:table-cell office:value-type="float" office:value="0.49759" calcext:value-type="float">
            <text:p>0.49759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0068" calcext:value-type="float">
            <text:p>0.500068</text:p>
          </table:table-cell>
          <table:table-cell office:value-type="float" office:value="0.5" calcext:value-type="float">
            <text:p>0.5</text:p>
          </table:table-cell>
          <table:table-cell office:value-type="float" office:value="0.499932" calcext:value-type="float">
            <text:p>0.499932</text:p>
          </table:table-cell>
          <table:table-cell office:value-type="float" office:value="0.49936" calcext:value-type="float">
            <text:p>0.49936</text:p>
          </table:table-cell>
          <table:table-cell office:value-type="float" office:value="0.50241" calcext:value-type="float">
            <text:p>0.50241</text:p>
          </table:table-cell>
          <table:table-cell office:value-type="float" office:value="0.575789" calcext:value-type="float">
            <text:p>0.575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40002" calcext:value-type="float">
            <text:p>0.00340002</text:p>
          </table:table-cell>
          <table:table-cell office:value-type="float" office:value="0" calcext:value-type="float">
            <text:p>0</text:p>
          </table:table-cell>
          <table:table-cell office:value-type="float" office:value="0.384981" calcext:value-type="float">
            <text:p>0.384981</text:p>
          </table:table-cell>
          <table:table-cell office:value-type="float" office:value="0.488399" calcext:value-type="float">
            <text:p>0.488399</text:p>
          </table:table-cell>
          <table:table-cell office:value-type="float" office:value="0.500348" calcext:value-type="float">
            <text:p>0.500348</text:p>
          </table:table-cell>
          <table:table-cell office:value-type="float" office:value="0.500203" calcext:value-type="float">
            <text:p>0.500203</text:p>
          </table:table-cell>
          <table:table-cell office:value-type="float" office:value="0.5" calcext:value-type="float">
            <text:p>0.5</text:p>
          </table:table-cell>
          <table:table-cell office:value-type="float" office:value="0.499797" calcext:value-type="float">
            <text:p>0.499797</text:p>
          </table:table-cell>
          <table:table-cell office:value-type="float" office:value="0.499652" calcext:value-type="float">
            <text:p>0.499652</text:p>
          </table:table-cell>
          <table:table-cell office:value-type="float" office:value="0.511601" calcext:value-type="float">
            <text:p>0.511601</text:p>
          </table:table-cell>
          <table:table-cell office:value-type="float" office:value="0.615019" calcext:value-type="float">
            <text:p>0.615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40002" calcext:value-type="float">
            <text:p>0.00340002</text:p>
          </table:table-cell>
          <table:table-cell office:value-type="float" office:value="0" calcext:value-type="float">
            <text:p>0</text:p>
          </table:table-cell>
          <table:table-cell office:value-type="float" office:value="0.384981" calcext:value-type="float">
            <text:p>0.384981</text:p>
          </table:table-cell>
          <table:table-cell office:value-type="float" office:value="0.488399" calcext:value-type="float">
            <text:p>0.488399</text:p>
          </table:table-cell>
          <table:table-cell office:value-type="float" office:value="0.500348" calcext:value-type="float">
            <text:p>0.500348</text:p>
          </table:table-cell>
          <table:table-cell office:value-type="float" office:value="0.500203" calcext:value-type="float">
            <text:p>0.500203</text:p>
          </table:table-cell>
          <table:table-cell office:value-type="float" office:value="0.5" calcext:value-type="float">
            <text:p>0.5</text:p>
          </table:table-cell>
          <table:table-cell office:value-type="float" office:value="0.499797" calcext:value-type="float">
            <text:p>0.499797</text:p>
          </table:table-cell>
          <table:table-cell office:value-type="float" office:value="0.499652" calcext:value-type="float">
            <text:p>0.499652</text:p>
          </table:table-cell>
          <table:table-cell office:value-type="float" office:value="0.511601" calcext:value-type="float">
            <text:p>0.511601</text:p>
          </table:table-cell>
          <table:table-cell office:value-type="float" office:value="0.615019" calcext:value-type="float">
            <text:p>0.615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40002" calcext:value-type="float">
            <text:p>0.00340002</text:p>
          </table:table-cell>
          <table:table-cell office:value-type="float" office:value="0" calcext:value-type="float">
            <text:p>0</text:p>
          </table:table-cell>
          <table:table-cell office:value-type="float" office:value="0.384981" calcext:value-type="float">
            <text:p>0.384981</text:p>
          </table:table-cell>
          <table:table-cell office:value-type="float" office:value="0.488399" calcext:value-type="float">
            <text:p>0.488399</text:p>
          </table:table-cell>
          <table:table-cell office:value-type="float" office:value="0.500348" calcext:value-type="float">
            <text:p>0.500348</text:p>
          </table:table-cell>
          <table:table-cell office:value-type="float" office:value="0.500203" calcext:value-type="float">
            <text:p>0.500203</text:p>
          </table:table-cell>
          <table:table-cell office:value-type="float" office:value="0.5" calcext:value-type="float">
            <text:p>0.5</text:p>
          </table:table-cell>
          <table:table-cell office:value-type="float" office:value="0.499797" calcext:value-type="float">
            <text:p>0.499797</text:p>
          </table:table-cell>
          <table:table-cell office:value-type="float" office:value="0.499652" calcext:value-type="float">
            <text:p>0.499652</text:p>
          </table:table-cell>
          <table:table-cell office:value-type="float" office:value="0.511601" calcext:value-type="float">
            <text:p>0.511601</text:p>
          </table:table-cell>
          <table:table-cell office:value-type="float" office:value="0.615019" calcext:value-type="float">
            <text:p>0.615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40002" calcext:value-type="float">
            <text:p>0.00340002</text:p>
          </table:table-cell>
          <table:table-cell office:value-type="float" office:value="0" calcext:value-type="float">
            <text:p>0</text:p>
          </table:table-cell>
          <table:table-cell office:value-type="float" office:value="0.384981" calcext:value-type="float">
            <text:p>0.384981</text:p>
          </table:table-cell>
          <table:table-cell office:value-type="float" office:value="0.488399" calcext:value-type="float">
            <text:p>0.488399</text:p>
          </table:table-cell>
          <table:table-cell office:value-type="float" office:value="0.500348" calcext:value-type="float">
            <text:p>0.500348</text:p>
          </table:table-cell>
          <table:table-cell office:value-type="float" office:value="0.500203" calcext:value-type="float">
            <text:p>0.500203</text:p>
          </table:table-cell>
          <table:table-cell office:value-type="float" office:value="0.5" calcext:value-type="float">
            <text:p>0.5</text:p>
          </table:table-cell>
          <table:table-cell office:value-type="float" office:value="0.499797" calcext:value-type="float">
            <text:p>0.499797</text:p>
          </table:table-cell>
          <table:table-cell office:value-type="float" office:value="0.499652" calcext:value-type="float">
            <text:p>0.499652</text:p>
          </table:table-cell>
          <table:table-cell office:value-type="float" office:value="0.511601" calcext:value-type="float">
            <text:p>0.511601</text:p>
          </table:table-cell>
          <table:table-cell office:value-type="float" office:value="0.615019" calcext:value-type="float">
            <text:p>0.615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40002" calcext:value-type="float">
            <text:p>0.00340002</text:p>
          </table:table-cell>
          <table:table-cell office:value-type="float" office:value="0" calcext:value-type="float">
            <text:p>0</text:p>
          </table:table-cell>
          <table:table-cell office:value-type="float" office:value="0.384981" calcext:value-type="float">
            <text:p>0.384981</text:p>
          </table:table-cell>
          <table:table-cell office:value-type="float" office:value="0.488399" calcext:value-type="float">
            <text:p>0.488399</text:p>
          </table:table-cell>
          <table:table-cell office:value-type="float" office:value="0.500348" calcext:value-type="float">
            <text:p>0.500348</text:p>
          </table:table-cell>
          <table:table-cell office:value-type="float" office:value="0.500203" calcext:value-type="float">
            <text:p>0.500203</text:p>
          </table:table-cell>
          <table:table-cell office:value-type="float" office:value="0.5" calcext:value-type="float">
            <text:p>0.5</text:p>
          </table:table-cell>
          <table:table-cell office:value-type="float" office:value="0.499797" calcext:value-type="float">
            <text:p>0.499797</text:p>
          </table:table-cell>
          <table:table-cell office:value-type="float" office:value="0.499652" calcext:value-type="float">
            <text:p>0.499652</text:p>
          </table:table-cell>
          <table:table-cell office:value-type="float" office:value="0.511601" calcext:value-type="float">
            <text:p>0.511601</text:p>
          </table:table-cell>
          <table:table-cell office:value-type="float" office:value="0.615019" calcext:value-type="float">
            <text:p>0.615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40002" calcext:value-type="float">
            <text:p>0.00340002</text:p>
          </table:table-cell>
          <table:table-cell office:value-type="float" office:value="0" calcext:value-type="float">
            <text:p>0</text:p>
          </table:table-cell>
          <table:table-cell office:value-type="float" office:value="0.384981" calcext:value-type="float">
            <text:p>0.384981</text:p>
          </table:table-cell>
          <table:table-cell office:value-type="float" office:value="0.488399" calcext:value-type="float">
            <text:p>0.488399</text:p>
          </table:table-cell>
          <table:table-cell office:value-type="float" office:value="0.500348" calcext:value-type="float">
            <text:p>0.500348</text:p>
          </table:table-cell>
          <table:table-cell office:value-type="float" office:value="0.500203" calcext:value-type="float">
            <text:p>0.500203</text:p>
          </table:table-cell>
          <table:table-cell office:value-type="float" office:value="0.5" calcext:value-type="float">
            <text:p>0.5</text:p>
          </table:table-cell>
          <table:table-cell office:value-type="float" office:value="0.499797" calcext:value-type="float">
            <text:p>0.499797</text:p>
          </table:table-cell>
          <table:table-cell office:value-type="float" office:value="0.499652" calcext:value-type="float">
            <text:p>0.499652</text:p>
          </table:table-cell>
          <table:table-cell office:value-type="float" office:value="0.511601" calcext:value-type="float">
            <text:p>0.511601</text:p>
          </table:table-cell>
          <table:table-cell office:value-type="float" office:value="0.615019" calcext:value-type="float">
            <text:p>0.615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40002" calcext:value-type="float">
            <text:p>0.00340002</text:p>
          </table:table-cell>
          <table:table-cell office:value-type="float" office:value="0" calcext:value-type="float">
            <text:p>0</text:p>
          </table:table-cell>
          <table:table-cell office:value-type="float" office:value="0.384981" calcext:value-type="float">
            <text:p>0.384981</text:p>
          </table:table-cell>
          <table:table-cell office:value-type="float" office:value="0.488399" calcext:value-type="float">
            <text:p>0.488399</text:p>
          </table:table-cell>
          <table:table-cell office:value-type="float" office:value="0.500348" calcext:value-type="float">
            <text:p>0.500348</text:p>
          </table:table-cell>
          <table:table-cell office:value-type="float" office:value="0.500203" calcext:value-type="float">
            <text:p>0.500203</text:p>
          </table:table-cell>
          <table:table-cell office:value-type="float" office:value="0.5" calcext:value-type="float">
            <text:p>0.5</text:p>
          </table:table-cell>
          <table:table-cell office:value-type="float" office:value="0.499797" calcext:value-type="float">
            <text:p>0.499797</text:p>
          </table:table-cell>
          <table:table-cell office:value-type="float" office:value="0.499652" calcext:value-type="float">
            <text:p>0.499652</text:p>
          </table:table-cell>
          <table:table-cell office:value-type="float" office:value="0.511601" calcext:value-type="float">
            <text:p>0.511601</text:p>
          </table:table-cell>
          <table:table-cell office:value-type="float" office:value="0.615019" calcext:value-type="float">
            <text:p>0.615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40002" calcext:value-type="float">
            <text:p>0.00340002</text:p>
          </table:table-cell>
          <table:table-cell office:value-type="float" office:value="0" calcext:value-type="float">
            <text:p>0</text:p>
          </table:table-cell>
          <table:table-cell office:value-type="float" office:value="0.384981" calcext:value-type="float">
            <text:p>0.384981</text:p>
          </table:table-cell>
          <table:table-cell office:value-type="float" office:value="0.488399" calcext:value-type="float">
            <text:p>0.488399</text:p>
          </table:table-cell>
          <table:table-cell office:value-type="float" office:value="0.500348" calcext:value-type="float">
            <text:p>0.500348</text:p>
          </table:table-cell>
          <table:table-cell office:value-type="float" office:value="0.500203" calcext:value-type="float">
            <text:p>0.500203</text:p>
          </table:table-cell>
          <table:table-cell office:value-type="float" office:value="0.5" calcext:value-type="float">
            <text:p>0.5</text:p>
          </table:table-cell>
          <table:table-cell office:value-type="float" office:value="0.499797" calcext:value-type="float">
            <text:p>0.499797</text:p>
          </table:table-cell>
          <table:table-cell office:value-type="float" office:value="0.499652" calcext:value-type="float">
            <text:p>0.499652</text:p>
          </table:table-cell>
          <table:table-cell office:value-type="float" office:value="0.511601" calcext:value-type="float">
            <text:p>0.511601</text:p>
          </table:table-cell>
          <table:table-cell office:value-type="float" office:value="0.615019" calcext:value-type="float">
            <text:p>0.615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40002" calcext:value-type="float">
            <text:p>0.00340002</text:p>
          </table:table-cell>
          <table:table-cell office:value-type="float" office:value="0" calcext:value-type="float">
            <text:p>0</text:p>
          </table:table-cell>
          <table:table-cell office:value-type="float" office:value="0.384981" calcext:value-type="float">
            <text:p>0.384981</text:p>
          </table:table-cell>
          <table:table-cell office:value-type="float" office:value="0.488399" calcext:value-type="float">
            <text:p>0.488399</text:p>
          </table:table-cell>
          <table:table-cell office:value-type="float" office:value="0.500348" calcext:value-type="float">
            <text:p>0.500348</text:p>
          </table:table-cell>
          <table:table-cell office:value-type="float" office:value="0.500203" calcext:value-type="float">
            <text:p>0.500203</text:p>
          </table:table-cell>
          <table:table-cell office:value-type="float" office:value="0.5" calcext:value-type="float">
            <text:p>0.5</text:p>
          </table:table-cell>
          <table:table-cell office:value-type="float" office:value="0.499797" calcext:value-type="float">
            <text:p>0.499797</text:p>
          </table:table-cell>
          <table:table-cell office:value-type="float" office:value="0.499652" calcext:value-type="float">
            <text:p>0.499652</text:p>
          </table:table-cell>
          <table:table-cell office:value-type="float" office:value="0.511601" calcext:value-type="float">
            <text:p>0.511601</text:p>
          </table:table-cell>
          <table:table-cell office:value-type="float" office:value="0.615019" calcext:value-type="float">
            <text:p>0.615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40002" calcext:value-type="float">
            <text:p>0.00340002</text:p>
          </table:table-cell>
          <table:table-cell office:value-type="float" office:value="0" calcext:value-type="float">
            <text:p>0</text:p>
          </table:table-cell>
          <table:table-cell office:value-type="float" office:value="0.384981" calcext:value-type="float">
            <text:p>0.384981</text:p>
          </table:table-cell>
          <table:table-cell office:value-type="float" office:value="0.488399" calcext:value-type="float">
            <text:p>0.488399</text:p>
          </table:table-cell>
          <table:table-cell office:value-type="float" office:value="0.500348" calcext:value-type="float">
            <text:p>0.500348</text:p>
          </table:table-cell>
          <table:table-cell office:value-type="float" office:value="0.500203" calcext:value-type="float">
            <text:p>0.500203</text:p>
          </table:table-cell>
          <table:table-cell office:value-type="float" office:value="0.5" calcext:value-type="float">
            <text:p>0.5</text:p>
          </table:table-cell>
          <table:table-cell office:value-type="float" office:value="0.499797" calcext:value-type="float">
            <text:p>0.499797</text:p>
          </table:table-cell>
          <table:table-cell office:value-type="float" office:value="0.499652" calcext:value-type="float">
            <text:p>0.499652</text:p>
          </table:table-cell>
          <table:table-cell office:value-type="float" office:value="0.511601" calcext:value-type="float">
            <text:p>0.511601</text:p>
          </table:table-cell>
          <table:table-cell office:value-type="float" office:value="0.615019" calcext:value-type="float">
            <text:p>0.615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40002" calcext:value-type="float">
            <text:p>0.00340002</text:p>
          </table:table-cell>
          <table:table-cell office:value-type="float" office:value="0" calcext:value-type="float">
            <text:p>0</text:p>
          </table:table-cell>
          <table:table-cell office:value-type="float" office:value="0.384981" calcext:value-type="float">
            <text:p>0.384981</text:p>
          </table:table-cell>
          <table:table-cell office:value-type="float" office:value="0.488399" calcext:value-type="float">
            <text:p>0.488399</text:p>
          </table:table-cell>
          <table:table-cell office:value-type="float" office:value="0.500348" calcext:value-type="float">
            <text:p>0.500348</text:p>
          </table:table-cell>
          <table:table-cell office:value-type="float" office:value="0.500203" calcext:value-type="float">
            <text:p>0.500203</text:p>
          </table:table-cell>
          <table:table-cell office:value-type="float" office:value="0.5" calcext:value-type="float">
            <text:p>0.5</text:p>
          </table:table-cell>
          <table:table-cell office:value-type="float" office:value="0.499797" calcext:value-type="float">
            <text:p>0.499797</text:p>
          </table:table-cell>
          <table:table-cell office:value-type="float" office:value="0.499652" calcext:value-type="float">
            <text:p>0.499652</text:p>
          </table:table-cell>
          <table:table-cell office:value-type="float" office:value="0.511601" calcext:value-type="float">
            <text:p>0.511601</text:p>
          </table:table-cell>
          <table:table-cell office:value-type="float" office:value="0.615019" calcext:value-type="float">
            <text:p>0.615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87357" calcext:value-type="float">
            <text:p>0.00487357</text:p>
          </table:table-cell>
          <table:table-cell office:value-type="float" office:value="0" calcext:value-type="float">
            <text:p>0</text:p>
          </table:table-cell>
          <table:table-cell office:value-type="float" office:value="0.348997" calcext:value-type="float">
            <text:p>0.348997</text:p>
          </table:table-cell>
          <table:table-cell office:value-type="float" office:value="0.474898" calcext:value-type="float">
            <text:p>0.474898</text:p>
          </table:table-cell>
          <table:table-cell office:value-type="float" office:value="0.498614" calcext:value-type="float">
            <text:p>0.498614</text:p>
          </table:table-cell>
          <table:table-cell office:value-type="float" office:value="0.500261" calcext:value-type="float">
            <text:p>0.500261</text:p>
          </table:table-cell>
          <table:table-cell office:value-type="float" office:value="0.5" calcext:value-type="float">
            <text:p>0.5</text:p>
          </table:table-cell>
          <table:table-cell office:value-type="float" office:value="0.499739" calcext:value-type="float">
            <text:p>0.499739</text:p>
          </table:table-cell>
          <table:table-cell office:value-type="float" office:value="0.501386" calcext:value-type="float">
            <text:p>0.501386</text:p>
          </table:table-cell>
          <table:table-cell office:value-type="float" office:value="0.525102" calcext:value-type="float">
            <text:p>0.525102</text:p>
          </table:table-cell>
          <table:table-cell office:value-type="float" office:value="0.651003" calcext:value-type="float">
            <text:p>0.65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87357" calcext:value-type="float">
            <text:p>0.00487357</text:p>
          </table:table-cell>
          <table:table-cell office:value-type="float" office:value="0" calcext:value-type="float">
            <text:p>0</text:p>
          </table:table-cell>
          <table:table-cell office:value-type="float" office:value="0.348997" calcext:value-type="float">
            <text:p>0.348997</text:p>
          </table:table-cell>
          <table:table-cell office:value-type="float" office:value="0.474898" calcext:value-type="float">
            <text:p>0.474898</text:p>
          </table:table-cell>
          <table:table-cell office:value-type="float" office:value="0.498614" calcext:value-type="float">
            <text:p>0.498614</text:p>
          </table:table-cell>
          <table:table-cell office:value-type="float" office:value="0.500261" calcext:value-type="float">
            <text:p>0.500261</text:p>
          </table:table-cell>
          <table:table-cell office:value-type="float" office:value="0.5" calcext:value-type="float">
            <text:p>0.5</text:p>
          </table:table-cell>
          <table:table-cell office:value-type="float" office:value="0.499739" calcext:value-type="float">
            <text:p>0.499739</text:p>
          </table:table-cell>
          <table:table-cell office:value-type="float" office:value="0.501386" calcext:value-type="float">
            <text:p>0.501386</text:p>
          </table:table-cell>
          <table:table-cell office:value-type="float" office:value="0.525102" calcext:value-type="float">
            <text:p>0.525102</text:p>
          </table:table-cell>
          <table:table-cell office:value-type="float" office:value="0.651003" calcext:value-type="float">
            <text:p>0.65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87357" calcext:value-type="float">
            <text:p>0.00487357</text:p>
          </table:table-cell>
          <table:table-cell office:value-type="float" office:value="0" calcext:value-type="float">
            <text:p>0</text:p>
          </table:table-cell>
          <table:table-cell office:value-type="float" office:value="0.348997" calcext:value-type="float">
            <text:p>0.348997</text:p>
          </table:table-cell>
          <table:table-cell office:value-type="float" office:value="0.474898" calcext:value-type="float">
            <text:p>0.474898</text:p>
          </table:table-cell>
          <table:table-cell office:value-type="float" office:value="0.498614" calcext:value-type="float">
            <text:p>0.498614</text:p>
          </table:table-cell>
          <table:table-cell office:value-type="float" office:value="0.500261" calcext:value-type="float">
            <text:p>0.500261</text:p>
          </table:table-cell>
          <table:table-cell office:value-type="float" office:value="0.5" calcext:value-type="float">
            <text:p>0.5</text:p>
          </table:table-cell>
          <table:table-cell office:value-type="float" office:value="0.499739" calcext:value-type="float">
            <text:p>0.499739</text:p>
          </table:table-cell>
          <table:table-cell office:value-type="float" office:value="0.501386" calcext:value-type="float">
            <text:p>0.501386</text:p>
          </table:table-cell>
          <table:table-cell office:value-type="float" office:value="0.525102" calcext:value-type="float">
            <text:p>0.525102</text:p>
          </table:table-cell>
          <table:table-cell office:value-type="float" office:value="0.651003" calcext:value-type="float">
            <text:p>0.65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87357" calcext:value-type="float">
            <text:p>0.00487357</text:p>
          </table:table-cell>
          <table:table-cell office:value-type="float" office:value="0" calcext:value-type="float">
            <text:p>0</text:p>
          </table:table-cell>
          <table:table-cell office:value-type="float" office:value="0.348997" calcext:value-type="float">
            <text:p>0.348997</text:p>
          </table:table-cell>
          <table:table-cell office:value-type="float" office:value="0.474898" calcext:value-type="float">
            <text:p>0.474898</text:p>
          </table:table-cell>
          <table:table-cell office:value-type="float" office:value="0.498614" calcext:value-type="float">
            <text:p>0.498614</text:p>
          </table:table-cell>
          <table:table-cell office:value-type="float" office:value="0.500261" calcext:value-type="float">
            <text:p>0.500261</text:p>
          </table:table-cell>
          <table:table-cell office:value-type="float" office:value="0.5" calcext:value-type="float">
            <text:p>0.5</text:p>
          </table:table-cell>
          <table:table-cell office:value-type="float" office:value="0.499739" calcext:value-type="float">
            <text:p>0.499739</text:p>
          </table:table-cell>
          <table:table-cell office:value-type="float" office:value="0.501386" calcext:value-type="float">
            <text:p>0.501386</text:p>
          </table:table-cell>
          <table:table-cell office:value-type="float" office:value="0.525102" calcext:value-type="float">
            <text:p>0.525102</text:p>
          </table:table-cell>
          <table:table-cell office:value-type="float" office:value="0.651003" calcext:value-type="float">
            <text:p>0.65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87357" calcext:value-type="float">
            <text:p>0.00487357</text:p>
          </table:table-cell>
          <table:table-cell office:value-type="float" office:value="0" calcext:value-type="float">
            <text:p>0</text:p>
          </table:table-cell>
          <table:table-cell office:value-type="float" office:value="0.348997" calcext:value-type="float">
            <text:p>0.348997</text:p>
          </table:table-cell>
          <table:table-cell office:value-type="float" office:value="0.474898" calcext:value-type="float">
            <text:p>0.474898</text:p>
          </table:table-cell>
          <table:table-cell office:value-type="float" office:value="0.498614" calcext:value-type="float">
            <text:p>0.498614</text:p>
          </table:table-cell>
          <table:table-cell office:value-type="float" office:value="0.500261" calcext:value-type="float">
            <text:p>0.500261</text:p>
          </table:table-cell>
          <table:table-cell office:value-type="float" office:value="0.5" calcext:value-type="float">
            <text:p>0.5</text:p>
          </table:table-cell>
          <table:table-cell office:value-type="float" office:value="0.499739" calcext:value-type="float">
            <text:p>0.499739</text:p>
          </table:table-cell>
          <table:table-cell office:value-type="float" office:value="0.501386" calcext:value-type="float">
            <text:p>0.501386</text:p>
          </table:table-cell>
          <table:table-cell office:value-type="float" office:value="0.525102" calcext:value-type="float">
            <text:p>0.525102</text:p>
          </table:table-cell>
          <table:table-cell office:value-type="float" office:value="0.651003" calcext:value-type="float">
            <text:p>0.65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87357" calcext:value-type="float">
            <text:p>0.00487357</text:p>
          </table:table-cell>
          <table:table-cell office:value-type="float" office:value="0" calcext:value-type="float">
            <text:p>0</text:p>
          </table:table-cell>
          <table:table-cell office:value-type="float" office:value="0.348997" calcext:value-type="float">
            <text:p>0.348997</text:p>
          </table:table-cell>
          <table:table-cell office:value-type="float" office:value="0.474898" calcext:value-type="float">
            <text:p>0.474898</text:p>
          </table:table-cell>
          <table:table-cell office:value-type="float" office:value="0.498614" calcext:value-type="float">
            <text:p>0.498614</text:p>
          </table:table-cell>
          <table:table-cell office:value-type="float" office:value="0.500261" calcext:value-type="float">
            <text:p>0.500261</text:p>
          </table:table-cell>
          <table:table-cell office:value-type="float" office:value="0.5" calcext:value-type="float">
            <text:p>0.5</text:p>
          </table:table-cell>
          <table:table-cell office:value-type="float" office:value="0.499739" calcext:value-type="float">
            <text:p>0.499739</text:p>
          </table:table-cell>
          <table:table-cell office:value-type="float" office:value="0.501386" calcext:value-type="float">
            <text:p>0.501386</text:p>
          </table:table-cell>
          <table:table-cell office:value-type="float" office:value="0.525102" calcext:value-type="float">
            <text:p>0.525102</text:p>
          </table:table-cell>
          <table:table-cell office:value-type="float" office:value="0.651003" calcext:value-type="float">
            <text:p>0.65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87357" calcext:value-type="float">
            <text:p>0.00487357</text:p>
          </table:table-cell>
          <table:table-cell office:value-type="float" office:value="0" calcext:value-type="float">
            <text:p>0</text:p>
          </table:table-cell>
          <table:table-cell office:value-type="float" office:value="0.348997" calcext:value-type="float">
            <text:p>0.348997</text:p>
          </table:table-cell>
          <table:table-cell office:value-type="float" office:value="0.474898" calcext:value-type="float">
            <text:p>0.474898</text:p>
          </table:table-cell>
          <table:table-cell office:value-type="float" office:value="0.498614" calcext:value-type="float">
            <text:p>0.498614</text:p>
          </table:table-cell>
          <table:table-cell office:value-type="float" office:value="0.500261" calcext:value-type="float">
            <text:p>0.500261</text:p>
          </table:table-cell>
          <table:table-cell office:value-type="float" office:value="0.5" calcext:value-type="float">
            <text:p>0.5</text:p>
          </table:table-cell>
          <table:table-cell office:value-type="float" office:value="0.499739" calcext:value-type="float">
            <text:p>0.499739</text:p>
          </table:table-cell>
          <table:table-cell office:value-type="float" office:value="0.501386" calcext:value-type="float">
            <text:p>0.501386</text:p>
          </table:table-cell>
          <table:table-cell office:value-type="float" office:value="0.525102" calcext:value-type="float">
            <text:p>0.525102</text:p>
          </table:table-cell>
          <table:table-cell office:value-type="float" office:value="0.651003" calcext:value-type="float">
            <text:p>0.65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87357" calcext:value-type="float">
            <text:p>0.00487357</text:p>
          </table:table-cell>
          <table:table-cell office:value-type="float" office:value="0" calcext:value-type="float">
            <text:p>0</text:p>
          </table:table-cell>
          <table:table-cell office:value-type="float" office:value="0.348997" calcext:value-type="float">
            <text:p>0.348997</text:p>
          </table:table-cell>
          <table:table-cell office:value-type="float" office:value="0.474898" calcext:value-type="float">
            <text:p>0.474898</text:p>
          </table:table-cell>
          <table:table-cell office:value-type="float" office:value="0.498614" calcext:value-type="float">
            <text:p>0.498614</text:p>
          </table:table-cell>
          <table:table-cell office:value-type="float" office:value="0.500261" calcext:value-type="float">
            <text:p>0.500261</text:p>
          </table:table-cell>
          <table:table-cell office:value-type="float" office:value="0.5" calcext:value-type="float">
            <text:p>0.5</text:p>
          </table:table-cell>
          <table:table-cell office:value-type="float" office:value="0.499739" calcext:value-type="float">
            <text:p>0.499739</text:p>
          </table:table-cell>
          <table:table-cell office:value-type="float" office:value="0.501386" calcext:value-type="float">
            <text:p>0.501386</text:p>
          </table:table-cell>
          <table:table-cell office:value-type="float" office:value="0.525102" calcext:value-type="float">
            <text:p>0.525102</text:p>
          </table:table-cell>
          <table:table-cell office:value-type="float" office:value="0.651003" calcext:value-type="float">
            <text:p>0.65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87357" calcext:value-type="float">
            <text:p>0.00487357</text:p>
          </table:table-cell>
          <table:table-cell office:value-type="float" office:value="0" calcext:value-type="float">
            <text:p>0</text:p>
          </table:table-cell>
          <table:table-cell office:value-type="float" office:value="0.348997" calcext:value-type="float">
            <text:p>0.348997</text:p>
          </table:table-cell>
          <table:table-cell office:value-type="float" office:value="0.474898" calcext:value-type="float">
            <text:p>0.474898</text:p>
          </table:table-cell>
          <table:table-cell office:value-type="float" office:value="0.498614" calcext:value-type="float">
            <text:p>0.498614</text:p>
          </table:table-cell>
          <table:table-cell office:value-type="float" office:value="0.500261" calcext:value-type="float">
            <text:p>0.500261</text:p>
          </table:table-cell>
          <table:table-cell office:value-type="float" office:value="0.5" calcext:value-type="float">
            <text:p>0.5</text:p>
          </table:table-cell>
          <table:table-cell office:value-type="float" office:value="0.499739" calcext:value-type="float">
            <text:p>0.499739</text:p>
          </table:table-cell>
          <table:table-cell office:value-type="float" office:value="0.501386" calcext:value-type="float">
            <text:p>0.501386</text:p>
          </table:table-cell>
          <table:table-cell office:value-type="float" office:value="0.525102" calcext:value-type="float">
            <text:p>0.525102</text:p>
          </table:table-cell>
          <table:table-cell office:value-type="float" office:value="0.651003" calcext:value-type="float">
            <text:p>0.65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87357" calcext:value-type="float">
            <text:p>0.00487357</text:p>
          </table:table-cell>
          <table:table-cell office:value-type="float" office:value="0" calcext:value-type="float">
            <text:p>0</text:p>
          </table:table-cell>
          <table:table-cell office:value-type="float" office:value="0.348997" calcext:value-type="float">
            <text:p>0.348997</text:p>
          </table:table-cell>
          <table:table-cell office:value-type="float" office:value="0.474898" calcext:value-type="float">
            <text:p>0.474898</text:p>
          </table:table-cell>
          <table:table-cell office:value-type="float" office:value="0.498614" calcext:value-type="float">
            <text:p>0.498614</text:p>
          </table:table-cell>
          <table:table-cell office:value-type="float" office:value="0.500261" calcext:value-type="float">
            <text:p>0.500261</text:p>
          </table:table-cell>
          <table:table-cell office:value-type="float" office:value="0.5" calcext:value-type="float">
            <text:p>0.5</text:p>
          </table:table-cell>
          <table:table-cell office:value-type="float" office:value="0.499739" calcext:value-type="float">
            <text:p>0.499739</text:p>
          </table:table-cell>
          <table:table-cell office:value-type="float" office:value="0.501386" calcext:value-type="float">
            <text:p>0.501386</text:p>
          </table:table-cell>
          <table:table-cell office:value-type="float" office:value="0.525102" calcext:value-type="float">
            <text:p>0.525102</text:p>
          </table:table-cell>
          <table:table-cell office:value-type="float" office:value="0.651003" calcext:value-type="float">
            <text:p>0.65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87357" calcext:value-type="float">
            <text:p>0.00487357</text:p>
          </table:table-cell>
          <table:table-cell office:value-type="float" office:value="0" calcext:value-type="float">
            <text:p>0</text:p>
          </table:table-cell>
          <table:table-cell office:value-type="float" office:value="0.348997" calcext:value-type="float">
            <text:p>0.348997</text:p>
          </table:table-cell>
          <table:table-cell office:value-type="float" office:value="0.474898" calcext:value-type="float">
            <text:p>0.474898</text:p>
          </table:table-cell>
          <table:table-cell office:value-type="float" office:value="0.498614" calcext:value-type="float">
            <text:p>0.498614</text:p>
          </table:table-cell>
          <table:table-cell office:value-type="float" office:value="0.500261" calcext:value-type="float">
            <text:p>0.500261</text:p>
          </table:table-cell>
          <table:table-cell office:value-type="float" office:value="0.5" calcext:value-type="float">
            <text:p>0.5</text:p>
          </table:table-cell>
          <table:table-cell office:value-type="float" office:value="0.499739" calcext:value-type="float">
            <text:p>0.499739</text:p>
          </table:table-cell>
          <table:table-cell office:value-type="float" office:value="0.501386" calcext:value-type="float">
            <text:p>0.501386</text:p>
          </table:table-cell>
          <table:table-cell office:value-type="float" office:value="0.525102" calcext:value-type="float">
            <text:p>0.525102</text:p>
          </table:table-cell>
          <table:table-cell office:value-type="float" office:value="0.651003" calcext:value-type="float">
            <text:p>0.65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47513" calcext:value-type="float">
            <text:p>0.00647513</text:p>
          </table:table-cell>
          <table:table-cell office:value-type="float" office:value="0" calcext:value-type="float">
            <text:p>0</text:p>
          </table:table-cell>
          <table:table-cell office:value-type="float" office:value="0.317001" calcext:value-type="float">
            <text:p>0.317001</text:p>
          </table:table-cell>
          <table:table-cell office:value-type="float" office:value="0.458449" calcext:value-type="float">
            <text:p>0.458449</text:p>
          </table:table-cell>
          <table:table-cell office:value-type="float" office:value="0.495007" calcext:value-type="float">
            <text:p>0.495007</text:p>
          </table:table-cell>
          <table:table-cell office:value-type="float" office:value="0.499991" calcext:value-type="float">
            <text:p>0.499991</text:p>
          </table:table-cell>
          <table:table-cell office:value-type="float" office:value="0.5" calcext:value-type="float">
            <text:p>0.5</text:p>
          </table:table-cell>
          <table:table-cell office:value-type="float" office:value="0.500009" calcext:value-type="float">
            <text:p>0.500009</text:p>
          </table:table-cell>
          <table:table-cell office:value-type="float" office:value="0.504993" calcext:value-type="float">
            <text:p>0.504993</text:p>
          </table:table-cell>
          <table:table-cell office:value-type="float" office:value="0.541551" calcext:value-type="float">
            <text:p>0.541551</text:p>
          </table:table-cell>
          <table:table-cell office:value-type="float" office:value="0.682999" calcext:value-type="float">
            <text:p>0.68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47513" calcext:value-type="float">
            <text:p>0.00647513</text:p>
          </table:table-cell>
          <table:table-cell office:value-type="float" office:value="0" calcext:value-type="float">
            <text:p>0</text:p>
          </table:table-cell>
          <table:table-cell office:value-type="float" office:value="0.317001" calcext:value-type="float">
            <text:p>0.317001</text:p>
          </table:table-cell>
          <table:table-cell office:value-type="float" office:value="0.458449" calcext:value-type="float">
            <text:p>0.458449</text:p>
          </table:table-cell>
          <table:table-cell office:value-type="float" office:value="0.495007" calcext:value-type="float">
            <text:p>0.495007</text:p>
          </table:table-cell>
          <table:table-cell office:value-type="float" office:value="0.499991" calcext:value-type="float">
            <text:p>0.499991</text:p>
          </table:table-cell>
          <table:table-cell office:value-type="float" office:value="0.5" calcext:value-type="float">
            <text:p>0.5</text:p>
          </table:table-cell>
          <table:table-cell office:value-type="float" office:value="0.500009" calcext:value-type="float">
            <text:p>0.500009</text:p>
          </table:table-cell>
          <table:table-cell office:value-type="float" office:value="0.504993" calcext:value-type="float">
            <text:p>0.504993</text:p>
          </table:table-cell>
          <table:table-cell office:value-type="float" office:value="0.541551" calcext:value-type="float">
            <text:p>0.541551</text:p>
          </table:table-cell>
          <table:table-cell office:value-type="float" office:value="0.682999" calcext:value-type="float">
            <text:p>0.68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47513" calcext:value-type="float">
            <text:p>0.00647513</text:p>
          </table:table-cell>
          <table:table-cell office:value-type="float" office:value="0" calcext:value-type="float">
            <text:p>0</text:p>
          </table:table-cell>
          <table:table-cell office:value-type="float" office:value="0.317001" calcext:value-type="float">
            <text:p>0.317001</text:p>
          </table:table-cell>
          <table:table-cell office:value-type="float" office:value="0.458449" calcext:value-type="float">
            <text:p>0.458449</text:p>
          </table:table-cell>
          <table:table-cell office:value-type="float" office:value="0.495007" calcext:value-type="float">
            <text:p>0.495007</text:p>
          </table:table-cell>
          <table:table-cell office:value-type="float" office:value="0.499991" calcext:value-type="float">
            <text:p>0.499991</text:p>
          </table:table-cell>
          <table:table-cell office:value-type="float" office:value="0.5" calcext:value-type="float">
            <text:p>0.5</text:p>
          </table:table-cell>
          <table:table-cell office:value-type="float" office:value="0.500009" calcext:value-type="float">
            <text:p>0.500009</text:p>
          </table:table-cell>
          <table:table-cell office:value-type="float" office:value="0.504993" calcext:value-type="float">
            <text:p>0.504993</text:p>
          </table:table-cell>
          <table:table-cell office:value-type="float" office:value="0.541551" calcext:value-type="float">
            <text:p>0.541551</text:p>
          </table:table-cell>
          <table:table-cell office:value-type="float" office:value="0.682999" calcext:value-type="float">
            <text:p>0.68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47513" calcext:value-type="float">
            <text:p>0.00647513</text:p>
          </table:table-cell>
          <table:table-cell office:value-type="float" office:value="0" calcext:value-type="float">
            <text:p>0</text:p>
          </table:table-cell>
          <table:table-cell office:value-type="float" office:value="0.317001" calcext:value-type="float">
            <text:p>0.317001</text:p>
          </table:table-cell>
          <table:table-cell office:value-type="float" office:value="0.458449" calcext:value-type="float">
            <text:p>0.458449</text:p>
          </table:table-cell>
          <table:table-cell office:value-type="float" office:value="0.495007" calcext:value-type="float">
            <text:p>0.495007</text:p>
          </table:table-cell>
          <table:table-cell office:value-type="float" office:value="0.499991" calcext:value-type="float">
            <text:p>0.499991</text:p>
          </table:table-cell>
          <table:table-cell office:value-type="float" office:value="0.5" calcext:value-type="float">
            <text:p>0.5</text:p>
          </table:table-cell>
          <table:table-cell office:value-type="float" office:value="0.500009" calcext:value-type="float">
            <text:p>0.500009</text:p>
          </table:table-cell>
          <table:table-cell office:value-type="float" office:value="0.504993" calcext:value-type="float">
            <text:p>0.504993</text:p>
          </table:table-cell>
          <table:table-cell office:value-type="float" office:value="0.541551" calcext:value-type="float">
            <text:p>0.541551</text:p>
          </table:table-cell>
          <table:table-cell office:value-type="float" office:value="0.682999" calcext:value-type="float">
            <text:p>0.68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47513" calcext:value-type="float">
            <text:p>0.00647513</text:p>
          </table:table-cell>
          <table:table-cell office:value-type="float" office:value="0" calcext:value-type="float">
            <text:p>0</text:p>
          </table:table-cell>
          <table:table-cell office:value-type="float" office:value="0.317001" calcext:value-type="float">
            <text:p>0.317001</text:p>
          </table:table-cell>
          <table:table-cell office:value-type="float" office:value="0.458449" calcext:value-type="float">
            <text:p>0.458449</text:p>
          </table:table-cell>
          <table:table-cell office:value-type="float" office:value="0.495007" calcext:value-type="float">
            <text:p>0.495007</text:p>
          </table:table-cell>
          <table:table-cell office:value-type="float" office:value="0.499991" calcext:value-type="float">
            <text:p>0.499991</text:p>
          </table:table-cell>
          <table:table-cell office:value-type="float" office:value="0.5" calcext:value-type="float">
            <text:p>0.5</text:p>
          </table:table-cell>
          <table:table-cell office:value-type="float" office:value="0.500009" calcext:value-type="float">
            <text:p>0.500009</text:p>
          </table:table-cell>
          <table:table-cell office:value-type="float" office:value="0.504993" calcext:value-type="float">
            <text:p>0.504993</text:p>
          </table:table-cell>
          <table:table-cell office:value-type="float" office:value="0.541551" calcext:value-type="float">
            <text:p>0.541551</text:p>
          </table:table-cell>
          <table:table-cell office:value-type="float" office:value="0.682999" calcext:value-type="float">
            <text:p>0.68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47513" calcext:value-type="float">
            <text:p>0.00647513</text:p>
          </table:table-cell>
          <table:table-cell office:value-type="float" office:value="0" calcext:value-type="float">
            <text:p>0</text:p>
          </table:table-cell>
          <table:table-cell office:value-type="float" office:value="0.317001" calcext:value-type="float">
            <text:p>0.317001</text:p>
          </table:table-cell>
          <table:table-cell office:value-type="float" office:value="0.458449" calcext:value-type="float">
            <text:p>0.458449</text:p>
          </table:table-cell>
          <table:table-cell office:value-type="float" office:value="0.495007" calcext:value-type="float">
            <text:p>0.495007</text:p>
          </table:table-cell>
          <table:table-cell office:value-type="float" office:value="0.499991" calcext:value-type="float">
            <text:p>0.499991</text:p>
          </table:table-cell>
          <table:table-cell office:value-type="float" office:value="0.5" calcext:value-type="float">
            <text:p>0.5</text:p>
          </table:table-cell>
          <table:table-cell office:value-type="float" office:value="0.500009" calcext:value-type="float">
            <text:p>0.500009</text:p>
          </table:table-cell>
          <table:table-cell office:value-type="float" office:value="0.504993" calcext:value-type="float">
            <text:p>0.504993</text:p>
          </table:table-cell>
          <table:table-cell office:value-type="float" office:value="0.541551" calcext:value-type="float">
            <text:p>0.541551</text:p>
          </table:table-cell>
          <table:table-cell office:value-type="float" office:value="0.682999" calcext:value-type="float">
            <text:p>0.68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47513" calcext:value-type="float">
            <text:p>0.00647513</text:p>
          </table:table-cell>
          <table:table-cell office:value-type="float" office:value="0" calcext:value-type="float">
            <text:p>0</text:p>
          </table:table-cell>
          <table:table-cell office:value-type="float" office:value="0.317001" calcext:value-type="float">
            <text:p>0.317001</text:p>
          </table:table-cell>
          <table:table-cell office:value-type="float" office:value="0.458449" calcext:value-type="float">
            <text:p>0.458449</text:p>
          </table:table-cell>
          <table:table-cell office:value-type="float" office:value="0.495007" calcext:value-type="float">
            <text:p>0.495007</text:p>
          </table:table-cell>
          <table:table-cell office:value-type="float" office:value="0.499991" calcext:value-type="float">
            <text:p>0.499991</text:p>
          </table:table-cell>
          <table:table-cell office:value-type="float" office:value="0.5" calcext:value-type="float">
            <text:p>0.5</text:p>
          </table:table-cell>
          <table:table-cell office:value-type="float" office:value="0.500009" calcext:value-type="float">
            <text:p>0.500009</text:p>
          </table:table-cell>
          <table:table-cell office:value-type="float" office:value="0.504993" calcext:value-type="float">
            <text:p>0.504993</text:p>
          </table:table-cell>
          <table:table-cell office:value-type="float" office:value="0.541551" calcext:value-type="float">
            <text:p>0.541551</text:p>
          </table:table-cell>
          <table:table-cell office:value-type="float" office:value="0.682999" calcext:value-type="float">
            <text:p>0.68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47513" calcext:value-type="float">
            <text:p>0.00647513</text:p>
          </table:table-cell>
          <table:table-cell office:value-type="float" office:value="0" calcext:value-type="float">
            <text:p>0</text:p>
          </table:table-cell>
          <table:table-cell office:value-type="float" office:value="0.317001" calcext:value-type="float">
            <text:p>0.317001</text:p>
          </table:table-cell>
          <table:table-cell office:value-type="float" office:value="0.458449" calcext:value-type="float">
            <text:p>0.458449</text:p>
          </table:table-cell>
          <table:table-cell office:value-type="float" office:value="0.495007" calcext:value-type="float">
            <text:p>0.495007</text:p>
          </table:table-cell>
          <table:table-cell office:value-type="float" office:value="0.499991" calcext:value-type="float">
            <text:p>0.499991</text:p>
          </table:table-cell>
          <table:table-cell office:value-type="float" office:value="0.5" calcext:value-type="float">
            <text:p>0.5</text:p>
          </table:table-cell>
          <table:table-cell office:value-type="float" office:value="0.500009" calcext:value-type="float">
            <text:p>0.500009</text:p>
          </table:table-cell>
          <table:table-cell office:value-type="float" office:value="0.504993" calcext:value-type="float">
            <text:p>0.504993</text:p>
          </table:table-cell>
          <table:table-cell office:value-type="float" office:value="0.541551" calcext:value-type="float">
            <text:p>0.541551</text:p>
          </table:table-cell>
          <table:table-cell office:value-type="float" office:value="0.682999" calcext:value-type="float">
            <text:p>0.68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47513" calcext:value-type="float">
            <text:p>0.00647513</text:p>
          </table:table-cell>
          <table:table-cell office:value-type="float" office:value="0" calcext:value-type="float">
            <text:p>0</text:p>
          </table:table-cell>
          <table:table-cell office:value-type="float" office:value="0.317001" calcext:value-type="float">
            <text:p>0.317001</text:p>
          </table:table-cell>
          <table:table-cell office:value-type="float" office:value="0.458449" calcext:value-type="float">
            <text:p>0.458449</text:p>
          </table:table-cell>
          <table:table-cell office:value-type="float" office:value="0.495007" calcext:value-type="float">
            <text:p>0.495007</text:p>
          </table:table-cell>
          <table:table-cell office:value-type="float" office:value="0.499991" calcext:value-type="float">
            <text:p>0.499991</text:p>
          </table:table-cell>
          <table:table-cell office:value-type="float" office:value="0.5" calcext:value-type="float">
            <text:p>0.5</text:p>
          </table:table-cell>
          <table:table-cell office:value-type="float" office:value="0.500009" calcext:value-type="float">
            <text:p>0.500009</text:p>
          </table:table-cell>
          <table:table-cell office:value-type="float" office:value="0.504993" calcext:value-type="float">
            <text:p>0.504993</text:p>
          </table:table-cell>
          <table:table-cell office:value-type="float" office:value="0.541551" calcext:value-type="float">
            <text:p>0.541551</text:p>
          </table:table-cell>
          <table:table-cell office:value-type="float" office:value="0.682999" calcext:value-type="float">
            <text:p>0.68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47513" calcext:value-type="float">
            <text:p>0.00647513</text:p>
          </table:table-cell>
          <table:table-cell office:value-type="float" office:value="0" calcext:value-type="float">
            <text:p>0</text:p>
          </table:table-cell>
          <table:table-cell office:value-type="float" office:value="0.317001" calcext:value-type="float">
            <text:p>0.317001</text:p>
          </table:table-cell>
          <table:table-cell office:value-type="float" office:value="0.458449" calcext:value-type="float">
            <text:p>0.458449</text:p>
          </table:table-cell>
          <table:table-cell office:value-type="float" office:value="0.495007" calcext:value-type="float">
            <text:p>0.495007</text:p>
          </table:table-cell>
          <table:table-cell office:value-type="float" office:value="0.499991" calcext:value-type="float">
            <text:p>0.499991</text:p>
          </table:table-cell>
          <table:table-cell office:value-type="float" office:value="0.5" calcext:value-type="float">
            <text:p>0.5</text:p>
          </table:table-cell>
          <table:table-cell office:value-type="float" office:value="0.500009" calcext:value-type="float">
            <text:p>0.500009</text:p>
          </table:table-cell>
          <table:table-cell office:value-type="float" office:value="0.504993" calcext:value-type="float">
            <text:p>0.504993</text:p>
          </table:table-cell>
          <table:table-cell office:value-type="float" office:value="0.541551" calcext:value-type="float">
            <text:p>0.541551</text:p>
          </table:table-cell>
          <table:table-cell office:value-type="float" office:value="0.682999" calcext:value-type="float">
            <text:p>0.68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47513" calcext:value-type="float">
            <text:p>0.00647513</text:p>
          </table:table-cell>
          <table:table-cell office:value-type="float" office:value="0" calcext:value-type="float">
            <text:p>0</text:p>
          </table:table-cell>
          <table:table-cell office:value-type="float" office:value="0.317001" calcext:value-type="float">
            <text:p>0.317001</text:p>
          </table:table-cell>
          <table:table-cell office:value-type="float" office:value="0.458449" calcext:value-type="float">
            <text:p>0.458449</text:p>
          </table:table-cell>
          <table:table-cell office:value-type="float" office:value="0.495007" calcext:value-type="float">
            <text:p>0.495007</text:p>
          </table:table-cell>
          <table:table-cell office:value-type="float" office:value="0.499991" calcext:value-type="float">
            <text:p>0.499991</text:p>
          </table:table-cell>
          <table:table-cell office:value-type="float" office:value="0.5" calcext:value-type="float">
            <text:p>0.5</text:p>
          </table:table-cell>
          <table:table-cell office:value-type="float" office:value="0.500009" calcext:value-type="float">
            <text:p>0.500009</text:p>
          </table:table-cell>
          <table:table-cell office:value-type="float" office:value="0.504993" calcext:value-type="float">
            <text:p>0.504993</text:p>
          </table:table-cell>
          <table:table-cell office:value-type="float" office:value="0.541551" calcext:value-type="float">
            <text:p>0.541551</text:p>
          </table:table-cell>
          <table:table-cell office:value-type="float" office:value="0.682999" calcext:value-type="float">
            <text:p>0.68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22867" calcext:value-type="float">
            <text:p>0.00822867</text:p>
          </table:table-cell>
          <table:table-cell office:value-type="float" office:value="0" calcext:value-type="float">
            <text:p>0</text:p>
          </table:table-cell>
          <table:table-cell office:value-type="float" office:value="0.288691" calcext:value-type="float">
            <text:p>0.288691</text:p>
          </table:table-cell>
          <table:table-cell office:value-type="float" office:value="0.440006" calcext:value-type="float">
            <text:p>0.440006</text:p>
          </table:table-cell>
          <table:table-cell office:value-type="float" office:value="0.489308" calcext:value-type="float">
            <text:p>0.489308</text:p>
          </table:table-cell>
          <table:table-cell office:value-type="float" office:value="0.499099" calcext:value-type="float">
            <text:p>0.499099</text:p>
          </table:table-cell>
          <table:table-cell office:value-type="float" office:value="0.5" calcext:value-type="float">
            <text:p>0.5</text:p>
          </table:table-cell>
          <table:table-cell office:value-type="float" office:value="0.500901" calcext:value-type="float">
            <text:p>0.500901</text:p>
          </table:table-cell>
          <table:table-cell office:value-type="float" office:value="0.510692" calcext:value-type="float">
            <text:p>0.510692</text:p>
          </table:table-cell>
          <table:table-cell office:value-type="float" office:value="0.559994" calcext:value-type="float">
            <text:p>0.559994</text:p>
          </table:table-cell>
          <table:table-cell office:value-type="float" office:value="0.711309" calcext:value-type="float">
            <text:p>0.711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22867" calcext:value-type="float">
            <text:p>0.00822867</text:p>
          </table:table-cell>
          <table:table-cell office:value-type="float" office:value="0" calcext:value-type="float">
            <text:p>0</text:p>
          </table:table-cell>
          <table:table-cell office:value-type="float" office:value="0.288691" calcext:value-type="float">
            <text:p>0.288691</text:p>
          </table:table-cell>
          <table:table-cell office:value-type="float" office:value="0.440006" calcext:value-type="float">
            <text:p>0.440006</text:p>
          </table:table-cell>
          <table:table-cell office:value-type="float" office:value="0.489308" calcext:value-type="float">
            <text:p>0.489308</text:p>
          </table:table-cell>
          <table:table-cell office:value-type="float" office:value="0.499099" calcext:value-type="float">
            <text:p>0.499099</text:p>
          </table:table-cell>
          <table:table-cell office:value-type="float" office:value="0.5" calcext:value-type="float">
            <text:p>0.5</text:p>
          </table:table-cell>
          <table:table-cell office:value-type="float" office:value="0.500901" calcext:value-type="float">
            <text:p>0.500901</text:p>
          </table:table-cell>
          <table:table-cell office:value-type="float" office:value="0.510692" calcext:value-type="float">
            <text:p>0.510692</text:p>
          </table:table-cell>
          <table:table-cell office:value-type="float" office:value="0.559994" calcext:value-type="float">
            <text:p>0.559994</text:p>
          </table:table-cell>
          <table:table-cell office:value-type="float" office:value="0.711309" calcext:value-type="float">
            <text:p>0.711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22867" calcext:value-type="float">
            <text:p>0.00822867</text:p>
          </table:table-cell>
          <table:table-cell office:value-type="float" office:value="0" calcext:value-type="float">
            <text:p>0</text:p>
          </table:table-cell>
          <table:table-cell office:value-type="float" office:value="0.288691" calcext:value-type="float">
            <text:p>0.288691</text:p>
          </table:table-cell>
          <table:table-cell office:value-type="float" office:value="0.440006" calcext:value-type="float">
            <text:p>0.440006</text:p>
          </table:table-cell>
          <table:table-cell office:value-type="float" office:value="0.489308" calcext:value-type="float">
            <text:p>0.489308</text:p>
          </table:table-cell>
          <table:table-cell office:value-type="float" office:value="0.499099" calcext:value-type="float">
            <text:p>0.499099</text:p>
          </table:table-cell>
          <table:table-cell office:value-type="float" office:value="0.5" calcext:value-type="float">
            <text:p>0.5</text:p>
          </table:table-cell>
          <table:table-cell office:value-type="float" office:value="0.500901" calcext:value-type="float">
            <text:p>0.500901</text:p>
          </table:table-cell>
          <table:table-cell office:value-type="float" office:value="0.510692" calcext:value-type="float">
            <text:p>0.510692</text:p>
          </table:table-cell>
          <table:table-cell office:value-type="float" office:value="0.559994" calcext:value-type="float">
            <text:p>0.559994</text:p>
          </table:table-cell>
          <table:table-cell office:value-type="float" office:value="0.711309" calcext:value-type="float">
            <text:p>0.711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22867" calcext:value-type="float">
            <text:p>0.00822867</text:p>
          </table:table-cell>
          <table:table-cell office:value-type="float" office:value="0" calcext:value-type="float">
            <text:p>0</text:p>
          </table:table-cell>
          <table:table-cell office:value-type="float" office:value="0.288691" calcext:value-type="float">
            <text:p>0.288691</text:p>
          </table:table-cell>
          <table:table-cell office:value-type="float" office:value="0.440006" calcext:value-type="float">
            <text:p>0.440006</text:p>
          </table:table-cell>
          <table:table-cell office:value-type="float" office:value="0.489308" calcext:value-type="float">
            <text:p>0.489308</text:p>
          </table:table-cell>
          <table:table-cell office:value-type="float" office:value="0.499099" calcext:value-type="float">
            <text:p>0.499099</text:p>
          </table:table-cell>
          <table:table-cell office:value-type="float" office:value="0.5" calcext:value-type="float">
            <text:p>0.5</text:p>
          </table:table-cell>
          <table:table-cell office:value-type="float" office:value="0.500901" calcext:value-type="float">
            <text:p>0.500901</text:p>
          </table:table-cell>
          <table:table-cell office:value-type="float" office:value="0.510692" calcext:value-type="float">
            <text:p>0.510692</text:p>
          </table:table-cell>
          <table:table-cell office:value-type="float" office:value="0.559994" calcext:value-type="float">
            <text:p>0.559994</text:p>
          </table:table-cell>
          <table:table-cell office:value-type="float" office:value="0.711309" calcext:value-type="float">
            <text:p>0.711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22867" calcext:value-type="float">
            <text:p>0.00822867</text:p>
          </table:table-cell>
          <table:table-cell office:value-type="float" office:value="0" calcext:value-type="float">
            <text:p>0</text:p>
          </table:table-cell>
          <table:table-cell office:value-type="float" office:value="0.288691" calcext:value-type="float">
            <text:p>0.288691</text:p>
          </table:table-cell>
          <table:table-cell office:value-type="float" office:value="0.440006" calcext:value-type="float">
            <text:p>0.440006</text:p>
          </table:table-cell>
          <table:table-cell office:value-type="float" office:value="0.489308" calcext:value-type="float">
            <text:p>0.489308</text:p>
          </table:table-cell>
          <table:table-cell office:value-type="float" office:value="0.499099" calcext:value-type="float">
            <text:p>0.499099</text:p>
          </table:table-cell>
          <table:table-cell office:value-type="float" office:value="0.5" calcext:value-type="float">
            <text:p>0.5</text:p>
          </table:table-cell>
          <table:table-cell office:value-type="float" office:value="0.500901" calcext:value-type="float">
            <text:p>0.500901</text:p>
          </table:table-cell>
          <table:table-cell office:value-type="float" office:value="0.510692" calcext:value-type="float">
            <text:p>0.510692</text:p>
          </table:table-cell>
          <table:table-cell office:value-type="float" office:value="0.559994" calcext:value-type="float">
            <text:p>0.559994</text:p>
          </table:table-cell>
          <table:table-cell office:value-type="float" office:value="0.711309" calcext:value-type="float">
            <text:p>0.711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22867" calcext:value-type="float">
            <text:p>0.00822867</text:p>
          </table:table-cell>
          <table:table-cell office:value-type="float" office:value="0" calcext:value-type="float">
            <text:p>0</text:p>
          </table:table-cell>
          <table:table-cell office:value-type="float" office:value="0.288691" calcext:value-type="float">
            <text:p>0.288691</text:p>
          </table:table-cell>
          <table:table-cell office:value-type="float" office:value="0.440006" calcext:value-type="float">
            <text:p>0.440006</text:p>
          </table:table-cell>
          <table:table-cell office:value-type="float" office:value="0.489308" calcext:value-type="float">
            <text:p>0.489308</text:p>
          </table:table-cell>
          <table:table-cell office:value-type="float" office:value="0.499099" calcext:value-type="float">
            <text:p>0.499099</text:p>
          </table:table-cell>
          <table:table-cell office:value-type="float" office:value="0.5" calcext:value-type="float">
            <text:p>0.5</text:p>
          </table:table-cell>
          <table:table-cell office:value-type="float" office:value="0.500901" calcext:value-type="float">
            <text:p>0.500901</text:p>
          </table:table-cell>
          <table:table-cell office:value-type="float" office:value="0.510692" calcext:value-type="float">
            <text:p>0.510692</text:p>
          </table:table-cell>
          <table:table-cell office:value-type="float" office:value="0.559994" calcext:value-type="float">
            <text:p>0.559994</text:p>
          </table:table-cell>
          <table:table-cell office:value-type="float" office:value="0.711309" calcext:value-type="float">
            <text:p>0.711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22867" calcext:value-type="float">
            <text:p>0.00822867</text:p>
          </table:table-cell>
          <table:table-cell office:value-type="float" office:value="0" calcext:value-type="float">
            <text:p>0</text:p>
          </table:table-cell>
          <table:table-cell office:value-type="float" office:value="0.288691" calcext:value-type="float">
            <text:p>0.288691</text:p>
          </table:table-cell>
          <table:table-cell office:value-type="float" office:value="0.440006" calcext:value-type="float">
            <text:p>0.440006</text:p>
          </table:table-cell>
          <table:table-cell office:value-type="float" office:value="0.489308" calcext:value-type="float">
            <text:p>0.489308</text:p>
          </table:table-cell>
          <table:table-cell office:value-type="float" office:value="0.499099" calcext:value-type="float">
            <text:p>0.499099</text:p>
          </table:table-cell>
          <table:table-cell office:value-type="float" office:value="0.5" calcext:value-type="float">
            <text:p>0.5</text:p>
          </table:table-cell>
          <table:table-cell office:value-type="float" office:value="0.500901" calcext:value-type="float">
            <text:p>0.500901</text:p>
          </table:table-cell>
          <table:table-cell office:value-type="float" office:value="0.510692" calcext:value-type="float">
            <text:p>0.510692</text:p>
          </table:table-cell>
          <table:table-cell office:value-type="float" office:value="0.559994" calcext:value-type="float">
            <text:p>0.559994</text:p>
          </table:table-cell>
          <table:table-cell office:value-type="float" office:value="0.711309" calcext:value-type="float">
            <text:p>0.711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22867" calcext:value-type="float">
            <text:p>0.00822867</text:p>
          </table:table-cell>
          <table:table-cell office:value-type="float" office:value="0" calcext:value-type="float">
            <text:p>0</text:p>
          </table:table-cell>
          <table:table-cell office:value-type="float" office:value="0.288691" calcext:value-type="float">
            <text:p>0.288691</text:p>
          </table:table-cell>
          <table:table-cell office:value-type="float" office:value="0.440006" calcext:value-type="float">
            <text:p>0.440006</text:p>
          </table:table-cell>
          <table:table-cell office:value-type="float" office:value="0.489308" calcext:value-type="float">
            <text:p>0.489308</text:p>
          </table:table-cell>
          <table:table-cell office:value-type="float" office:value="0.499099" calcext:value-type="float">
            <text:p>0.499099</text:p>
          </table:table-cell>
          <table:table-cell office:value-type="float" office:value="0.5" calcext:value-type="float">
            <text:p>0.5</text:p>
          </table:table-cell>
          <table:table-cell office:value-type="float" office:value="0.500901" calcext:value-type="float">
            <text:p>0.500901</text:p>
          </table:table-cell>
          <table:table-cell office:value-type="float" office:value="0.510692" calcext:value-type="float">
            <text:p>0.510692</text:p>
          </table:table-cell>
          <table:table-cell office:value-type="float" office:value="0.559994" calcext:value-type="float">
            <text:p>0.559994</text:p>
          </table:table-cell>
          <table:table-cell office:value-type="float" office:value="0.711309" calcext:value-type="float">
            <text:p>0.711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22867" calcext:value-type="float">
            <text:p>0.00822867</text:p>
          </table:table-cell>
          <table:table-cell office:value-type="float" office:value="0" calcext:value-type="float">
            <text:p>0</text:p>
          </table:table-cell>
          <table:table-cell office:value-type="float" office:value="0.288691" calcext:value-type="float">
            <text:p>0.288691</text:p>
          </table:table-cell>
          <table:table-cell office:value-type="float" office:value="0.440006" calcext:value-type="float">
            <text:p>0.440006</text:p>
          </table:table-cell>
          <table:table-cell office:value-type="float" office:value="0.489308" calcext:value-type="float">
            <text:p>0.489308</text:p>
          </table:table-cell>
          <table:table-cell office:value-type="float" office:value="0.499099" calcext:value-type="float">
            <text:p>0.499099</text:p>
          </table:table-cell>
          <table:table-cell office:value-type="float" office:value="0.5" calcext:value-type="float">
            <text:p>0.5</text:p>
          </table:table-cell>
          <table:table-cell office:value-type="float" office:value="0.500901" calcext:value-type="float">
            <text:p>0.500901</text:p>
          </table:table-cell>
          <table:table-cell office:value-type="float" office:value="0.510692" calcext:value-type="float">
            <text:p>0.510692</text:p>
          </table:table-cell>
          <table:table-cell office:value-type="float" office:value="0.559994" calcext:value-type="float">
            <text:p>0.559994</text:p>
          </table:table-cell>
          <table:table-cell office:value-type="float" office:value="0.711309" calcext:value-type="float">
            <text:p>0.711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22867" calcext:value-type="float">
            <text:p>0.00822867</text:p>
          </table:table-cell>
          <table:table-cell office:value-type="float" office:value="0" calcext:value-type="float">
            <text:p>0</text:p>
          </table:table-cell>
          <table:table-cell office:value-type="float" office:value="0.288691" calcext:value-type="float">
            <text:p>0.288691</text:p>
          </table:table-cell>
          <table:table-cell office:value-type="float" office:value="0.440006" calcext:value-type="float">
            <text:p>0.440006</text:p>
          </table:table-cell>
          <table:table-cell office:value-type="float" office:value="0.489308" calcext:value-type="float">
            <text:p>0.489308</text:p>
          </table:table-cell>
          <table:table-cell office:value-type="float" office:value="0.499099" calcext:value-type="float">
            <text:p>0.499099</text:p>
          </table:table-cell>
          <table:table-cell office:value-type="float" office:value="0.5" calcext:value-type="float">
            <text:p>0.5</text:p>
          </table:table-cell>
          <table:table-cell office:value-type="float" office:value="0.500901" calcext:value-type="float">
            <text:p>0.500901</text:p>
          </table:table-cell>
          <table:table-cell office:value-type="float" office:value="0.510692" calcext:value-type="float">
            <text:p>0.510692</text:p>
          </table:table-cell>
          <table:table-cell office:value-type="float" office:value="0.559994" calcext:value-type="float">
            <text:p>0.559994</text:p>
          </table:table-cell>
          <table:table-cell office:value-type="float" office:value="0.711309" calcext:value-type="float">
            <text:p>0.711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22867" calcext:value-type="float">
            <text:p>0.00822867</text:p>
          </table:table-cell>
          <table:table-cell office:value-type="float" office:value="0" calcext:value-type="float">
            <text:p>0</text:p>
          </table:table-cell>
          <table:table-cell office:value-type="float" office:value="0.288691" calcext:value-type="float">
            <text:p>0.288691</text:p>
          </table:table-cell>
          <table:table-cell office:value-type="float" office:value="0.440006" calcext:value-type="float">
            <text:p>0.440006</text:p>
          </table:table-cell>
          <table:table-cell office:value-type="float" office:value="0.489308" calcext:value-type="float">
            <text:p>0.489308</text:p>
          </table:table-cell>
          <table:table-cell office:value-type="float" office:value="0.499099" calcext:value-type="float">
            <text:p>0.499099</text:p>
          </table:table-cell>
          <table:table-cell office:value-type="float" office:value="0.5" calcext:value-type="float">
            <text:p>0.5</text:p>
          </table:table-cell>
          <table:table-cell office:value-type="float" office:value="0.500901" calcext:value-type="float">
            <text:p>0.500901</text:p>
          </table:table-cell>
          <table:table-cell office:value-type="float" office:value="0.510692" calcext:value-type="float">
            <text:p>0.510692</text:p>
          </table:table-cell>
          <table:table-cell office:value-type="float" office:value="0.559994" calcext:value-type="float">
            <text:p>0.559994</text:p>
          </table:table-cell>
          <table:table-cell office:value-type="float" office:value="0.711309" calcext:value-type="float">
            <text:p>0.711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01602" calcext:value-type="float">
            <text:p>0.0101602</text:p>
          </table:table-cell>
          <table:table-cell office:value-type="float" office:value="0" calcext:value-type="float">
            <text:p>0</text:p>
          </table:table-cell>
          <table:table-cell office:value-type="float" office:value="0.263754" calcext:value-type="float">
            <text:p>0.263754</text:p>
          </table:table-cell>
          <table:table-cell office:value-type="float" office:value="0.420353" calcext:value-type="float">
            <text:p>0.420353</text:p>
          </table:table-cell>
          <table:table-cell office:value-type="float" office:value="0.481469" calcext:value-type="float">
            <text:p>0.481469</text:p>
          </table:table-cell>
          <table:table-cell office:value-type="float" office:value="0.497297" calcext:value-type="float">
            <text:p>0.497297</text:p>
          </table:table-cell>
          <table:table-cell office:value-type="float" office:value="0.5" calcext:value-type="float">
            <text:p>0.5</text:p>
          </table:table-cell>
          <table:table-cell office:value-type="float" office:value="0.502703" calcext:value-type="float">
            <text:p>0.502703</text:p>
          </table:table-cell>
          <table:table-cell office:value-type="float" office:value="0.518531" calcext:value-type="float">
            <text:p>0.518531</text:p>
          </table:table-cell>
          <table:table-cell office:value-type="float" office:value="0.579647" calcext:value-type="float">
            <text:p>0.579647</text:p>
          </table:table-cell>
          <table:table-cell office:value-type="float" office:value="0.736246" calcext:value-type="float">
            <text:p>0.736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01602" calcext:value-type="float">
            <text:p>0.0101602</text:p>
          </table:table-cell>
          <table:table-cell office:value-type="float" office:value="0" calcext:value-type="float">
            <text:p>0</text:p>
          </table:table-cell>
          <table:table-cell office:value-type="float" office:value="0.263754" calcext:value-type="float">
            <text:p>0.263754</text:p>
          </table:table-cell>
          <table:table-cell office:value-type="float" office:value="0.420353" calcext:value-type="float">
            <text:p>0.420353</text:p>
          </table:table-cell>
          <table:table-cell office:value-type="float" office:value="0.481469" calcext:value-type="float">
            <text:p>0.481469</text:p>
          </table:table-cell>
          <table:table-cell office:value-type="float" office:value="0.497297" calcext:value-type="float">
            <text:p>0.497297</text:p>
          </table:table-cell>
          <table:table-cell office:value-type="float" office:value="0.5" calcext:value-type="float">
            <text:p>0.5</text:p>
          </table:table-cell>
          <table:table-cell office:value-type="float" office:value="0.502703" calcext:value-type="float">
            <text:p>0.502703</text:p>
          </table:table-cell>
          <table:table-cell office:value-type="float" office:value="0.518531" calcext:value-type="float">
            <text:p>0.518531</text:p>
          </table:table-cell>
          <table:table-cell office:value-type="float" office:value="0.579647" calcext:value-type="float">
            <text:p>0.579647</text:p>
          </table:table-cell>
          <table:table-cell office:value-type="float" office:value="0.736246" calcext:value-type="float">
            <text:p>0.736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01602" calcext:value-type="float">
            <text:p>0.0101602</text:p>
          </table:table-cell>
          <table:table-cell office:value-type="float" office:value="0" calcext:value-type="float">
            <text:p>0</text:p>
          </table:table-cell>
          <table:table-cell office:value-type="float" office:value="0.263754" calcext:value-type="float">
            <text:p>0.263754</text:p>
          </table:table-cell>
          <table:table-cell office:value-type="float" office:value="0.420353" calcext:value-type="float">
            <text:p>0.420353</text:p>
          </table:table-cell>
          <table:table-cell office:value-type="float" office:value="0.481469" calcext:value-type="float">
            <text:p>0.481469</text:p>
          </table:table-cell>
          <table:table-cell office:value-type="float" office:value="0.497297" calcext:value-type="float">
            <text:p>0.497297</text:p>
          </table:table-cell>
          <table:table-cell office:value-type="float" office:value="0.5" calcext:value-type="float">
            <text:p>0.5</text:p>
          </table:table-cell>
          <table:table-cell office:value-type="float" office:value="0.502703" calcext:value-type="float">
            <text:p>0.502703</text:p>
          </table:table-cell>
          <table:table-cell office:value-type="float" office:value="0.518531" calcext:value-type="float">
            <text:p>0.518531</text:p>
          </table:table-cell>
          <table:table-cell office:value-type="float" office:value="0.579647" calcext:value-type="float">
            <text:p>0.579647</text:p>
          </table:table-cell>
          <table:table-cell office:value-type="float" office:value="0.736246" calcext:value-type="float">
            <text:p>0.736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01602" calcext:value-type="float">
            <text:p>0.0101602</text:p>
          </table:table-cell>
          <table:table-cell office:value-type="float" office:value="0" calcext:value-type="float">
            <text:p>0</text:p>
          </table:table-cell>
          <table:table-cell office:value-type="float" office:value="0.263754" calcext:value-type="float">
            <text:p>0.263754</text:p>
          </table:table-cell>
          <table:table-cell office:value-type="float" office:value="0.420353" calcext:value-type="float">
            <text:p>0.420353</text:p>
          </table:table-cell>
          <table:table-cell office:value-type="float" office:value="0.481469" calcext:value-type="float">
            <text:p>0.481469</text:p>
          </table:table-cell>
          <table:table-cell office:value-type="float" office:value="0.497297" calcext:value-type="float">
            <text:p>0.497297</text:p>
          </table:table-cell>
          <table:table-cell office:value-type="float" office:value="0.5" calcext:value-type="float">
            <text:p>0.5</text:p>
          </table:table-cell>
          <table:table-cell office:value-type="float" office:value="0.502703" calcext:value-type="float">
            <text:p>0.502703</text:p>
          </table:table-cell>
          <table:table-cell office:value-type="float" office:value="0.518531" calcext:value-type="float">
            <text:p>0.518531</text:p>
          </table:table-cell>
          <table:table-cell office:value-type="float" office:value="0.579647" calcext:value-type="float">
            <text:p>0.579647</text:p>
          </table:table-cell>
          <table:table-cell office:value-type="float" office:value="0.736246" calcext:value-type="float">
            <text:p>0.736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01602" calcext:value-type="float">
            <text:p>0.0101602</text:p>
          </table:table-cell>
          <table:table-cell office:value-type="float" office:value="0" calcext:value-type="float">
            <text:p>0</text:p>
          </table:table-cell>
          <table:table-cell office:value-type="float" office:value="0.263754" calcext:value-type="float">
            <text:p>0.263754</text:p>
          </table:table-cell>
          <table:table-cell office:value-type="float" office:value="0.420353" calcext:value-type="float">
            <text:p>0.420353</text:p>
          </table:table-cell>
          <table:table-cell office:value-type="float" office:value="0.481469" calcext:value-type="float">
            <text:p>0.481469</text:p>
          </table:table-cell>
          <table:table-cell office:value-type="float" office:value="0.497297" calcext:value-type="float">
            <text:p>0.497297</text:p>
          </table:table-cell>
          <table:table-cell office:value-type="float" office:value="0.5" calcext:value-type="float">
            <text:p>0.5</text:p>
          </table:table-cell>
          <table:table-cell office:value-type="float" office:value="0.502703" calcext:value-type="float">
            <text:p>0.502703</text:p>
          </table:table-cell>
          <table:table-cell office:value-type="float" office:value="0.518531" calcext:value-type="float">
            <text:p>0.518531</text:p>
          </table:table-cell>
          <table:table-cell office:value-type="float" office:value="0.579647" calcext:value-type="float">
            <text:p>0.579647</text:p>
          </table:table-cell>
          <table:table-cell office:value-type="float" office:value="0.736246" calcext:value-type="float">
            <text:p>0.736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01602" calcext:value-type="float">
            <text:p>0.0101602</text:p>
          </table:table-cell>
          <table:table-cell office:value-type="float" office:value="0" calcext:value-type="float">
            <text:p>0</text:p>
          </table:table-cell>
          <table:table-cell office:value-type="float" office:value="0.263754" calcext:value-type="float">
            <text:p>0.263754</text:p>
          </table:table-cell>
          <table:table-cell office:value-type="float" office:value="0.420353" calcext:value-type="float">
            <text:p>0.420353</text:p>
          </table:table-cell>
          <table:table-cell office:value-type="float" office:value="0.481469" calcext:value-type="float">
            <text:p>0.481469</text:p>
          </table:table-cell>
          <table:table-cell office:value-type="float" office:value="0.497297" calcext:value-type="float">
            <text:p>0.497297</text:p>
          </table:table-cell>
          <table:table-cell office:value-type="float" office:value="0.5" calcext:value-type="float">
            <text:p>0.5</text:p>
          </table:table-cell>
          <table:table-cell office:value-type="float" office:value="0.502703" calcext:value-type="float">
            <text:p>0.502703</text:p>
          </table:table-cell>
          <table:table-cell office:value-type="float" office:value="0.518531" calcext:value-type="float">
            <text:p>0.518531</text:p>
          </table:table-cell>
          <table:table-cell office:value-type="float" office:value="0.579647" calcext:value-type="float">
            <text:p>0.579647</text:p>
          </table:table-cell>
          <table:table-cell office:value-type="float" office:value="0.736246" calcext:value-type="float">
            <text:p>0.736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01602" calcext:value-type="float">
            <text:p>0.0101602</text:p>
          </table:table-cell>
          <table:table-cell office:value-type="float" office:value="0" calcext:value-type="float">
            <text:p>0</text:p>
          </table:table-cell>
          <table:table-cell office:value-type="float" office:value="0.263754" calcext:value-type="float">
            <text:p>0.263754</text:p>
          </table:table-cell>
          <table:table-cell office:value-type="float" office:value="0.420353" calcext:value-type="float">
            <text:p>0.420353</text:p>
          </table:table-cell>
          <table:table-cell office:value-type="float" office:value="0.481469" calcext:value-type="float">
            <text:p>0.481469</text:p>
          </table:table-cell>
          <table:table-cell office:value-type="float" office:value="0.497297" calcext:value-type="float">
            <text:p>0.497297</text:p>
          </table:table-cell>
          <table:table-cell office:value-type="float" office:value="0.5" calcext:value-type="float">
            <text:p>0.5</text:p>
          </table:table-cell>
          <table:table-cell office:value-type="float" office:value="0.502703" calcext:value-type="float">
            <text:p>0.502703</text:p>
          </table:table-cell>
          <table:table-cell office:value-type="float" office:value="0.518531" calcext:value-type="float">
            <text:p>0.518531</text:p>
          </table:table-cell>
          <table:table-cell office:value-type="float" office:value="0.579647" calcext:value-type="float">
            <text:p>0.579647</text:p>
          </table:table-cell>
          <table:table-cell office:value-type="float" office:value="0.736246" calcext:value-type="float">
            <text:p>0.736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01602" calcext:value-type="float">
            <text:p>0.0101602</text:p>
          </table:table-cell>
          <table:table-cell office:value-type="float" office:value="0" calcext:value-type="float">
            <text:p>0</text:p>
          </table:table-cell>
          <table:table-cell office:value-type="float" office:value="0.263754" calcext:value-type="float">
            <text:p>0.263754</text:p>
          </table:table-cell>
          <table:table-cell office:value-type="float" office:value="0.420353" calcext:value-type="float">
            <text:p>0.420353</text:p>
          </table:table-cell>
          <table:table-cell office:value-type="float" office:value="0.481469" calcext:value-type="float">
            <text:p>0.481469</text:p>
          </table:table-cell>
          <table:table-cell office:value-type="float" office:value="0.497297" calcext:value-type="float">
            <text:p>0.497297</text:p>
          </table:table-cell>
          <table:table-cell office:value-type="float" office:value="0.5" calcext:value-type="float">
            <text:p>0.5</text:p>
          </table:table-cell>
          <table:table-cell office:value-type="float" office:value="0.502703" calcext:value-type="float">
            <text:p>0.502703</text:p>
          </table:table-cell>
          <table:table-cell office:value-type="float" office:value="0.518531" calcext:value-type="float">
            <text:p>0.518531</text:p>
          </table:table-cell>
          <table:table-cell office:value-type="float" office:value="0.579647" calcext:value-type="float">
            <text:p>0.579647</text:p>
          </table:table-cell>
          <table:table-cell office:value-type="float" office:value="0.736246" calcext:value-type="float">
            <text:p>0.736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01602" calcext:value-type="float">
            <text:p>0.0101602</text:p>
          </table:table-cell>
          <table:table-cell office:value-type="float" office:value="0" calcext:value-type="float">
            <text:p>0</text:p>
          </table:table-cell>
          <table:table-cell office:value-type="float" office:value="0.263754" calcext:value-type="float">
            <text:p>0.263754</text:p>
          </table:table-cell>
          <table:table-cell office:value-type="float" office:value="0.420353" calcext:value-type="float">
            <text:p>0.420353</text:p>
          </table:table-cell>
          <table:table-cell office:value-type="float" office:value="0.481469" calcext:value-type="float">
            <text:p>0.481469</text:p>
          </table:table-cell>
          <table:table-cell office:value-type="float" office:value="0.497297" calcext:value-type="float">
            <text:p>0.497297</text:p>
          </table:table-cell>
          <table:table-cell office:value-type="float" office:value="0.5" calcext:value-type="float">
            <text:p>0.5</text:p>
          </table:table-cell>
          <table:table-cell office:value-type="float" office:value="0.502703" calcext:value-type="float">
            <text:p>0.502703</text:p>
          </table:table-cell>
          <table:table-cell office:value-type="float" office:value="0.518531" calcext:value-type="float">
            <text:p>0.518531</text:p>
          </table:table-cell>
          <table:table-cell office:value-type="float" office:value="0.579647" calcext:value-type="float">
            <text:p>0.579647</text:p>
          </table:table-cell>
          <table:table-cell office:value-type="float" office:value="0.736246" calcext:value-type="float">
            <text:p>0.736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01602" calcext:value-type="float">
            <text:p>0.0101602</text:p>
          </table:table-cell>
          <table:table-cell office:value-type="float" office:value="0" calcext:value-type="float">
            <text:p>0</text:p>
          </table:table-cell>
          <table:table-cell office:value-type="float" office:value="0.263754" calcext:value-type="float">
            <text:p>0.263754</text:p>
          </table:table-cell>
          <table:table-cell office:value-type="float" office:value="0.420353" calcext:value-type="float">
            <text:p>0.420353</text:p>
          </table:table-cell>
          <table:table-cell office:value-type="float" office:value="0.481469" calcext:value-type="float">
            <text:p>0.481469</text:p>
          </table:table-cell>
          <table:table-cell office:value-type="float" office:value="0.497297" calcext:value-type="float">
            <text:p>0.497297</text:p>
          </table:table-cell>
          <table:table-cell office:value-type="float" office:value="0.5" calcext:value-type="float">
            <text:p>0.5</text:p>
          </table:table-cell>
          <table:table-cell office:value-type="float" office:value="0.502703" calcext:value-type="float">
            <text:p>0.502703</text:p>
          </table:table-cell>
          <table:table-cell office:value-type="float" office:value="0.518531" calcext:value-type="float">
            <text:p>0.518531</text:p>
          </table:table-cell>
          <table:table-cell office:value-type="float" office:value="0.579647" calcext:value-type="float">
            <text:p>0.579647</text:p>
          </table:table-cell>
          <table:table-cell office:value-type="float" office:value="0.736246" calcext:value-type="float">
            <text:p>0.736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01602" calcext:value-type="float">
            <text:p>0.0101602</text:p>
          </table:table-cell>
          <table:table-cell office:value-type="float" office:value="0" calcext:value-type="float">
            <text:p>0</text:p>
          </table:table-cell>
          <table:table-cell office:value-type="float" office:value="0.263754" calcext:value-type="float">
            <text:p>0.263754</text:p>
          </table:table-cell>
          <table:table-cell office:value-type="float" office:value="0.420353" calcext:value-type="float">
            <text:p>0.420353</text:p>
          </table:table-cell>
          <table:table-cell office:value-type="float" office:value="0.481469" calcext:value-type="float">
            <text:p>0.481469</text:p>
          </table:table-cell>
          <table:table-cell office:value-type="float" office:value="0.497297" calcext:value-type="float">
            <text:p>0.497297</text:p>
          </table:table-cell>
          <table:table-cell office:value-type="float" office:value="0.5" calcext:value-type="float">
            <text:p>0.5</text:p>
          </table:table-cell>
          <table:table-cell office:value-type="float" office:value="0.502703" calcext:value-type="float">
            <text:p>0.502703</text:p>
          </table:table-cell>
          <table:table-cell office:value-type="float" office:value="0.518531" calcext:value-type="float">
            <text:p>0.518531</text:p>
          </table:table-cell>
          <table:table-cell office:value-type="float" office:value="0.579647" calcext:value-type="float">
            <text:p>0.579647</text:p>
          </table:table-cell>
          <table:table-cell office:value-type="float" office:value="0.736246" calcext:value-type="float">
            <text:p>0.736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3045" calcext:value-type="float">
            <text:p>0.0123045</text:p>
          </table:table-cell>
          <table:table-cell office:value-type="float" office:value="0" calcext:value-type="float">
            <text:p>0</text:p>
          </table:table-cell>
          <table:table-cell office:value-type="float" office:value="0.241801" calcext:value-type="float">
            <text:p>0.241801</text:p>
          </table:table-cell>
          <table:table-cell office:value-type="float" office:value="0.400075" calcext:value-type="float">
            <text:p>0.400075</text:p>
          </table:table-cell>
          <table:table-cell office:value-type="float" office:value="0.471557" calcext:value-type="float">
            <text:p>0.471557</text:p>
          </table:table-cell>
          <table:table-cell office:value-type="float" office:value="0.494338" calcext:value-type="float">
            <text:p>0.494338</text:p>
          </table:table-cell>
          <table:table-cell office:value-type="float" office:value="0.5" calcext:value-type="float">
            <text:p>0.5</text:p>
          </table:table-cell>
          <table:table-cell office:value-type="float" office:value="0.505662" calcext:value-type="float">
            <text:p>0.505662</text:p>
          </table:table-cell>
          <table:table-cell office:value-type="float" office:value="0.528443" calcext:value-type="float">
            <text:p>0.528443</text:p>
          </table:table-cell>
          <table:table-cell office:value-type="float" office:value="0.599925" calcext:value-type="float">
            <text:p>0.599925</text:p>
          </table:table-cell>
          <table:table-cell office:value-type="float" office:value="0.758199" calcext:value-type="float">
            <text:p>0.758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3045" calcext:value-type="float">
            <text:p>0.0123045</text:p>
          </table:table-cell>
          <table:table-cell office:value-type="float" office:value="0" calcext:value-type="float">
            <text:p>0</text:p>
          </table:table-cell>
          <table:table-cell office:value-type="float" office:value="0.241801" calcext:value-type="float">
            <text:p>0.241801</text:p>
          </table:table-cell>
          <table:table-cell office:value-type="float" office:value="0.400075" calcext:value-type="float">
            <text:p>0.400075</text:p>
          </table:table-cell>
          <table:table-cell office:value-type="float" office:value="0.471557" calcext:value-type="float">
            <text:p>0.471557</text:p>
          </table:table-cell>
          <table:table-cell office:value-type="float" office:value="0.494338" calcext:value-type="float">
            <text:p>0.494338</text:p>
          </table:table-cell>
          <table:table-cell office:value-type="float" office:value="0.5" calcext:value-type="float">
            <text:p>0.5</text:p>
          </table:table-cell>
          <table:table-cell office:value-type="float" office:value="0.505662" calcext:value-type="float">
            <text:p>0.505662</text:p>
          </table:table-cell>
          <table:table-cell office:value-type="float" office:value="0.528443" calcext:value-type="float">
            <text:p>0.528443</text:p>
          </table:table-cell>
          <table:table-cell office:value-type="float" office:value="0.599925" calcext:value-type="float">
            <text:p>0.599925</text:p>
          </table:table-cell>
          <table:table-cell office:value-type="float" office:value="0.758199" calcext:value-type="float">
            <text:p>0.758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3045" calcext:value-type="float">
            <text:p>0.0123045</text:p>
          </table:table-cell>
          <table:table-cell office:value-type="float" office:value="0" calcext:value-type="float">
            <text:p>0</text:p>
          </table:table-cell>
          <table:table-cell office:value-type="float" office:value="0.241801" calcext:value-type="float">
            <text:p>0.241801</text:p>
          </table:table-cell>
          <table:table-cell office:value-type="float" office:value="0.400075" calcext:value-type="float">
            <text:p>0.400075</text:p>
          </table:table-cell>
          <table:table-cell office:value-type="float" office:value="0.471557" calcext:value-type="float">
            <text:p>0.471557</text:p>
          </table:table-cell>
          <table:table-cell office:value-type="float" office:value="0.494338" calcext:value-type="float">
            <text:p>0.494338</text:p>
          </table:table-cell>
          <table:table-cell office:value-type="float" office:value="0.5" calcext:value-type="float">
            <text:p>0.5</text:p>
          </table:table-cell>
          <table:table-cell office:value-type="float" office:value="0.505662" calcext:value-type="float">
            <text:p>0.505662</text:p>
          </table:table-cell>
          <table:table-cell office:value-type="float" office:value="0.528443" calcext:value-type="float">
            <text:p>0.528443</text:p>
          </table:table-cell>
          <table:table-cell office:value-type="float" office:value="0.599925" calcext:value-type="float">
            <text:p>0.599925</text:p>
          </table:table-cell>
          <table:table-cell office:value-type="float" office:value="0.758199" calcext:value-type="float">
            <text:p>0.758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3045" calcext:value-type="float">
            <text:p>0.0123045</text:p>
          </table:table-cell>
          <table:table-cell office:value-type="float" office:value="0" calcext:value-type="float">
            <text:p>0</text:p>
          </table:table-cell>
          <table:table-cell office:value-type="float" office:value="0.241801" calcext:value-type="float">
            <text:p>0.241801</text:p>
          </table:table-cell>
          <table:table-cell office:value-type="float" office:value="0.400075" calcext:value-type="float">
            <text:p>0.400075</text:p>
          </table:table-cell>
          <table:table-cell office:value-type="float" office:value="0.471557" calcext:value-type="float">
            <text:p>0.471557</text:p>
          </table:table-cell>
          <table:table-cell office:value-type="float" office:value="0.494338" calcext:value-type="float">
            <text:p>0.494338</text:p>
          </table:table-cell>
          <table:table-cell office:value-type="float" office:value="0.5" calcext:value-type="float">
            <text:p>0.5</text:p>
          </table:table-cell>
          <table:table-cell office:value-type="float" office:value="0.505662" calcext:value-type="float">
            <text:p>0.505662</text:p>
          </table:table-cell>
          <table:table-cell office:value-type="float" office:value="0.528443" calcext:value-type="float">
            <text:p>0.528443</text:p>
          </table:table-cell>
          <table:table-cell office:value-type="float" office:value="0.599925" calcext:value-type="float">
            <text:p>0.599925</text:p>
          </table:table-cell>
          <table:table-cell office:value-type="float" office:value="0.758199" calcext:value-type="float">
            <text:p>0.758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3045" calcext:value-type="float">
            <text:p>0.0123045</text:p>
          </table:table-cell>
          <table:table-cell office:value-type="float" office:value="0" calcext:value-type="float">
            <text:p>0</text:p>
          </table:table-cell>
          <table:table-cell office:value-type="float" office:value="0.241801" calcext:value-type="float">
            <text:p>0.241801</text:p>
          </table:table-cell>
          <table:table-cell office:value-type="float" office:value="0.400075" calcext:value-type="float">
            <text:p>0.400075</text:p>
          </table:table-cell>
          <table:table-cell office:value-type="float" office:value="0.471557" calcext:value-type="float">
            <text:p>0.471557</text:p>
          </table:table-cell>
          <table:table-cell office:value-type="float" office:value="0.494338" calcext:value-type="float">
            <text:p>0.494338</text:p>
          </table:table-cell>
          <table:table-cell office:value-type="float" office:value="0.5" calcext:value-type="float">
            <text:p>0.5</text:p>
          </table:table-cell>
          <table:table-cell office:value-type="float" office:value="0.505662" calcext:value-type="float">
            <text:p>0.505662</text:p>
          </table:table-cell>
          <table:table-cell office:value-type="float" office:value="0.528443" calcext:value-type="float">
            <text:p>0.528443</text:p>
          </table:table-cell>
          <table:table-cell office:value-type="float" office:value="0.599925" calcext:value-type="float">
            <text:p>0.599925</text:p>
          </table:table-cell>
          <table:table-cell office:value-type="float" office:value="0.758199" calcext:value-type="float">
            <text:p>0.758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3045" calcext:value-type="float">
            <text:p>0.0123045</text:p>
          </table:table-cell>
          <table:table-cell office:value-type="float" office:value="0" calcext:value-type="float">
            <text:p>0</text:p>
          </table:table-cell>
          <table:table-cell office:value-type="float" office:value="0.241801" calcext:value-type="float">
            <text:p>0.241801</text:p>
          </table:table-cell>
          <table:table-cell office:value-type="float" office:value="0.400075" calcext:value-type="float">
            <text:p>0.400075</text:p>
          </table:table-cell>
          <table:table-cell office:value-type="float" office:value="0.471557" calcext:value-type="float">
            <text:p>0.471557</text:p>
          </table:table-cell>
          <table:table-cell office:value-type="float" office:value="0.494338" calcext:value-type="float">
            <text:p>0.494338</text:p>
          </table:table-cell>
          <table:table-cell office:value-type="float" office:value="0.5" calcext:value-type="float">
            <text:p>0.5</text:p>
          </table:table-cell>
          <table:table-cell office:value-type="float" office:value="0.505662" calcext:value-type="float">
            <text:p>0.505662</text:p>
          </table:table-cell>
          <table:table-cell office:value-type="float" office:value="0.528443" calcext:value-type="float">
            <text:p>0.528443</text:p>
          </table:table-cell>
          <table:table-cell office:value-type="float" office:value="0.599925" calcext:value-type="float">
            <text:p>0.599925</text:p>
          </table:table-cell>
          <table:table-cell office:value-type="float" office:value="0.758199" calcext:value-type="float">
            <text:p>0.758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3045" calcext:value-type="float">
            <text:p>0.0123045</text:p>
          </table:table-cell>
          <table:table-cell office:value-type="float" office:value="0" calcext:value-type="float">
            <text:p>0</text:p>
          </table:table-cell>
          <table:table-cell office:value-type="float" office:value="0.241801" calcext:value-type="float">
            <text:p>0.241801</text:p>
          </table:table-cell>
          <table:table-cell office:value-type="float" office:value="0.400075" calcext:value-type="float">
            <text:p>0.400075</text:p>
          </table:table-cell>
          <table:table-cell office:value-type="float" office:value="0.471557" calcext:value-type="float">
            <text:p>0.471557</text:p>
          </table:table-cell>
          <table:table-cell office:value-type="float" office:value="0.494338" calcext:value-type="float">
            <text:p>0.494338</text:p>
          </table:table-cell>
          <table:table-cell office:value-type="float" office:value="0.5" calcext:value-type="float">
            <text:p>0.5</text:p>
          </table:table-cell>
          <table:table-cell office:value-type="float" office:value="0.505662" calcext:value-type="float">
            <text:p>0.505662</text:p>
          </table:table-cell>
          <table:table-cell office:value-type="float" office:value="0.528443" calcext:value-type="float">
            <text:p>0.528443</text:p>
          </table:table-cell>
          <table:table-cell office:value-type="float" office:value="0.599925" calcext:value-type="float">
            <text:p>0.599925</text:p>
          </table:table-cell>
          <table:table-cell office:value-type="float" office:value="0.758199" calcext:value-type="float">
            <text:p>0.758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3045" calcext:value-type="float">
            <text:p>0.0123045</text:p>
          </table:table-cell>
          <table:table-cell office:value-type="float" office:value="0" calcext:value-type="float">
            <text:p>0</text:p>
          </table:table-cell>
          <table:table-cell office:value-type="float" office:value="0.241801" calcext:value-type="float">
            <text:p>0.241801</text:p>
          </table:table-cell>
          <table:table-cell office:value-type="float" office:value="0.400075" calcext:value-type="float">
            <text:p>0.400075</text:p>
          </table:table-cell>
          <table:table-cell office:value-type="float" office:value="0.471557" calcext:value-type="float">
            <text:p>0.471557</text:p>
          </table:table-cell>
          <table:table-cell office:value-type="float" office:value="0.494338" calcext:value-type="float">
            <text:p>0.494338</text:p>
          </table:table-cell>
          <table:table-cell office:value-type="float" office:value="0.5" calcext:value-type="float">
            <text:p>0.5</text:p>
          </table:table-cell>
          <table:table-cell office:value-type="float" office:value="0.505662" calcext:value-type="float">
            <text:p>0.505662</text:p>
          </table:table-cell>
          <table:table-cell office:value-type="float" office:value="0.528443" calcext:value-type="float">
            <text:p>0.528443</text:p>
          </table:table-cell>
          <table:table-cell office:value-type="float" office:value="0.599925" calcext:value-type="float">
            <text:p>0.599925</text:p>
          </table:table-cell>
          <table:table-cell office:value-type="float" office:value="0.758199" calcext:value-type="float">
            <text:p>0.758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3045" calcext:value-type="float">
            <text:p>0.0123045</text:p>
          </table:table-cell>
          <table:table-cell office:value-type="float" office:value="0" calcext:value-type="float">
            <text:p>0</text:p>
          </table:table-cell>
          <table:table-cell office:value-type="float" office:value="0.241801" calcext:value-type="float">
            <text:p>0.241801</text:p>
          </table:table-cell>
          <table:table-cell office:value-type="float" office:value="0.400075" calcext:value-type="float">
            <text:p>0.400075</text:p>
          </table:table-cell>
          <table:table-cell office:value-type="float" office:value="0.471557" calcext:value-type="float">
            <text:p>0.471557</text:p>
          </table:table-cell>
          <table:table-cell office:value-type="float" office:value="0.494338" calcext:value-type="float">
            <text:p>0.494338</text:p>
          </table:table-cell>
          <table:table-cell office:value-type="float" office:value="0.5" calcext:value-type="float">
            <text:p>0.5</text:p>
          </table:table-cell>
          <table:table-cell office:value-type="float" office:value="0.505662" calcext:value-type="float">
            <text:p>0.505662</text:p>
          </table:table-cell>
          <table:table-cell office:value-type="float" office:value="0.528443" calcext:value-type="float">
            <text:p>0.528443</text:p>
          </table:table-cell>
          <table:table-cell office:value-type="float" office:value="0.599925" calcext:value-type="float">
            <text:p>0.599925</text:p>
          </table:table-cell>
          <table:table-cell office:value-type="float" office:value="0.758199" calcext:value-type="float">
            <text:p>0.758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3045" calcext:value-type="float">
            <text:p>0.0123045</text:p>
          </table:table-cell>
          <table:table-cell office:value-type="float" office:value="0" calcext:value-type="float">
            <text:p>0</text:p>
          </table:table-cell>
          <table:table-cell office:value-type="float" office:value="0.241801" calcext:value-type="float">
            <text:p>0.241801</text:p>
          </table:table-cell>
          <table:table-cell office:value-type="float" office:value="0.400075" calcext:value-type="float">
            <text:p>0.400075</text:p>
          </table:table-cell>
          <table:table-cell office:value-type="float" office:value="0.471557" calcext:value-type="float">
            <text:p>0.471557</text:p>
          </table:table-cell>
          <table:table-cell office:value-type="float" office:value="0.494338" calcext:value-type="float">
            <text:p>0.494338</text:p>
          </table:table-cell>
          <table:table-cell office:value-type="float" office:value="0.5" calcext:value-type="float">
            <text:p>0.5</text:p>
          </table:table-cell>
          <table:table-cell office:value-type="float" office:value="0.505662" calcext:value-type="float">
            <text:p>0.505662</text:p>
          </table:table-cell>
          <table:table-cell office:value-type="float" office:value="0.528443" calcext:value-type="float">
            <text:p>0.528443</text:p>
          </table:table-cell>
          <table:table-cell office:value-type="float" office:value="0.599925" calcext:value-type="float">
            <text:p>0.599925</text:p>
          </table:table-cell>
          <table:table-cell office:value-type="float" office:value="0.758199" calcext:value-type="float">
            <text:p>0.758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3045" calcext:value-type="float">
            <text:p>0.0123045</text:p>
          </table:table-cell>
          <table:table-cell office:value-type="float" office:value="0" calcext:value-type="float">
            <text:p>0</text:p>
          </table:table-cell>
          <table:table-cell office:value-type="float" office:value="0.241801" calcext:value-type="float">
            <text:p>0.241801</text:p>
          </table:table-cell>
          <table:table-cell office:value-type="float" office:value="0.400075" calcext:value-type="float">
            <text:p>0.400075</text:p>
          </table:table-cell>
          <table:table-cell office:value-type="float" office:value="0.471557" calcext:value-type="float">
            <text:p>0.471557</text:p>
          </table:table-cell>
          <table:table-cell office:value-type="float" office:value="0.494338" calcext:value-type="float">
            <text:p>0.494338</text:p>
          </table:table-cell>
          <table:table-cell office:value-type="float" office:value="0.5" calcext:value-type="float">
            <text:p>0.5</text:p>
          </table:table-cell>
          <table:table-cell office:value-type="float" office:value="0.505662" calcext:value-type="float">
            <text:p>0.505662</text:p>
          </table:table-cell>
          <table:table-cell office:value-type="float" office:value="0.528443" calcext:value-type="float">
            <text:p>0.528443</text:p>
          </table:table-cell>
          <table:table-cell office:value-type="float" office:value="0.599925" calcext:value-type="float">
            <text:p>0.599925</text:p>
          </table:table-cell>
          <table:table-cell office:value-type="float" office:value="0.758199" calcext:value-type="float">
            <text:p>0.758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709" calcext:value-type="float">
            <text:p>0.014709</text:p>
          </table:table-cell>
          <table:table-cell office:value-type="float" office:value="0" calcext:value-type="float">
            <text:p>0</text:p>
          </table:table-cell>
          <table:table-cell office:value-type="float" office:value="0.222397" calcext:value-type="float">
            <text:p>0.222397</text:p>
          </table:table-cell>
          <table:table-cell office:value-type="float" office:value="0.379577" calcext:value-type="float">
            <text:p>0.379577</text:p>
          </table:table-cell>
          <table:table-cell office:value-type="float" office:value="0.459705" calcext:value-type="float">
            <text:p>0.459705</text:p>
          </table:table-cell>
          <table:table-cell office:value-type="float" office:value="0.490039" calcext:value-type="float">
            <text:p>0.490039</text:p>
          </table:table-cell>
          <table:table-cell office:value-type="float" office:value="0.5" calcext:value-type="float">
            <text:p>0.5</text:p>
          </table:table-cell>
          <table:table-cell office:value-type="float" office:value="0.509961" calcext:value-type="float">
            <text:p>0.509961</text:p>
          </table:table-cell>
          <table:table-cell office:value-type="float" office:value="0.540295" calcext:value-type="float">
            <text:p>0.540295</text:p>
          </table:table-cell>
          <table:table-cell office:value-type="float" office:value="0.620423" calcext:value-type="float">
            <text:p>0.620423</text:p>
          </table:table-cell>
          <table:table-cell office:value-type="float" office:value="0.777603" calcext:value-type="float">
            <text:p>0.777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709" calcext:value-type="float">
            <text:p>0.014709</text:p>
          </table:table-cell>
          <table:table-cell office:value-type="float" office:value="0" calcext:value-type="float">
            <text:p>0</text:p>
          </table:table-cell>
          <table:table-cell office:value-type="float" office:value="0.222397" calcext:value-type="float">
            <text:p>0.222397</text:p>
          </table:table-cell>
          <table:table-cell office:value-type="float" office:value="0.379577" calcext:value-type="float">
            <text:p>0.379577</text:p>
          </table:table-cell>
          <table:table-cell office:value-type="float" office:value="0.459705" calcext:value-type="float">
            <text:p>0.459705</text:p>
          </table:table-cell>
          <table:table-cell office:value-type="float" office:value="0.490039" calcext:value-type="float">
            <text:p>0.490039</text:p>
          </table:table-cell>
          <table:table-cell office:value-type="float" office:value="0.5" calcext:value-type="float">
            <text:p>0.5</text:p>
          </table:table-cell>
          <table:table-cell office:value-type="float" office:value="0.509961" calcext:value-type="float">
            <text:p>0.509961</text:p>
          </table:table-cell>
          <table:table-cell office:value-type="float" office:value="0.540295" calcext:value-type="float">
            <text:p>0.540295</text:p>
          </table:table-cell>
          <table:table-cell office:value-type="float" office:value="0.620423" calcext:value-type="float">
            <text:p>0.620423</text:p>
          </table:table-cell>
          <table:table-cell office:value-type="float" office:value="0.777603" calcext:value-type="float">
            <text:p>0.777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709" calcext:value-type="float">
            <text:p>0.014709</text:p>
          </table:table-cell>
          <table:table-cell office:value-type="float" office:value="0" calcext:value-type="float">
            <text:p>0</text:p>
          </table:table-cell>
          <table:table-cell office:value-type="float" office:value="0.222397" calcext:value-type="float">
            <text:p>0.222397</text:p>
          </table:table-cell>
          <table:table-cell office:value-type="float" office:value="0.379577" calcext:value-type="float">
            <text:p>0.379577</text:p>
          </table:table-cell>
          <table:table-cell office:value-type="float" office:value="0.459705" calcext:value-type="float">
            <text:p>0.459705</text:p>
          </table:table-cell>
          <table:table-cell office:value-type="float" office:value="0.490039" calcext:value-type="float">
            <text:p>0.490039</text:p>
          </table:table-cell>
          <table:table-cell office:value-type="float" office:value="0.5" calcext:value-type="float">
            <text:p>0.5</text:p>
          </table:table-cell>
          <table:table-cell office:value-type="float" office:value="0.509961" calcext:value-type="float">
            <text:p>0.509961</text:p>
          </table:table-cell>
          <table:table-cell office:value-type="float" office:value="0.540295" calcext:value-type="float">
            <text:p>0.540295</text:p>
          </table:table-cell>
          <table:table-cell office:value-type="float" office:value="0.620423" calcext:value-type="float">
            <text:p>0.620423</text:p>
          </table:table-cell>
          <table:table-cell office:value-type="float" office:value="0.777603" calcext:value-type="float">
            <text:p>0.777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709" calcext:value-type="float">
            <text:p>0.014709</text:p>
          </table:table-cell>
          <table:table-cell office:value-type="float" office:value="0" calcext:value-type="float">
            <text:p>0</text:p>
          </table:table-cell>
          <table:table-cell office:value-type="float" office:value="0.222397" calcext:value-type="float">
            <text:p>0.222397</text:p>
          </table:table-cell>
          <table:table-cell office:value-type="float" office:value="0.379577" calcext:value-type="float">
            <text:p>0.379577</text:p>
          </table:table-cell>
          <table:table-cell office:value-type="float" office:value="0.459705" calcext:value-type="float">
            <text:p>0.459705</text:p>
          </table:table-cell>
          <table:table-cell office:value-type="float" office:value="0.490039" calcext:value-type="float">
            <text:p>0.490039</text:p>
          </table:table-cell>
          <table:table-cell office:value-type="float" office:value="0.5" calcext:value-type="float">
            <text:p>0.5</text:p>
          </table:table-cell>
          <table:table-cell office:value-type="float" office:value="0.509961" calcext:value-type="float">
            <text:p>0.509961</text:p>
          </table:table-cell>
          <table:table-cell office:value-type="float" office:value="0.540295" calcext:value-type="float">
            <text:p>0.540295</text:p>
          </table:table-cell>
          <table:table-cell office:value-type="float" office:value="0.620423" calcext:value-type="float">
            <text:p>0.620423</text:p>
          </table:table-cell>
          <table:table-cell office:value-type="float" office:value="0.777603" calcext:value-type="float">
            <text:p>0.777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709" calcext:value-type="float">
            <text:p>0.014709</text:p>
          </table:table-cell>
          <table:table-cell office:value-type="float" office:value="0" calcext:value-type="float">
            <text:p>0</text:p>
          </table:table-cell>
          <table:table-cell office:value-type="float" office:value="0.222397" calcext:value-type="float">
            <text:p>0.222397</text:p>
          </table:table-cell>
          <table:table-cell office:value-type="float" office:value="0.379577" calcext:value-type="float">
            <text:p>0.379577</text:p>
          </table:table-cell>
          <table:table-cell office:value-type="float" office:value="0.459705" calcext:value-type="float">
            <text:p>0.459705</text:p>
          </table:table-cell>
          <table:table-cell office:value-type="float" office:value="0.490039" calcext:value-type="float">
            <text:p>0.490039</text:p>
          </table:table-cell>
          <table:table-cell office:value-type="float" office:value="0.5" calcext:value-type="float">
            <text:p>0.5</text:p>
          </table:table-cell>
          <table:table-cell office:value-type="float" office:value="0.509961" calcext:value-type="float">
            <text:p>0.509961</text:p>
          </table:table-cell>
          <table:table-cell office:value-type="float" office:value="0.540295" calcext:value-type="float">
            <text:p>0.540295</text:p>
          </table:table-cell>
          <table:table-cell office:value-type="float" office:value="0.620423" calcext:value-type="float">
            <text:p>0.620423</text:p>
          </table:table-cell>
          <table:table-cell office:value-type="float" office:value="0.777603" calcext:value-type="float">
            <text:p>0.777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709" calcext:value-type="float">
            <text:p>0.014709</text:p>
          </table:table-cell>
          <table:table-cell office:value-type="float" office:value="0" calcext:value-type="float">
            <text:p>0</text:p>
          </table:table-cell>
          <table:table-cell office:value-type="float" office:value="0.222397" calcext:value-type="float">
            <text:p>0.222397</text:p>
          </table:table-cell>
          <table:table-cell office:value-type="float" office:value="0.379577" calcext:value-type="float">
            <text:p>0.379577</text:p>
          </table:table-cell>
          <table:table-cell office:value-type="float" office:value="0.459705" calcext:value-type="float">
            <text:p>0.459705</text:p>
          </table:table-cell>
          <table:table-cell office:value-type="float" office:value="0.490039" calcext:value-type="float">
            <text:p>0.490039</text:p>
          </table:table-cell>
          <table:table-cell office:value-type="float" office:value="0.5" calcext:value-type="float">
            <text:p>0.5</text:p>
          </table:table-cell>
          <table:table-cell office:value-type="float" office:value="0.509961" calcext:value-type="float">
            <text:p>0.509961</text:p>
          </table:table-cell>
          <table:table-cell office:value-type="float" office:value="0.540295" calcext:value-type="float">
            <text:p>0.540295</text:p>
          </table:table-cell>
          <table:table-cell office:value-type="float" office:value="0.620423" calcext:value-type="float">
            <text:p>0.620423</text:p>
          </table:table-cell>
          <table:table-cell office:value-type="float" office:value="0.777603" calcext:value-type="float">
            <text:p>0.777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709" calcext:value-type="float">
            <text:p>0.014709</text:p>
          </table:table-cell>
          <table:table-cell office:value-type="float" office:value="0" calcext:value-type="float">
            <text:p>0</text:p>
          </table:table-cell>
          <table:table-cell office:value-type="float" office:value="0.222397" calcext:value-type="float">
            <text:p>0.222397</text:p>
          </table:table-cell>
          <table:table-cell office:value-type="float" office:value="0.379577" calcext:value-type="float">
            <text:p>0.379577</text:p>
          </table:table-cell>
          <table:table-cell office:value-type="float" office:value="0.459705" calcext:value-type="float">
            <text:p>0.459705</text:p>
          </table:table-cell>
          <table:table-cell office:value-type="float" office:value="0.490039" calcext:value-type="float">
            <text:p>0.490039</text:p>
          </table:table-cell>
          <table:table-cell office:value-type="float" office:value="0.5" calcext:value-type="float">
            <text:p>0.5</text:p>
          </table:table-cell>
          <table:table-cell office:value-type="float" office:value="0.509961" calcext:value-type="float">
            <text:p>0.509961</text:p>
          </table:table-cell>
          <table:table-cell office:value-type="float" office:value="0.540295" calcext:value-type="float">
            <text:p>0.540295</text:p>
          </table:table-cell>
          <table:table-cell office:value-type="float" office:value="0.620423" calcext:value-type="float">
            <text:p>0.620423</text:p>
          </table:table-cell>
          <table:table-cell office:value-type="float" office:value="0.777603" calcext:value-type="float">
            <text:p>0.777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709" calcext:value-type="float">
            <text:p>0.014709</text:p>
          </table:table-cell>
          <table:table-cell office:value-type="float" office:value="0" calcext:value-type="float">
            <text:p>0</text:p>
          </table:table-cell>
          <table:table-cell office:value-type="float" office:value="0.222397" calcext:value-type="float">
            <text:p>0.222397</text:p>
          </table:table-cell>
          <table:table-cell office:value-type="float" office:value="0.379577" calcext:value-type="float">
            <text:p>0.379577</text:p>
          </table:table-cell>
          <table:table-cell office:value-type="float" office:value="0.459705" calcext:value-type="float">
            <text:p>0.459705</text:p>
          </table:table-cell>
          <table:table-cell office:value-type="float" office:value="0.490039" calcext:value-type="float">
            <text:p>0.490039</text:p>
          </table:table-cell>
          <table:table-cell office:value-type="float" office:value="0.5" calcext:value-type="float">
            <text:p>0.5</text:p>
          </table:table-cell>
          <table:table-cell office:value-type="float" office:value="0.509961" calcext:value-type="float">
            <text:p>0.509961</text:p>
          </table:table-cell>
          <table:table-cell office:value-type="float" office:value="0.540295" calcext:value-type="float">
            <text:p>0.540295</text:p>
          </table:table-cell>
          <table:table-cell office:value-type="float" office:value="0.620423" calcext:value-type="float">
            <text:p>0.620423</text:p>
          </table:table-cell>
          <table:table-cell office:value-type="float" office:value="0.777603" calcext:value-type="float">
            <text:p>0.777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709" calcext:value-type="float">
            <text:p>0.014709</text:p>
          </table:table-cell>
          <table:table-cell office:value-type="float" office:value="0" calcext:value-type="float">
            <text:p>0</text:p>
          </table:table-cell>
          <table:table-cell office:value-type="float" office:value="0.222397" calcext:value-type="float">
            <text:p>0.222397</text:p>
          </table:table-cell>
          <table:table-cell office:value-type="float" office:value="0.379577" calcext:value-type="float">
            <text:p>0.379577</text:p>
          </table:table-cell>
          <table:table-cell office:value-type="float" office:value="0.459705" calcext:value-type="float">
            <text:p>0.459705</text:p>
          </table:table-cell>
          <table:table-cell office:value-type="float" office:value="0.490039" calcext:value-type="float">
            <text:p>0.490039</text:p>
          </table:table-cell>
          <table:table-cell office:value-type="float" office:value="0.5" calcext:value-type="float">
            <text:p>0.5</text:p>
          </table:table-cell>
          <table:table-cell office:value-type="float" office:value="0.509961" calcext:value-type="float">
            <text:p>0.509961</text:p>
          </table:table-cell>
          <table:table-cell office:value-type="float" office:value="0.540295" calcext:value-type="float">
            <text:p>0.540295</text:p>
          </table:table-cell>
          <table:table-cell office:value-type="float" office:value="0.620423" calcext:value-type="float">
            <text:p>0.620423</text:p>
          </table:table-cell>
          <table:table-cell office:value-type="float" office:value="0.777603" calcext:value-type="float">
            <text:p>0.777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709" calcext:value-type="float">
            <text:p>0.014709</text:p>
          </table:table-cell>
          <table:table-cell office:value-type="float" office:value="0" calcext:value-type="float">
            <text:p>0</text:p>
          </table:table-cell>
          <table:table-cell office:value-type="float" office:value="0.222397" calcext:value-type="float">
            <text:p>0.222397</text:p>
          </table:table-cell>
          <table:table-cell office:value-type="float" office:value="0.379577" calcext:value-type="float">
            <text:p>0.379577</text:p>
          </table:table-cell>
          <table:table-cell office:value-type="float" office:value="0.459705" calcext:value-type="float">
            <text:p>0.459705</text:p>
          </table:table-cell>
          <table:table-cell office:value-type="float" office:value="0.490039" calcext:value-type="float">
            <text:p>0.490039</text:p>
          </table:table-cell>
          <table:table-cell office:value-type="float" office:value="0.5" calcext:value-type="float">
            <text:p>0.5</text:p>
          </table:table-cell>
          <table:table-cell office:value-type="float" office:value="0.509961" calcext:value-type="float">
            <text:p>0.509961</text:p>
          </table:table-cell>
          <table:table-cell office:value-type="float" office:value="0.540295" calcext:value-type="float">
            <text:p>0.540295</text:p>
          </table:table-cell>
          <table:table-cell office:value-type="float" office:value="0.620423" calcext:value-type="float">
            <text:p>0.620423</text:p>
          </table:table-cell>
          <table:table-cell office:value-type="float" office:value="0.777603" calcext:value-type="float">
            <text:p>0.777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709" calcext:value-type="float">
            <text:p>0.014709</text:p>
          </table:table-cell>
          <table:table-cell office:value-type="float" office:value="0" calcext:value-type="float">
            <text:p>0</text:p>
          </table:table-cell>
          <table:table-cell office:value-type="float" office:value="0.222397" calcext:value-type="float">
            <text:p>0.222397</text:p>
          </table:table-cell>
          <table:table-cell office:value-type="float" office:value="0.379577" calcext:value-type="float">
            <text:p>0.379577</text:p>
          </table:table-cell>
          <table:table-cell office:value-type="float" office:value="0.459705" calcext:value-type="float">
            <text:p>0.459705</text:p>
          </table:table-cell>
          <table:table-cell office:value-type="float" office:value="0.490039" calcext:value-type="float">
            <text:p>0.490039</text:p>
          </table:table-cell>
          <table:table-cell office:value-type="float" office:value="0.5" calcext:value-type="float">
            <text:p>0.5</text:p>
          </table:table-cell>
          <table:table-cell office:value-type="float" office:value="0.509961" calcext:value-type="float">
            <text:p>0.509961</text:p>
          </table:table-cell>
          <table:table-cell office:value-type="float" office:value="0.540295" calcext:value-type="float">
            <text:p>0.540295</text:p>
          </table:table-cell>
          <table:table-cell office:value-type="float" office:value="0.620423" calcext:value-type="float">
            <text:p>0.620423</text:p>
          </table:table-cell>
          <table:table-cell office:value-type="float" office:value="0.777603" calcext:value-type="float">
            <text:p>0.777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4411" calcext:value-type="float">
            <text:p>0.0174411</text:p>
          </table:table-cell>
          <table:table-cell office:value-type="float" office:value="0" calcext:value-type="float">
            <text:p>0</text:p>
          </table:table-cell>
          <table:table-cell office:value-type="float" office:value="0.205086" calcext:value-type="float">
            <text:p>0.205086</text:p>
          </table:table-cell>
          <table:table-cell office:value-type="float" office:value="0.35909" calcext:value-type="float">
            <text:p>0.35909</text:p>
          </table:table-cell>
          <table:table-cell office:value-type="float" office:value="0.446076" calcext:value-type="float">
            <text:p>0.446076</text:p>
          </table:table-cell>
          <table:table-cell office:value-type="float" office:value="0.48429" calcext:value-type="float">
            <text:p>0.48429</text:p>
          </table:table-cell>
          <table:table-cell office:value-type="float" office:value="0.5" calcext:value-type="float">
            <text:p>0.5</text:p>
          </table:table-cell>
          <table:table-cell office:value-type="float" office:value="0.51571" calcext:value-type="float">
            <text:p>0.51571</text:p>
          </table:table-cell>
          <table:table-cell office:value-type="float" office:value="0.553924" calcext:value-type="float">
            <text:p>0.553924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794914" calcext:value-type="float">
            <text:p>0.794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4411" calcext:value-type="float">
            <text:p>0.0174411</text:p>
          </table:table-cell>
          <table:table-cell office:value-type="float" office:value="0" calcext:value-type="float">
            <text:p>0</text:p>
          </table:table-cell>
          <table:table-cell office:value-type="float" office:value="0.205086" calcext:value-type="float">
            <text:p>0.205086</text:p>
          </table:table-cell>
          <table:table-cell office:value-type="float" office:value="0.35909" calcext:value-type="float">
            <text:p>0.35909</text:p>
          </table:table-cell>
          <table:table-cell office:value-type="float" office:value="0.446076" calcext:value-type="float">
            <text:p>0.446076</text:p>
          </table:table-cell>
          <table:table-cell office:value-type="float" office:value="0.48429" calcext:value-type="float">
            <text:p>0.48429</text:p>
          </table:table-cell>
          <table:table-cell office:value-type="float" office:value="0.5" calcext:value-type="float">
            <text:p>0.5</text:p>
          </table:table-cell>
          <table:table-cell office:value-type="float" office:value="0.51571" calcext:value-type="float">
            <text:p>0.51571</text:p>
          </table:table-cell>
          <table:table-cell office:value-type="float" office:value="0.553924" calcext:value-type="float">
            <text:p>0.553924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794914" calcext:value-type="float">
            <text:p>0.794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4411" calcext:value-type="float">
            <text:p>0.0174411</text:p>
          </table:table-cell>
          <table:table-cell office:value-type="float" office:value="0" calcext:value-type="float">
            <text:p>0</text:p>
          </table:table-cell>
          <table:table-cell office:value-type="float" office:value="0.205086" calcext:value-type="float">
            <text:p>0.205086</text:p>
          </table:table-cell>
          <table:table-cell office:value-type="float" office:value="0.35909" calcext:value-type="float">
            <text:p>0.35909</text:p>
          </table:table-cell>
          <table:table-cell office:value-type="float" office:value="0.446076" calcext:value-type="float">
            <text:p>0.446076</text:p>
          </table:table-cell>
          <table:table-cell office:value-type="float" office:value="0.48429" calcext:value-type="float">
            <text:p>0.48429</text:p>
          </table:table-cell>
          <table:table-cell office:value-type="float" office:value="0.5" calcext:value-type="float">
            <text:p>0.5</text:p>
          </table:table-cell>
          <table:table-cell office:value-type="float" office:value="0.51571" calcext:value-type="float">
            <text:p>0.51571</text:p>
          </table:table-cell>
          <table:table-cell office:value-type="float" office:value="0.553924" calcext:value-type="float">
            <text:p>0.553924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794914" calcext:value-type="float">
            <text:p>0.794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4411" calcext:value-type="float">
            <text:p>0.0174411</text:p>
          </table:table-cell>
          <table:table-cell office:value-type="float" office:value="0" calcext:value-type="float">
            <text:p>0</text:p>
          </table:table-cell>
          <table:table-cell office:value-type="float" office:value="0.205086" calcext:value-type="float">
            <text:p>0.205086</text:p>
          </table:table-cell>
          <table:table-cell office:value-type="float" office:value="0.35909" calcext:value-type="float">
            <text:p>0.35909</text:p>
          </table:table-cell>
          <table:table-cell office:value-type="float" office:value="0.446076" calcext:value-type="float">
            <text:p>0.446076</text:p>
          </table:table-cell>
          <table:table-cell office:value-type="float" office:value="0.48429" calcext:value-type="float">
            <text:p>0.48429</text:p>
          </table:table-cell>
          <table:table-cell office:value-type="float" office:value="0.5" calcext:value-type="float">
            <text:p>0.5</text:p>
          </table:table-cell>
          <table:table-cell office:value-type="float" office:value="0.51571" calcext:value-type="float">
            <text:p>0.51571</text:p>
          </table:table-cell>
          <table:table-cell office:value-type="float" office:value="0.553924" calcext:value-type="float">
            <text:p>0.553924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794914" calcext:value-type="float">
            <text:p>0.794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4411" calcext:value-type="float">
            <text:p>0.0174411</text:p>
          </table:table-cell>
          <table:table-cell office:value-type="float" office:value="0" calcext:value-type="float">
            <text:p>0</text:p>
          </table:table-cell>
          <table:table-cell office:value-type="float" office:value="0.205086" calcext:value-type="float">
            <text:p>0.205086</text:p>
          </table:table-cell>
          <table:table-cell office:value-type="float" office:value="0.35909" calcext:value-type="float">
            <text:p>0.35909</text:p>
          </table:table-cell>
          <table:table-cell office:value-type="float" office:value="0.446076" calcext:value-type="float">
            <text:p>0.446076</text:p>
          </table:table-cell>
          <table:table-cell office:value-type="float" office:value="0.48429" calcext:value-type="float">
            <text:p>0.48429</text:p>
          </table:table-cell>
          <table:table-cell office:value-type="float" office:value="0.5" calcext:value-type="float">
            <text:p>0.5</text:p>
          </table:table-cell>
          <table:table-cell office:value-type="float" office:value="0.51571" calcext:value-type="float">
            <text:p>0.51571</text:p>
          </table:table-cell>
          <table:table-cell office:value-type="float" office:value="0.553924" calcext:value-type="float">
            <text:p>0.553924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794914" calcext:value-type="float">
            <text:p>0.794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4411" calcext:value-type="float">
            <text:p>0.0174411</text:p>
          </table:table-cell>
          <table:table-cell office:value-type="float" office:value="0" calcext:value-type="float">
            <text:p>0</text:p>
          </table:table-cell>
          <table:table-cell office:value-type="float" office:value="0.205086" calcext:value-type="float">
            <text:p>0.205086</text:p>
          </table:table-cell>
          <table:table-cell office:value-type="float" office:value="0.35909" calcext:value-type="float">
            <text:p>0.35909</text:p>
          </table:table-cell>
          <table:table-cell office:value-type="float" office:value="0.446076" calcext:value-type="float">
            <text:p>0.446076</text:p>
          </table:table-cell>
          <table:table-cell office:value-type="float" office:value="0.48429" calcext:value-type="float">
            <text:p>0.48429</text:p>
          </table:table-cell>
          <table:table-cell office:value-type="float" office:value="0.5" calcext:value-type="float">
            <text:p>0.5</text:p>
          </table:table-cell>
          <table:table-cell office:value-type="float" office:value="0.51571" calcext:value-type="float">
            <text:p>0.51571</text:p>
          </table:table-cell>
          <table:table-cell office:value-type="float" office:value="0.553924" calcext:value-type="float">
            <text:p>0.553924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794914" calcext:value-type="float">
            <text:p>0.794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4411" calcext:value-type="float">
            <text:p>0.0174411</text:p>
          </table:table-cell>
          <table:table-cell office:value-type="float" office:value="0" calcext:value-type="float">
            <text:p>0</text:p>
          </table:table-cell>
          <table:table-cell office:value-type="float" office:value="0.205086" calcext:value-type="float">
            <text:p>0.205086</text:p>
          </table:table-cell>
          <table:table-cell office:value-type="float" office:value="0.35909" calcext:value-type="float">
            <text:p>0.35909</text:p>
          </table:table-cell>
          <table:table-cell office:value-type="float" office:value="0.446076" calcext:value-type="float">
            <text:p>0.446076</text:p>
          </table:table-cell>
          <table:table-cell office:value-type="float" office:value="0.48429" calcext:value-type="float">
            <text:p>0.48429</text:p>
          </table:table-cell>
          <table:table-cell office:value-type="float" office:value="0.5" calcext:value-type="float">
            <text:p>0.5</text:p>
          </table:table-cell>
          <table:table-cell office:value-type="float" office:value="0.51571" calcext:value-type="float">
            <text:p>0.51571</text:p>
          </table:table-cell>
          <table:table-cell office:value-type="float" office:value="0.553924" calcext:value-type="float">
            <text:p>0.553924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794914" calcext:value-type="float">
            <text:p>0.794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4411" calcext:value-type="float">
            <text:p>0.0174411</text:p>
          </table:table-cell>
          <table:table-cell office:value-type="float" office:value="0" calcext:value-type="float">
            <text:p>0</text:p>
          </table:table-cell>
          <table:table-cell office:value-type="float" office:value="0.205086" calcext:value-type="float">
            <text:p>0.205086</text:p>
          </table:table-cell>
          <table:table-cell office:value-type="float" office:value="0.35909" calcext:value-type="float">
            <text:p>0.35909</text:p>
          </table:table-cell>
          <table:table-cell office:value-type="float" office:value="0.446076" calcext:value-type="float">
            <text:p>0.446076</text:p>
          </table:table-cell>
          <table:table-cell office:value-type="float" office:value="0.48429" calcext:value-type="float">
            <text:p>0.48429</text:p>
          </table:table-cell>
          <table:table-cell office:value-type="float" office:value="0.5" calcext:value-type="float">
            <text:p>0.5</text:p>
          </table:table-cell>
          <table:table-cell office:value-type="float" office:value="0.51571" calcext:value-type="float">
            <text:p>0.51571</text:p>
          </table:table-cell>
          <table:table-cell office:value-type="float" office:value="0.553924" calcext:value-type="float">
            <text:p>0.553924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794914" calcext:value-type="float">
            <text:p>0.794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4411" calcext:value-type="float">
            <text:p>0.0174411</text:p>
          </table:table-cell>
          <table:table-cell office:value-type="float" office:value="0" calcext:value-type="float">
            <text:p>0</text:p>
          </table:table-cell>
          <table:table-cell office:value-type="float" office:value="0.205086" calcext:value-type="float">
            <text:p>0.205086</text:p>
          </table:table-cell>
          <table:table-cell office:value-type="float" office:value="0.35909" calcext:value-type="float">
            <text:p>0.35909</text:p>
          </table:table-cell>
          <table:table-cell office:value-type="float" office:value="0.446076" calcext:value-type="float">
            <text:p>0.446076</text:p>
          </table:table-cell>
          <table:table-cell office:value-type="float" office:value="0.48429" calcext:value-type="float">
            <text:p>0.48429</text:p>
          </table:table-cell>
          <table:table-cell office:value-type="float" office:value="0.5" calcext:value-type="float">
            <text:p>0.5</text:p>
          </table:table-cell>
          <table:table-cell office:value-type="float" office:value="0.51571" calcext:value-type="float">
            <text:p>0.51571</text:p>
          </table:table-cell>
          <table:table-cell office:value-type="float" office:value="0.553924" calcext:value-type="float">
            <text:p>0.553924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794914" calcext:value-type="float">
            <text:p>0.794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4411" calcext:value-type="float">
            <text:p>0.0174411</text:p>
          </table:table-cell>
          <table:table-cell office:value-type="float" office:value="0" calcext:value-type="float">
            <text:p>0</text:p>
          </table:table-cell>
          <table:table-cell office:value-type="float" office:value="0.205086" calcext:value-type="float">
            <text:p>0.205086</text:p>
          </table:table-cell>
          <table:table-cell office:value-type="float" office:value="0.35909" calcext:value-type="float">
            <text:p>0.35909</text:p>
          </table:table-cell>
          <table:table-cell office:value-type="float" office:value="0.446076" calcext:value-type="float">
            <text:p>0.446076</text:p>
          </table:table-cell>
          <table:table-cell office:value-type="float" office:value="0.48429" calcext:value-type="float">
            <text:p>0.48429</text:p>
          </table:table-cell>
          <table:table-cell office:value-type="float" office:value="0.5" calcext:value-type="float">
            <text:p>0.5</text:p>
          </table:table-cell>
          <table:table-cell office:value-type="float" office:value="0.51571" calcext:value-type="float">
            <text:p>0.51571</text:p>
          </table:table-cell>
          <table:table-cell office:value-type="float" office:value="0.553924" calcext:value-type="float">
            <text:p>0.553924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794914" calcext:value-type="float">
            <text:p>0.794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4411" calcext:value-type="float">
            <text:p>0.0174411</text:p>
          </table:table-cell>
          <table:table-cell office:value-type="float" office:value="0" calcext:value-type="float">
            <text:p>0</text:p>
          </table:table-cell>
          <table:table-cell office:value-type="float" office:value="0.205086" calcext:value-type="float">
            <text:p>0.205086</text:p>
          </table:table-cell>
          <table:table-cell office:value-type="float" office:value="0.35909" calcext:value-type="float">
            <text:p>0.35909</text:p>
          </table:table-cell>
          <table:table-cell office:value-type="float" office:value="0.446076" calcext:value-type="float">
            <text:p>0.446076</text:p>
          </table:table-cell>
          <table:table-cell office:value-type="float" office:value="0.48429" calcext:value-type="float">
            <text:p>0.48429</text:p>
          </table:table-cell>
          <table:table-cell office:value-type="float" office:value="0.5" calcext:value-type="float">
            <text:p>0.5</text:p>
          </table:table-cell>
          <table:table-cell office:value-type="float" office:value="0.51571" calcext:value-type="float">
            <text:p>0.51571</text:p>
          </table:table-cell>
          <table:table-cell office:value-type="float" office:value="0.553924" calcext:value-type="float">
            <text:p>0.553924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794914" calcext:value-type="float">
            <text:p>0.794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743" calcext:value-type="float">
            <text:p>0.0205743</text:p>
          </table:table-cell>
          <table:table-cell office:value-type="float" office:value="0" calcext:value-type="float">
            <text:p>0</text:p>
          </table:table-cell>
          <table:table-cell office:value-type="float" office:value="0.189529" calcext:value-type="float">
            <text:p>0.189529</text:p>
          </table:table-cell>
          <table:table-cell office:value-type="float" office:value="0.338857" calcext:value-type="float">
            <text:p>0.338857</text:p>
          </table:table-cell>
          <table:table-cell office:value-type="float" office:value="0.430949" calcext:value-type="float">
            <text:p>0.430949</text:p>
          </table:table-cell>
          <table:table-cell office:value-type="float" office:value="0.477115" calcext:value-type="float">
            <text:p>0.477115</text:p>
          </table:table-cell>
          <table:table-cell office:value-type="float" office:value="0.5" calcext:value-type="float">
            <text:p>0.5</text:p>
          </table:table-cell>
          <table:table-cell office:value-type="float" office:value="0.522885" calcext:value-type="float">
            <text:p>0.522885</text:p>
          </table:table-cell>
          <table:table-cell office:value-type="float" office:value="0.569051" calcext:value-type="float">
            <text:p>0.569051</text:p>
          </table:table-cell>
          <table:table-cell office:value-type="float" office:value="0.661143" calcext:value-type="float">
            <text:p>0.661143</text:p>
          </table:table-cell>
          <table:table-cell office:value-type="float" office:value="0.810471" calcext:value-type="float">
            <text:p>0.810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743" calcext:value-type="float">
            <text:p>0.0205743</text:p>
          </table:table-cell>
          <table:table-cell office:value-type="float" office:value="0" calcext:value-type="float">
            <text:p>0</text:p>
          </table:table-cell>
          <table:table-cell office:value-type="float" office:value="0.189529" calcext:value-type="float">
            <text:p>0.189529</text:p>
          </table:table-cell>
          <table:table-cell office:value-type="float" office:value="0.338857" calcext:value-type="float">
            <text:p>0.338857</text:p>
          </table:table-cell>
          <table:table-cell office:value-type="float" office:value="0.430949" calcext:value-type="float">
            <text:p>0.430949</text:p>
          </table:table-cell>
          <table:table-cell office:value-type="float" office:value="0.477115" calcext:value-type="float">
            <text:p>0.477115</text:p>
          </table:table-cell>
          <table:table-cell office:value-type="float" office:value="0.5" calcext:value-type="float">
            <text:p>0.5</text:p>
          </table:table-cell>
          <table:table-cell office:value-type="float" office:value="0.522885" calcext:value-type="float">
            <text:p>0.522885</text:p>
          </table:table-cell>
          <table:table-cell office:value-type="float" office:value="0.569051" calcext:value-type="float">
            <text:p>0.569051</text:p>
          </table:table-cell>
          <table:table-cell office:value-type="float" office:value="0.661143" calcext:value-type="float">
            <text:p>0.661143</text:p>
          </table:table-cell>
          <table:table-cell office:value-type="float" office:value="0.810471" calcext:value-type="float">
            <text:p>0.810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743" calcext:value-type="float">
            <text:p>0.0205743</text:p>
          </table:table-cell>
          <table:table-cell office:value-type="float" office:value="0" calcext:value-type="float">
            <text:p>0</text:p>
          </table:table-cell>
          <table:table-cell office:value-type="float" office:value="0.189529" calcext:value-type="float">
            <text:p>0.189529</text:p>
          </table:table-cell>
          <table:table-cell office:value-type="float" office:value="0.338857" calcext:value-type="float">
            <text:p>0.338857</text:p>
          </table:table-cell>
          <table:table-cell office:value-type="float" office:value="0.430949" calcext:value-type="float">
            <text:p>0.430949</text:p>
          </table:table-cell>
          <table:table-cell office:value-type="float" office:value="0.477115" calcext:value-type="float">
            <text:p>0.477115</text:p>
          </table:table-cell>
          <table:table-cell office:value-type="float" office:value="0.5" calcext:value-type="float">
            <text:p>0.5</text:p>
          </table:table-cell>
          <table:table-cell office:value-type="float" office:value="0.522885" calcext:value-type="float">
            <text:p>0.522885</text:p>
          </table:table-cell>
          <table:table-cell office:value-type="float" office:value="0.569051" calcext:value-type="float">
            <text:p>0.569051</text:p>
          </table:table-cell>
          <table:table-cell office:value-type="float" office:value="0.661143" calcext:value-type="float">
            <text:p>0.661143</text:p>
          </table:table-cell>
          <table:table-cell office:value-type="float" office:value="0.810471" calcext:value-type="float">
            <text:p>0.810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743" calcext:value-type="float">
            <text:p>0.0205743</text:p>
          </table:table-cell>
          <table:table-cell office:value-type="float" office:value="0" calcext:value-type="float">
            <text:p>0</text:p>
          </table:table-cell>
          <table:table-cell office:value-type="float" office:value="0.189529" calcext:value-type="float">
            <text:p>0.189529</text:p>
          </table:table-cell>
          <table:table-cell office:value-type="float" office:value="0.338857" calcext:value-type="float">
            <text:p>0.338857</text:p>
          </table:table-cell>
          <table:table-cell office:value-type="float" office:value="0.430949" calcext:value-type="float">
            <text:p>0.430949</text:p>
          </table:table-cell>
          <table:table-cell office:value-type="float" office:value="0.477115" calcext:value-type="float">
            <text:p>0.477115</text:p>
          </table:table-cell>
          <table:table-cell office:value-type="float" office:value="0.5" calcext:value-type="float">
            <text:p>0.5</text:p>
          </table:table-cell>
          <table:table-cell office:value-type="float" office:value="0.522885" calcext:value-type="float">
            <text:p>0.522885</text:p>
          </table:table-cell>
          <table:table-cell office:value-type="float" office:value="0.569051" calcext:value-type="float">
            <text:p>0.569051</text:p>
          </table:table-cell>
          <table:table-cell office:value-type="float" office:value="0.661143" calcext:value-type="float">
            <text:p>0.661143</text:p>
          </table:table-cell>
          <table:table-cell office:value-type="float" office:value="0.810471" calcext:value-type="float">
            <text:p>0.810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743" calcext:value-type="float">
            <text:p>0.0205743</text:p>
          </table:table-cell>
          <table:table-cell office:value-type="float" office:value="0" calcext:value-type="float">
            <text:p>0</text:p>
          </table:table-cell>
          <table:table-cell office:value-type="float" office:value="0.189529" calcext:value-type="float">
            <text:p>0.189529</text:p>
          </table:table-cell>
          <table:table-cell office:value-type="float" office:value="0.338857" calcext:value-type="float">
            <text:p>0.338857</text:p>
          </table:table-cell>
          <table:table-cell office:value-type="float" office:value="0.430949" calcext:value-type="float">
            <text:p>0.430949</text:p>
          </table:table-cell>
          <table:table-cell office:value-type="float" office:value="0.477115" calcext:value-type="float">
            <text:p>0.477115</text:p>
          </table:table-cell>
          <table:table-cell office:value-type="float" office:value="0.5" calcext:value-type="float">
            <text:p>0.5</text:p>
          </table:table-cell>
          <table:table-cell office:value-type="float" office:value="0.522885" calcext:value-type="float">
            <text:p>0.522885</text:p>
          </table:table-cell>
          <table:table-cell office:value-type="float" office:value="0.569051" calcext:value-type="float">
            <text:p>0.569051</text:p>
          </table:table-cell>
          <table:table-cell office:value-type="float" office:value="0.661143" calcext:value-type="float">
            <text:p>0.661143</text:p>
          </table:table-cell>
          <table:table-cell office:value-type="float" office:value="0.810471" calcext:value-type="float">
            <text:p>0.810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743" calcext:value-type="float">
            <text:p>0.0205743</text:p>
          </table:table-cell>
          <table:table-cell office:value-type="float" office:value="0" calcext:value-type="float">
            <text:p>0</text:p>
          </table:table-cell>
          <table:table-cell office:value-type="float" office:value="0.189529" calcext:value-type="float">
            <text:p>0.189529</text:p>
          </table:table-cell>
          <table:table-cell office:value-type="float" office:value="0.338857" calcext:value-type="float">
            <text:p>0.338857</text:p>
          </table:table-cell>
          <table:table-cell office:value-type="float" office:value="0.430949" calcext:value-type="float">
            <text:p>0.430949</text:p>
          </table:table-cell>
          <table:table-cell office:value-type="float" office:value="0.477115" calcext:value-type="float">
            <text:p>0.477115</text:p>
          </table:table-cell>
          <table:table-cell office:value-type="float" office:value="0.5" calcext:value-type="float">
            <text:p>0.5</text:p>
          </table:table-cell>
          <table:table-cell office:value-type="float" office:value="0.522885" calcext:value-type="float">
            <text:p>0.522885</text:p>
          </table:table-cell>
          <table:table-cell office:value-type="float" office:value="0.569051" calcext:value-type="float">
            <text:p>0.569051</text:p>
          </table:table-cell>
          <table:table-cell office:value-type="float" office:value="0.661143" calcext:value-type="float">
            <text:p>0.661143</text:p>
          </table:table-cell>
          <table:table-cell office:value-type="float" office:value="0.810471" calcext:value-type="float">
            <text:p>0.810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743" calcext:value-type="float">
            <text:p>0.0205743</text:p>
          </table:table-cell>
          <table:table-cell office:value-type="float" office:value="0" calcext:value-type="float">
            <text:p>0</text:p>
          </table:table-cell>
          <table:table-cell office:value-type="float" office:value="0.189529" calcext:value-type="float">
            <text:p>0.189529</text:p>
          </table:table-cell>
          <table:table-cell office:value-type="float" office:value="0.338857" calcext:value-type="float">
            <text:p>0.338857</text:p>
          </table:table-cell>
          <table:table-cell office:value-type="float" office:value="0.430949" calcext:value-type="float">
            <text:p>0.430949</text:p>
          </table:table-cell>
          <table:table-cell office:value-type="float" office:value="0.477115" calcext:value-type="float">
            <text:p>0.477115</text:p>
          </table:table-cell>
          <table:table-cell office:value-type="float" office:value="0.5" calcext:value-type="float">
            <text:p>0.5</text:p>
          </table:table-cell>
          <table:table-cell office:value-type="float" office:value="0.522885" calcext:value-type="float">
            <text:p>0.522885</text:p>
          </table:table-cell>
          <table:table-cell office:value-type="float" office:value="0.569051" calcext:value-type="float">
            <text:p>0.569051</text:p>
          </table:table-cell>
          <table:table-cell office:value-type="float" office:value="0.661143" calcext:value-type="float">
            <text:p>0.661143</text:p>
          </table:table-cell>
          <table:table-cell office:value-type="float" office:value="0.810471" calcext:value-type="float">
            <text:p>0.810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743" calcext:value-type="float">
            <text:p>0.0205743</text:p>
          </table:table-cell>
          <table:table-cell office:value-type="float" office:value="0" calcext:value-type="float">
            <text:p>0</text:p>
          </table:table-cell>
          <table:table-cell office:value-type="float" office:value="0.189529" calcext:value-type="float">
            <text:p>0.189529</text:p>
          </table:table-cell>
          <table:table-cell office:value-type="float" office:value="0.338857" calcext:value-type="float">
            <text:p>0.338857</text:p>
          </table:table-cell>
          <table:table-cell office:value-type="float" office:value="0.430949" calcext:value-type="float">
            <text:p>0.430949</text:p>
          </table:table-cell>
          <table:table-cell office:value-type="float" office:value="0.477115" calcext:value-type="float">
            <text:p>0.477115</text:p>
          </table:table-cell>
          <table:table-cell office:value-type="float" office:value="0.5" calcext:value-type="float">
            <text:p>0.5</text:p>
          </table:table-cell>
          <table:table-cell office:value-type="float" office:value="0.522885" calcext:value-type="float">
            <text:p>0.522885</text:p>
          </table:table-cell>
          <table:table-cell office:value-type="float" office:value="0.569051" calcext:value-type="float">
            <text:p>0.569051</text:p>
          </table:table-cell>
          <table:table-cell office:value-type="float" office:value="0.661143" calcext:value-type="float">
            <text:p>0.661143</text:p>
          </table:table-cell>
          <table:table-cell office:value-type="float" office:value="0.810471" calcext:value-type="float">
            <text:p>0.810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743" calcext:value-type="float">
            <text:p>0.0205743</text:p>
          </table:table-cell>
          <table:table-cell office:value-type="float" office:value="0" calcext:value-type="float">
            <text:p>0</text:p>
          </table:table-cell>
          <table:table-cell office:value-type="float" office:value="0.189529" calcext:value-type="float">
            <text:p>0.189529</text:p>
          </table:table-cell>
          <table:table-cell office:value-type="float" office:value="0.338857" calcext:value-type="float">
            <text:p>0.338857</text:p>
          </table:table-cell>
          <table:table-cell office:value-type="float" office:value="0.430949" calcext:value-type="float">
            <text:p>0.430949</text:p>
          </table:table-cell>
          <table:table-cell office:value-type="float" office:value="0.477115" calcext:value-type="float">
            <text:p>0.477115</text:p>
          </table:table-cell>
          <table:table-cell office:value-type="float" office:value="0.5" calcext:value-type="float">
            <text:p>0.5</text:p>
          </table:table-cell>
          <table:table-cell office:value-type="float" office:value="0.522885" calcext:value-type="float">
            <text:p>0.522885</text:p>
          </table:table-cell>
          <table:table-cell office:value-type="float" office:value="0.569051" calcext:value-type="float">
            <text:p>0.569051</text:p>
          </table:table-cell>
          <table:table-cell office:value-type="float" office:value="0.661143" calcext:value-type="float">
            <text:p>0.661143</text:p>
          </table:table-cell>
          <table:table-cell office:value-type="float" office:value="0.810471" calcext:value-type="float">
            <text:p>0.810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743" calcext:value-type="float">
            <text:p>0.0205743</text:p>
          </table:table-cell>
          <table:table-cell office:value-type="float" office:value="0" calcext:value-type="float">
            <text:p>0</text:p>
          </table:table-cell>
          <table:table-cell office:value-type="float" office:value="0.189529" calcext:value-type="float">
            <text:p>0.189529</text:p>
          </table:table-cell>
          <table:table-cell office:value-type="float" office:value="0.338857" calcext:value-type="float">
            <text:p>0.338857</text:p>
          </table:table-cell>
          <table:table-cell office:value-type="float" office:value="0.430949" calcext:value-type="float">
            <text:p>0.430949</text:p>
          </table:table-cell>
          <table:table-cell office:value-type="float" office:value="0.477115" calcext:value-type="float">
            <text:p>0.477115</text:p>
          </table:table-cell>
          <table:table-cell office:value-type="float" office:value="0.5" calcext:value-type="float">
            <text:p>0.5</text:p>
          </table:table-cell>
          <table:table-cell office:value-type="float" office:value="0.522885" calcext:value-type="float">
            <text:p>0.522885</text:p>
          </table:table-cell>
          <table:table-cell office:value-type="float" office:value="0.569051" calcext:value-type="float">
            <text:p>0.569051</text:p>
          </table:table-cell>
          <table:table-cell office:value-type="float" office:value="0.661143" calcext:value-type="float">
            <text:p>0.661143</text:p>
          </table:table-cell>
          <table:table-cell office:value-type="float" office:value="0.810471" calcext:value-type="float">
            <text:p>0.810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743" calcext:value-type="float">
            <text:p>0.0205743</text:p>
          </table:table-cell>
          <table:table-cell office:value-type="float" office:value="0" calcext:value-type="float">
            <text:p>0</text:p>
          </table:table-cell>
          <table:table-cell office:value-type="float" office:value="0.189529" calcext:value-type="float">
            <text:p>0.189529</text:p>
          </table:table-cell>
          <table:table-cell office:value-type="float" office:value="0.338857" calcext:value-type="float">
            <text:p>0.338857</text:p>
          </table:table-cell>
          <table:table-cell office:value-type="float" office:value="0.430949" calcext:value-type="float">
            <text:p>0.430949</text:p>
          </table:table-cell>
          <table:table-cell office:value-type="float" office:value="0.477115" calcext:value-type="float">
            <text:p>0.477115</text:p>
          </table:table-cell>
          <table:table-cell office:value-type="float" office:value="0.5" calcext:value-type="float">
            <text:p>0.5</text:p>
          </table:table-cell>
          <table:table-cell office:value-type="float" office:value="0.522885" calcext:value-type="float">
            <text:p>0.522885</text:p>
          </table:table-cell>
          <table:table-cell office:value-type="float" office:value="0.569051" calcext:value-type="float">
            <text:p>0.569051</text:p>
          </table:table-cell>
          <table:table-cell office:value-type="float" office:value="0.661143" calcext:value-type="float">
            <text:p>0.661143</text:p>
          </table:table-cell>
          <table:table-cell office:value-type="float" office:value="0.810471" calcext:value-type="float">
            <text:p>0.810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39562" calcext:value-type="float">
            <text:p>0.0239562</text:p>
          </table:table-cell>
          <table:table-cell office:value-type="float" office:value="0" calcext:value-type="float">
            <text:p>0</text:p>
          </table:table-cell>
          <table:table-cell office:value-type="float" office:value="0.176263" calcext:value-type="float">
            <text:p>0.176263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415735" calcext:value-type="float">
            <text:p>0.415735</text:p>
          </table:table-cell>
          <table:table-cell office:value-type="float" office:value="0.469238" calcext:value-type="float">
            <text:p>0.469238</text:p>
          </table:table-cell>
          <table:table-cell office:value-type="float" office:value="0.5" calcext:value-type="float">
            <text:p>0.5</text:p>
          </table:table-cell>
          <table:table-cell office:value-type="float" office:value="0.530762" calcext:value-type="float">
            <text:p>0.530762</text:p>
          </table:table-cell>
          <table:table-cell office:value-type="float" office:value="0.584265" calcext:value-type="float">
            <text:p>0.584265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823737" calcext:value-type="float">
            <text:p>0.82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39562" calcext:value-type="float">
            <text:p>0.0239562</text:p>
          </table:table-cell>
          <table:table-cell office:value-type="float" office:value="0" calcext:value-type="float">
            <text:p>0</text:p>
          </table:table-cell>
          <table:table-cell office:value-type="float" office:value="0.176263" calcext:value-type="float">
            <text:p>0.176263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415735" calcext:value-type="float">
            <text:p>0.415735</text:p>
          </table:table-cell>
          <table:table-cell office:value-type="float" office:value="0.469238" calcext:value-type="float">
            <text:p>0.469238</text:p>
          </table:table-cell>
          <table:table-cell office:value-type="float" office:value="0.5" calcext:value-type="float">
            <text:p>0.5</text:p>
          </table:table-cell>
          <table:table-cell office:value-type="float" office:value="0.530762" calcext:value-type="float">
            <text:p>0.530762</text:p>
          </table:table-cell>
          <table:table-cell office:value-type="float" office:value="0.584265" calcext:value-type="float">
            <text:p>0.584265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823737" calcext:value-type="float">
            <text:p>0.82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39562" calcext:value-type="float">
            <text:p>0.0239562</text:p>
          </table:table-cell>
          <table:table-cell office:value-type="float" office:value="0" calcext:value-type="float">
            <text:p>0</text:p>
          </table:table-cell>
          <table:table-cell office:value-type="float" office:value="0.176263" calcext:value-type="float">
            <text:p>0.176263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415735" calcext:value-type="float">
            <text:p>0.415735</text:p>
          </table:table-cell>
          <table:table-cell office:value-type="float" office:value="0.469238" calcext:value-type="float">
            <text:p>0.469238</text:p>
          </table:table-cell>
          <table:table-cell office:value-type="float" office:value="0.5" calcext:value-type="float">
            <text:p>0.5</text:p>
          </table:table-cell>
          <table:table-cell office:value-type="float" office:value="0.530762" calcext:value-type="float">
            <text:p>0.530762</text:p>
          </table:table-cell>
          <table:table-cell office:value-type="float" office:value="0.584265" calcext:value-type="float">
            <text:p>0.584265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823737" calcext:value-type="float">
            <text:p>0.82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39562" calcext:value-type="float">
            <text:p>0.0239562</text:p>
          </table:table-cell>
          <table:table-cell office:value-type="float" office:value="0" calcext:value-type="float">
            <text:p>0</text:p>
          </table:table-cell>
          <table:table-cell office:value-type="float" office:value="0.176263" calcext:value-type="float">
            <text:p>0.176263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415735" calcext:value-type="float">
            <text:p>0.415735</text:p>
          </table:table-cell>
          <table:table-cell office:value-type="float" office:value="0.469238" calcext:value-type="float">
            <text:p>0.469238</text:p>
          </table:table-cell>
          <table:table-cell office:value-type="float" office:value="0.5" calcext:value-type="float">
            <text:p>0.5</text:p>
          </table:table-cell>
          <table:table-cell office:value-type="float" office:value="0.530762" calcext:value-type="float">
            <text:p>0.530762</text:p>
          </table:table-cell>
          <table:table-cell office:value-type="float" office:value="0.584265" calcext:value-type="float">
            <text:p>0.584265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823737" calcext:value-type="float">
            <text:p>0.82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39562" calcext:value-type="float">
            <text:p>0.0239562</text:p>
          </table:table-cell>
          <table:table-cell office:value-type="float" office:value="0" calcext:value-type="float">
            <text:p>0</text:p>
          </table:table-cell>
          <table:table-cell office:value-type="float" office:value="0.176263" calcext:value-type="float">
            <text:p>0.176263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415735" calcext:value-type="float">
            <text:p>0.415735</text:p>
          </table:table-cell>
          <table:table-cell office:value-type="float" office:value="0.469238" calcext:value-type="float">
            <text:p>0.469238</text:p>
          </table:table-cell>
          <table:table-cell office:value-type="float" office:value="0.5" calcext:value-type="float">
            <text:p>0.5</text:p>
          </table:table-cell>
          <table:table-cell office:value-type="float" office:value="0.530762" calcext:value-type="float">
            <text:p>0.530762</text:p>
          </table:table-cell>
          <table:table-cell office:value-type="float" office:value="0.584265" calcext:value-type="float">
            <text:p>0.584265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823737" calcext:value-type="float">
            <text:p>0.82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39562" calcext:value-type="float">
            <text:p>0.0239562</text:p>
          </table:table-cell>
          <table:table-cell office:value-type="float" office:value="0" calcext:value-type="float">
            <text:p>0</text:p>
          </table:table-cell>
          <table:table-cell office:value-type="float" office:value="0.176263" calcext:value-type="float">
            <text:p>0.176263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415735" calcext:value-type="float">
            <text:p>0.415735</text:p>
          </table:table-cell>
          <table:table-cell office:value-type="float" office:value="0.469238" calcext:value-type="float">
            <text:p>0.469238</text:p>
          </table:table-cell>
          <table:table-cell office:value-type="float" office:value="0.5" calcext:value-type="float">
            <text:p>0.5</text:p>
          </table:table-cell>
          <table:table-cell office:value-type="float" office:value="0.530762" calcext:value-type="float">
            <text:p>0.530762</text:p>
          </table:table-cell>
          <table:table-cell office:value-type="float" office:value="0.584265" calcext:value-type="float">
            <text:p>0.584265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823737" calcext:value-type="float">
            <text:p>0.82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39562" calcext:value-type="float">
            <text:p>0.0239562</text:p>
          </table:table-cell>
          <table:table-cell office:value-type="float" office:value="0" calcext:value-type="float">
            <text:p>0</text:p>
          </table:table-cell>
          <table:table-cell office:value-type="float" office:value="0.176263" calcext:value-type="float">
            <text:p>0.176263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415735" calcext:value-type="float">
            <text:p>0.415735</text:p>
          </table:table-cell>
          <table:table-cell office:value-type="float" office:value="0.469238" calcext:value-type="float">
            <text:p>0.469238</text:p>
          </table:table-cell>
          <table:table-cell office:value-type="float" office:value="0.5" calcext:value-type="float">
            <text:p>0.5</text:p>
          </table:table-cell>
          <table:table-cell office:value-type="float" office:value="0.530762" calcext:value-type="float">
            <text:p>0.530762</text:p>
          </table:table-cell>
          <table:table-cell office:value-type="float" office:value="0.584265" calcext:value-type="float">
            <text:p>0.584265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823737" calcext:value-type="float">
            <text:p>0.82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39562" calcext:value-type="float">
            <text:p>0.0239562</text:p>
          </table:table-cell>
          <table:table-cell office:value-type="float" office:value="0" calcext:value-type="float">
            <text:p>0</text:p>
          </table:table-cell>
          <table:table-cell office:value-type="float" office:value="0.176263" calcext:value-type="float">
            <text:p>0.176263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415735" calcext:value-type="float">
            <text:p>0.415735</text:p>
          </table:table-cell>
          <table:table-cell office:value-type="float" office:value="0.469238" calcext:value-type="float">
            <text:p>0.469238</text:p>
          </table:table-cell>
          <table:table-cell office:value-type="float" office:value="0.5" calcext:value-type="float">
            <text:p>0.5</text:p>
          </table:table-cell>
          <table:table-cell office:value-type="float" office:value="0.530762" calcext:value-type="float">
            <text:p>0.530762</text:p>
          </table:table-cell>
          <table:table-cell office:value-type="float" office:value="0.584265" calcext:value-type="float">
            <text:p>0.584265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823737" calcext:value-type="float">
            <text:p>0.82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39562" calcext:value-type="float">
            <text:p>0.0239562</text:p>
          </table:table-cell>
          <table:table-cell office:value-type="float" office:value="0" calcext:value-type="float">
            <text:p>0</text:p>
          </table:table-cell>
          <table:table-cell office:value-type="float" office:value="0.176263" calcext:value-type="float">
            <text:p>0.176263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415735" calcext:value-type="float">
            <text:p>0.415735</text:p>
          </table:table-cell>
          <table:table-cell office:value-type="float" office:value="0.469238" calcext:value-type="float">
            <text:p>0.469238</text:p>
          </table:table-cell>
          <table:table-cell office:value-type="float" office:value="0.5" calcext:value-type="float">
            <text:p>0.5</text:p>
          </table:table-cell>
          <table:table-cell office:value-type="float" office:value="0.530762" calcext:value-type="float">
            <text:p>0.530762</text:p>
          </table:table-cell>
          <table:table-cell office:value-type="float" office:value="0.584265" calcext:value-type="float">
            <text:p>0.584265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823737" calcext:value-type="float">
            <text:p>0.82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39562" calcext:value-type="float">
            <text:p>0.0239562</text:p>
          </table:table-cell>
          <table:table-cell office:value-type="float" office:value="0" calcext:value-type="float">
            <text:p>0</text:p>
          </table:table-cell>
          <table:table-cell office:value-type="float" office:value="0.176263" calcext:value-type="float">
            <text:p>0.176263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415735" calcext:value-type="float">
            <text:p>0.415735</text:p>
          </table:table-cell>
          <table:table-cell office:value-type="float" office:value="0.469238" calcext:value-type="float">
            <text:p>0.469238</text:p>
          </table:table-cell>
          <table:table-cell office:value-type="float" office:value="0.5" calcext:value-type="float">
            <text:p>0.5</text:p>
          </table:table-cell>
          <table:table-cell office:value-type="float" office:value="0.530762" calcext:value-type="float">
            <text:p>0.530762</text:p>
          </table:table-cell>
          <table:table-cell office:value-type="float" office:value="0.584265" calcext:value-type="float">
            <text:p>0.584265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823737" calcext:value-type="float">
            <text:p>0.82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39562" calcext:value-type="float">
            <text:p>0.0239562</text:p>
          </table:table-cell>
          <table:table-cell office:value-type="float" office:value="0" calcext:value-type="float">
            <text:p>0</text:p>
          </table:table-cell>
          <table:table-cell office:value-type="float" office:value="0.176263" calcext:value-type="float">
            <text:p>0.176263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415735" calcext:value-type="float">
            <text:p>0.415735</text:p>
          </table:table-cell>
          <table:table-cell office:value-type="float" office:value="0.469238" calcext:value-type="float">
            <text:p>0.469238</text:p>
          </table:table-cell>
          <table:table-cell office:value-type="float" office:value="0.5" calcext:value-type="float">
            <text:p>0.5</text:p>
          </table:table-cell>
          <table:table-cell office:value-type="float" office:value="0.530762" calcext:value-type="float">
            <text:p>0.530762</text:p>
          </table:table-cell>
          <table:table-cell office:value-type="float" office:value="0.584265" calcext:value-type="float">
            <text:p>0.584265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823737" calcext:value-type="float">
            <text:p>0.82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6913" calcext:value-type="float">
            <text:p>0.0276913</text:p>
          </table:table-cell>
          <table:table-cell office:value-type="float" office:value="0" calcext:value-type="float">
            <text:p>0</text:p>
          </table:table-cell>
          <table:table-cell office:value-type="float" office:value="0.164544" calcext:value-type="float">
            <text:p>0.164544</text:p>
          </table:table-cell>
          <table:table-cell office:value-type="float" office:value="0.302994" calcext:value-type="float">
            <text:p>0.302994</text:p>
          </table:table-cell>
          <table:table-cell office:value-type="float" office:value="0.400556" calcext:value-type="float">
            <text:p>0.400556</text:p>
          </table:table-cell>
          <table:table-cell office:value-type="float" office:value="0.460874" calcext:value-type="float">
            <text:p>0.460874</text:p>
          </table:table-cell>
          <table:table-cell office:value-type="float" office:value="0.5" calcext:value-type="float">
            <text:p>0.5</text:p>
          </table:table-cell>
          <table:table-cell office:value-type="float" office:value="0.539126" calcext:value-type="float">
            <text:p>0.539126</text:p>
          </table:table-cell>
          <table:table-cell office:value-type="float" office:value="0.599444" calcext:value-type="float">
            <text:p>0.599444</text:p>
          </table:table-cell>
          <table:table-cell office:value-type="float" office:value="0.697006" calcext:value-type="float">
            <text:p>0.697006</text:p>
          </table:table-cell>
          <table:table-cell office:value-type="float" office:value="0.835456" calcext:value-type="float">
            <text:p>0.835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6913" calcext:value-type="float">
            <text:p>0.0276913</text:p>
          </table:table-cell>
          <table:table-cell office:value-type="float" office:value="0" calcext:value-type="float">
            <text:p>0</text:p>
          </table:table-cell>
          <table:table-cell office:value-type="float" office:value="0.164544" calcext:value-type="float">
            <text:p>0.164544</text:p>
          </table:table-cell>
          <table:table-cell office:value-type="float" office:value="0.302994" calcext:value-type="float">
            <text:p>0.302994</text:p>
          </table:table-cell>
          <table:table-cell office:value-type="float" office:value="0.400556" calcext:value-type="float">
            <text:p>0.400556</text:p>
          </table:table-cell>
          <table:table-cell office:value-type="float" office:value="0.460874" calcext:value-type="float">
            <text:p>0.460874</text:p>
          </table:table-cell>
          <table:table-cell office:value-type="float" office:value="0.5" calcext:value-type="float">
            <text:p>0.5</text:p>
          </table:table-cell>
          <table:table-cell office:value-type="float" office:value="0.539126" calcext:value-type="float">
            <text:p>0.539126</text:p>
          </table:table-cell>
          <table:table-cell office:value-type="float" office:value="0.599444" calcext:value-type="float">
            <text:p>0.599444</text:p>
          </table:table-cell>
          <table:table-cell office:value-type="float" office:value="0.697006" calcext:value-type="float">
            <text:p>0.697006</text:p>
          </table:table-cell>
          <table:table-cell office:value-type="float" office:value="0.835456" calcext:value-type="float">
            <text:p>0.835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6913" calcext:value-type="float">
            <text:p>0.0276913</text:p>
          </table:table-cell>
          <table:table-cell office:value-type="float" office:value="0" calcext:value-type="float">
            <text:p>0</text:p>
          </table:table-cell>
          <table:table-cell office:value-type="float" office:value="0.164544" calcext:value-type="float">
            <text:p>0.164544</text:p>
          </table:table-cell>
          <table:table-cell office:value-type="float" office:value="0.302994" calcext:value-type="float">
            <text:p>0.302994</text:p>
          </table:table-cell>
          <table:table-cell office:value-type="float" office:value="0.400556" calcext:value-type="float">
            <text:p>0.400556</text:p>
          </table:table-cell>
          <table:table-cell office:value-type="float" office:value="0.460874" calcext:value-type="float">
            <text:p>0.460874</text:p>
          </table:table-cell>
          <table:table-cell office:value-type="float" office:value="0.5" calcext:value-type="float">
            <text:p>0.5</text:p>
          </table:table-cell>
          <table:table-cell office:value-type="float" office:value="0.539126" calcext:value-type="float">
            <text:p>0.539126</text:p>
          </table:table-cell>
          <table:table-cell office:value-type="float" office:value="0.599444" calcext:value-type="float">
            <text:p>0.599444</text:p>
          </table:table-cell>
          <table:table-cell office:value-type="float" office:value="0.697006" calcext:value-type="float">
            <text:p>0.697006</text:p>
          </table:table-cell>
          <table:table-cell office:value-type="float" office:value="0.835456" calcext:value-type="float">
            <text:p>0.835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6913" calcext:value-type="float">
            <text:p>0.0276913</text:p>
          </table:table-cell>
          <table:table-cell office:value-type="float" office:value="0" calcext:value-type="float">
            <text:p>0</text:p>
          </table:table-cell>
          <table:table-cell office:value-type="float" office:value="0.164544" calcext:value-type="float">
            <text:p>0.164544</text:p>
          </table:table-cell>
          <table:table-cell office:value-type="float" office:value="0.302994" calcext:value-type="float">
            <text:p>0.302994</text:p>
          </table:table-cell>
          <table:table-cell office:value-type="float" office:value="0.400556" calcext:value-type="float">
            <text:p>0.400556</text:p>
          </table:table-cell>
          <table:table-cell office:value-type="float" office:value="0.460874" calcext:value-type="float">
            <text:p>0.460874</text:p>
          </table:table-cell>
          <table:table-cell office:value-type="float" office:value="0.5" calcext:value-type="float">
            <text:p>0.5</text:p>
          </table:table-cell>
          <table:table-cell office:value-type="float" office:value="0.539126" calcext:value-type="float">
            <text:p>0.539126</text:p>
          </table:table-cell>
          <table:table-cell office:value-type="float" office:value="0.599444" calcext:value-type="float">
            <text:p>0.599444</text:p>
          </table:table-cell>
          <table:table-cell office:value-type="float" office:value="0.697006" calcext:value-type="float">
            <text:p>0.697006</text:p>
          </table:table-cell>
          <table:table-cell office:value-type="float" office:value="0.835456" calcext:value-type="float">
            <text:p>0.835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6913" calcext:value-type="float">
            <text:p>0.0276913</text:p>
          </table:table-cell>
          <table:table-cell office:value-type="float" office:value="0" calcext:value-type="float">
            <text:p>0</text:p>
          </table:table-cell>
          <table:table-cell office:value-type="float" office:value="0.164544" calcext:value-type="float">
            <text:p>0.164544</text:p>
          </table:table-cell>
          <table:table-cell office:value-type="float" office:value="0.302994" calcext:value-type="float">
            <text:p>0.302994</text:p>
          </table:table-cell>
          <table:table-cell office:value-type="float" office:value="0.400556" calcext:value-type="float">
            <text:p>0.400556</text:p>
          </table:table-cell>
          <table:table-cell office:value-type="float" office:value="0.460874" calcext:value-type="float">
            <text:p>0.460874</text:p>
          </table:table-cell>
          <table:table-cell office:value-type="float" office:value="0.5" calcext:value-type="float">
            <text:p>0.5</text:p>
          </table:table-cell>
          <table:table-cell office:value-type="float" office:value="0.539126" calcext:value-type="float">
            <text:p>0.539126</text:p>
          </table:table-cell>
          <table:table-cell office:value-type="float" office:value="0.599444" calcext:value-type="float">
            <text:p>0.599444</text:p>
          </table:table-cell>
          <table:table-cell office:value-type="float" office:value="0.697006" calcext:value-type="float">
            <text:p>0.697006</text:p>
          </table:table-cell>
          <table:table-cell office:value-type="float" office:value="0.835456" calcext:value-type="float">
            <text:p>0.835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6913" calcext:value-type="float">
            <text:p>0.0276913</text:p>
          </table:table-cell>
          <table:table-cell office:value-type="float" office:value="0" calcext:value-type="float">
            <text:p>0</text:p>
          </table:table-cell>
          <table:table-cell office:value-type="float" office:value="0.164544" calcext:value-type="float">
            <text:p>0.164544</text:p>
          </table:table-cell>
          <table:table-cell office:value-type="float" office:value="0.302994" calcext:value-type="float">
            <text:p>0.302994</text:p>
          </table:table-cell>
          <table:table-cell office:value-type="float" office:value="0.400556" calcext:value-type="float">
            <text:p>0.400556</text:p>
          </table:table-cell>
          <table:table-cell office:value-type="float" office:value="0.460874" calcext:value-type="float">
            <text:p>0.460874</text:p>
          </table:table-cell>
          <table:table-cell office:value-type="float" office:value="0.5" calcext:value-type="float">
            <text:p>0.5</text:p>
          </table:table-cell>
          <table:table-cell office:value-type="float" office:value="0.539126" calcext:value-type="float">
            <text:p>0.539126</text:p>
          </table:table-cell>
          <table:table-cell office:value-type="float" office:value="0.599444" calcext:value-type="float">
            <text:p>0.599444</text:p>
          </table:table-cell>
          <table:table-cell office:value-type="float" office:value="0.697006" calcext:value-type="float">
            <text:p>0.697006</text:p>
          </table:table-cell>
          <table:table-cell office:value-type="float" office:value="0.835456" calcext:value-type="float">
            <text:p>0.835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6913" calcext:value-type="float">
            <text:p>0.0276913</text:p>
          </table:table-cell>
          <table:table-cell office:value-type="float" office:value="0" calcext:value-type="float">
            <text:p>0</text:p>
          </table:table-cell>
          <table:table-cell office:value-type="float" office:value="0.164544" calcext:value-type="float">
            <text:p>0.164544</text:p>
          </table:table-cell>
          <table:table-cell office:value-type="float" office:value="0.302994" calcext:value-type="float">
            <text:p>0.302994</text:p>
          </table:table-cell>
          <table:table-cell office:value-type="float" office:value="0.400556" calcext:value-type="float">
            <text:p>0.400556</text:p>
          </table:table-cell>
          <table:table-cell office:value-type="float" office:value="0.460874" calcext:value-type="float">
            <text:p>0.460874</text:p>
          </table:table-cell>
          <table:table-cell office:value-type="float" office:value="0.5" calcext:value-type="float">
            <text:p>0.5</text:p>
          </table:table-cell>
          <table:table-cell office:value-type="float" office:value="0.539126" calcext:value-type="float">
            <text:p>0.539126</text:p>
          </table:table-cell>
          <table:table-cell office:value-type="float" office:value="0.599444" calcext:value-type="float">
            <text:p>0.599444</text:p>
          </table:table-cell>
          <table:table-cell office:value-type="float" office:value="0.697006" calcext:value-type="float">
            <text:p>0.697006</text:p>
          </table:table-cell>
          <table:table-cell office:value-type="float" office:value="0.835456" calcext:value-type="float">
            <text:p>0.835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6913" calcext:value-type="float">
            <text:p>0.0276913</text:p>
          </table:table-cell>
          <table:table-cell office:value-type="float" office:value="0" calcext:value-type="float">
            <text:p>0</text:p>
          </table:table-cell>
          <table:table-cell office:value-type="float" office:value="0.164544" calcext:value-type="float">
            <text:p>0.164544</text:p>
          </table:table-cell>
          <table:table-cell office:value-type="float" office:value="0.302994" calcext:value-type="float">
            <text:p>0.302994</text:p>
          </table:table-cell>
          <table:table-cell office:value-type="float" office:value="0.400556" calcext:value-type="float">
            <text:p>0.400556</text:p>
          </table:table-cell>
          <table:table-cell office:value-type="float" office:value="0.460874" calcext:value-type="float">
            <text:p>0.460874</text:p>
          </table:table-cell>
          <table:table-cell office:value-type="float" office:value="0.5" calcext:value-type="float">
            <text:p>0.5</text:p>
          </table:table-cell>
          <table:table-cell office:value-type="float" office:value="0.539126" calcext:value-type="float">
            <text:p>0.539126</text:p>
          </table:table-cell>
          <table:table-cell office:value-type="float" office:value="0.599444" calcext:value-type="float">
            <text:p>0.599444</text:p>
          </table:table-cell>
          <table:table-cell office:value-type="float" office:value="0.697006" calcext:value-type="float">
            <text:p>0.697006</text:p>
          </table:table-cell>
          <table:table-cell office:value-type="float" office:value="0.835456" calcext:value-type="float">
            <text:p>0.835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6913" calcext:value-type="float">
            <text:p>0.0276913</text:p>
          </table:table-cell>
          <table:table-cell office:value-type="float" office:value="0" calcext:value-type="float">
            <text:p>0</text:p>
          </table:table-cell>
          <table:table-cell office:value-type="float" office:value="0.164544" calcext:value-type="float">
            <text:p>0.164544</text:p>
          </table:table-cell>
          <table:table-cell office:value-type="float" office:value="0.302994" calcext:value-type="float">
            <text:p>0.302994</text:p>
          </table:table-cell>
          <table:table-cell office:value-type="float" office:value="0.400556" calcext:value-type="float">
            <text:p>0.400556</text:p>
          </table:table-cell>
          <table:table-cell office:value-type="float" office:value="0.460874" calcext:value-type="float">
            <text:p>0.460874</text:p>
          </table:table-cell>
          <table:table-cell office:value-type="float" office:value="0.5" calcext:value-type="float">
            <text:p>0.5</text:p>
          </table:table-cell>
          <table:table-cell office:value-type="float" office:value="0.539126" calcext:value-type="float">
            <text:p>0.539126</text:p>
          </table:table-cell>
          <table:table-cell office:value-type="float" office:value="0.599444" calcext:value-type="float">
            <text:p>0.599444</text:p>
          </table:table-cell>
          <table:table-cell office:value-type="float" office:value="0.697006" calcext:value-type="float">
            <text:p>0.697006</text:p>
          </table:table-cell>
          <table:table-cell office:value-type="float" office:value="0.835456" calcext:value-type="float">
            <text:p>0.835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6913" calcext:value-type="float">
            <text:p>0.0276913</text:p>
          </table:table-cell>
          <table:table-cell office:value-type="float" office:value="0" calcext:value-type="float">
            <text:p>0</text:p>
          </table:table-cell>
          <table:table-cell office:value-type="float" office:value="0.164544" calcext:value-type="float">
            <text:p>0.164544</text:p>
          </table:table-cell>
          <table:table-cell office:value-type="float" office:value="0.302994" calcext:value-type="float">
            <text:p>0.302994</text:p>
          </table:table-cell>
          <table:table-cell office:value-type="float" office:value="0.400556" calcext:value-type="float">
            <text:p>0.400556</text:p>
          </table:table-cell>
          <table:table-cell office:value-type="float" office:value="0.460874" calcext:value-type="float">
            <text:p>0.460874</text:p>
          </table:table-cell>
          <table:table-cell office:value-type="float" office:value="0.5" calcext:value-type="float">
            <text:p>0.5</text:p>
          </table:table-cell>
          <table:table-cell office:value-type="float" office:value="0.539126" calcext:value-type="float">
            <text:p>0.539126</text:p>
          </table:table-cell>
          <table:table-cell office:value-type="float" office:value="0.599444" calcext:value-type="float">
            <text:p>0.599444</text:p>
          </table:table-cell>
          <table:table-cell office:value-type="float" office:value="0.697006" calcext:value-type="float">
            <text:p>0.697006</text:p>
          </table:table-cell>
          <table:table-cell office:value-type="float" office:value="0.835456" calcext:value-type="float">
            <text:p>0.835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6913" calcext:value-type="float">
            <text:p>0.0276913</text:p>
          </table:table-cell>
          <table:table-cell office:value-type="float" office:value="0" calcext:value-type="float">
            <text:p>0</text:p>
          </table:table-cell>
          <table:table-cell office:value-type="float" office:value="0.164544" calcext:value-type="float">
            <text:p>0.164544</text:p>
          </table:table-cell>
          <table:table-cell office:value-type="float" office:value="0.302994" calcext:value-type="float">
            <text:p>0.302994</text:p>
          </table:table-cell>
          <table:table-cell office:value-type="float" office:value="0.400556" calcext:value-type="float">
            <text:p>0.400556</text:p>
          </table:table-cell>
          <table:table-cell office:value-type="float" office:value="0.460874" calcext:value-type="float">
            <text:p>0.460874</text:p>
          </table:table-cell>
          <table:table-cell office:value-type="float" office:value="0.5" calcext:value-type="float">
            <text:p>0.5</text:p>
          </table:table-cell>
          <table:table-cell office:value-type="float" office:value="0.539126" calcext:value-type="float">
            <text:p>0.539126</text:p>
          </table:table-cell>
          <table:table-cell office:value-type="float" office:value="0.599444" calcext:value-type="float">
            <text:p>0.599444</text:p>
          </table:table-cell>
          <table:table-cell office:value-type="float" office:value="0.697006" calcext:value-type="float">
            <text:p>0.697006</text:p>
          </table:table-cell>
          <table:table-cell office:value-type="float" office:value="0.835456" calcext:value-type="float">
            <text:p>0.835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18617" calcext:value-type="float">
            <text:p>0.0318617</text:p>
          </table:table-cell>
          <table:table-cell office:value-type="float" office:value="0" calcext:value-type="float">
            <text:p>0</text:p>
          </table:table-cell>
          <table:table-cell office:value-type="float" office:value="0.154014" calcext:value-type="float">
            <text:p>0.154014</text:p>
          </table:table-cell>
          <table:table-cell office:value-type="float" office:value="0.286856" calcext:value-type="float">
            <text:p>0.286856</text:p>
          </table:table-cell>
          <table:table-cell office:value-type="float" office:value="0.385675" calcext:value-type="float">
            <text:p>0.385675</text:p>
          </table:table-cell>
          <table:table-cell office:value-type="float" office:value="0.452305" calcext:value-type="float">
            <text:p>0.452305</text:p>
          </table:table-cell>
          <table:table-cell office:value-type="float" office:value="0.5" calcext:value-type="float">
            <text:p>0.5</text:p>
          </table:table-cell>
          <table:table-cell office:value-type="float" office:value="0.547695" calcext:value-type="float">
            <text:p>0.547695</text:p>
          </table:table-cell>
          <table:table-cell office:value-type="float" office:value="0.614325" calcext:value-type="float">
            <text:p>0.614325</text:p>
          </table:table-cell>
          <table:table-cell office:value-type="float" office:value="0.713144" calcext:value-type="float">
            <text:p>0.713144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18617" calcext:value-type="float">
            <text:p>0.0318617</text:p>
          </table:table-cell>
          <table:table-cell office:value-type="float" office:value="0" calcext:value-type="float">
            <text:p>0</text:p>
          </table:table-cell>
          <table:table-cell office:value-type="float" office:value="0.154014" calcext:value-type="float">
            <text:p>0.154014</text:p>
          </table:table-cell>
          <table:table-cell office:value-type="float" office:value="0.286856" calcext:value-type="float">
            <text:p>0.286856</text:p>
          </table:table-cell>
          <table:table-cell office:value-type="float" office:value="0.385675" calcext:value-type="float">
            <text:p>0.385675</text:p>
          </table:table-cell>
          <table:table-cell office:value-type="float" office:value="0.452305" calcext:value-type="float">
            <text:p>0.452305</text:p>
          </table:table-cell>
          <table:table-cell office:value-type="float" office:value="0.5" calcext:value-type="float">
            <text:p>0.5</text:p>
          </table:table-cell>
          <table:table-cell office:value-type="float" office:value="0.547695" calcext:value-type="float">
            <text:p>0.547695</text:p>
          </table:table-cell>
          <table:table-cell office:value-type="float" office:value="0.614325" calcext:value-type="float">
            <text:p>0.614325</text:p>
          </table:table-cell>
          <table:table-cell office:value-type="float" office:value="0.713144" calcext:value-type="float">
            <text:p>0.713144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18617" calcext:value-type="float">
            <text:p>0.0318617</text:p>
          </table:table-cell>
          <table:table-cell office:value-type="float" office:value="0" calcext:value-type="float">
            <text:p>0</text:p>
          </table:table-cell>
          <table:table-cell office:value-type="float" office:value="0.154014" calcext:value-type="float">
            <text:p>0.154014</text:p>
          </table:table-cell>
          <table:table-cell office:value-type="float" office:value="0.286856" calcext:value-type="float">
            <text:p>0.286856</text:p>
          </table:table-cell>
          <table:table-cell office:value-type="float" office:value="0.385675" calcext:value-type="float">
            <text:p>0.385675</text:p>
          </table:table-cell>
          <table:table-cell office:value-type="float" office:value="0.452305" calcext:value-type="float">
            <text:p>0.452305</text:p>
          </table:table-cell>
          <table:table-cell office:value-type="float" office:value="0.5" calcext:value-type="float">
            <text:p>0.5</text:p>
          </table:table-cell>
          <table:table-cell office:value-type="float" office:value="0.547695" calcext:value-type="float">
            <text:p>0.547695</text:p>
          </table:table-cell>
          <table:table-cell office:value-type="float" office:value="0.614325" calcext:value-type="float">
            <text:p>0.614325</text:p>
          </table:table-cell>
          <table:table-cell office:value-type="float" office:value="0.713144" calcext:value-type="float">
            <text:p>0.713144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18617" calcext:value-type="float">
            <text:p>0.0318617</text:p>
          </table:table-cell>
          <table:table-cell office:value-type="float" office:value="0" calcext:value-type="float">
            <text:p>0</text:p>
          </table:table-cell>
          <table:table-cell office:value-type="float" office:value="0.154014" calcext:value-type="float">
            <text:p>0.154014</text:p>
          </table:table-cell>
          <table:table-cell office:value-type="float" office:value="0.286856" calcext:value-type="float">
            <text:p>0.286856</text:p>
          </table:table-cell>
          <table:table-cell office:value-type="float" office:value="0.385675" calcext:value-type="float">
            <text:p>0.385675</text:p>
          </table:table-cell>
          <table:table-cell office:value-type="float" office:value="0.452305" calcext:value-type="float">
            <text:p>0.452305</text:p>
          </table:table-cell>
          <table:table-cell office:value-type="float" office:value="0.5" calcext:value-type="float">
            <text:p>0.5</text:p>
          </table:table-cell>
          <table:table-cell office:value-type="float" office:value="0.547695" calcext:value-type="float">
            <text:p>0.547695</text:p>
          </table:table-cell>
          <table:table-cell office:value-type="float" office:value="0.614325" calcext:value-type="float">
            <text:p>0.614325</text:p>
          </table:table-cell>
          <table:table-cell office:value-type="float" office:value="0.713144" calcext:value-type="float">
            <text:p>0.713144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18617" calcext:value-type="float">
            <text:p>0.0318617</text:p>
          </table:table-cell>
          <table:table-cell office:value-type="float" office:value="0" calcext:value-type="float">
            <text:p>0</text:p>
          </table:table-cell>
          <table:table-cell office:value-type="float" office:value="0.154014" calcext:value-type="float">
            <text:p>0.154014</text:p>
          </table:table-cell>
          <table:table-cell office:value-type="float" office:value="0.286856" calcext:value-type="float">
            <text:p>0.286856</text:p>
          </table:table-cell>
          <table:table-cell office:value-type="float" office:value="0.385675" calcext:value-type="float">
            <text:p>0.385675</text:p>
          </table:table-cell>
          <table:table-cell office:value-type="float" office:value="0.452305" calcext:value-type="float">
            <text:p>0.452305</text:p>
          </table:table-cell>
          <table:table-cell office:value-type="float" office:value="0.5" calcext:value-type="float">
            <text:p>0.5</text:p>
          </table:table-cell>
          <table:table-cell office:value-type="float" office:value="0.547695" calcext:value-type="float">
            <text:p>0.547695</text:p>
          </table:table-cell>
          <table:table-cell office:value-type="float" office:value="0.614325" calcext:value-type="float">
            <text:p>0.614325</text:p>
          </table:table-cell>
          <table:table-cell office:value-type="float" office:value="0.713144" calcext:value-type="float">
            <text:p>0.713144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18617" calcext:value-type="float">
            <text:p>0.0318617</text:p>
          </table:table-cell>
          <table:table-cell office:value-type="float" office:value="0" calcext:value-type="float">
            <text:p>0</text:p>
          </table:table-cell>
          <table:table-cell office:value-type="float" office:value="0.154014" calcext:value-type="float">
            <text:p>0.154014</text:p>
          </table:table-cell>
          <table:table-cell office:value-type="float" office:value="0.286856" calcext:value-type="float">
            <text:p>0.286856</text:p>
          </table:table-cell>
          <table:table-cell office:value-type="float" office:value="0.385675" calcext:value-type="float">
            <text:p>0.385675</text:p>
          </table:table-cell>
          <table:table-cell office:value-type="float" office:value="0.452305" calcext:value-type="float">
            <text:p>0.452305</text:p>
          </table:table-cell>
          <table:table-cell office:value-type="float" office:value="0.5" calcext:value-type="float">
            <text:p>0.5</text:p>
          </table:table-cell>
          <table:table-cell office:value-type="float" office:value="0.547695" calcext:value-type="float">
            <text:p>0.547695</text:p>
          </table:table-cell>
          <table:table-cell office:value-type="float" office:value="0.614325" calcext:value-type="float">
            <text:p>0.614325</text:p>
          </table:table-cell>
          <table:table-cell office:value-type="float" office:value="0.713144" calcext:value-type="float">
            <text:p>0.713144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18617" calcext:value-type="float">
            <text:p>0.0318617</text:p>
          </table:table-cell>
          <table:table-cell office:value-type="float" office:value="0" calcext:value-type="float">
            <text:p>0</text:p>
          </table:table-cell>
          <table:table-cell office:value-type="float" office:value="0.154014" calcext:value-type="float">
            <text:p>0.154014</text:p>
          </table:table-cell>
          <table:table-cell office:value-type="float" office:value="0.286856" calcext:value-type="float">
            <text:p>0.286856</text:p>
          </table:table-cell>
          <table:table-cell office:value-type="float" office:value="0.385675" calcext:value-type="float">
            <text:p>0.385675</text:p>
          </table:table-cell>
          <table:table-cell office:value-type="float" office:value="0.452305" calcext:value-type="float">
            <text:p>0.452305</text:p>
          </table:table-cell>
          <table:table-cell office:value-type="float" office:value="0.5" calcext:value-type="float">
            <text:p>0.5</text:p>
          </table:table-cell>
          <table:table-cell office:value-type="float" office:value="0.547695" calcext:value-type="float">
            <text:p>0.547695</text:p>
          </table:table-cell>
          <table:table-cell office:value-type="float" office:value="0.614325" calcext:value-type="float">
            <text:p>0.614325</text:p>
          </table:table-cell>
          <table:table-cell office:value-type="float" office:value="0.713144" calcext:value-type="float">
            <text:p>0.713144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18617" calcext:value-type="float">
            <text:p>0.0318617</text:p>
          </table:table-cell>
          <table:table-cell office:value-type="float" office:value="0" calcext:value-type="float">
            <text:p>0</text:p>
          </table:table-cell>
          <table:table-cell office:value-type="float" office:value="0.154014" calcext:value-type="float">
            <text:p>0.154014</text:p>
          </table:table-cell>
          <table:table-cell office:value-type="float" office:value="0.286856" calcext:value-type="float">
            <text:p>0.286856</text:p>
          </table:table-cell>
          <table:table-cell office:value-type="float" office:value="0.385675" calcext:value-type="float">
            <text:p>0.385675</text:p>
          </table:table-cell>
          <table:table-cell office:value-type="float" office:value="0.452305" calcext:value-type="float">
            <text:p>0.452305</text:p>
          </table:table-cell>
          <table:table-cell office:value-type="float" office:value="0.5" calcext:value-type="float">
            <text:p>0.5</text:p>
          </table:table-cell>
          <table:table-cell office:value-type="float" office:value="0.547695" calcext:value-type="float">
            <text:p>0.547695</text:p>
          </table:table-cell>
          <table:table-cell office:value-type="float" office:value="0.614325" calcext:value-type="float">
            <text:p>0.614325</text:p>
          </table:table-cell>
          <table:table-cell office:value-type="float" office:value="0.713144" calcext:value-type="float">
            <text:p>0.713144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18617" calcext:value-type="float">
            <text:p>0.0318617</text:p>
          </table:table-cell>
          <table:table-cell office:value-type="float" office:value="0" calcext:value-type="float">
            <text:p>0</text:p>
          </table:table-cell>
          <table:table-cell office:value-type="float" office:value="0.154014" calcext:value-type="float">
            <text:p>0.154014</text:p>
          </table:table-cell>
          <table:table-cell office:value-type="float" office:value="0.286856" calcext:value-type="float">
            <text:p>0.286856</text:p>
          </table:table-cell>
          <table:table-cell office:value-type="float" office:value="0.385675" calcext:value-type="float">
            <text:p>0.385675</text:p>
          </table:table-cell>
          <table:table-cell office:value-type="float" office:value="0.452305" calcext:value-type="float">
            <text:p>0.452305</text:p>
          </table:table-cell>
          <table:table-cell office:value-type="float" office:value="0.5" calcext:value-type="float">
            <text:p>0.5</text:p>
          </table:table-cell>
          <table:table-cell office:value-type="float" office:value="0.547695" calcext:value-type="float">
            <text:p>0.547695</text:p>
          </table:table-cell>
          <table:table-cell office:value-type="float" office:value="0.614325" calcext:value-type="float">
            <text:p>0.614325</text:p>
          </table:table-cell>
          <table:table-cell office:value-type="float" office:value="0.713144" calcext:value-type="float">
            <text:p>0.713144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18617" calcext:value-type="float">
            <text:p>0.0318617</text:p>
          </table:table-cell>
          <table:table-cell office:value-type="float" office:value="0" calcext:value-type="float">
            <text:p>0</text:p>
          </table:table-cell>
          <table:table-cell office:value-type="float" office:value="0.154014" calcext:value-type="float">
            <text:p>0.154014</text:p>
          </table:table-cell>
          <table:table-cell office:value-type="float" office:value="0.286856" calcext:value-type="float">
            <text:p>0.286856</text:p>
          </table:table-cell>
          <table:table-cell office:value-type="float" office:value="0.385675" calcext:value-type="float">
            <text:p>0.385675</text:p>
          </table:table-cell>
          <table:table-cell office:value-type="float" office:value="0.452305" calcext:value-type="float">
            <text:p>0.452305</text:p>
          </table:table-cell>
          <table:table-cell office:value-type="float" office:value="0.5" calcext:value-type="float">
            <text:p>0.5</text:p>
          </table:table-cell>
          <table:table-cell office:value-type="float" office:value="0.547695" calcext:value-type="float">
            <text:p>0.547695</text:p>
          </table:table-cell>
          <table:table-cell office:value-type="float" office:value="0.614325" calcext:value-type="float">
            <text:p>0.614325</text:p>
          </table:table-cell>
          <table:table-cell office:value-type="float" office:value="0.713144" calcext:value-type="float">
            <text:p>0.713144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18617" calcext:value-type="float">
            <text:p>0.0318617</text:p>
          </table:table-cell>
          <table:table-cell office:value-type="float" office:value="0" calcext:value-type="float">
            <text:p>0</text:p>
          </table:table-cell>
          <table:table-cell office:value-type="float" office:value="0.154014" calcext:value-type="float">
            <text:p>0.154014</text:p>
          </table:table-cell>
          <table:table-cell office:value-type="float" office:value="0.286856" calcext:value-type="float">
            <text:p>0.286856</text:p>
          </table:table-cell>
          <table:table-cell office:value-type="float" office:value="0.385675" calcext:value-type="float">
            <text:p>0.385675</text:p>
          </table:table-cell>
          <table:table-cell office:value-type="float" office:value="0.452305" calcext:value-type="float">
            <text:p>0.452305</text:p>
          </table:table-cell>
          <table:table-cell office:value-type="float" office:value="0.5" calcext:value-type="float">
            <text:p>0.5</text:p>
          </table:table-cell>
          <table:table-cell office:value-type="float" office:value="0.547695" calcext:value-type="float">
            <text:p>0.547695</text:p>
          </table:table-cell>
          <table:table-cell office:value-type="float" office:value="0.614325" calcext:value-type="float">
            <text:p>0.614325</text:p>
          </table:table-cell>
          <table:table-cell office:value-type="float" office:value="0.713144" calcext:value-type="float">
            <text:p>0.713144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65725" calcext:value-type="float">
            <text:p>0.0365725</text:p>
          </table:table-cell>
          <table:table-cell office:value-type="float" office:value="0" calcext:value-type="float">
            <text:p>0</text:p>
          </table:table-cell>
          <table:table-cell office:value-type="float" office:value="0.144447" calcext:value-type="float">
            <text:p>0.144447</text:p>
          </table:table-cell>
          <table:table-cell office:value-type="float" office:value="0.271822" calcext:value-type="float">
            <text:p>0.271822</text:p>
          </table:table-cell>
          <table:table-cell office:value-type="float" office:value="0.37133" calcext:value-type="float">
            <text:p>0.37133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5" calcext:value-type="float">
            <text:p>0.5</text:p>
          </table:table-cell>
          <table:table-cell office:value-type="float" office:value="0.556204" calcext:value-type="float">
            <text:p>0.556204</text:p>
          </table:table-cell>
          <table:table-cell office:value-type="float" office:value="0.62867" calcext:value-type="float">
            <text:p>0.62867</text:p>
          </table:table-cell>
          <table:table-cell office:value-type="float" office:value="0.728178" calcext:value-type="float">
            <text:p>0.728178</text:p>
          </table:table-cell>
          <table:table-cell office:value-type="float" office:value="0.855553" calcext:value-type="float">
            <text:p>0.855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65725" calcext:value-type="float">
            <text:p>0.0365725</text:p>
          </table:table-cell>
          <table:table-cell office:value-type="float" office:value="0" calcext:value-type="float">
            <text:p>0</text:p>
          </table:table-cell>
          <table:table-cell office:value-type="float" office:value="0.144447" calcext:value-type="float">
            <text:p>0.144447</text:p>
          </table:table-cell>
          <table:table-cell office:value-type="float" office:value="0.271822" calcext:value-type="float">
            <text:p>0.271822</text:p>
          </table:table-cell>
          <table:table-cell office:value-type="float" office:value="0.37133" calcext:value-type="float">
            <text:p>0.37133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5" calcext:value-type="float">
            <text:p>0.5</text:p>
          </table:table-cell>
          <table:table-cell office:value-type="float" office:value="0.556204" calcext:value-type="float">
            <text:p>0.556204</text:p>
          </table:table-cell>
          <table:table-cell office:value-type="float" office:value="0.62867" calcext:value-type="float">
            <text:p>0.62867</text:p>
          </table:table-cell>
          <table:table-cell office:value-type="float" office:value="0.728178" calcext:value-type="float">
            <text:p>0.728178</text:p>
          </table:table-cell>
          <table:table-cell office:value-type="float" office:value="0.855553" calcext:value-type="float">
            <text:p>0.855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65725" calcext:value-type="float">
            <text:p>0.0365725</text:p>
          </table:table-cell>
          <table:table-cell office:value-type="float" office:value="0" calcext:value-type="float">
            <text:p>0</text:p>
          </table:table-cell>
          <table:table-cell office:value-type="float" office:value="0.144447" calcext:value-type="float">
            <text:p>0.144447</text:p>
          </table:table-cell>
          <table:table-cell office:value-type="float" office:value="0.271822" calcext:value-type="float">
            <text:p>0.271822</text:p>
          </table:table-cell>
          <table:table-cell office:value-type="float" office:value="0.37133" calcext:value-type="float">
            <text:p>0.37133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5" calcext:value-type="float">
            <text:p>0.5</text:p>
          </table:table-cell>
          <table:table-cell office:value-type="float" office:value="0.556204" calcext:value-type="float">
            <text:p>0.556204</text:p>
          </table:table-cell>
          <table:table-cell office:value-type="float" office:value="0.62867" calcext:value-type="float">
            <text:p>0.62867</text:p>
          </table:table-cell>
          <table:table-cell office:value-type="float" office:value="0.728178" calcext:value-type="float">
            <text:p>0.728178</text:p>
          </table:table-cell>
          <table:table-cell office:value-type="float" office:value="0.855553" calcext:value-type="float">
            <text:p>0.855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65725" calcext:value-type="float">
            <text:p>0.0365725</text:p>
          </table:table-cell>
          <table:table-cell office:value-type="float" office:value="0" calcext:value-type="float">
            <text:p>0</text:p>
          </table:table-cell>
          <table:table-cell office:value-type="float" office:value="0.144447" calcext:value-type="float">
            <text:p>0.144447</text:p>
          </table:table-cell>
          <table:table-cell office:value-type="float" office:value="0.271822" calcext:value-type="float">
            <text:p>0.271822</text:p>
          </table:table-cell>
          <table:table-cell office:value-type="float" office:value="0.37133" calcext:value-type="float">
            <text:p>0.37133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5" calcext:value-type="float">
            <text:p>0.5</text:p>
          </table:table-cell>
          <table:table-cell office:value-type="float" office:value="0.556204" calcext:value-type="float">
            <text:p>0.556204</text:p>
          </table:table-cell>
          <table:table-cell office:value-type="float" office:value="0.62867" calcext:value-type="float">
            <text:p>0.62867</text:p>
          </table:table-cell>
          <table:table-cell office:value-type="float" office:value="0.728178" calcext:value-type="float">
            <text:p>0.728178</text:p>
          </table:table-cell>
          <table:table-cell office:value-type="float" office:value="0.855553" calcext:value-type="float">
            <text:p>0.855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65725" calcext:value-type="float">
            <text:p>0.0365725</text:p>
          </table:table-cell>
          <table:table-cell office:value-type="float" office:value="0" calcext:value-type="float">
            <text:p>0</text:p>
          </table:table-cell>
          <table:table-cell office:value-type="float" office:value="0.144447" calcext:value-type="float">
            <text:p>0.144447</text:p>
          </table:table-cell>
          <table:table-cell office:value-type="float" office:value="0.271822" calcext:value-type="float">
            <text:p>0.271822</text:p>
          </table:table-cell>
          <table:table-cell office:value-type="float" office:value="0.37133" calcext:value-type="float">
            <text:p>0.37133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5" calcext:value-type="float">
            <text:p>0.5</text:p>
          </table:table-cell>
          <table:table-cell office:value-type="float" office:value="0.556204" calcext:value-type="float">
            <text:p>0.556204</text:p>
          </table:table-cell>
          <table:table-cell office:value-type="float" office:value="0.62867" calcext:value-type="float">
            <text:p>0.62867</text:p>
          </table:table-cell>
          <table:table-cell office:value-type="float" office:value="0.728178" calcext:value-type="float">
            <text:p>0.728178</text:p>
          </table:table-cell>
          <table:table-cell office:value-type="float" office:value="0.855553" calcext:value-type="float">
            <text:p>0.855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65725" calcext:value-type="float">
            <text:p>0.0365725</text:p>
          </table:table-cell>
          <table:table-cell office:value-type="float" office:value="0" calcext:value-type="float">
            <text:p>0</text:p>
          </table:table-cell>
          <table:table-cell office:value-type="float" office:value="0.144447" calcext:value-type="float">
            <text:p>0.144447</text:p>
          </table:table-cell>
          <table:table-cell office:value-type="float" office:value="0.271822" calcext:value-type="float">
            <text:p>0.271822</text:p>
          </table:table-cell>
          <table:table-cell office:value-type="float" office:value="0.37133" calcext:value-type="float">
            <text:p>0.37133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5" calcext:value-type="float">
            <text:p>0.5</text:p>
          </table:table-cell>
          <table:table-cell office:value-type="float" office:value="0.556204" calcext:value-type="float">
            <text:p>0.556204</text:p>
          </table:table-cell>
          <table:table-cell office:value-type="float" office:value="0.62867" calcext:value-type="float">
            <text:p>0.62867</text:p>
          </table:table-cell>
          <table:table-cell office:value-type="float" office:value="0.728178" calcext:value-type="float">
            <text:p>0.728178</text:p>
          </table:table-cell>
          <table:table-cell office:value-type="float" office:value="0.855553" calcext:value-type="float">
            <text:p>0.855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65725" calcext:value-type="float">
            <text:p>0.0365725</text:p>
          </table:table-cell>
          <table:table-cell office:value-type="float" office:value="0" calcext:value-type="float">
            <text:p>0</text:p>
          </table:table-cell>
          <table:table-cell office:value-type="float" office:value="0.144447" calcext:value-type="float">
            <text:p>0.144447</text:p>
          </table:table-cell>
          <table:table-cell office:value-type="float" office:value="0.271822" calcext:value-type="float">
            <text:p>0.271822</text:p>
          </table:table-cell>
          <table:table-cell office:value-type="float" office:value="0.37133" calcext:value-type="float">
            <text:p>0.37133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5" calcext:value-type="float">
            <text:p>0.5</text:p>
          </table:table-cell>
          <table:table-cell office:value-type="float" office:value="0.556204" calcext:value-type="float">
            <text:p>0.556204</text:p>
          </table:table-cell>
          <table:table-cell office:value-type="float" office:value="0.62867" calcext:value-type="float">
            <text:p>0.62867</text:p>
          </table:table-cell>
          <table:table-cell office:value-type="float" office:value="0.728178" calcext:value-type="float">
            <text:p>0.728178</text:p>
          </table:table-cell>
          <table:table-cell office:value-type="float" office:value="0.855553" calcext:value-type="float">
            <text:p>0.855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65725" calcext:value-type="float">
            <text:p>0.0365725</text:p>
          </table:table-cell>
          <table:table-cell office:value-type="float" office:value="0" calcext:value-type="float">
            <text:p>0</text:p>
          </table:table-cell>
          <table:table-cell office:value-type="float" office:value="0.144447" calcext:value-type="float">
            <text:p>0.144447</text:p>
          </table:table-cell>
          <table:table-cell office:value-type="float" office:value="0.271822" calcext:value-type="float">
            <text:p>0.271822</text:p>
          </table:table-cell>
          <table:table-cell office:value-type="float" office:value="0.37133" calcext:value-type="float">
            <text:p>0.37133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5" calcext:value-type="float">
            <text:p>0.5</text:p>
          </table:table-cell>
          <table:table-cell office:value-type="float" office:value="0.556204" calcext:value-type="float">
            <text:p>0.556204</text:p>
          </table:table-cell>
          <table:table-cell office:value-type="float" office:value="0.62867" calcext:value-type="float">
            <text:p>0.62867</text:p>
          </table:table-cell>
          <table:table-cell office:value-type="float" office:value="0.728178" calcext:value-type="float">
            <text:p>0.728178</text:p>
          </table:table-cell>
          <table:table-cell office:value-type="float" office:value="0.855553" calcext:value-type="float">
            <text:p>0.855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65725" calcext:value-type="float">
            <text:p>0.0365725</text:p>
          </table:table-cell>
          <table:table-cell office:value-type="float" office:value="0" calcext:value-type="float">
            <text:p>0</text:p>
          </table:table-cell>
          <table:table-cell office:value-type="float" office:value="0.144447" calcext:value-type="float">
            <text:p>0.144447</text:p>
          </table:table-cell>
          <table:table-cell office:value-type="float" office:value="0.271822" calcext:value-type="float">
            <text:p>0.271822</text:p>
          </table:table-cell>
          <table:table-cell office:value-type="float" office:value="0.37133" calcext:value-type="float">
            <text:p>0.37133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5" calcext:value-type="float">
            <text:p>0.5</text:p>
          </table:table-cell>
          <table:table-cell office:value-type="float" office:value="0.556204" calcext:value-type="float">
            <text:p>0.556204</text:p>
          </table:table-cell>
          <table:table-cell office:value-type="float" office:value="0.62867" calcext:value-type="float">
            <text:p>0.62867</text:p>
          </table:table-cell>
          <table:table-cell office:value-type="float" office:value="0.728178" calcext:value-type="float">
            <text:p>0.728178</text:p>
          </table:table-cell>
          <table:table-cell office:value-type="float" office:value="0.855553" calcext:value-type="float">
            <text:p>0.855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65725" calcext:value-type="float">
            <text:p>0.0365725</text:p>
          </table:table-cell>
          <table:table-cell office:value-type="float" office:value="0" calcext:value-type="float">
            <text:p>0</text:p>
          </table:table-cell>
          <table:table-cell office:value-type="float" office:value="0.144447" calcext:value-type="float">
            <text:p>0.144447</text:p>
          </table:table-cell>
          <table:table-cell office:value-type="float" office:value="0.271822" calcext:value-type="float">
            <text:p>0.271822</text:p>
          </table:table-cell>
          <table:table-cell office:value-type="float" office:value="0.37133" calcext:value-type="float">
            <text:p>0.37133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5" calcext:value-type="float">
            <text:p>0.5</text:p>
          </table:table-cell>
          <table:table-cell office:value-type="float" office:value="0.556204" calcext:value-type="float">
            <text:p>0.556204</text:p>
          </table:table-cell>
          <table:table-cell office:value-type="float" office:value="0.62867" calcext:value-type="float">
            <text:p>0.62867</text:p>
          </table:table-cell>
          <table:table-cell office:value-type="float" office:value="0.728178" calcext:value-type="float">
            <text:p>0.728178</text:p>
          </table:table-cell>
          <table:table-cell office:value-type="float" office:value="0.855553" calcext:value-type="float">
            <text:p>0.855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65725" calcext:value-type="float">
            <text:p>0.0365725</text:p>
          </table:table-cell>
          <table:table-cell office:value-type="float" office:value="0" calcext:value-type="float">
            <text:p>0</text:p>
          </table:table-cell>
          <table:table-cell office:value-type="float" office:value="0.144447" calcext:value-type="float">
            <text:p>0.144447</text:p>
          </table:table-cell>
          <table:table-cell office:value-type="float" office:value="0.271822" calcext:value-type="float">
            <text:p>0.271822</text:p>
          </table:table-cell>
          <table:table-cell office:value-type="float" office:value="0.37133" calcext:value-type="float">
            <text:p>0.37133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5" calcext:value-type="float">
            <text:p>0.5</text:p>
          </table:table-cell>
          <table:table-cell office:value-type="float" office:value="0.556204" calcext:value-type="float">
            <text:p>0.556204</text:p>
          </table:table-cell>
          <table:table-cell office:value-type="float" office:value="0.62867" calcext:value-type="float">
            <text:p>0.62867</text:p>
          </table:table-cell>
          <table:table-cell office:value-type="float" office:value="0.728178" calcext:value-type="float">
            <text:p>0.728178</text:p>
          </table:table-cell>
          <table:table-cell office:value-type="float" office:value="0.855553" calcext:value-type="float">
            <text:p>0.855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9581" calcext:value-type="float">
            <text:p>0.0419581</text:p>
          </table:table-cell>
          <table:table-cell office:value-type="float" office:value="0" calcext:value-type="float">
            <text:p>0</text:p>
          </table:table-cell>
          <table:table-cell office:value-type="float" office:value="0.13573" calcext:value-type="float">
            <text:p>0.13573</text:p>
          </table:table-cell>
          <table:table-cell office:value-type="float" office:value="0.257905" calcext:value-type="float">
            <text:p>0.257905</text:p>
          </table:table-cell>
          <table:table-cell office:value-type="float" office:value="0.357753" calcext:value-type="float">
            <text:p>0.357753</text:p>
          </table:table-cell>
          <table:table-cell office:value-type="float" office:value="0.435586" calcext:value-type="float">
            <text:p>0.435586</text:p>
          </table:table-cell>
          <table:table-cell office:value-type="float" office:value="0.5" calcext:value-type="float">
            <text:p>0.5</text:p>
          </table:table-cell>
          <table:table-cell office:value-type="float" office:value="0.564414" calcext:value-type="float">
            <text:p>0.564414</text:p>
          </table:table-cell>
          <table:table-cell office:value-type="float" office:value="0.642247" calcext:value-type="float">
            <text:p>0.642247</text:p>
          </table:table-cell>
          <table:table-cell office:value-type="float" office:value="0.742095" calcext:value-type="float">
            <text:p>0.742095</text:p>
          </table:table-cell>
          <table:table-cell office:value-type="float" office:value="0.86427" calcext:value-type="float">
            <text:p>0.86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9581" calcext:value-type="float">
            <text:p>0.0419581</text:p>
          </table:table-cell>
          <table:table-cell office:value-type="float" office:value="0" calcext:value-type="float">
            <text:p>0</text:p>
          </table:table-cell>
          <table:table-cell office:value-type="float" office:value="0.13573" calcext:value-type="float">
            <text:p>0.13573</text:p>
          </table:table-cell>
          <table:table-cell office:value-type="float" office:value="0.257905" calcext:value-type="float">
            <text:p>0.257905</text:p>
          </table:table-cell>
          <table:table-cell office:value-type="float" office:value="0.357753" calcext:value-type="float">
            <text:p>0.357753</text:p>
          </table:table-cell>
          <table:table-cell office:value-type="float" office:value="0.435586" calcext:value-type="float">
            <text:p>0.435586</text:p>
          </table:table-cell>
          <table:table-cell office:value-type="float" office:value="0.5" calcext:value-type="float">
            <text:p>0.5</text:p>
          </table:table-cell>
          <table:table-cell office:value-type="float" office:value="0.564414" calcext:value-type="float">
            <text:p>0.564414</text:p>
          </table:table-cell>
          <table:table-cell office:value-type="float" office:value="0.642247" calcext:value-type="float">
            <text:p>0.642247</text:p>
          </table:table-cell>
          <table:table-cell office:value-type="float" office:value="0.742095" calcext:value-type="float">
            <text:p>0.742095</text:p>
          </table:table-cell>
          <table:table-cell office:value-type="float" office:value="0.86427" calcext:value-type="float">
            <text:p>0.86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9581" calcext:value-type="float">
            <text:p>0.0419581</text:p>
          </table:table-cell>
          <table:table-cell office:value-type="float" office:value="0" calcext:value-type="float">
            <text:p>0</text:p>
          </table:table-cell>
          <table:table-cell office:value-type="float" office:value="0.13573" calcext:value-type="float">
            <text:p>0.13573</text:p>
          </table:table-cell>
          <table:table-cell office:value-type="float" office:value="0.257905" calcext:value-type="float">
            <text:p>0.257905</text:p>
          </table:table-cell>
          <table:table-cell office:value-type="float" office:value="0.357753" calcext:value-type="float">
            <text:p>0.357753</text:p>
          </table:table-cell>
          <table:table-cell office:value-type="float" office:value="0.435586" calcext:value-type="float">
            <text:p>0.435586</text:p>
          </table:table-cell>
          <table:table-cell office:value-type="float" office:value="0.5" calcext:value-type="float">
            <text:p>0.5</text:p>
          </table:table-cell>
          <table:table-cell office:value-type="float" office:value="0.564414" calcext:value-type="float">
            <text:p>0.564414</text:p>
          </table:table-cell>
          <table:table-cell office:value-type="float" office:value="0.642247" calcext:value-type="float">
            <text:p>0.642247</text:p>
          </table:table-cell>
          <table:table-cell office:value-type="float" office:value="0.742095" calcext:value-type="float">
            <text:p>0.742095</text:p>
          </table:table-cell>
          <table:table-cell office:value-type="float" office:value="0.86427" calcext:value-type="float">
            <text:p>0.86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9581" calcext:value-type="float">
            <text:p>0.0419581</text:p>
          </table:table-cell>
          <table:table-cell office:value-type="float" office:value="0" calcext:value-type="float">
            <text:p>0</text:p>
          </table:table-cell>
          <table:table-cell office:value-type="float" office:value="0.13573" calcext:value-type="float">
            <text:p>0.13573</text:p>
          </table:table-cell>
          <table:table-cell office:value-type="float" office:value="0.257905" calcext:value-type="float">
            <text:p>0.257905</text:p>
          </table:table-cell>
          <table:table-cell office:value-type="float" office:value="0.357753" calcext:value-type="float">
            <text:p>0.357753</text:p>
          </table:table-cell>
          <table:table-cell office:value-type="float" office:value="0.435586" calcext:value-type="float">
            <text:p>0.435586</text:p>
          </table:table-cell>
          <table:table-cell office:value-type="float" office:value="0.5" calcext:value-type="float">
            <text:p>0.5</text:p>
          </table:table-cell>
          <table:table-cell office:value-type="float" office:value="0.564414" calcext:value-type="float">
            <text:p>0.564414</text:p>
          </table:table-cell>
          <table:table-cell office:value-type="float" office:value="0.642247" calcext:value-type="float">
            <text:p>0.642247</text:p>
          </table:table-cell>
          <table:table-cell office:value-type="float" office:value="0.742095" calcext:value-type="float">
            <text:p>0.742095</text:p>
          </table:table-cell>
          <table:table-cell office:value-type="float" office:value="0.86427" calcext:value-type="float">
            <text:p>0.86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9581" calcext:value-type="float">
            <text:p>0.0419581</text:p>
          </table:table-cell>
          <table:table-cell office:value-type="float" office:value="0" calcext:value-type="float">
            <text:p>0</text:p>
          </table:table-cell>
          <table:table-cell office:value-type="float" office:value="0.13573" calcext:value-type="float">
            <text:p>0.13573</text:p>
          </table:table-cell>
          <table:table-cell office:value-type="float" office:value="0.257905" calcext:value-type="float">
            <text:p>0.257905</text:p>
          </table:table-cell>
          <table:table-cell office:value-type="float" office:value="0.357753" calcext:value-type="float">
            <text:p>0.357753</text:p>
          </table:table-cell>
          <table:table-cell office:value-type="float" office:value="0.435586" calcext:value-type="float">
            <text:p>0.435586</text:p>
          </table:table-cell>
          <table:table-cell office:value-type="float" office:value="0.5" calcext:value-type="float">
            <text:p>0.5</text:p>
          </table:table-cell>
          <table:table-cell office:value-type="float" office:value="0.564414" calcext:value-type="float">
            <text:p>0.564414</text:p>
          </table:table-cell>
          <table:table-cell office:value-type="float" office:value="0.642247" calcext:value-type="float">
            <text:p>0.642247</text:p>
          </table:table-cell>
          <table:table-cell office:value-type="float" office:value="0.742095" calcext:value-type="float">
            <text:p>0.742095</text:p>
          </table:table-cell>
          <table:table-cell office:value-type="float" office:value="0.86427" calcext:value-type="float">
            <text:p>0.86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9581" calcext:value-type="float">
            <text:p>0.0419581</text:p>
          </table:table-cell>
          <table:table-cell office:value-type="float" office:value="0" calcext:value-type="float">
            <text:p>0</text:p>
          </table:table-cell>
          <table:table-cell office:value-type="float" office:value="0.13573" calcext:value-type="float">
            <text:p>0.13573</text:p>
          </table:table-cell>
          <table:table-cell office:value-type="float" office:value="0.257905" calcext:value-type="float">
            <text:p>0.257905</text:p>
          </table:table-cell>
          <table:table-cell office:value-type="float" office:value="0.357753" calcext:value-type="float">
            <text:p>0.357753</text:p>
          </table:table-cell>
          <table:table-cell office:value-type="float" office:value="0.435586" calcext:value-type="float">
            <text:p>0.435586</text:p>
          </table:table-cell>
          <table:table-cell office:value-type="float" office:value="0.5" calcext:value-type="float">
            <text:p>0.5</text:p>
          </table:table-cell>
          <table:table-cell office:value-type="float" office:value="0.564414" calcext:value-type="float">
            <text:p>0.564414</text:p>
          </table:table-cell>
          <table:table-cell office:value-type="float" office:value="0.642247" calcext:value-type="float">
            <text:p>0.642247</text:p>
          </table:table-cell>
          <table:table-cell office:value-type="float" office:value="0.742095" calcext:value-type="float">
            <text:p>0.742095</text:p>
          </table:table-cell>
          <table:table-cell office:value-type="float" office:value="0.86427" calcext:value-type="float">
            <text:p>0.86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9581" calcext:value-type="float">
            <text:p>0.0419581</text:p>
          </table:table-cell>
          <table:table-cell office:value-type="float" office:value="0" calcext:value-type="float">
            <text:p>0</text:p>
          </table:table-cell>
          <table:table-cell office:value-type="float" office:value="0.13573" calcext:value-type="float">
            <text:p>0.13573</text:p>
          </table:table-cell>
          <table:table-cell office:value-type="float" office:value="0.257905" calcext:value-type="float">
            <text:p>0.257905</text:p>
          </table:table-cell>
          <table:table-cell office:value-type="float" office:value="0.357753" calcext:value-type="float">
            <text:p>0.357753</text:p>
          </table:table-cell>
          <table:table-cell office:value-type="float" office:value="0.435586" calcext:value-type="float">
            <text:p>0.435586</text:p>
          </table:table-cell>
          <table:table-cell office:value-type="float" office:value="0.5" calcext:value-type="float">
            <text:p>0.5</text:p>
          </table:table-cell>
          <table:table-cell office:value-type="float" office:value="0.564414" calcext:value-type="float">
            <text:p>0.564414</text:p>
          </table:table-cell>
          <table:table-cell office:value-type="float" office:value="0.642247" calcext:value-type="float">
            <text:p>0.642247</text:p>
          </table:table-cell>
          <table:table-cell office:value-type="float" office:value="0.742095" calcext:value-type="float">
            <text:p>0.742095</text:p>
          </table:table-cell>
          <table:table-cell office:value-type="float" office:value="0.86427" calcext:value-type="float">
            <text:p>0.86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9581" calcext:value-type="float">
            <text:p>0.0419581</text:p>
          </table:table-cell>
          <table:table-cell office:value-type="float" office:value="0" calcext:value-type="float">
            <text:p>0</text:p>
          </table:table-cell>
          <table:table-cell office:value-type="float" office:value="0.13573" calcext:value-type="float">
            <text:p>0.13573</text:p>
          </table:table-cell>
          <table:table-cell office:value-type="float" office:value="0.257905" calcext:value-type="float">
            <text:p>0.257905</text:p>
          </table:table-cell>
          <table:table-cell office:value-type="float" office:value="0.357753" calcext:value-type="float">
            <text:p>0.357753</text:p>
          </table:table-cell>
          <table:table-cell office:value-type="float" office:value="0.435586" calcext:value-type="float">
            <text:p>0.435586</text:p>
          </table:table-cell>
          <table:table-cell office:value-type="float" office:value="0.5" calcext:value-type="float">
            <text:p>0.5</text:p>
          </table:table-cell>
          <table:table-cell office:value-type="float" office:value="0.564414" calcext:value-type="float">
            <text:p>0.564414</text:p>
          </table:table-cell>
          <table:table-cell office:value-type="float" office:value="0.642247" calcext:value-type="float">
            <text:p>0.642247</text:p>
          </table:table-cell>
          <table:table-cell office:value-type="float" office:value="0.742095" calcext:value-type="float">
            <text:p>0.742095</text:p>
          </table:table-cell>
          <table:table-cell office:value-type="float" office:value="0.86427" calcext:value-type="float">
            <text:p>0.86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9581" calcext:value-type="float">
            <text:p>0.0419581</text:p>
          </table:table-cell>
          <table:table-cell office:value-type="float" office:value="0" calcext:value-type="float">
            <text:p>0</text:p>
          </table:table-cell>
          <table:table-cell office:value-type="float" office:value="0.13573" calcext:value-type="float">
            <text:p>0.13573</text:p>
          </table:table-cell>
          <table:table-cell office:value-type="float" office:value="0.257905" calcext:value-type="float">
            <text:p>0.257905</text:p>
          </table:table-cell>
          <table:table-cell office:value-type="float" office:value="0.357753" calcext:value-type="float">
            <text:p>0.357753</text:p>
          </table:table-cell>
          <table:table-cell office:value-type="float" office:value="0.435586" calcext:value-type="float">
            <text:p>0.435586</text:p>
          </table:table-cell>
          <table:table-cell office:value-type="float" office:value="0.5" calcext:value-type="float">
            <text:p>0.5</text:p>
          </table:table-cell>
          <table:table-cell office:value-type="float" office:value="0.564414" calcext:value-type="float">
            <text:p>0.564414</text:p>
          </table:table-cell>
          <table:table-cell office:value-type="float" office:value="0.642247" calcext:value-type="float">
            <text:p>0.642247</text:p>
          </table:table-cell>
          <table:table-cell office:value-type="float" office:value="0.742095" calcext:value-type="float">
            <text:p>0.742095</text:p>
          </table:table-cell>
          <table:table-cell office:value-type="float" office:value="0.86427" calcext:value-type="float">
            <text:p>0.86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9581" calcext:value-type="float">
            <text:p>0.0419581</text:p>
          </table:table-cell>
          <table:table-cell office:value-type="float" office:value="0" calcext:value-type="float">
            <text:p>0</text:p>
          </table:table-cell>
          <table:table-cell office:value-type="float" office:value="0.13573" calcext:value-type="float">
            <text:p>0.13573</text:p>
          </table:table-cell>
          <table:table-cell office:value-type="float" office:value="0.257905" calcext:value-type="float">
            <text:p>0.257905</text:p>
          </table:table-cell>
          <table:table-cell office:value-type="float" office:value="0.357753" calcext:value-type="float">
            <text:p>0.357753</text:p>
          </table:table-cell>
          <table:table-cell office:value-type="float" office:value="0.435586" calcext:value-type="float">
            <text:p>0.435586</text:p>
          </table:table-cell>
          <table:table-cell office:value-type="float" office:value="0.5" calcext:value-type="float">
            <text:p>0.5</text:p>
          </table:table-cell>
          <table:table-cell office:value-type="float" office:value="0.564414" calcext:value-type="float">
            <text:p>0.564414</text:p>
          </table:table-cell>
          <table:table-cell office:value-type="float" office:value="0.642247" calcext:value-type="float">
            <text:p>0.642247</text:p>
          </table:table-cell>
          <table:table-cell office:value-type="float" office:value="0.742095" calcext:value-type="float">
            <text:p>0.742095</text:p>
          </table:table-cell>
          <table:table-cell office:value-type="float" office:value="0.86427" calcext:value-type="float">
            <text:p>0.86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9581" calcext:value-type="float">
            <text:p>0.0419581</text:p>
          </table:table-cell>
          <table:table-cell office:value-type="float" office:value="0" calcext:value-type="float">
            <text:p>0</text:p>
          </table:table-cell>
          <table:table-cell office:value-type="float" office:value="0.13573" calcext:value-type="float">
            <text:p>0.13573</text:p>
          </table:table-cell>
          <table:table-cell office:value-type="float" office:value="0.257905" calcext:value-type="float">
            <text:p>0.257905</text:p>
          </table:table-cell>
          <table:table-cell office:value-type="float" office:value="0.357753" calcext:value-type="float">
            <text:p>0.357753</text:p>
          </table:table-cell>
          <table:table-cell office:value-type="float" office:value="0.435586" calcext:value-type="float">
            <text:p>0.435586</text:p>
          </table:table-cell>
          <table:table-cell office:value-type="float" office:value="0.5" calcext:value-type="float">
            <text:p>0.5</text:p>
          </table:table-cell>
          <table:table-cell office:value-type="float" office:value="0.564414" calcext:value-type="float">
            <text:p>0.564414</text:p>
          </table:table-cell>
          <table:table-cell office:value-type="float" office:value="0.642247" calcext:value-type="float">
            <text:p>0.642247</text:p>
          </table:table-cell>
          <table:table-cell office:value-type="float" office:value="0.742095" calcext:value-type="float">
            <text:p>0.742095</text:p>
          </table:table-cell>
          <table:table-cell office:value-type="float" office:value="0.86427" calcext:value-type="float">
            <text:p>0.86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81961" calcext:value-type="float">
            <text:p>0.0481961</text:p>
          </table:table-cell>
          <table:table-cell office:value-type="float" office:value="0" calcext:value-type="float">
            <text:p>0</text:p>
          </table:table-cell>
          <table:table-cell office:value-type="float" office:value="0.127834" calcext:value-type="float">
            <text:p>0.127834</text:p>
          </table:table-cell>
          <table:table-cell office:value-type="float" office:value="0.245182" calcext:value-type="float">
            <text:p>0.245182</text:p>
          </table:table-cell>
          <table:table-cell office:value-type="float" office:value="0.345172" calcext:value-type="float">
            <text:p>0.345172</text:p>
          </table:table-cell>
          <table:table-cell office:value-type="float" office:value="0.427891" calcext:value-type="float">
            <text:p>0.427891</text:p>
          </table:table-cell>
          <table:table-cell office:value-type="float" office:value="0.5" calcext:value-type="float">
            <text:p>0.5</text:p>
          </table:table-cell>
          <table:table-cell office:value-type="float" office:value="0.572109" calcext:value-type="float">
            <text:p>0.572109</text:p>
          </table:table-cell>
          <table:table-cell office:value-type="float" office:value="0.654828" calcext:value-type="float">
            <text:p>0.654828</text:p>
          </table:table-cell>
          <table:table-cell office:value-type="float" office:value="0.754818" calcext:value-type="float">
            <text:p>0.754818</text:p>
          </table:table-cell>
          <table:table-cell office:value-type="float" office:value="0.872166" calcext:value-type="float">
            <text:p>0.872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81961" calcext:value-type="float">
            <text:p>0.0481961</text:p>
          </table:table-cell>
          <table:table-cell office:value-type="float" office:value="0" calcext:value-type="float">
            <text:p>0</text:p>
          </table:table-cell>
          <table:table-cell office:value-type="float" office:value="0.127834" calcext:value-type="float">
            <text:p>0.127834</text:p>
          </table:table-cell>
          <table:table-cell office:value-type="float" office:value="0.245182" calcext:value-type="float">
            <text:p>0.245182</text:p>
          </table:table-cell>
          <table:table-cell office:value-type="float" office:value="0.345172" calcext:value-type="float">
            <text:p>0.345172</text:p>
          </table:table-cell>
          <table:table-cell office:value-type="float" office:value="0.427891" calcext:value-type="float">
            <text:p>0.427891</text:p>
          </table:table-cell>
          <table:table-cell office:value-type="float" office:value="0.5" calcext:value-type="float">
            <text:p>0.5</text:p>
          </table:table-cell>
          <table:table-cell office:value-type="float" office:value="0.572109" calcext:value-type="float">
            <text:p>0.572109</text:p>
          </table:table-cell>
          <table:table-cell office:value-type="float" office:value="0.654828" calcext:value-type="float">
            <text:p>0.654828</text:p>
          </table:table-cell>
          <table:table-cell office:value-type="float" office:value="0.754818" calcext:value-type="float">
            <text:p>0.754818</text:p>
          </table:table-cell>
          <table:table-cell office:value-type="float" office:value="0.872166" calcext:value-type="float">
            <text:p>0.872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81961" calcext:value-type="float">
            <text:p>0.0481961</text:p>
          </table:table-cell>
          <table:table-cell office:value-type="float" office:value="0" calcext:value-type="float">
            <text:p>0</text:p>
          </table:table-cell>
          <table:table-cell office:value-type="float" office:value="0.127834" calcext:value-type="float">
            <text:p>0.127834</text:p>
          </table:table-cell>
          <table:table-cell office:value-type="float" office:value="0.245182" calcext:value-type="float">
            <text:p>0.245182</text:p>
          </table:table-cell>
          <table:table-cell office:value-type="float" office:value="0.345172" calcext:value-type="float">
            <text:p>0.345172</text:p>
          </table:table-cell>
          <table:table-cell office:value-type="float" office:value="0.427891" calcext:value-type="float">
            <text:p>0.427891</text:p>
          </table:table-cell>
          <table:table-cell office:value-type="float" office:value="0.5" calcext:value-type="float">
            <text:p>0.5</text:p>
          </table:table-cell>
          <table:table-cell office:value-type="float" office:value="0.572109" calcext:value-type="float">
            <text:p>0.572109</text:p>
          </table:table-cell>
          <table:table-cell office:value-type="float" office:value="0.654828" calcext:value-type="float">
            <text:p>0.654828</text:p>
          </table:table-cell>
          <table:table-cell office:value-type="float" office:value="0.754818" calcext:value-type="float">
            <text:p>0.754818</text:p>
          </table:table-cell>
          <table:table-cell office:value-type="float" office:value="0.872166" calcext:value-type="float">
            <text:p>0.872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81961" calcext:value-type="float">
            <text:p>0.0481961</text:p>
          </table:table-cell>
          <table:table-cell office:value-type="float" office:value="0" calcext:value-type="float">
            <text:p>0</text:p>
          </table:table-cell>
          <table:table-cell office:value-type="float" office:value="0.127834" calcext:value-type="float">
            <text:p>0.127834</text:p>
          </table:table-cell>
          <table:table-cell office:value-type="float" office:value="0.245182" calcext:value-type="float">
            <text:p>0.245182</text:p>
          </table:table-cell>
          <table:table-cell office:value-type="float" office:value="0.345172" calcext:value-type="float">
            <text:p>0.345172</text:p>
          </table:table-cell>
          <table:table-cell office:value-type="float" office:value="0.427891" calcext:value-type="float">
            <text:p>0.427891</text:p>
          </table:table-cell>
          <table:table-cell office:value-type="float" office:value="0.5" calcext:value-type="float">
            <text:p>0.5</text:p>
          </table:table-cell>
          <table:table-cell office:value-type="float" office:value="0.572109" calcext:value-type="float">
            <text:p>0.572109</text:p>
          </table:table-cell>
          <table:table-cell office:value-type="float" office:value="0.654828" calcext:value-type="float">
            <text:p>0.654828</text:p>
          </table:table-cell>
          <table:table-cell office:value-type="float" office:value="0.754818" calcext:value-type="float">
            <text:p>0.754818</text:p>
          </table:table-cell>
          <table:table-cell office:value-type="float" office:value="0.872166" calcext:value-type="float">
            <text:p>0.872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81961" calcext:value-type="float">
            <text:p>0.0481961</text:p>
          </table:table-cell>
          <table:table-cell office:value-type="float" office:value="0" calcext:value-type="float">
            <text:p>0</text:p>
          </table:table-cell>
          <table:table-cell office:value-type="float" office:value="0.127834" calcext:value-type="float">
            <text:p>0.127834</text:p>
          </table:table-cell>
          <table:table-cell office:value-type="float" office:value="0.245182" calcext:value-type="float">
            <text:p>0.245182</text:p>
          </table:table-cell>
          <table:table-cell office:value-type="float" office:value="0.345172" calcext:value-type="float">
            <text:p>0.345172</text:p>
          </table:table-cell>
          <table:table-cell office:value-type="float" office:value="0.427891" calcext:value-type="float">
            <text:p>0.427891</text:p>
          </table:table-cell>
          <table:table-cell office:value-type="float" office:value="0.5" calcext:value-type="float">
            <text:p>0.5</text:p>
          </table:table-cell>
          <table:table-cell office:value-type="float" office:value="0.572109" calcext:value-type="float">
            <text:p>0.572109</text:p>
          </table:table-cell>
          <table:table-cell office:value-type="float" office:value="0.654828" calcext:value-type="float">
            <text:p>0.654828</text:p>
          </table:table-cell>
          <table:table-cell office:value-type="float" office:value="0.754818" calcext:value-type="float">
            <text:p>0.754818</text:p>
          </table:table-cell>
          <table:table-cell office:value-type="float" office:value="0.872166" calcext:value-type="float">
            <text:p>0.872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81961" calcext:value-type="float">
            <text:p>0.0481961</text:p>
          </table:table-cell>
          <table:table-cell office:value-type="float" office:value="0" calcext:value-type="float">
            <text:p>0</text:p>
          </table:table-cell>
          <table:table-cell office:value-type="float" office:value="0.127834" calcext:value-type="float">
            <text:p>0.127834</text:p>
          </table:table-cell>
          <table:table-cell office:value-type="float" office:value="0.245182" calcext:value-type="float">
            <text:p>0.245182</text:p>
          </table:table-cell>
          <table:table-cell office:value-type="float" office:value="0.345172" calcext:value-type="float">
            <text:p>0.345172</text:p>
          </table:table-cell>
          <table:table-cell office:value-type="float" office:value="0.427891" calcext:value-type="float">
            <text:p>0.427891</text:p>
          </table:table-cell>
          <table:table-cell office:value-type="float" office:value="0.5" calcext:value-type="float">
            <text:p>0.5</text:p>
          </table:table-cell>
          <table:table-cell office:value-type="float" office:value="0.572109" calcext:value-type="float">
            <text:p>0.572109</text:p>
          </table:table-cell>
          <table:table-cell office:value-type="float" office:value="0.654828" calcext:value-type="float">
            <text:p>0.654828</text:p>
          </table:table-cell>
          <table:table-cell office:value-type="float" office:value="0.754818" calcext:value-type="float">
            <text:p>0.754818</text:p>
          </table:table-cell>
          <table:table-cell office:value-type="float" office:value="0.872166" calcext:value-type="float">
            <text:p>0.872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81961" calcext:value-type="float">
            <text:p>0.0481961</text:p>
          </table:table-cell>
          <table:table-cell office:value-type="float" office:value="0" calcext:value-type="float">
            <text:p>0</text:p>
          </table:table-cell>
          <table:table-cell office:value-type="float" office:value="0.127834" calcext:value-type="float">
            <text:p>0.127834</text:p>
          </table:table-cell>
          <table:table-cell office:value-type="float" office:value="0.245182" calcext:value-type="float">
            <text:p>0.245182</text:p>
          </table:table-cell>
          <table:table-cell office:value-type="float" office:value="0.345172" calcext:value-type="float">
            <text:p>0.345172</text:p>
          </table:table-cell>
          <table:table-cell office:value-type="float" office:value="0.427891" calcext:value-type="float">
            <text:p>0.427891</text:p>
          </table:table-cell>
          <table:table-cell office:value-type="float" office:value="0.5" calcext:value-type="float">
            <text:p>0.5</text:p>
          </table:table-cell>
          <table:table-cell office:value-type="float" office:value="0.572109" calcext:value-type="float">
            <text:p>0.572109</text:p>
          </table:table-cell>
          <table:table-cell office:value-type="float" office:value="0.654828" calcext:value-type="float">
            <text:p>0.654828</text:p>
          </table:table-cell>
          <table:table-cell office:value-type="float" office:value="0.754818" calcext:value-type="float">
            <text:p>0.754818</text:p>
          </table:table-cell>
          <table:table-cell office:value-type="float" office:value="0.872166" calcext:value-type="float">
            <text:p>0.872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81961" calcext:value-type="float">
            <text:p>0.0481961</text:p>
          </table:table-cell>
          <table:table-cell office:value-type="float" office:value="0" calcext:value-type="float">
            <text:p>0</text:p>
          </table:table-cell>
          <table:table-cell office:value-type="float" office:value="0.127834" calcext:value-type="float">
            <text:p>0.127834</text:p>
          </table:table-cell>
          <table:table-cell office:value-type="float" office:value="0.245182" calcext:value-type="float">
            <text:p>0.245182</text:p>
          </table:table-cell>
          <table:table-cell office:value-type="float" office:value="0.345172" calcext:value-type="float">
            <text:p>0.345172</text:p>
          </table:table-cell>
          <table:table-cell office:value-type="float" office:value="0.427891" calcext:value-type="float">
            <text:p>0.427891</text:p>
          </table:table-cell>
          <table:table-cell office:value-type="float" office:value="0.5" calcext:value-type="float">
            <text:p>0.5</text:p>
          </table:table-cell>
          <table:table-cell office:value-type="float" office:value="0.572109" calcext:value-type="float">
            <text:p>0.572109</text:p>
          </table:table-cell>
          <table:table-cell office:value-type="float" office:value="0.654828" calcext:value-type="float">
            <text:p>0.654828</text:p>
          </table:table-cell>
          <table:table-cell office:value-type="float" office:value="0.754818" calcext:value-type="float">
            <text:p>0.754818</text:p>
          </table:table-cell>
          <table:table-cell office:value-type="float" office:value="0.872166" calcext:value-type="float">
            <text:p>0.872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81961" calcext:value-type="float">
            <text:p>0.0481961</text:p>
          </table:table-cell>
          <table:table-cell office:value-type="float" office:value="0" calcext:value-type="float">
            <text:p>0</text:p>
          </table:table-cell>
          <table:table-cell office:value-type="float" office:value="0.127834" calcext:value-type="float">
            <text:p>0.127834</text:p>
          </table:table-cell>
          <table:table-cell office:value-type="float" office:value="0.245182" calcext:value-type="float">
            <text:p>0.245182</text:p>
          </table:table-cell>
          <table:table-cell office:value-type="float" office:value="0.345172" calcext:value-type="float">
            <text:p>0.345172</text:p>
          </table:table-cell>
          <table:table-cell office:value-type="float" office:value="0.427891" calcext:value-type="float">
            <text:p>0.427891</text:p>
          </table:table-cell>
          <table:table-cell office:value-type="float" office:value="0.5" calcext:value-type="float">
            <text:p>0.5</text:p>
          </table:table-cell>
          <table:table-cell office:value-type="float" office:value="0.572109" calcext:value-type="float">
            <text:p>0.572109</text:p>
          </table:table-cell>
          <table:table-cell office:value-type="float" office:value="0.654828" calcext:value-type="float">
            <text:p>0.654828</text:p>
          </table:table-cell>
          <table:table-cell office:value-type="float" office:value="0.754818" calcext:value-type="float">
            <text:p>0.754818</text:p>
          </table:table-cell>
          <table:table-cell office:value-type="float" office:value="0.872166" calcext:value-type="float">
            <text:p>0.872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81961" calcext:value-type="float">
            <text:p>0.0481961</text:p>
          </table:table-cell>
          <table:table-cell office:value-type="float" office:value="0" calcext:value-type="float">
            <text:p>0</text:p>
          </table:table-cell>
          <table:table-cell office:value-type="float" office:value="0.127834" calcext:value-type="float">
            <text:p>0.127834</text:p>
          </table:table-cell>
          <table:table-cell office:value-type="float" office:value="0.245182" calcext:value-type="float">
            <text:p>0.245182</text:p>
          </table:table-cell>
          <table:table-cell office:value-type="float" office:value="0.345172" calcext:value-type="float">
            <text:p>0.345172</text:p>
          </table:table-cell>
          <table:table-cell office:value-type="float" office:value="0.427891" calcext:value-type="float">
            <text:p>0.427891</text:p>
          </table:table-cell>
          <table:table-cell office:value-type="float" office:value="0.5" calcext:value-type="float">
            <text:p>0.5</text:p>
          </table:table-cell>
          <table:table-cell office:value-type="float" office:value="0.572109" calcext:value-type="float">
            <text:p>0.572109</text:p>
          </table:table-cell>
          <table:table-cell office:value-type="float" office:value="0.654828" calcext:value-type="float">
            <text:p>0.654828</text:p>
          </table:table-cell>
          <table:table-cell office:value-type="float" office:value="0.754818" calcext:value-type="float">
            <text:p>0.754818</text:p>
          </table:table-cell>
          <table:table-cell office:value-type="float" office:value="0.872166" calcext:value-type="float">
            <text:p>0.872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81961" calcext:value-type="float">
            <text:p>0.0481961</text:p>
          </table:table-cell>
          <table:table-cell office:value-type="float" office:value="0" calcext:value-type="float">
            <text:p>0</text:p>
          </table:table-cell>
          <table:table-cell office:value-type="float" office:value="0.127834" calcext:value-type="float">
            <text:p>0.127834</text:p>
          </table:table-cell>
          <table:table-cell office:value-type="float" office:value="0.245182" calcext:value-type="float">
            <text:p>0.245182</text:p>
          </table:table-cell>
          <table:table-cell office:value-type="float" office:value="0.345172" calcext:value-type="float">
            <text:p>0.345172</text:p>
          </table:table-cell>
          <table:table-cell office:value-type="float" office:value="0.427891" calcext:value-type="float">
            <text:p>0.427891</text:p>
          </table:table-cell>
          <table:table-cell office:value-type="float" office:value="0.5" calcext:value-type="float">
            <text:p>0.5</text:p>
          </table:table-cell>
          <table:table-cell office:value-type="float" office:value="0.572109" calcext:value-type="float">
            <text:p>0.572109</text:p>
          </table:table-cell>
          <table:table-cell office:value-type="float" office:value="0.654828" calcext:value-type="float">
            <text:p>0.654828</text:p>
          </table:table-cell>
          <table:table-cell office:value-type="float" office:value="0.754818" calcext:value-type="float">
            <text:p>0.754818</text:p>
          </table:table-cell>
          <table:table-cell office:value-type="float" office:value="0.872166" calcext:value-type="float">
            <text:p>0.872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55238" calcext:value-type="float">
            <text:p>0.0555238</text:p>
          </table:table-cell>
          <table:table-cell office:value-type="float" office:value="0" calcext:value-type="float">
            <text:p>0</text:p>
          </table:table-cell>
          <table:table-cell office:value-type="float" office:value="0.120798" calcext:value-type="float">
            <text:p>0.120798</text:p>
          </table:table-cell>
          <table:table-cell office:value-type="float" office:value="0.233789" calcext:value-type="float">
            <text:p>0.233789</text:p>
          </table:table-cell>
          <table:table-cell office:value-type="float" office:value="0.333823" calcext:value-type="float">
            <text:p>0.333823</text:p>
          </table:table-cell>
          <table:table-cell office:value-type="float" office:value="0.420906" calcext:value-type="float">
            <text:p>0.420906</text:p>
          </table:table-cell>
          <table:table-cell office:value-type="float" office:value="0.5" calcext:value-type="float">
            <text:p>0.5</text:p>
          </table:table-cell>
          <table:table-cell office:value-type="float" office:value="0.579094" calcext:value-type="float">
            <text:p>0.579094</text:p>
          </table:table-cell>
          <table:table-cell office:value-type="float" office:value="0.666177" calcext:value-type="float">
            <text:p>0.666177</text:p>
          </table:table-cell>
          <table:table-cell office:value-type="float" office:value="0.766211" calcext:value-type="float">
            <text:p>0.766211</text:p>
          </table:table-cell>
          <table:table-cell office:value-type="float" office:value="0.879202" calcext:value-type="float">
            <text:p>0.879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55238" calcext:value-type="float">
            <text:p>0.0555238</text:p>
          </table:table-cell>
          <table:table-cell office:value-type="float" office:value="0" calcext:value-type="float">
            <text:p>0</text:p>
          </table:table-cell>
          <table:table-cell office:value-type="float" office:value="0.120798" calcext:value-type="float">
            <text:p>0.120798</text:p>
          </table:table-cell>
          <table:table-cell office:value-type="float" office:value="0.233789" calcext:value-type="float">
            <text:p>0.233789</text:p>
          </table:table-cell>
          <table:table-cell office:value-type="float" office:value="0.333823" calcext:value-type="float">
            <text:p>0.333823</text:p>
          </table:table-cell>
          <table:table-cell office:value-type="float" office:value="0.420906" calcext:value-type="float">
            <text:p>0.420906</text:p>
          </table:table-cell>
          <table:table-cell office:value-type="float" office:value="0.5" calcext:value-type="float">
            <text:p>0.5</text:p>
          </table:table-cell>
          <table:table-cell office:value-type="float" office:value="0.579094" calcext:value-type="float">
            <text:p>0.579094</text:p>
          </table:table-cell>
          <table:table-cell office:value-type="float" office:value="0.666177" calcext:value-type="float">
            <text:p>0.666177</text:p>
          </table:table-cell>
          <table:table-cell office:value-type="float" office:value="0.766211" calcext:value-type="float">
            <text:p>0.766211</text:p>
          </table:table-cell>
          <table:table-cell office:value-type="float" office:value="0.879202" calcext:value-type="float">
            <text:p>0.879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55238" calcext:value-type="float">
            <text:p>0.0555238</text:p>
          </table:table-cell>
          <table:table-cell office:value-type="float" office:value="0" calcext:value-type="float">
            <text:p>0</text:p>
          </table:table-cell>
          <table:table-cell office:value-type="float" office:value="0.120798" calcext:value-type="float">
            <text:p>0.120798</text:p>
          </table:table-cell>
          <table:table-cell office:value-type="float" office:value="0.233789" calcext:value-type="float">
            <text:p>0.233789</text:p>
          </table:table-cell>
          <table:table-cell office:value-type="float" office:value="0.333823" calcext:value-type="float">
            <text:p>0.333823</text:p>
          </table:table-cell>
          <table:table-cell office:value-type="float" office:value="0.420906" calcext:value-type="float">
            <text:p>0.420906</text:p>
          </table:table-cell>
          <table:table-cell office:value-type="float" office:value="0.5" calcext:value-type="float">
            <text:p>0.5</text:p>
          </table:table-cell>
          <table:table-cell office:value-type="float" office:value="0.579094" calcext:value-type="float">
            <text:p>0.579094</text:p>
          </table:table-cell>
          <table:table-cell office:value-type="float" office:value="0.666177" calcext:value-type="float">
            <text:p>0.666177</text:p>
          </table:table-cell>
          <table:table-cell office:value-type="float" office:value="0.766211" calcext:value-type="float">
            <text:p>0.766211</text:p>
          </table:table-cell>
          <table:table-cell office:value-type="float" office:value="0.879202" calcext:value-type="float">
            <text:p>0.879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55238" calcext:value-type="float">
            <text:p>0.0555238</text:p>
          </table:table-cell>
          <table:table-cell office:value-type="float" office:value="0" calcext:value-type="float">
            <text:p>0</text:p>
          </table:table-cell>
          <table:table-cell office:value-type="float" office:value="0.120798" calcext:value-type="float">
            <text:p>0.120798</text:p>
          </table:table-cell>
          <table:table-cell office:value-type="float" office:value="0.233789" calcext:value-type="float">
            <text:p>0.233789</text:p>
          </table:table-cell>
          <table:table-cell office:value-type="float" office:value="0.333823" calcext:value-type="float">
            <text:p>0.333823</text:p>
          </table:table-cell>
          <table:table-cell office:value-type="float" office:value="0.420906" calcext:value-type="float">
            <text:p>0.420906</text:p>
          </table:table-cell>
          <table:table-cell office:value-type="float" office:value="0.5" calcext:value-type="float">
            <text:p>0.5</text:p>
          </table:table-cell>
          <table:table-cell office:value-type="float" office:value="0.579094" calcext:value-type="float">
            <text:p>0.579094</text:p>
          </table:table-cell>
          <table:table-cell office:value-type="float" office:value="0.666177" calcext:value-type="float">
            <text:p>0.666177</text:p>
          </table:table-cell>
          <table:table-cell office:value-type="float" office:value="0.766211" calcext:value-type="float">
            <text:p>0.766211</text:p>
          </table:table-cell>
          <table:table-cell office:value-type="float" office:value="0.879202" calcext:value-type="float">
            <text:p>0.879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55238" calcext:value-type="float">
            <text:p>0.0555238</text:p>
          </table:table-cell>
          <table:table-cell office:value-type="float" office:value="0" calcext:value-type="float">
            <text:p>0</text:p>
          </table:table-cell>
          <table:table-cell office:value-type="float" office:value="0.120798" calcext:value-type="float">
            <text:p>0.120798</text:p>
          </table:table-cell>
          <table:table-cell office:value-type="float" office:value="0.233789" calcext:value-type="float">
            <text:p>0.233789</text:p>
          </table:table-cell>
          <table:table-cell office:value-type="float" office:value="0.333823" calcext:value-type="float">
            <text:p>0.333823</text:p>
          </table:table-cell>
          <table:table-cell office:value-type="float" office:value="0.420906" calcext:value-type="float">
            <text:p>0.420906</text:p>
          </table:table-cell>
          <table:table-cell office:value-type="float" office:value="0.5" calcext:value-type="float">
            <text:p>0.5</text:p>
          </table:table-cell>
          <table:table-cell office:value-type="float" office:value="0.579094" calcext:value-type="float">
            <text:p>0.579094</text:p>
          </table:table-cell>
          <table:table-cell office:value-type="float" office:value="0.666177" calcext:value-type="float">
            <text:p>0.666177</text:p>
          </table:table-cell>
          <table:table-cell office:value-type="float" office:value="0.766211" calcext:value-type="float">
            <text:p>0.766211</text:p>
          </table:table-cell>
          <table:table-cell office:value-type="float" office:value="0.879202" calcext:value-type="float">
            <text:p>0.879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55238" calcext:value-type="float">
            <text:p>0.0555238</text:p>
          </table:table-cell>
          <table:table-cell office:value-type="float" office:value="0" calcext:value-type="float">
            <text:p>0</text:p>
          </table:table-cell>
          <table:table-cell office:value-type="float" office:value="0.120798" calcext:value-type="float">
            <text:p>0.120798</text:p>
          </table:table-cell>
          <table:table-cell office:value-type="float" office:value="0.233789" calcext:value-type="float">
            <text:p>0.233789</text:p>
          </table:table-cell>
          <table:table-cell office:value-type="float" office:value="0.333823" calcext:value-type="float">
            <text:p>0.333823</text:p>
          </table:table-cell>
          <table:table-cell office:value-type="float" office:value="0.420906" calcext:value-type="float">
            <text:p>0.420906</text:p>
          </table:table-cell>
          <table:table-cell office:value-type="float" office:value="0.5" calcext:value-type="float">
            <text:p>0.5</text:p>
          </table:table-cell>
          <table:table-cell office:value-type="float" office:value="0.579094" calcext:value-type="float">
            <text:p>0.579094</text:p>
          </table:table-cell>
          <table:table-cell office:value-type="float" office:value="0.666177" calcext:value-type="float">
            <text:p>0.666177</text:p>
          </table:table-cell>
          <table:table-cell office:value-type="float" office:value="0.766211" calcext:value-type="float">
            <text:p>0.766211</text:p>
          </table:table-cell>
          <table:table-cell office:value-type="float" office:value="0.879202" calcext:value-type="float">
            <text:p>0.879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55238" calcext:value-type="float">
            <text:p>0.0555238</text:p>
          </table:table-cell>
          <table:table-cell office:value-type="float" office:value="0" calcext:value-type="float">
            <text:p>0</text:p>
          </table:table-cell>
          <table:table-cell office:value-type="float" office:value="0.120798" calcext:value-type="float">
            <text:p>0.120798</text:p>
          </table:table-cell>
          <table:table-cell office:value-type="float" office:value="0.233789" calcext:value-type="float">
            <text:p>0.233789</text:p>
          </table:table-cell>
          <table:table-cell office:value-type="float" office:value="0.333823" calcext:value-type="float">
            <text:p>0.333823</text:p>
          </table:table-cell>
          <table:table-cell office:value-type="float" office:value="0.420906" calcext:value-type="float">
            <text:p>0.420906</text:p>
          </table:table-cell>
          <table:table-cell office:value-type="float" office:value="0.5" calcext:value-type="float">
            <text:p>0.5</text:p>
          </table:table-cell>
          <table:table-cell office:value-type="float" office:value="0.579094" calcext:value-type="float">
            <text:p>0.579094</text:p>
          </table:table-cell>
          <table:table-cell office:value-type="float" office:value="0.666177" calcext:value-type="float">
            <text:p>0.666177</text:p>
          </table:table-cell>
          <table:table-cell office:value-type="float" office:value="0.766211" calcext:value-type="float">
            <text:p>0.766211</text:p>
          </table:table-cell>
          <table:table-cell office:value-type="float" office:value="0.879202" calcext:value-type="float">
            <text:p>0.879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55238" calcext:value-type="float">
            <text:p>0.0555238</text:p>
          </table:table-cell>
          <table:table-cell office:value-type="float" office:value="0" calcext:value-type="float">
            <text:p>0</text:p>
          </table:table-cell>
          <table:table-cell office:value-type="float" office:value="0.120798" calcext:value-type="float">
            <text:p>0.120798</text:p>
          </table:table-cell>
          <table:table-cell office:value-type="float" office:value="0.233789" calcext:value-type="float">
            <text:p>0.233789</text:p>
          </table:table-cell>
          <table:table-cell office:value-type="float" office:value="0.333823" calcext:value-type="float">
            <text:p>0.333823</text:p>
          </table:table-cell>
          <table:table-cell office:value-type="float" office:value="0.420906" calcext:value-type="float">
            <text:p>0.420906</text:p>
          </table:table-cell>
          <table:table-cell office:value-type="float" office:value="0.5" calcext:value-type="float">
            <text:p>0.5</text:p>
          </table:table-cell>
          <table:table-cell office:value-type="float" office:value="0.579094" calcext:value-type="float">
            <text:p>0.579094</text:p>
          </table:table-cell>
          <table:table-cell office:value-type="float" office:value="0.666177" calcext:value-type="float">
            <text:p>0.666177</text:p>
          </table:table-cell>
          <table:table-cell office:value-type="float" office:value="0.766211" calcext:value-type="float">
            <text:p>0.766211</text:p>
          </table:table-cell>
          <table:table-cell office:value-type="float" office:value="0.879202" calcext:value-type="float">
            <text:p>0.879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55238" calcext:value-type="float">
            <text:p>0.0555238</text:p>
          </table:table-cell>
          <table:table-cell office:value-type="float" office:value="0" calcext:value-type="float">
            <text:p>0</text:p>
          </table:table-cell>
          <table:table-cell office:value-type="float" office:value="0.120798" calcext:value-type="float">
            <text:p>0.120798</text:p>
          </table:table-cell>
          <table:table-cell office:value-type="float" office:value="0.233789" calcext:value-type="float">
            <text:p>0.233789</text:p>
          </table:table-cell>
          <table:table-cell office:value-type="float" office:value="0.333823" calcext:value-type="float">
            <text:p>0.333823</text:p>
          </table:table-cell>
          <table:table-cell office:value-type="float" office:value="0.420906" calcext:value-type="float">
            <text:p>0.420906</text:p>
          </table:table-cell>
          <table:table-cell office:value-type="float" office:value="0.5" calcext:value-type="float">
            <text:p>0.5</text:p>
          </table:table-cell>
          <table:table-cell office:value-type="float" office:value="0.579094" calcext:value-type="float">
            <text:p>0.579094</text:p>
          </table:table-cell>
          <table:table-cell office:value-type="float" office:value="0.666177" calcext:value-type="float">
            <text:p>0.666177</text:p>
          </table:table-cell>
          <table:table-cell office:value-type="float" office:value="0.766211" calcext:value-type="float">
            <text:p>0.766211</text:p>
          </table:table-cell>
          <table:table-cell office:value-type="float" office:value="0.879202" calcext:value-type="float">
            <text:p>0.879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55238" calcext:value-type="float">
            <text:p>0.0555238</text:p>
          </table:table-cell>
          <table:table-cell office:value-type="float" office:value="0" calcext:value-type="float">
            <text:p>0</text:p>
          </table:table-cell>
          <table:table-cell office:value-type="float" office:value="0.120798" calcext:value-type="float">
            <text:p>0.120798</text:p>
          </table:table-cell>
          <table:table-cell office:value-type="float" office:value="0.233789" calcext:value-type="float">
            <text:p>0.233789</text:p>
          </table:table-cell>
          <table:table-cell office:value-type="float" office:value="0.333823" calcext:value-type="float">
            <text:p>0.333823</text:p>
          </table:table-cell>
          <table:table-cell office:value-type="float" office:value="0.420906" calcext:value-type="float">
            <text:p>0.420906</text:p>
          </table:table-cell>
          <table:table-cell office:value-type="float" office:value="0.5" calcext:value-type="float">
            <text:p>0.5</text:p>
          </table:table-cell>
          <table:table-cell office:value-type="float" office:value="0.579094" calcext:value-type="float">
            <text:p>0.579094</text:p>
          </table:table-cell>
          <table:table-cell office:value-type="float" office:value="0.666177" calcext:value-type="float">
            <text:p>0.666177</text:p>
          </table:table-cell>
          <table:table-cell office:value-type="float" office:value="0.766211" calcext:value-type="float">
            <text:p>0.766211</text:p>
          </table:table-cell>
          <table:table-cell office:value-type="float" office:value="0.879202" calcext:value-type="float">
            <text:p>0.879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55238" calcext:value-type="float">
            <text:p>0.0555238</text:p>
          </table:table-cell>
          <table:table-cell office:value-type="float" office:value="0" calcext:value-type="float">
            <text:p>0</text:p>
          </table:table-cell>
          <table:table-cell office:value-type="float" office:value="0.120798" calcext:value-type="float">
            <text:p>0.120798</text:p>
          </table:table-cell>
          <table:table-cell office:value-type="float" office:value="0.233789" calcext:value-type="float">
            <text:p>0.233789</text:p>
          </table:table-cell>
          <table:table-cell office:value-type="float" office:value="0.333823" calcext:value-type="float">
            <text:p>0.333823</text:p>
          </table:table-cell>
          <table:table-cell office:value-type="float" office:value="0.420906" calcext:value-type="float">
            <text:p>0.420906</text:p>
          </table:table-cell>
          <table:table-cell office:value-type="float" office:value="0.5" calcext:value-type="float">
            <text:p>0.5</text:p>
          </table:table-cell>
          <table:table-cell office:value-type="float" office:value="0.579094" calcext:value-type="float">
            <text:p>0.579094</text:p>
          </table:table-cell>
          <table:table-cell office:value-type="float" office:value="0.666177" calcext:value-type="float">
            <text:p>0.666177</text:p>
          </table:table-cell>
          <table:table-cell office:value-type="float" office:value="0.766211" calcext:value-type="float">
            <text:p>0.766211</text:p>
          </table:table-cell>
          <table:table-cell office:value-type="float" office:value="0.879202" calcext:value-type="float">
            <text:p>0.879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42434" calcext:value-type="float">
            <text:p>0.0642434</text:p>
          </table:table-cell>
          <table:table-cell office:value-type="float" office:value="0" calcext:value-type="float">
            <text:p>0</text:p>
          </table:table-cell>
          <table:table-cell office:value-type="float" office:value="0.114721" calcext:value-type="float">
            <text:p>0.114721</text:p>
          </table:table-cell>
          <table:table-cell office:value-type="float" office:value="0.223925" calcext:value-type="float">
            <text:p>0.223925</text:p>
          </table:table-cell>
          <table:table-cell office:value-type="float" office:value="0.323962" calcext:value-type="float">
            <text:p>0.323962</text:p>
          </table:table-cell>
          <table:table-cell office:value-type="float" office:value="0.414818" calcext:value-type="float">
            <text:p>0.414818</text:p>
          </table:table-cell>
          <table:table-cell office:value-type="float" office:value="0.5" calcext:value-type="float">
            <text:p>0.5</text:p>
          </table:table-cell>
          <table:table-cell office:value-type="float" office:value="0.585182" calcext:value-type="float">
            <text:p>0.585182</text:p>
          </table:table-cell>
          <table:table-cell office:value-type="float" office:value="0.676038" calcext:value-type="float">
            <text:p>0.676038</text:p>
          </table:table-cell>
          <table:table-cell office:value-type="float" office:value="0.776075" calcext:value-type="float">
            <text:p>0.776075</text:p>
          </table:table-cell>
          <table:table-cell office:value-type="float" office:value="0.885279" calcext:value-type="float">
            <text:p>0.885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42434" calcext:value-type="float">
            <text:p>0.0642434</text:p>
          </table:table-cell>
          <table:table-cell office:value-type="float" office:value="0" calcext:value-type="float">
            <text:p>0</text:p>
          </table:table-cell>
          <table:table-cell office:value-type="float" office:value="0.114721" calcext:value-type="float">
            <text:p>0.114721</text:p>
          </table:table-cell>
          <table:table-cell office:value-type="float" office:value="0.223925" calcext:value-type="float">
            <text:p>0.223925</text:p>
          </table:table-cell>
          <table:table-cell office:value-type="float" office:value="0.323962" calcext:value-type="float">
            <text:p>0.323962</text:p>
          </table:table-cell>
          <table:table-cell office:value-type="float" office:value="0.414818" calcext:value-type="float">
            <text:p>0.414818</text:p>
          </table:table-cell>
          <table:table-cell office:value-type="float" office:value="0.5" calcext:value-type="float">
            <text:p>0.5</text:p>
          </table:table-cell>
          <table:table-cell office:value-type="float" office:value="0.585182" calcext:value-type="float">
            <text:p>0.585182</text:p>
          </table:table-cell>
          <table:table-cell office:value-type="float" office:value="0.676038" calcext:value-type="float">
            <text:p>0.676038</text:p>
          </table:table-cell>
          <table:table-cell office:value-type="float" office:value="0.776075" calcext:value-type="float">
            <text:p>0.776075</text:p>
          </table:table-cell>
          <table:table-cell office:value-type="float" office:value="0.885279" calcext:value-type="float">
            <text:p>0.885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42434" calcext:value-type="float">
            <text:p>0.0642434</text:p>
          </table:table-cell>
          <table:table-cell office:value-type="float" office:value="0" calcext:value-type="float">
            <text:p>0</text:p>
          </table:table-cell>
          <table:table-cell office:value-type="float" office:value="0.114721" calcext:value-type="float">
            <text:p>0.114721</text:p>
          </table:table-cell>
          <table:table-cell office:value-type="float" office:value="0.223925" calcext:value-type="float">
            <text:p>0.223925</text:p>
          </table:table-cell>
          <table:table-cell office:value-type="float" office:value="0.323962" calcext:value-type="float">
            <text:p>0.323962</text:p>
          </table:table-cell>
          <table:table-cell office:value-type="float" office:value="0.414818" calcext:value-type="float">
            <text:p>0.414818</text:p>
          </table:table-cell>
          <table:table-cell office:value-type="float" office:value="0.5" calcext:value-type="float">
            <text:p>0.5</text:p>
          </table:table-cell>
          <table:table-cell office:value-type="float" office:value="0.585182" calcext:value-type="float">
            <text:p>0.585182</text:p>
          </table:table-cell>
          <table:table-cell office:value-type="float" office:value="0.676038" calcext:value-type="float">
            <text:p>0.676038</text:p>
          </table:table-cell>
          <table:table-cell office:value-type="float" office:value="0.776075" calcext:value-type="float">
            <text:p>0.776075</text:p>
          </table:table-cell>
          <table:table-cell office:value-type="float" office:value="0.885279" calcext:value-type="float">
            <text:p>0.885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42434" calcext:value-type="float">
            <text:p>0.0642434</text:p>
          </table:table-cell>
          <table:table-cell office:value-type="float" office:value="0" calcext:value-type="float">
            <text:p>0</text:p>
          </table:table-cell>
          <table:table-cell office:value-type="float" office:value="0.114721" calcext:value-type="float">
            <text:p>0.114721</text:p>
          </table:table-cell>
          <table:table-cell office:value-type="float" office:value="0.223925" calcext:value-type="float">
            <text:p>0.223925</text:p>
          </table:table-cell>
          <table:table-cell office:value-type="float" office:value="0.323962" calcext:value-type="float">
            <text:p>0.323962</text:p>
          </table:table-cell>
          <table:table-cell office:value-type="float" office:value="0.414818" calcext:value-type="float">
            <text:p>0.414818</text:p>
          </table:table-cell>
          <table:table-cell office:value-type="float" office:value="0.5" calcext:value-type="float">
            <text:p>0.5</text:p>
          </table:table-cell>
          <table:table-cell office:value-type="float" office:value="0.585182" calcext:value-type="float">
            <text:p>0.585182</text:p>
          </table:table-cell>
          <table:table-cell office:value-type="float" office:value="0.676038" calcext:value-type="float">
            <text:p>0.676038</text:p>
          </table:table-cell>
          <table:table-cell office:value-type="float" office:value="0.776075" calcext:value-type="float">
            <text:p>0.776075</text:p>
          </table:table-cell>
          <table:table-cell office:value-type="float" office:value="0.885279" calcext:value-type="float">
            <text:p>0.885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42434" calcext:value-type="float">
            <text:p>0.0642434</text:p>
          </table:table-cell>
          <table:table-cell office:value-type="float" office:value="0" calcext:value-type="float">
            <text:p>0</text:p>
          </table:table-cell>
          <table:table-cell office:value-type="float" office:value="0.114721" calcext:value-type="float">
            <text:p>0.114721</text:p>
          </table:table-cell>
          <table:table-cell office:value-type="float" office:value="0.223925" calcext:value-type="float">
            <text:p>0.223925</text:p>
          </table:table-cell>
          <table:table-cell office:value-type="float" office:value="0.323962" calcext:value-type="float">
            <text:p>0.323962</text:p>
          </table:table-cell>
          <table:table-cell office:value-type="float" office:value="0.414818" calcext:value-type="float">
            <text:p>0.414818</text:p>
          </table:table-cell>
          <table:table-cell office:value-type="float" office:value="0.5" calcext:value-type="float">
            <text:p>0.5</text:p>
          </table:table-cell>
          <table:table-cell office:value-type="float" office:value="0.585182" calcext:value-type="float">
            <text:p>0.585182</text:p>
          </table:table-cell>
          <table:table-cell office:value-type="float" office:value="0.676038" calcext:value-type="float">
            <text:p>0.676038</text:p>
          </table:table-cell>
          <table:table-cell office:value-type="float" office:value="0.776075" calcext:value-type="float">
            <text:p>0.776075</text:p>
          </table:table-cell>
          <table:table-cell office:value-type="float" office:value="0.885279" calcext:value-type="float">
            <text:p>0.885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42434" calcext:value-type="float">
            <text:p>0.0642434</text:p>
          </table:table-cell>
          <table:table-cell office:value-type="float" office:value="0" calcext:value-type="float">
            <text:p>0</text:p>
          </table:table-cell>
          <table:table-cell office:value-type="float" office:value="0.114721" calcext:value-type="float">
            <text:p>0.114721</text:p>
          </table:table-cell>
          <table:table-cell office:value-type="float" office:value="0.223925" calcext:value-type="float">
            <text:p>0.223925</text:p>
          </table:table-cell>
          <table:table-cell office:value-type="float" office:value="0.323962" calcext:value-type="float">
            <text:p>0.323962</text:p>
          </table:table-cell>
          <table:table-cell office:value-type="float" office:value="0.414818" calcext:value-type="float">
            <text:p>0.414818</text:p>
          </table:table-cell>
          <table:table-cell office:value-type="float" office:value="0.5" calcext:value-type="float">
            <text:p>0.5</text:p>
          </table:table-cell>
          <table:table-cell office:value-type="float" office:value="0.585182" calcext:value-type="float">
            <text:p>0.585182</text:p>
          </table:table-cell>
          <table:table-cell office:value-type="float" office:value="0.676038" calcext:value-type="float">
            <text:p>0.676038</text:p>
          </table:table-cell>
          <table:table-cell office:value-type="float" office:value="0.776075" calcext:value-type="float">
            <text:p>0.776075</text:p>
          </table:table-cell>
          <table:table-cell office:value-type="float" office:value="0.885279" calcext:value-type="float">
            <text:p>0.885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42434" calcext:value-type="float">
            <text:p>0.0642434</text:p>
          </table:table-cell>
          <table:table-cell office:value-type="float" office:value="0" calcext:value-type="float">
            <text:p>0</text:p>
          </table:table-cell>
          <table:table-cell office:value-type="float" office:value="0.114721" calcext:value-type="float">
            <text:p>0.114721</text:p>
          </table:table-cell>
          <table:table-cell office:value-type="float" office:value="0.223925" calcext:value-type="float">
            <text:p>0.223925</text:p>
          </table:table-cell>
          <table:table-cell office:value-type="float" office:value="0.323962" calcext:value-type="float">
            <text:p>0.323962</text:p>
          </table:table-cell>
          <table:table-cell office:value-type="float" office:value="0.414818" calcext:value-type="float">
            <text:p>0.414818</text:p>
          </table:table-cell>
          <table:table-cell office:value-type="float" office:value="0.5" calcext:value-type="float">
            <text:p>0.5</text:p>
          </table:table-cell>
          <table:table-cell office:value-type="float" office:value="0.585182" calcext:value-type="float">
            <text:p>0.585182</text:p>
          </table:table-cell>
          <table:table-cell office:value-type="float" office:value="0.676038" calcext:value-type="float">
            <text:p>0.676038</text:p>
          </table:table-cell>
          <table:table-cell office:value-type="float" office:value="0.776075" calcext:value-type="float">
            <text:p>0.776075</text:p>
          </table:table-cell>
          <table:table-cell office:value-type="float" office:value="0.885279" calcext:value-type="float">
            <text:p>0.885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42434" calcext:value-type="float">
            <text:p>0.0642434</text:p>
          </table:table-cell>
          <table:table-cell office:value-type="float" office:value="0" calcext:value-type="float">
            <text:p>0</text:p>
          </table:table-cell>
          <table:table-cell office:value-type="float" office:value="0.114721" calcext:value-type="float">
            <text:p>0.114721</text:p>
          </table:table-cell>
          <table:table-cell office:value-type="float" office:value="0.223925" calcext:value-type="float">
            <text:p>0.223925</text:p>
          </table:table-cell>
          <table:table-cell office:value-type="float" office:value="0.323962" calcext:value-type="float">
            <text:p>0.323962</text:p>
          </table:table-cell>
          <table:table-cell office:value-type="float" office:value="0.414818" calcext:value-type="float">
            <text:p>0.414818</text:p>
          </table:table-cell>
          <table:table-cell office:value-type="float" office:value="0.5" calcext:value-type="float">
            <text:p>0.5</text:p>
          </table:table-cell>
          <table:table-cell office:value-type="float" office:value="0.585182" calcext:value-type="float">
            <text:p>0.585182</text:p>
          </table:table-cell>
          <table:table-cell office:value-type="float" office:value="0.676038" calcext:value-type="float">
            <text:p>0.676038</text:p>
          </table:table-cell>
          <table:table-cell office:value-type="float" office:value="0.776075" calcext:value-type="float">
            <text:p>0.776075</text:p>
          </table:table-cell>
          <table:table-cell office:value-type="float" office:value="0.885279" calcext:value-type="float">
            <text:p>0.885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42434" calcext:value-type="float">
            <text:p>0.0642434</text:p>
          </table:table-cell>
          <table:table-cell office:value-type="float" office:value="0" calcext:value-type="float">
            <text:p>0</text:p>
          </table:table-cell>
          <table:table-cell office:value-type="float" office:value="0.114721" calcext:value-type="float">
            <text:p>0.114721</text:p>
          </table:table-cell>
          <table:table-cell office:value-type="float" office:value="0.223925" calcext:value-type="float">
            <text:p>0.223925</text:p>
          </table:table-cell>
          <table:table-cell office:value-type="float" office:value="0.323962" calcext:value-type="float">
            <text:p>0.323962</text:p>
          </table:table-cell>
          <table:table-cell office:value-type="float" office:value="0.414818" calcext:value-type="float">
            <text:p>0.414818</text:p>
          </table:table-cell>
          <table:table-cell office:value-type="float" office:value="0.5" calcext:value-type="float">
            <text:p>0.5</text:p>
          </table:table-cell>
          <table:table-cell office:value-type="float" office:value="0.585182" calcext:value-type="float">
            <text:p>0.585182</text:p>
          </table:table-cell>
          <table:table-cell office:value-type="float" office:value="0.676038" calcext:value-type="float">
            <text:p>0.676038</text:p>
          </table:table-cell>
          <table:table-cell office:value-type="float" office:value="0.776075" calcext:value-type="float">
            <text:p>0.776075</text:p>
          </table:table-cell>
          <table:table-cell office:value-type="float" office:value="0.885279" calcext:value-type="float">
            <text:p>0.885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42434" calcext:value-type="float">
            <text:p>0.0642434</text:p>
          </table:table-cell>
          <table:table-cell office:value-type="float" office:value="0" calcext:value-type="float">
            <text:p>0</text:p>
          </table:table-cell>
          <table:table-cell office:value-type="float" office:value="0.114721" calcext:value-type="float">
            <text:p>0.114721</text:p>
          </table:table-cell>
          <table:table-cell office:value-type="float" office:value="0.223925" calcext:value-type="float">
            <text:p>0.223925</text:p>
          </table:table-cell>
          <table:table-cell office:value-type="float" office:value="0.323962" calcext:value-type="float">
            <text:p>0.323962</text:p>
          </table:table-cell>
          <table:table-cell office:value-type="float" office:value="0.414818" calcext:value-type="float">
            <text:p>0.414818</text:p>
          </table:table-cell>
          <table:table-cell office:value-type="float" office:value="0.5" calcext:value-type="float">
            <text:p>0.5</text:p>
          </table:table-cell>
          <table:table-cell office:value-type="float" office:value="0.585182" calcext:value-type="float">
            <text:p>0.585182</text:p>
          </table:table-cell>
          <table:table-cell office:value-type="float" office:value="0.676038" calcext:value-type="float">
            <text:p>0.676038</text:p>
          </table:table-cell>
          <table:table-cell office:value-type="float" office:value="0.776075" calcext:value-type="float">
            <text:p>0.776075</text:p>
          </table:table-cell>
          <table:table-cell office:value-type="float" office:value="0.885279" calcext:value-type="float">
            <text:p>0.885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42434" calcext:value-type="float">
            <text:p>0.0642434</text:p>
          </table:table-cell>
          <table:table-cell office:value-type="float" office:value="0" calcext:value-type="float">
            <text:p>0</text:p>
          </table:table-cell>
          <table:table-cell office:value-type="float" office:value="0.114721" calcext:value-type="float">
            <text:p>0.114721</text:p>
          </table:table-cell>
          <table:table-cell office:value-type="float" office:value="0.223925" calcext:value-type="float">
            <text:p>0.223925</text:p>
          </table:table-cell>
          <table:table-cell office:value-type="float" office:value="0.323962" calcext:value-type="float">
            <text:p>0.323962</text:p>
          </table:table-cell>
          <table:table-cell office:value-type="float" office:value="0.414818" calcext:value-type="float">
            <text:p>0.414818</text:p>
          </table:table-cell>
          <table:table-cell office:value-type="float" office:value="0.5" calcext:value-type="float">
            <text:p>0.5</text:p>
          </table:table-cell>
          <table:table-cell office:value-type="float" office:value="0.585182" calcext:value-type="float">
            <text:p>0.585182</text:p>
          </table:table-cell>
          <table:table-cell office:value-type="float" office:value="0.676038" calcext:value-type="float">
            <text:p>0.676038</text:p>
          </table:table-cell>
          <table:table-cell office:value-type="float" office:value="0.776075" calcext:value-type="float">
            <text:p>0.776075</text:p>
          </table:table-cell>
          <table:table-cell office:value-type="float" office:value="0.885279" calcext:value-type="float">
            <text:p>0.885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61842" calcext:value-type="float">
            <text:p>0.0661842</text:p>
          </table:table-cell>
          <table:table-cell office:value-type="float" office:value="0" calcext:value-type="float">
            <text:p>0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0.222156" calcext:value-type="float">
            <text:p>0.222156</text:p>
          </table:table-cell>
          <table:table-cell office:value-type="float" office:value="0.322192" calcext:value-type="float">
            <text:p>0.322192</text:p>
          </table:table-cell>
          <table:table-cell office:value-type="float" office:value="0.413724" calcext:value-type="float">
            <text:p>0.413724</text:p>
          </table:table-cell>
          <table:table-cell office:value-type="float" office:value="0.5" calcext:value-type="float">
            <text:p>0.5</text:p>
          </table:table-cell>
          <table:table-cell office:value-type="float" office:value="0.586276" calcext:value-type="float">
            <text:p>0.586276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777844" calcext:value-type="float">
            <text:p>0.777844</text:p>
          </table:table-cell>
          <table:table-cell office:value-type="float" office:value="0.886368" calcext:value-type="float">
            <text:p>0.886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61842" calcext:value-type="float">
            <text:p>0.0661842</text:p>
          </table:table-cell>
          <table:table-cell office:value-type="float" office:value="0" calcext:value-type="float">
            <text:p>0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0.222156" calcext:value-type="float">
            <text:p>0.222156</text:p>
          </table:table-cell>
          <table:table-cell office:value-type="float" office:value="0.322192" calcext:value-type="float">
            <text:p>0.322192</text:p>
          </table:table-cell>
          <table:table-cell office:value-type="float" office:value="0.413724" calcext:value-type="float">
            <text:p>0.413724</text:p>
          </table:table-cell>
          <table:table-cell office:value-type="float" office:value="0.5" calcext:value-type="float">
            <text:p>0.5</text:p>
          </table:table-cell>
          <table:table-cell office:value-type="float" office:value="0.586276" calcext:value-type="float">
            <text:p>0.586276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777844" calcext:value-type="float">
            <text:p>0.777844</text:p>
          </table:table-cell>
          <table:table-cell office:value-type="float" office:value="0.886368" calcext:value-type="float">
            <text:p>0.886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61842" calcext:value-type="float">
            <text:p>0.0661842</text:p>
          </table:table-cell>
          <table:table-cell office:value-type="float" office:value="0" calcext:value-type="float">
            <text:p>0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0.222156" calcext:value-type="float">
            <text:p>0.222156</text:p>
          </table:table-cell>
          <table:table-cell office:value-type="float" office:value="0.322192" calcext:value-type="float">
            <text:p>0.322192</text:p>
          </table:table-cell>
          <table:table-cell office:value-type="float" office:value="0.413724" calcext:value-type="float">
            <text:p>0.413724</text:p>
          </table:table-cell>
          <table:table-cell office:value-type="float" office:value="0.5" calcext:value-type="float">
            <text:p>0.5</text:p>
          </table:table-cell>
          <table:table-cell office:value-type="float" office:value="0.586276" calcext:value-type="float">
            <text:p>0.586276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777844" calcext:value-type="float">
            <text:p>0.777844</text:p>
          </table:table-cell>
          <table:table-cell office:value-type="float" office:value="0.886368" calcext:value-type="float">
            <text:p>0.886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61842" calcext:value-type="float">
            <text:p>0.0661842</text:p>
          </table:table-cell>
          <table:table-cell office:value-type="float" office:value="0" calcext:value-type="float">
            <text:p>0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0.222156" calcext:value-type="float">
            <text:p>0.222156</text:p>
          </table:table-cell>
          <table:table-cell office:value-type="float" office:value="0.322192" calcext:value-type="float">
            <text:p>0.322192</text:p>
          </table:table-cell>
          <table:table-cell office:value-type="float" office:value="0.413724" calcext:value-type="float">
            <text:p>0.413724</text:p>
          </table:table-cell>
          <table:table-cell office:value-type="float" office:value="0.5" calcext:value-type="float">
            <text:p>0.5</text:p>
          </table:table-cell>
          <table:table-cell office:value-type="float" office:value="0.586276" calcext:value-type="float">
            <text:p>0.586276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777844" calcext:value-type="float">
            <text:p>0.777844</text:p>
          </table:table-cell>
          <table:table-cell office:value-type="float" office:value="0.886368" calcext:value-type="float">
            <text:p>0.886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61842" calcext:value-type="float">
            <text:p>0.0661842</text:p>
          </table:table-cell>
          <table:table-cell office:value-type="float" office:value="0" calcext:value-type="float">
            <text:p>0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0.222156" calcext:value-type="float">
            <text:p>0.222156</text:p>
          </table:table-cell>
          <table:table-cell office:value-type="float" office:value="0.322192" calcext:value-type="float">
            <text:p>0.322192</text:p>
          </table:table-cell>
          <table:table-cell office:value-type="float" office:value="0.413724" calcext:value-type="float">
            <text:p>0.413724</text:p>
          </table:table-cell>
          <table:table-cell office:value-type="float" office:value="0.5" calcext:value-type="float">
            <text:p>0.5</text:p>
          </table:table-cell>
          <table:table-cell office:value-type="float" office:value="0.586276" calcext:value-type="float">
            <text:p>0.586276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777844" calcext:value-type="float">
            <text:p>0.777844</text:p>
          </table:table-cell>
          <table:table-cell office:value-type="float" office:value="0.886368" calcext:value-type="float">
            <text:p>0.886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61842" calcext:value-type="float">
            <text:p>0.0661842</text:p>
          </table:table-cell>
          <table:table-cell office:value-type="float" office:value="0" calcext:value-type="float">
            <text:p>0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0.222156" calcext:value-type="float">
            <text:p>0.222156</text:p>
          </table:table-cell>
          <table:table-cell office:value-type="float" office:value="0.322192" calcext:value-type="float">
            <text:p>0.322192</text:p>
          </table:table-cell>
          <table:table-cell office:value-type="float" office:value="0.413724" calcext:value-type="float">
            <text:p>0.413724</text:p>
          </table:table-cell>
          <table:table-cell office:value-type="float" office:value="0.5" calcext:value-type="float">
            <text:p>0.5</text:p>
          </table:table-cell>
          <table:table-cell office:value-type="float" office:value="0.586276" calcext:value-type="float">
            <text:p>0.586276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777844" calcext:value-type="float">
            <text:p>0.777844</text:p>
          </table:table-cell>
          <table:table-cell office:value-type="float" office:value="0.886368" calcext:value-type="float">
            <text:p>0.886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61842" calcext:value-type="float">
            <text:p>0.0661842</text:p>
          </table:table-cell>
          <table:table-cell office:value-type="float" office:value="0" calcext:value-type="float">
            <text:p>0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0.222156" calcext:value-type="float">
            <text:p>0.222156</text:p>
          </table:table-cell>
          <table:table-cell office:value-type="float" office:value="0.322192" calcext:value-type="float">
            <text:p>0.322192</text:p>
          </table:table-cell>
          <table:table-cell office:value-type="float" office:value="0.413724" calcext:value-type="float">
            <text:p>0.413724</text:p>
          </table:table-cell>
          <table:table-cell office:value-type="float" office:value="0.5" calcext:value-type="float">
            <text:p>0.5</text:p>
          </table:table-cell>
          <table:table-cell office:value-type="float" office:value="0.586276" calcext:value-type="float">
            <text:p>0.586276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777844" calcext:value-type="float">
            <text:p>0.777844</text:p>
          </table:table-cell>
          <table:table-cell office:value-type="float" office:value="0.886368" calcext:value-type="float">
            <text:p>0.886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61842" calcext:value-type="float">
            <text:p>0.0661842</text:p>
          </table:table-cell>
          <table:table-cell office:value-type="float" office:value="0" calcext:value-type="float">
            <text:p>0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0.222156" calcext:value-type="float">
            <text:p>0.222156</text:p>
          </table:table-cell>
          <table:table-cell office:value-type="float" office:value="0.322192" calcext:value-type="float">
            <text:p>0.322192</text:p>
          </table:table-cell>
          <table:table-cell office:value-type="float" office:value="0.413724" calcext:value-type="float">
            <text:p>0.413724</text:p>
          </table:table-cell>
          <table:table-cell office:value-type="float" office:value="0.5" calcext:value-type="float">
            <text:p>0.5</text:p>
          </table:table-cell>
          <table:table-cell office:value-type="float" office:value="0.586276" calcext:value-type="float">
            <text:p>0.586276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777844" calcext:value-type="float">
            <text:p>0.777844</text:p>
          </table:table-cell>
          <table:table-cell office:value-type="float" office:value="0.886368" calcext:value-type="float">
            <text:p>0.886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61842" calcext:value-type="float">
            <text:p>0.0661842</text:p>
          </table:table-cell>
          <table:table-cell office:value-type="float" office:value="0" calcext:value-type="float">
            <text:p>0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0.222156" calcext:value-type="float">
            <text:p>0.222156</text:p>
          </table:table-cell>
          <table:table-cell office:value-type="float" office:value="0.322192" calcext:value-type="float">
            <text:p>0.322192</text:p>
          </table:table-cell>
          <table:table-cell office:value-type="float" office:value="0.413724" calcext:value-type="float">
            <text:p>0.413724</text:p>
          </table:table-cell>
          <table:table-cell office:value-type="float" office:value="0.5" calcext:value-type="float">
            <text:p>0.5</text:p>
          </table:table-cell>
          <table:table-cell office:value-type="float" office:value="0.586276" calcext:value-type="float">
            <text:p>0.586276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777844" calcext:value-type="float">
            <text:p>0.777844</text:p>
          </table:table-cell>
          <table:table-cell office:value-type="float" office:value="0.886368" calcext:value-type="float">
            <text:p>0.886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61842" calcext:value-type="float">
            <text:p>0.0661842</text:p>
          </table:table-cell>
          <table:table-cell office:value-type="float" office:value="0" calcext:value-type="float">
            <text:p>0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0.222156" calcext:value-type="float">
            <text:p>0.222156</text:p>
          </table:table-cell>
          <table:table-cell office:value-type="float" office:value="0.322192" calcext:value-type="float">
            <text:p>0.322192</text:p>
          </table:table-cell>
          <table:table-cell office:value-type="float" office:value="0.413724" calcext:value-type="float">
            <text:p>0.413724</text:p>
          </table:table-cell>
          <table:table-cell office:value-type="float" office:value="0.5" calcext:value-type="float">
            <text:p>0.5</text:p>
          </table:table-cell>
          <table:table-cell office:value-type="float" office:value="0.586276" calcext:value-type="float">
            <text:p>0.586276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777844" calcext:value-type="float">
            <text:p>0.777844</text:p>
          </table:table-cell>
          <table:table-cell office:value-type="float" office:value="0.886368" calcext:value-type="float">
            <text:p>0.886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61842" calcext:value-type="float">
            <text:p>0.0661842</text:p>
          </table:table-cell>
          <table:table-cell office:value-type="float" office:value="0" calcext:value-type="float">
            <text:p>0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0.222156" calcext:value-type="float">
            <text:p>0.222156</text:p>
          </table:table-cell>
          <table:table-cell office:value-type="float" office:value="0.322192" calcext:value-type="float">
            <text:p>0.322192</text:p>
          </table:table-cell>
          <table:table-cell office:value-type="float" office:value="0.413724" calcext:value-type="float">
            <text:p>0.413724</text:p>
          </table:table-cell>
          <table:table-cell office:value-type="float" office:value="0.5" calcext:value-type="float">
            <text:p>0.5</text:p>
          </table:table-cell>
          <table:table-cell office:value-type="float" office:value="0.586276" calcext:value-type="float">
            <text:p>0.586276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777844" calcext:value-type="float">
            <text:p>0.777844</text:p>
          </table:table-cell>
          <table:table-cell office:value-type="float" office:value="0.886368" calcext:value-type="float">
            <text:p>0.886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02144" calcext:value-type="float">
            <text:p>0.0702144</text:p>
          </table:table-cell>
          <table:table-cell office:value-type="float" office:value="0" calcext:value-type="float">
            <text:p>0</text:p>
          </table:table-cell>
          <table:table-cell office:value-type="float" office:value="0.111622" calcext:value-type="float">
            <text:p>0.111622</text:p>
          </table:table-cell>
          <table:table-cell office:value-type="float" office:value="0.21889" calcext:value-type="float">
            <text:p>0.21889</text:p>
          </table:table-cell>
          <table:table-cell office:value-type="float" office:value="0.318922" calcext:value-type="float">
            <text:p>0.318922</text:p>
          </table:table-cell>
          <table:table-cell office:value-type="float" office:value="0.411703" calcext:value-type="float">
            <text:p>0.411703</text:p>
          </table:table-cell>
          <table:table-cell office:value-type="float" office:value="0.5" calcext:value-type="float">
            <text:p>0.5</text:p>
          </table:table-cell>
          <table:table-cell office:value-type="float" office:value="0.588297" calcext:value-type="float">
            <text:p>0.588297</text:p>
          </table:table-cell>
          <table:table-cell office:value-type="float" office:value="0.681078" calcext:value-type="float">
            <text:p>0.681078</text:p>
          </table:table-cell>
          <table:table-cell office:value-type="float" office:value="0.78111" calcext:value-type="float">
            <text:p>0.78111</text:p>
          </table:table-cell>
          <table:table-cell office:value-type="float" office:value="0.888378" calcext:value-type="float">
            <text:p>0.888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02144" calcext:value-type="float">
            <text:p>0.0702144</text:p>
          </table:table-cell>
          <table:table-cell office:value-type="float" office:value="0" calcext:value-type="float">
            <text:p>0</text:p>
          </table:table-cell>
          <table:table-cell office:value-type="float" office:value="0.111622" calcext:value-type="float">
            <text:p>0.111622</text:p>
          </table:table-cell>
          <table:table-cell office:value-type="float" office:value="0.21889" calcext:value-type="float">
            <text:p>0.21889</text:p>
          </table:table-cell>
          <table:table-cell office:value-type="float" office:value="0.318922" calcext:value-type="float">
            <text:p>0.318922</text:p>
          </table:table-cell>
          <table:table-cell office:value-type="float" office:value="0.411703" calcext:value-type="float">
            <text:p>0.411703</text:p>
          </table:table-cell>
          <table:table-cell office:value-type="float" office:value="0.5" calcext:value-type="float">
            <text:p>0.5</text:p>
          </table:table-cell>
          <table:table-cell office:value-type="float" office:value="0.588297" calcext:value-type="float">
            <text:p>0.588297</text:p>
          </table:table-cell>
          <table:table-cell office:value-type="float" office:value="0.681078" calcext:value-type="float">
            <text:p>0.681078</text:p>
          </table:table-cell>
          <table:table-cell office:value-type="float" office:value="0.78111" calcext:value-type="float">
            <text:p>0.78111</text:p>
          </table:table-cell>
          <table:table-cell office:value-type="float" office:value="0.888378" calcext:value-type="float">
            <text:p>0.888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02144" calcext:value-type="float">
            <text:p>0.0702144</text:p>
          </table:table-cell>
          <table:table-cell office:value-type="float" office:value="0" calcext:value-type="float">
            <text:p>0</text:p>
          </table:table-cell>
          <table:table-cell office:value-type="float" office:value="0.111622" calcext:value-type="float">
            <text:p>0.111622</text:p>
          </table:table-cell>
          <table:table-cell office:value-type="float" office:value="0.21889" calcext:value-type="float">
            <text:p>0.21889</text:p>
          </table:table-cell>
          <table:table-cell office:value-type="float" office:value="0.318922" calcext:value-type="float">
            <text:p>0.318922</text:p>
          </table:table-cell>
          <table:table-cell office:value-type="float" office:value="0.411703" calcext:value-type="float">
            <text:p>0.411703</text:p>
          </table:table-cell>
          <table:table-cell office:value-type="float" office:value="0.5" calcext:value-type="float">
            <text:p>0.5</text:p>
          </table:table-cell>
          <table:table-cell office:value-type="float" office:value="0.588297" calcext:value-type="float">
            <text:p>0.588297</text:p>
          </table:table-cell>
          <table:table-cell office:value-type="float" office:value="0.681078" calcext:value-type="float">
            <text:p>0.681078</text:p>
          </table:table-cell>
          <table:table-cell office:value-type="float" office:value="0.78111" calcext:value-type="float">
            <text:p>0.78111</text:p>
          </table:table-cell>
          <table:table-cell office:value-type="float" office:value="0.888378" calcext:value-type="float">
            <text:p>0.888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02144" calcext:value-type="float">
            <text:p>0.0702144</text:p>
          </table:table-cell>
          <table:table-cell office:value-type="float" office:value="0" calcext:value-type="float">
            <text:p>0</text:p>
          </table:table-cell>
          <table:table-cell office:value-type="float" office:value="0.111622" calcext:value-type="float">
            <text:p>0.111622</text:p>
          </table:table-cell>
          <table:table-cell office:value-type="float" office:value="0.21889" calcext:value-type="float">
            <text:p>0.21889</text:p>
          </table:table-cell>
          <table:table-cell office:value-type="float" office:value="0.318922" calcext:value-type="float">
            <text:p>0.318922</text:p>
          </table:table-cell>
          <table:table-cell office:value-type="float" office:value="0.411703" calcext:value-type="float">
            <text:p>0.411703</text:p>
          </table:table-cell>
          <table:table-cell office:value-type="float" office:value="0.5" calcext:value-type="float">
            <text:p>0.5</text:p>
          </table:table-cell>
          <table:table-cell office:value-type="float" office:value="0.588297" calcext:value-type="float">
            <text:p>0.588297</text:p>
          </table:table-cell>
          <table:table-cell office:value-type="float" office:value="0.681078" calcext:value-type="float">
            <text:p>0.681078</text:p>
          </table:table-cell>
          <table:table-cell office:value-type="float" office:value="0.78111" calcext:value-type="float">
            <text:p>0.78111</text:p>
          </table:table-cell>
          <table:table-cell office:value-type="float" office:value="0.888378" calcext:value-type="float">
            <text:p>0.888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02144" calcext:value-type="float">
            <text:p>0.0702144</text:p>
          </table:table-cell>
          <table:table-cell office:value-type="float" office:value="0" calcext:value-type="float">
            <text:p>0</text:p>
          </table:table-cell>
          <table:table-cell office:value-type="float" office:value="0.111622" calcext:value-type="float">
            <text:p>0.111622</text:p>
          </table:table-cell>
          <table:table-cell office:value-type="float" office:value="0.21889" calcext:value-type="float">
            <text:p>0.21889</text:p>
          </table:table-cell>
          <table:table-cell office:value-type="float" office:value="0.318922" calcext:value-type="float">
            <text:p>0.318922</text:p>
          </table:table-cell>
          <table:table-cell office:value-type="float" office:value="0.411703" calcext:value-type="float">
            <text:p>0.411703</text:p>
          </table:table-cell>
          <table:table-cell office:value-type="float" office:value="0.5" calcext:value-type="float">
            <text:p>0.5</text:p>
          </table:table-cell>
          <table:table-cell office:value-type="float" office:value="0.588297" calcext:value-type="float">
            <text:p>0.588297</text:p>
          </table:table-cell>
          <table:table-cell office:value-type="float" office:value="0.681078" calcext:value-type="float">
            <text:p>0.681078</text:p>
          </table:table-cell>
          <table:table-cell office:value-type="float" office:value="0.78111" calcext:value-type="float">
            <text:p>0.78111</text:p>
          </table:table-cell>
          <table:table-cell office:value-type="float" office:value="0.888378" calcext:value-type="float">
            <text:p>0.888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02144" calcext:value-type="float">
            <text:p>0.0702144</text:p>
          </table:table-cell>
          <table:table-cell office:value-type="float" office:value="0" calcext:value-type="float">
            <text:p>0</text:p>
          </table:table-cell>
          <table:table-cell office:value-type="float" office:value="0.111622" calcext:value-type="float">
            <text:p>0.111622</text:p>
          </table:table-cell>
          <table:table-cell office:value-type="float" office:value="0.21889" calcext:value-type="float">
            <text:p>0.21889</text:p>
          </table:table-cell>
          <table:table-cell office:value-type="float" office:value="0.318922" calcext:value-type="float">
            <text:p>0.318922</text:p>
          </table:table-cell>
          <table:table-cell office:value-type="float" office:value="0.411703" calcext:value-type="float">
            <text:p>0.411703</text:p>
          </table:table-cell>
          <table:table-cell office:value-type="float" office:value="0.5" calcext:value-type="float">
            <text:p>0.5</text:p>
          </table:table-cell>
          <table:table-cell office:value-type="float" office:value="0.588297" calcext:value-type="float">
            <text:p>0.588297</text:p>
          </table:table-cell>
          <table:table-cell office:value-type="float" office:value="0.681078" calcext:value-type="float">
            <text:p>0.681078</text:p>
          </table:table-cell>
          <table:table-cell office:value-type="float" office:value="0.78111" calcext:value-type="float">
            <text:p>0.78111</text:p>
          </table:table-cell>
          <table:table-cell office:value-type="float" office:value="0.888378" calcext:value-type="float">
            <text:p>0.888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02144" calcext:value-type="float">
            <text:p>0.0702144</text:p>
          </table:table-cell>
          <table:table-cell office:value-type="float" office:value="0" calcext:value-type="float">
            <text:p>0</text:p>
          </table:table-cell>
          <table:table-cell office:value-type="float" office:value="0.111622" calcext:value-type="float">
            <text:p>0.111622</text:p>
          </table:table-cell>
          <table:table-cell office:value-type="float" office:value="0.21889" calcext:value-type="float">
            <text:p>0.21889</text:p>
          </table:table-cell>
          <table:table-cell office:value-type="float" office:value="0.318922" calcext:value-type="float">
            <text:p>0.318922</text:p>
          </table:table-cell>
          <table:table-cell office:value-type="float" office:value="0.411703" calcext:value-type="float">
            <text:p>0.411703</text:p>
          </table:table-cell>
          <table:table-cell office:value-type="float" office:value="0.5" calcext:value-type="float">
            <text:p>0.5</text:p>
          </table:table-cell>
          <table:table-cell office:value-type="float" office:value="0.588297" calcext:value-type="float">
            <text:p>0.588297</text:p>
          </table:table-cell>
          <table:table-cell office:value-type="float" office:value="0.681078" calcext:value-type="float">
            <text:p>0.681078</text:p>
          </table:table-cell>
          <table:table-cell office:value-type="float" office:value="0.78111" calcext:value-type="float">
            <text:p>0.78111</text:p>
          </table:table-cell>
          <table:table-cell office:value-type="float" office:value="0.888378" calcext:value-type="float">
            <text:p>0.888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02144" calcext:value-type="float">
            <text:p>0.0702144</text:p>
          </table:table-cell>
          <table:table-cell office:value-type="float" office:value="0" calcext:value-type="float">
            <text:p>0</text:p>
          </table:table-cell>
          <table:table-cell office:value-type="float" office:value="0.111622" calcext:value-type="float">
            <text:p>0.111622</text:p>
          </table:table-cell>
          <table:table-cell office:value-type="float" office:value="0.21889" calcext:value-type="float">
            <text:p>0.21889</text:p>
          </table:table-cell>
          <table:table-cell office:value-type="float" office:value="0.318922" calcext:value-type="float">
            <text:p>0.318922</text:p>
          </table:table-cell>
          <table:table-cell office:value-type="float" office:value="0.411703" calcext:value-type="float">
            <text:p>0.411703</text:p>
          </table:table-cell>
          <table:table-cell office:value-type="float" office:value="0.5" calcext:value-type="float">
            <text:p>0.5</text:p>
          </table:table-cell>
          <table:table-cell office:value-type="float" office:value="0.588297" calcext:value-type="float">
            <text:p>0.588297</text:p>
          </table:table-cell>
          <table:table-cell office:value-type="float" office:value="0.681078" calcext:value-type="float">
            <text:p>0.681078</text:p>
          </table:table-cell>
          <table:table-cell office:value-type="float" office:value="0.78111" calcext:value-type="float">
            <text:p>0.78111</text:p>
          </table:table-cell>
          <table:table-cell office:value-type="float" office:value="0.888378" calcext:value-type="float">
            <text:p>0.888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02144" calcext:value-type="float">
            <text:p>0.0702144</text:p>
          </table:table-cell>
          <table:table-cell office:value-type="float" office:value="0" calcext:value-type="float">
            <text:p>0</text:p>
          </table:table-cell>
          <table:table-cell office:value-type="float" office:value="0.111622" calcext:value-type="float">
            <text:p>0.111622</text:p>
          </table:table-cell>
          <table:table-cell office:value-type="float" office:value="0.21889" calcext:value-type="float">
            <text:p>0.21889</text:p>
          </table:table-cell>
          <table:table-cell office:value-type="float" office:value="0.318922" calcext:value-type="float">
            <text:p>0.318922</text:p>
          </table:table-cell>
          <table:table-cell office:value-type="float" office:value="0.411703" calcext:value-type="float">
            <text:p>0.411703</text:p>
          </table:table-cell>
          <table:table-cell office:value-type="float" office:value="0.5" calcext:value-type="float">
            <text:p>0.5</text:p>
          </table:table-cell>
          <table:table-cell office:value-type="float" office:value="0.588297" calcext:value-type="float">
            <text:p>0.588297</text:p>
          </table:table-cell>
          <table:table-cell office:value-type="float" office:value="0.681078" calcext:value-type="float">
            <text:p>0.681078</text:p>
          </table:table-cell>
          <table:table-cell office:value-type="float" office:value="0.78111" calcext:value-type="float">
            <text:p>0.78111</text:p>
          </table:table-cell>
          <table:table-cell office:value-type="float" office:value="0.888378" calcext:value-type="float">
            <text:p>0.888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02144" calcext:value-type="float">
            <text:p>0.0702144</text:p>
          </table:table-cell>
          <table:table-cell office:value-type="float" office:value="0" calcext:value-type="float">
            <text:p>0</text:p>
          </table:table-cell>
          <table:table-cell office:value-type="float" office:value="0.111622" calcext:value-type="float">
            <text:p>0.111622</text:p>
          </table:table-cell>
          <table:table-cell office:value-type="float" office:value="0.21889" calcext:value-type="float">
            <text:p>0.21889</text:p>
          </table:table-cell>
          <table:table-cell office:value-type="float" office:value="0.318922" calcext:value-type="float">
            <text:p>0.318922</text:p>
          </table:table-cell>
          <table:table-cell office:value-type="float" office:value="0.411703" calcext:value-type="float">
            <text:p>0.411703</text:p>
          </table:table-cell>
          <table:table-cell office:value-type="float" office:value="0.5" calcext:value-type="float">
            <text:p>0.5</text:p>
          </table:table-cell>
          <table:table-cell office:value-type="float" office:value="0.588297" calcext:value-type="float">
            <text:p>0.588297</text:p>
          </table:table-cell>
          <table:table-cell office:value-type="float" office:value="0.681078" calcext:value-type="float">
            <text:p>0.681078</text:p>
          </table:table-cell>
          <table:table-cell office:value-type="float" office:value="0.78111" calcext:value-type="float">
            <text:p>0.78111</text:p>
          </table:table-cell>
          <table:table-cell office:value-type="float" office:value="0.888378" calcext:value-type="float">
            <text:p>0.888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02144" calcext:value-type="float">
            <text:p>0.0702144</text:p>
          </table:table-cell>
          <table:table-cell office:value-type="float" office:value="0" calcext:value-type="float">
            <text:p>0</text:p>
          </table:table-cell>
          <table:table-cell office:value-type="float" office:value="0.111622" calcext:value-type="float">
            <text:p>0.111622</text:p>
          </table:table-cell>
          <table:table-cell office:value-type="float" office:value="0.21889" calcext:value-type="float">
            <text:p>0.21889</text:p>
          </table:table-cell>
          <table:table-cell office:value-type="float" office:value="0.318922" calcext:value-type="float">
            <text:p>0.318922</text:p>
          </table:table-cell>
          <table:table-cell office:value-type="float" office:value="0.411703" calcext:value-type="float">
            <text:p>0.411703</text:p>
          </table:table-cell>
          <table:table-cell office:value-type="float" office:value="0.5" calcext:value-type="float">
            <text:p>0.5</text:p>
          </table:table-cell>
          <table:table-cell office:value-type="float" office:value="0.588297" calcext:value-type="float">
            <text:p>0.588297</text:p>
          </table:table-cell>
          <table:table-cell office:value-type="float" office:value="0.681078" calcext:value-type="float">
            <text:p>0.681078</text:p>
          </table:table-cell>
          <table:table-cell office:value-type="float" office:value="0.78111" calcext:value-type="float">
            <text:p>0.78111</text:p>
          </table:table-cell>
          <table:table-cell office:value-type="float" office:value="0.888378" calcext:value-type="float">
            <text:p>0.888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35926" calcext:value-type="float">
            <text:p>0.0735926</text:p>
          </table:table-cell>
          <table:table-cell office:value-type="float" office:value="0" calcext:value-type="float">
            <text:p>0</text:p>
          </table:table-cell>
          <table:table-cell office:value-type="float" office:value="0.110168" calcext:value-type="float">
            <text:p>0.110168</text:p>
          </table:table-cell>
          <table:table-cell office:value-type="float" office:value="0.216527" calcext:value-type="float">
            <text:p>0.216527</text:p>
          </table:table-cell>
          <table:table-cell office:value-type="float" office:value="0.316556" calcext:value-type="float">
            <text:p>0.316556</text:p>
          </table:table-cell>
          <table:table-cell office:value-type="float" office:value="0.41024" calcext:value-type="float">
            <text:p>0.41024</text:p>
          </table:table-cell>
          <table:table-cell office:value-type="float" office:value="0.5" calcext:value-type="float">
            <text:p>0.5</text:p>
          </table:table-cell>
          <table:table-cell office:value-type="float" office:value="0.58976" calcext:value-type="float">
            <text:p>0.58976</text:p>
          </table:table-cell>
          <table:table-cell office:value-type="float" office:value="0.683444" calcext:value-type="float">
            <text:p>0.683444</text:p>
          </table:table-cell>
          <table:table-cell office:value-type="float" office:value="0.783473" calcext:value-type="float">
            <text:p>0.783473</text:p>
          </table:table-cell>
          <table:table-cell office:value-type="float" office:value="0.889832" calcext:value-type="float">
            <text:p>0.889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35926" calcext:value-type="float">
            <text:p>0.0735926</text:p>
          </table:table-cell>
          <table:table-cell office:value-type="float" office:value="0" calcext:value-type="float">
            <text:p>0</text:p>
          </table:table-cell>
          <table:table-cell office:value-type="float" office:value="0.110168" calcext:value-type="float">
            <text:p>0.110168</text:p>
          </table:table-cell>
          <table:table-cell office:value-type="float" office:value="0.216527" calcext:value-type="float">
            <text:p>0.216527</text:p>
          </table:table-cell>
          <table:table-cell office:value-type="float" office:value="0.316556" calcext:value-type="float">
            <text:p>0.316556</text:p>
          </table:table-cell>
          <table:table-cell office:value-type="float" office:value="0.41024" calcext:value-type="float">
            <text:p>0.41024</text:p>
          </table:table-cell>
          <table:table-cell office:value-type="float" office:value="0.5" calcext:value-type="float">
            <text:p>0.5</text:p>
          </table:table-cell>
          <table:table-cell office:value-type="float" office:value="0.58976" calcext:value-type="float">
            <text:p>0.58976</text:p>
          </table:table-cell>
          <table:table-cell office:value-type="float" office:value="0.683444" calcext:value-type="float">
            <text:p>0.683444</text:p>
          </table:table-cell>
          <table:table-cell office:value-type="float" office:value="0.783473" calcext:value-type="float">
            <text:p>0.783473</text:p>
          </table:table-cell>
          <table:table-cell office:value-type="float" office:value="0.889832" calcext:value-type="float">
            <text:p>0.889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35926" calcext:value-type="float">
            <text:p>0.0735926</text:p>
          </table:table-cell>
          <table:table-cell office:value-type="float" office:value="0" calcext:value-type="float">
            <text:p>0</text:p>
          </table:table-cell>
          <table:table-cell office:value-type="float" office:value="0.110168" calcext:value-type="float">
            <text:p>0.110168</text:p>
          </table:table-cell>
          <table:table-cell office:value-type="float" office:value="0.216527" calcext:value-type="float">
            <text:p>0.216527</text:p>
          </table:table-cell>
          <table:table-cell office:value-type="float" office:value="0.316556" calcext:value-type="float">
            <text:p>0.316556</text:p>
          </table:table-cell>
          <table:table-cell office:value-type="float" office:value="0.41024" calcext:value-type="float">
            <text:p>0.41024</text:p>
          </table:table-cell>
          <table:table-cell office:value-type="float" office:value="0.5" calcext:value-type="float">
            <text:p>0.5</text:p>
          </table:table-cell>
          <table:table-cell office:value-type="float" office:value="0.58976" calcext:value-type="float">
            <text:p>0.58976</text:p>
          </table:table-cell>
          <table:table-cell office:value-type="float" office:value="0.683444" calcext:value-type="float">
            <text:p>0.683444</text:p>
          </table:table-cell>
          <table:table-cell office:value-type="float" office:value="0.783473" calcext:value-type="float">
            <text:p>0.783473</text:p>
          </table:table-cell>
          <table:table-cell office:value-type="float" office:value="0.889832" calcext:value-type="float">
            <text:p>0.889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35926" calcext:value-type="float">
            <text:p>0.0735926</text:p>
          </table:table-cell>
          <table:table-cell office:value-type="float" office:value="0" calcext:value-type="float">
            <text:p>0</text:p>
          </table:table-cell>
          <table:table-cell office:value-type="float" office:value="0.110168" calcext:value-type="float">
            <text:p>0.110168</text:p>
          </table:table-cell>
          <table:table-cell office:value-type="float" office:value="0.216527" calcext:value-type="float">
            <text:p>0.216527</text:p>
          </table:table-cell>
          <table:table-cell office:value-type="float" office:value="0.316556" calcext:value-type="float">
            <text:p>0.316556</text:p>
          </table:table-cell>
          <table:table-cell office:value-type="float" office:value="0.41024" calcext:value-type="float">
            <text:p>0.41024</text:p>
          </table:table-cell>
          <table:table-cell office:value-type="float" office:value="0.5" calcext:value-type="float">
            <text:p>0.5</text:p>
          </table:table-cell>
          <table:table-cell office:value-type="float" office:value="0.58976" calcext:value-type="float">
            <text:p>0.58976</text:p>
          </table:table-cell>
          <table:table-cell office:value-type="float" office:value="0.683444" calcext:value-type="float">
            <text:p>0.683444</text:p>
          </table:table-cell>
          <table:table-cell office:value-type="float" office:value="0.783473" calcext:value-type="float">
            <text:p>0.783473</text:p>
          </table:table-cell>
          <table:table-cell office:value-type="float" office:value="0.889832" calcext:value-type="float">
            <text:p>0.889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35926" calcext:value-type="float">
            <text:p>0.0735926</text:p>
          </table:table-cell>
          <table:table-cell office:value-type="float" office:value="0" calcext:value-type="float">
            <text:p>0</text:p>
          </table:table-cell>
          <table:table-cell office:value-type="float" office:value="0.110168" calcext:value-type="float">
            <text:p>0.110168</text:p>
          </table:table-cell>
          <table:table-cell office:value-type="float" office:value="0.216527" calcext:value-type="float">
            <text:p>0.216527</text:p>
          </table:table-cell>
          <table:table-cell office:value-type="float" office:value="0.316556" calcext:value-type="float">
            <text:p>0.316556</text:p>
          </table:table-cell>
          <table:table-cell office:value-type="float" office:value="0.41024" calcext:value-type="float">
            <text:p>0.41024</text:p>
          </table:table-cell>
          <table:table-cell office:value-type="float" office:value="0.5" calcext:value-type="float">
            <text:p>0.5</text:p>
          </table:table-cell>
          <table:table-cell office:value-type="float" office:value="0.58976" calcext:value-type="float">
            <text:p>0.58976</text:p>
          </table:table-cell>
          <table:table-cell office:value-type="float" office:value="0.683444" calcext:value-type="float">
            <text:p>0.683444</text:p>
          </table:table-cell>
          <table:table-cell office:value-type="float" office:value="0.783473" calcext:value-type="float">
            <text:p>0.783473</text:p>
          </table:table-cell>
          <table:table-cell office:value-type="float" office:value="0.889832" calcext:value-type="float">
            <text:p>0.889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35926" calcext:value-type="float">
            <text:p>0.0735926</text:p>
          </table:table-cell>
          <table:table-cell office:value-type="float" office:value="0" calcext:value-type="float">
            <text:p>0</text:p>
          </table:table-cell>
          <table:table-cell office:value-type="float" office:value="0.110168" calcext:value-type="float">
            <text:p>0.110168</text:p>
          </table:table-cell>
          <table:table-cell office:value-type="float" office:value="0.216527" calcext:value-type="float">
            <text:p>0.216527</text:p>
          </table:table-cell>
          <table:table-cell office:value-type="float" office:value="0.316556" calcext:value-type="float">
            <text:p>0.316556</text:p>
          </table:table-cell>
          <table:table-cell office:value-type="float" office:value="0.41024" calcext:value-type="float">
            <text:p>0.41024</text:p>
          </table:table-cell>
          <table:table-cell office:value-type="float" office:value="0.5" calcext:value-type="float">
            <text:p>0.5</text:p>
          </table:table-cell>
          <table:table-cell office:value-type="float" office:value="0.58976" calcext:value-type="float">
            <text:p>0.58976</text:p>
          </table:table-cell>
          <table:table-cell office:value-type="float" office:value="0.683444" calcext:value-type="float">
            <text:p>0.683444</text:p>
          </table:table-cell>
          <table:table-cell office:value-type="float" office:value="0.783473" calcext:value-type="float">
            <text:p>0.783473</text:p>
          </table:table-cell>
          <table:table-cell office:value-type="float" office:value="0.889832" calcext:value-type="float">
            <text:p>0.889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35926" calcext:value-type="float">
            <text:p>0.0735926</text:p>
          </table:table-cell>
          <table:table-cell office:value-type="float" office:value="0" calcext:value-type="float">
            <text:p>0</text:p>
          </table:table-cell>
          <table:table-cell office:value-type="float" office:value="0.110168" calcext:value-type="float">
            <text:p>0.110168</text:p>
          </table:table-cell>
          <table:table-cell office:value-type="float" office:value="0.216527" calcext:value-type="float">
            <text:p>0.216527</text:p>
          </table:table-cell>
          <table:table-cell office:value-type="float" office:value="0.316556" calcext:value-type="float">
            <text:p>0.316556</text:p>
          </table:table-cell>
          <table:table-cell office:value-type="float" office:value="0.41024" calcext:value-type="float">
            <text:p>0.41024</text:p>
          </table:table-cell>
          <table:table-cell office:value-type="float" office:value="0.5" calcext:value-type="float">
            <text:p>0.5</text:p>
          </table:table-cell>
          <table:table-cell office:value-type="float" office:value="0.58976" calcext:value-type="float">
            <text:p>0.58976</text:p>
          </table:table-cell>
          <table:table-cell office:value-type="float" office:value="0.683444" calcext:value-type="float">
            <text:p>0.683444</text:p>
          </table:table-cell>
          <table:table-cell office:value-type="float" office:value="0.783473" calcext:value-type="float">
            <text:p>0.783473</text:p>
          </table:table-cell>
          <table:table-cell office:value-type="float" office:value="0.889832" calcext:value-type="float">
            <text:p>0.889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35926" calcext:value-type="float">
            <text:p>0.0735926</text:p>
          </table:table-cell>
          <table:table-cell office:value-type="float" office:value="0" calcext:value-type="float">
            <text:p>0</text:p>
          </table:table-cell>
          <table:table-cell office:value-type="float" office:value="0.110168" calcext:value-type="float">
            <text:p>0.110168</text:p>
          </table:table-cell>
          <table:table-cell office:value-type="float" office:value="0.216527" calcext:value-type="float">
            <text:p>0.216527</text:p>
          </table:table-cell>
          <table:table-cell office:value-type="float" office:value="0.316556" calcext:value-type="float">
            <text:p>0.316556</text:p>
          </table:table-cell>
          <table:table-cell office:value-type="float" office:value="0.41024" calcext:value-type="float">
            <text:p>0.41024</text:p>
          </table:table-cell>
          <table:table-cell office:value-type="float" office:value="0.5" calcext:value-type="float">
            <text:p>0.5</text:p>
          </table:table-cell>
          <table:table-cell office:value-type="float" office:value="0.58976" calcext:value-type="float">
            <text:p>0.58976</text:p>
          </table:table-cell>
          <table:table-cell office:value-type="float" office:value="0.683444" calcext:value-type="float">
            <text:p>0.683444</text:p>
          </table:table-cell>
          <table:table-cell office:value-type="float" office:value="0.783473" calcext:value-type="float">
            <text:p>0.783473</text:p>
          </table:table-cell>
          <table:table-cell office:value-type="float" office:value="0.889832" calcext:value-type="float">
            <text:p>0.889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35926" calcext:value-type="float">
            <text:p>0.0735926</text:p>
          </table:table-cell>
          <table:table-cell office:value-type="float" office:value="0" calcext:value-type="float">
            <text:p>0</text:p>
          </table:table-cell>
          <table:table-cell office:value-type="float" office:value="0.110168" calcext:value-type="float">
            <text:p>0.110168</text:p>
          </table:table-cell>
          <table:table-cell office:value-type="float" office:value="0.216527" calcext:value-type="float">
            <text:p>0.216527</text:p>
          </table:table-cell>
          <table:table-cell office:value-type="float" office:value="0.316556" calcext:value-type="float">
            <text:p>0.316556</text:p>
          </table:table-cell>
          <table:table-cell office:value-type="float" office:value="0.41024" calcext:value-type="float">
            <text:p>0.41024</text:p>
          </table:table-cell>
          <table:table-cell office:value-type="float" office:value="0.5" calcext:value-type="float">
            <text:p>0.5</text:p>
          </table:table-cell>
          <table:table-cell office:value-type="float" office:value="0.58976" calcext:value-type="float">
            <text:p>0.58976</text:p>
          </table:table-cell>
          <table:table-cell office:value-type="float" office:value="0.683444" calcext:value-type="float">
            <text:p>0.683444</text:p>
          </table:table-cell>
          <table:table-cell office:value-type="float" office:value="0.783473" calcext:value-type="float">
            <text:p>0.783473</text:p>
          </table:table-cell>
          <table:table-cell office:value-type="float" office:value="0.889832" calcext:value-type="float">
            <text:p>0.889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35926" calcext:value-type="float">
            <text:p>0.0735926</text:p>
          </table:table-cell>
          <table:table-cell office:value-type="float" office:value="0" calcext:value-type="float">
            <text:p>0</text:p>
          </table:table-cell>
          <table:table-cell office:value-type="float" office:value="0.110168" calcext:value-type="float">
            <text:p>0.110168</text:p>
          </table:table-cell>
          <table:table-cell office:value-type="float" office:value="0.216527" calcext:value-type="float">
            <text:p>0.216527</text:p>
          </table:table-cell>
          <table:table-cell office:value-type="float" office:value="0.316556" calcext:value-type="float">
            <text:p>0.316556</text:p>
          </table:table-cell>
          <table:table-cell office:value-type="float" office:value="0.41024" calcext:value-type="float">
            <text:p>0.41024</text:p>
          </table:table-cell>
          <table:table-cell office:value-type="float" office:value="0.5" calcext:value-type="float">
            <text:p>0.5</text:p>
          </table:table-cell>
          <table:table-cell office:value-type="float" office:value="0.58976" calcext:value-type="float">
            <text:p>0.58976</text:p>
          </table:table-cell>
          <table:table-cell office:value-type="float" office:value="0.683444" calcext:value-type="float">
            <text:p>0.683444</text:p>
          </table:table-cell>
          <table:table-cell office:value-type="float" office:value="0.783473" calcext:value-type="float">
            <text:p>0.783473</text:p>
          </table:table-cell>
          <table:table-cell office:value-type="float" office:value="0.889832" calcext:value-type="float">
            <text:p>0.889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35926" calcext:value-type="float">
            <text:p>0.0735926</text:p>
          </table:table-cell>
          <table:table-cell office:value-type="float" office:value="0" calcext:value-type="float">
            <text:p>0</text:p>
          </table:table-cell>
          <table:table-cell office:value-type="float" office:value="0.110168" calcext:value-type="float">
            <text:p>0.110168</text:p>
          </table:table-cell>
          <table:table-cell office:value-type="float" office:value="0.216527" calcext:value-type="float">
            <text:p>0.216527</text:p>
          </table:table-cell>
          <table:table-cell office:value-type="float" office:value="0.316556" calcext:value-type="float">
            <text:p>0.316556</text:p>
          </table:table-cell>
          <table:table-cell office:value-type="float" office:value="0.41024" calcext:value-type="float">
            <text:p>0.41024</text:p>
          </table:table-cell>
          <table:table-cell office:value-type="float" office:value="0.5" calcext:value-type="float">
            <text:p>0.5</text:p>
          </table:table-cell>
          <table:table-cell office:value-type="float" office:value="0.58976" calcext:value-type="float">
            <text:p>0.58976</text:p>
          </table:table-cell>
          <table:table-cell office:value-type="float" office:value="0.683444" calcext:value-type="float">
            <text:p>0.683444</text:p>
          </table:table-cell>
          <table:table-cell office:value-type="float" office:value="0.783473" calcext:value-type="float">
            <text:p>0.783473</text:p>
          </table:table-cell>
          <table:table-cell office:value-type="float" office:value="0.889832" calcext:value-type="float">
            <text:p>0.889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77307" calcext:value-type="float">
            <text:p>0.0777307</text:p>
          </table:table-cell>
          <table:table-cell office:value-type="float" office:value="0" calcext:value-type="float">
            <text:p>0</text:p>
          </table:table-cell>
          <table:table-cell office:value-type="float" office:value="0.108632" calcext:value-type="float">
            <text:p>0.108632</text:p>
          </table:table-cell>
          <table:table-cell office:value-type="float" office:value="0.214031" calcext:value-type="float">
            <text:p>0.214031</text:p>
          </table:table-cell>
          <table:table-cell office:value-type="float" office:value="0.314056" calcext:value-type="float">
            <text:p>0.314056</text:p>
          </table:table-cell>
          <table:table-cell office:value-type="float" office:value="0.408694" calcext:value-type="float">
            <text:p>0.408694</text:p>
          </table:table-cell>
          <table:table-cell office:value-type="float" office:value="0.5" calcext:value-type="float">
            <text:p>0.5</text:p>
          </table:table-cell>
          <table:table-cell office:value-type="float" office:value="0.591306" calcext:value-type="float">
            <text:p>0.591306</text:p>
          </table:table-cell>
          <table:table-cell office:value-type="float" office:value="0.685944" calcext:value-type="float">
            <text:p>0.685944</text:p>
          </table:table-cell>
          <table:table-cell office:value-type="float" office:value="0.785969" calcext:value-type="float">
            <text:p>0.785969</text:p>
          </table:table-cell>
          <table:table-cell office:value-type="float" office:value="0.891368" calcext:value-type="float">
            <text:p>0.891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77307" calcext:value-type="float">
            <text:p>0.0777307</text:p>
          </table:table-cell>
          <table:table-cell office:value-type="float" office:value="0" calcext:value-type="float">
            <text:p>0</text:p>
          </table:table-cell>
          <table:table-cell office:value-type="float" office:value="0.108632" calcext:value-type="float">
            <text:p>0.108632</text:p>
          </table:table-cell>
          <table:table-cell office:value-type="float" office:value="0.214031" calcext:value-type="float">
            <text:p>0.214031</text:p>
          </table:table-cell>
          <table:table-cell office:value-type="float" office:value="0.314056" calcext:value-type="float">
            <text:p>0.314056</text:p>
          </table:table-cell>
          <table:table-cell office:value-type="float" office:value="0.408694" calcext:value-type="float">
            <text:p>0.408694</text:p>
          </table:table-cell>
          <table:table-cell office:value-type="float" office:value="0.5" calcext:value-type="float">
            <text:p>0.5</text:p>
          </table:table-cell>
          <table:table-cell office:value-type="float" office:value="0.591306" calcext:value-type="float">
            <text:p>0.591306</text:p>
          </table:table-cell>
          <table:table-cell office:value-type="float" office:value="0.685944" calcext:value-type="float">
            <text:p>0.685944</text:p>
          </table:table-cell>
          <table:table-cell office:value-type="float" office:value="0.785969" calcext:value-type="float">
            <text:p>0.785969</text:p>
          </table:table-cell>
          <table:table-cell office:value-type="float" office:value="0.891368" calcext:value-type="float">
            <text:p>0.891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77307" calcext:value-type="float">
            <text:p>0.0777307</text:p>
          </table:table-cell>
          <table:table-cell office:value-type="float" office:value="0" calcext:value-type="float">
            <text:p>0</text:p>
          </table:table-cell>
          <table:table-cell office:value-type="float" office:value="0.108632" calcext:value-type="float">
            <text:p>0.108632</text:p>
          </table:table-cell>
          <table:table-cell office:value-type="float" office:value="0.214031" calcext:value-type="float">
            <text:p>0.214031</text:p>
          </table:table-cell>
          <table:table-cell office:value-type="float" office:value="0.314056" calcext:value-type="float">
            <text:p>0.314056</text:p>
          </table:table-cell>
          <table:table-cell office:value-type="float" office:value="0.408694" calcext:value-type="float">
            <text:p>0.408694</text:p>
          </table:table-cell>
          <table:table-cell office:value-type="float" office:value="0.5" calcext:value-type="float">
            <text:p>0.5</text:p>
          </table:table-cell>
          <table:table-cell office:value-type="float" office:value="0.591306" calcext:value-type="float">
            <text:p>0.591306</text:p>
          </table:table-cell>
          <table:table-cell office:value-type="float" office:value="0.685944" calcext:value-type="float">
            <text:p>0.685944</text:p>
          </table:table-cell>
          <table:table-cell office:value-type="float" office:value="0.785969" calcext:value-type="float">
            <text:p>0.785969</text:p>
          </table:table-cell>
          <table:table-cell office:value-type="float" office:value="0.891368" calcext:value-type="float">
            <text:p>0.891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77307" calcext:value-type="float">
            <text:p>0.0777307</text:p>
          </table:table-cell>
          <table:table-cell office:value-type="float" office:value="0" calcext:value-type="float">
            <text:p>0</text:p>
          </table:table-cell>
          <table:table-cell office:value-type="float" office:value="0.108632" calcext:value-type="float">
            <text:p>0.108632</text:p>
          </table:table-cell>
          <table:table-cell office:value-type="float" office:value="0.214031" calcext:value-type="float">
            <text:p>0.214031</text:p>
          </table:table-cell>
          <table:table-cell office:value-type="float" office:value="0.314056" calcext:value-type="float">
            <text:p>0.314056</text:p>
          </table:table-cell>
          <table:table-cell office:value-type="float" office:value="0.408694" calcext:value-type="float">
            <text:p>0.408694</text:p>
          </table:table-cell>
          <table:table-cell office:value-type="float" office:value="0.5" calcext:value-type="float">
            <text:p>0.5</text:p>
          </table:table-cell>
          <table:table-cell office:value-type="float" office:value="0.591306" calcext:value-type="float">
            <text:p>0.591306</text:p>
          </table:table-cell>
          <table:table-cell office:value-type="float" office:value="0.685944" calcext:value-type="float">
            <text:p>0.685944</text:p>
          </table:table-cell>
          <table:table-cell office:value-type="float" office:value="0.785969" calcext:value-type="float">
            <text:p>0.785969</text:p>
          </table:table-cell>
          <table:table-cell office:value-type="float" office:value="0.891368" calcext:value-type="float">
            <text:p>0.891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77307" calcext:value-type="float">
            <text:p>0.0777307</text:p>
          </table:table-cell>
          <table:table-cell office:value-type="float" office:value="0" calcext:value-type="float">
            <text:p>0</text:p>
          </table:table-cell>
          <table:table-cell office:value-type="float" office:value="0.108632" calcext:value-type="float">
            <text:p>0.108632</text:p>
          </table:table-cell>
          <table:table-cell office:value-type="float" office:value="0.214031" calcext:value-type="float">
            <text:p>0.214031</text:p>
          </table:table-cell>
          <table:table-cell office:value-type="float" office:value="0.314056" calcext:value-type="float">
            <text:p>0.314056</text:p>
          </table:table-cell>
          <table:table-cell office:value-type="float" office:value="0.408694" calcext:value-type="float">
            <text:p>0.408694</text:p>
          </table:table-cell>
          <table:table-cell office:value-type="float" office:value="0.5" calcext:value-type="float">
            <text:p>0.5</text:p>
          </table:table-cell>
          <table:table-cell office:value-type="float" office:value="0.591306" calcext:value-type="float">
            <text:p>0.591306</text:p>
          </table:table-cell>
          <table:table-cell office:value-type="float" office:value="0.685944" calcext:value-type="float">
            <text:p>0.685944</text:p>
          </table:table-cell>
          <table:table-cell office:value-type="float" office:value="0.785969" calcext:value-type="float">
            <text:p>0.785969</text:p>
          </table:table-cell>
          <table:table-cell office:value-type="float" office:value="0.891368" calcext:value-type="float">
            <text:p>0.891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77307" calcext:value-type="float">
            <text:p>0.0777307</text:p>
          </table:table-cell>
          <table:table-cell office:value-type="float" office:value="0" calcext:value-type="float">
            <text:p>0</text:p>
          </table:table-cell>
          <table:table-cell office:value-type="float" office:value="0.108632" calcext:value-type="float">
            <text:p>0.108632</text:p>
          </table:table-cell>
          <table:table-cell office:value-type="float" office:value="0.214031" calcext:value-type="float">
            <text:p>0.214031</text:p>
          </table:table-cell>
          <table:table-cell office:value-type="float" office:value="0.314056" calcext:value-type="float">
            <text:p>0.314056</text:p>
          </table:table-cell>
          <table:table-cell office:value-type="float" office:value="0.408694" calcext:value-type="float">
            <text:p>0.408694</text:p>
          </table:table-cell>
          <table:table-cell office:value-type="float" office:value="0.5" calcext:value-type="float">
            <text:p>0.5</text:p>
          </table:table-cell>
          <table:table-cell office:value-type="float" office:value="0.591306" calcext:value-type="float">
            <text:p>0.591306</text:p>
          </table:table-cell>
          <table:table-cell office:value-type="float" office:value="0.685944" calcext:value-type="float">
            <text:p>0.685944</text:p>
          </table:table-cell>
          <table:table-cell office:value-type="float" office:value="0.785969" calcext:value-type="float">
            <text:p>0.785969</text:p>
          </table:table-cell>
          <table:table-cell office:value-type="float" office:value="0.891368" calcext:value-type="float">
            <text:p>0.891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77307" calcext:value-type="float">
            <text:p>0.0777307</text:p>
          </table:table-cell>
          <table:table-cell office:value-type="float" office:value="0" calcext:value-type="float">
            <text:p>0</text:p>
          </table:table-cell>
          <table:table-cell office:value-type="float" office:value="0.108632" calcext:value-type="float">
            <text:p>0.108632</text:p>
          </table:table-cell>
          <table:table-cell office:value-type="float" office:value="0.214031" calcext:value-type="float">
            <text:p>0.214031</text:p>
          </table:table-cell>
          <table:table-cell office:value-type="float" office:value="0.314056" calcext:value-type="float">
            <text:p>0.314056</text:p>
          </table:table-cell>
          <table:table-cell office:value-type="float" office:value="0.408694" calcext:value-type="float">
            <text:p>0.408694</text:p>
          </table:table-cell>
          <table:table-cell office:value-type="float" office:value="0.5" calcext:value-type="float">
            <text:p>0.5</text:p>
          </table:table-cell>
          <table:table-cell office:value-type="float" office:value="0.591306" calcext:value-type="float">
            <text:p>0.591306</text:p>
          </table:table-cell>
          <table:table-cell office:value-type="float" office:value="0.685944" calcext:value-type="float">
            <text:p>0.685944</text:p>
          </table:table-cell>
          <table:table-cell office:value-type="float" office:value="0.785969" calcext:value-type="float">
            <text:p>0.785969</text:p>
          </table:table-cell>
          <table:table-cell office:value-type="float" office:value="0.891368" calcext:value-type="float">
            <text:p>0.891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77307" calcext:value-type="float">
            <text:p>0.0777307</text:p>
          </table:table-cell>
          <table:table-cell office:value-type="float" office:value="0" calcext:value-type="float">
            <text:p>0</text:p>
          </table:table-cell>
          <table:table-cell office:value-type="float" office:value="0.108632" calcext:value-type="float">
            <text:p>0.108632</text:p>
          </table:table-cell>
          <table:table-cell office:value-type="float" office:value="0.214031" calcext:value-type="float">
            <text:p>0.214031</text:p>
          </table:table-cell>
          <table:table-cell office:value-type="float" office:value="0.314056" calcext:value-type="float">
            <text:p>0.314056</text:p>
          </table:table-cell>
          <table:table-cell office:value-type="float" office:value="0.408694" calcext:value-type="float">
            <text:p>0.408694</text:p>
          </table:table-cell>
          <table:table-cell office:value-type="float" office:value="0.5" calcext:value-type="float">
            <text:p>0.5</text:p>
          </table:table-cell>
          <table:table-cell office:value-type="float" office:value="0.591306" calcext:value-type="float">
            <text:p>0.591306</text:p>
          </table:table-cell>
          <table:table-cell office:value-type="float" office:value="0.685944" calcext:value-type="float">
            <text:p>0.685944</text:p>
          </table:table-cell>
          <table:table-cell office:value-type="float" office:value="0.785969" calcext:value-type="float">
            <text:p>0.785969</text:p>
          </table:table-cell>
          <table:table-cell office:value-type="float" office:value="0.891368" calcext:value-type="float">
            <text:p>0.891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77307" calcext:value-type="float">
            <text:p>0.0777307</text:p>
          </table:table-cell>
          <table:table-cell office:value-type="float" office:value="0" calcext:value-type="float">
            <text:p>0</text:p>
          </table:table-cell>
          <table:table-cell office:value-type="float" office:value="0.108632" calcext:value-type="float">
            <text:p>0.108632</text:p>
          </table:table-cell>
          <table:table-cell office:value-type="float" office:value="0.214031" calcext:value-type="float">
            <text:p>0.214031</text:p>
          </table:table-cell>
          <table:table-cell office:value-type="float" office:value="0.314056" calcext:value-type="float">
            <text:p>0.314056</text:p>
          </table:table-cell>
          <table:table-cell office:value-type="float" office:value="0.408694" calcext:value-type="float">
            <text:p>0.408694</text:p>
          </table:table-cell>
          <table:table-cell office:value-type="float" office:value="0.5" calcext:value-type="float">
            <text:p>0.5</text:p>
          </table:table-cell>
          <table:table-cell office:value-type="float" office:value="0.591306" calcext:value-type="float">
            <text:p>0.591306</text:p>
          </table:table-cell>
          <table:table-cell office:value-type="float" office:value="0.685944" calcext:value-type="float">
            <text:p>0.685944</text:p>
          </table:table-cell>
          <table:table-cell office:value-type="float" office:value="0.785969" calcext:value-type="float">
            <text:p>0.785969</text:p>
          </table:table-cell>
          <table:table-cell office:value-type="float" office:value="0.891368" calcext:value-type="float">
            <text:p>0.891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77307" calcext:value-type="float">
            <text:p>0.0777307</text:p>
          </table:table-cell>
          <table:table-cell office:value-type="float" office:value="0" calcext:value-type="float">
            <text:p>0</text:p>
          </table:table-cell>
          <table:table-cell office:value-type="float" office:value="0.108632" calcext:value-type="float">
            <text:p>0.108632</text:p>
          </table:table-cell>
          <table:table-cell office:value-type="float" office:value="0.214031" calcext:value-type="float">
            <text:p>0.214031</text:p>
          </table:table-cell>
          <table:table-cell office:value-type="float" office:value="0.314056" calcext:value-type="float">
            <text:p>0.314056</text:p>
          </table:table-cell>
          <table:table-cell office:value-type="float" office:value="0.408694" calcext:value-type="float">
            <text:p>0.408694</text:p>
          </table:table-cell>
          <table:table-cell office:value-type="float" office:value="0.5" calcext:value-type="float">
            <text:p>0.5</text:p>
          </table:table-cell>
          <table:table-cell office:value-type="float" office:value="0.591306" calcext:value-type="float">
            <text:p>0.591306</text:p>
          </table:table-cell>
          <table:table-cell office:value-type="float" office:value="0.685944" calcext:value-type="float">
            <text:p>0.685944</text:p>
          </table:table-cell>
          <table:table-cell office:value-type="float" office:value="0.785969" calcext:value-type="float">
            <text:p>0.785969</text:p>
          </table:table-cell>
          <table:table-cell office:value-type="float" office:value="0.891368" calcext:value-type="float">
            <text:p>0.891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77307" calcext:value-type="float">
            <text:p>0.0777307</text:p>
          </table:table-cell>
          <table:table-cell office:value-type="float" office:value="0" calcext:value-type="float">
            <text:p>0</text:p>
          </table:table-cell>
          <table:table-cell office:value-type="float" office:value="0.108632" calcext:value-type="float">
            <text:p>0.108632</text:p>
          </table:table-cell>
          <table:table-cell office:value-type="float" office:value="0.214031" calcext:value-type="float">
            <text:p>0.214031</text:p>
          </table:table-cell>
          <table:table-cell office:value-type="float" office:value="0.314056" calcext:value-type="float">
            <text:p>0.314056</text:p>
          </table:table-cell>
          <table:table-cell office:value-type="float" office:value="0.408694" calcext:value-type="float">
            <text:p>0.408694</text:p>
          </table:table-cell>
          <table:table-cell office:value-type="float" office:value="0.5" calcext:value-type="float">
            <text:p>0.5</text:p>
          </table:table-cell>
          <table:table-cell office:value-type="float" office:value="0.591306" calcext:value-type="float">
            <text:p>0.591306</text:p>
          </table:table-cell>
          <table:table-cell office:value-type="float" office:value="0.685944" calcext:value-type="float">
            <text:p>0.685944</text:p>
          </table:table-cell>
          <table:table-cell office:value-type="float" office:value="0.785969" calcext:value-type="float">
            <text:p>0.785969</text:p>
          </table:table-cell>
          <table:table-cell office:value-type="float" office:value="0.891368" calcext:value-type="float">
            <text:p>0.891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02787" calcext:value-type="float">
            <text:p>0.0802787</text:p>
          </table:table-cell>
          <table:table-cell office:value-type="float" office:value="0" calcext:value-type="float">
            <text:p>0</text:p>
          </table:table-cell>
          <table:table-cell office:value-type="float" office:value="0.107804" calcext:value-type="float">
            <text:p>0.107804</text:p>
          </table:table-cell>
          <table:table-cell office:value-type="float" office:value="0.212685" calcext:value-type="float">
            <text:p>0.212685</text:p>
          </table:table-cell>
          <table:table-cell office:value-type="float" office:value="0.312708" calcext:value-type="float">
            <text:p>0.312708</text:p>
          </table:table-cell>
          <table:table-cell office:value-type="float" office:value="0.407861" calcext:value-type="float">
            <text:p>0.407861</text:p>
          </table:table-cell>
          <table:table-cell office:value-type="float" office:value="0.5" calcext:value-type="float">
            <text:p>0.5</text:p>
          </table:table-cell>
          <table:table-cell office:value-type="float" office:value="0.592139" calcext:value-type="float">
            <text:p>0.592139</text:p>
          </table:table-cell>
          <table:table-cell office:value-type="float" office:value="0.687292" calcext:value-type="float">
            <text:p>0.687292</text:p>
          </table:table-cell>
          <table:table-cell office:value-type="float" office:value="0.787315" calcext:value-type="float">
            <text:p>0.787315</text:p>
          </table:table-cell>
          <table:table-cell office:value-type="float" office:value="0.892196" calcext:value-type="float">
            <text:p>0.892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02787" calcext:value-type="float">
            <text:p>0.0802787</text:p>
          </table:table-cell>
          <table:table-cell office:value-type="float" office:value="0" calcext:value-type="float">
            <text:p>0</text:p>
          </table:table-cell>
          <table:table-cell office:value-type="float" office:value="0.107804" calcext:value-type="float">
            <text:p>0.107804</text:p>
          </table:table-cell>
          <table:table-cell office:value-type="float" office:value="0.212685" calcext:value-type="float">
            <text:p>0.212685</text:p>
          </table:table-cell>
          <table:table-cell office:value-type="float" office:value="0.312708" calcext:value-type="float">
            <text:p>0.312708</text:p>
          </table:table-cell>
          <table:table-cell office:value-type="float" office:value="0.407861" calcext:value-type="float">
            <text:p>0.407861</text:p>
          </table:table-cell>
          <table:table-cell office:value-type="float" office:value="0.5" calcext:value-type="float">
            <text:p>0.5</text:p>
          </table:table-cell>
          <table:table-cell office:value-type="float" office:value="0.592139" calcext:value-type="float">
            <text:p>0.592139</text:p>
          </table:table-cell>
          <table:table-cell office:value-type="float" office:value="0.687292" calcext:value-type="float">
            <text:p>0.687292</text:p>
          </table:table-cell>
          <table:table-cell office:value-type="float" office:value="0.787315" calcext:value-type="float">
            <text:p>0.787315</text:p>
          </table:table-cell>
          <table:table-cell office:value-type="float" office:value="0.892196" calcext:value-type="float">
            <text:p>0.892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02787" calcext:value-type="float">
            <text:p>0.0802787</text:p>
          </table:table-cell>
          <table:table-cell office:value-type="float" office:value="0" calcext:value-type="float">
            <text:p>0</text:p>
          </table:table-cell>
          <table:table-cell office:value-type="float" office:value="0.107804" calcext:value-type="float">
            <text:p>0.107804</text:p>
          </table:table-cell>
          <table:table-cell office:value-type="float" office:value="0.212685" calcext:value-type="float">
            <text:p>0.212685</text:p>
          </table:table-cell>
          <table:table-cell office:value-type="float" office:value="0.312708" calcext:value-type="float">
            <text:p>0.312708</text:p>
          </table:table-cell>
          <table:table-cell office:value-type="float" office:value="0.407861" calcext:value-type="float">
            <text:p>0.407861</text:p>
          </table:table-cell>
          <table:table-cell office:value-type="float" office:value="0.5" calcext:value-type="float">
            <text:p>0.5</text:p>
          </table:table-cell>
          <table:table-cell office:value-type="float" office:value="0.592139" calcext:value-type="float">
            <text:p>0.592139</text:p>
          </table:table-cell>
          <table:table-cell office:value-type="float" office:value="0.687292" calcext:value-type="float">
            <text:p>0.687292</text:p>
          </table:table-cell>
          <table:table-cell office:value-type="float" office:value="0.787315" calcext:value-type="float">
            <text:p>0.787315</text:p>
          </table:table-cell>
          <table:table-cell office:value-type="float" office:value="0.892196" calcext:value-type="float">
            <text:p>0.892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02787" calcext:value-type="float">
            <text:p>0.0802787</text:p>
          </table:table-cell>
          <table:table-cell office:value-type="float" office:value="0" calcext:value-type="float">
            <text:p>0</text:p>
          </table:table-cell>
          <table:table-cell office:value-type="float" office:value="0.107804" calcext:value-type="float">
            <text:p>0.107804</text:p>
          </table:table-cell>
          <table:table-cell office:value-type="float" office:value="0.212685" calcext:value-type="float">
            <text:p>0.212685</text:p>
          </table:table-cell>
          <table:table-cell office:value-type="float" office:value="0.312708" calcext:value-type="float">
            <text:p>0.312708</text:p>
          </table:table-cell>
          <table:table-cell office:value-type="float" office:value="0.407861" calcext:value-type="float">
            <text:p>0.407861</text:p>
          </table:table-cell>
          <table:table-cell office:value-type="float" office:value="0.5" calcext:value-type="float">
            <text:p>0.5</text:p>
          </table:table-cell>
          <table:table-cell office:value-type="float" office:value="0.592139" calcext:value-type="float">
            <text:p>0.592139</text:p>
          </table:table-cell>
          <table:table-cell office:value-type="float" office:value="0.687292" calcext:value-type="float">
            <text:p>0.687292</text:p>
          </table:table-cell>
          <table:table-cell office:value-type="float" office:value="0.787315" calcext:value-type="float">
            <text:p>0.787315</text:p>
          </table:table-cell>
          <table:table-cell office:value-type="float" office:value="0.892196" calcext:value-type="float">
            <text:p>0.892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02787" calcext:value-type="float">
            <text:p>0.0802787</text:p>
          </table:table-cell>
          <table:table-cell office:value-type="float" office:value="0" calcext:value-type="float">
            <text:p>0</text:p>
          </table:table-cell>
          <table:table-cell office:value-type="float" office:value="0.107804" calcext:value-type="float">
            <text:p>0.107804</text:p>
          </table:table-cell>
          <table:table-cell office:value-type="float" office:value="0.212685" calcext:value-type="float">
            <text:p>0.212685</text:p>
          </table:table-cell>
          <table:table-cell office:value-type="float" office:value="0.312708" calcext:value-type="float">
            <text:p>0.312708</text:p>
          </table:table-cell>
          <table:table-cell office:value-type="float" office:value="0.407861" calcext:value-type="float">
            <text:p>0.407861</text:p>
          </table:table-cell>
          <table:table-cell office:value-type="float" office:value="0.5" calcext:value-type="float">
            <text:p>0.5</text:p>
          </table:table-cell>
          <table:table-cell office:value-type="float" office:value="0.592139" calcext:value-type="float">
            <text:p>0.592139</text:p>
          </table:table-cell>
          <table:table-cell office:value-type="float" office:value="0.687292" calcext:value-type="float">
            <text:p>0.687292</text:p>
          </table:table-cell>
          <table:table-cell office:value-type="float" office:value="0.787315" calcext:value-type="float">
            <text:p>0.787315</text:p>
          </table:table-cell>
          <table:table-cell office:value-type="float" office:value="0.892196" calcext:value-type="float">
            <text:p>0.892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02787" calcext:value-type="float">
            <text:p>0.0802787</text:p>
          </table:table-cell>
          <table:table-cell office:value-type="float" office:value="0" calcext:value-type="float">
            <text:p>0</text:p>
          </table:table-cell>
          <table:table-cell office:value-type="float" office:value="0.107804" calcext:value-type="float">
            <text:p>0.107804</text:p>
          </table:table-cell>
          <table:table-cell office:value-type="float" office:value="0.212685" calcext:value-type="float">
            <text:p>0.212685</text:p>
          </table:table-cell>
          <table:table-cell office:value-type="float" office:value="0.312708" calcext:value-type="float">
            <text:p>0.312708</text:p>
          </table:table-cell>
          <table:table-cell office:value-type="float" office:value="0.407861" calcext:value-type="float">
            <text:p>0.407861</text:p>
          </table:table-cell>
          <table:table-cell office:value-type="float" office:value="0.5" calcext:value-type="float">
            <text:p>0.5</text:p>
          </table:table-cell>
          <table:table-cell office:value-type="float" office:value="0.592139" calcext:value-type="float">
            <text:p>0.592139</text:p>
          </table:table-cell>
          <table:table-cell office:value-type="float" office:value="0.687292" calcext:value-type="float">
            <text:p>0.687292</text:p>
          </table:table-cell>
          <table:table-cell office:value-type="float" office:value="0.787315" calcext:value-type="float">
            <text:p>0.787315</text:p>
          </table:table-cell>
          <table:table-cell office:value-type="float" office:value="0.892196" calcext:value-type="float">
            <text:p>0.892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02787" calcext:value-type="float">
            <text:p>0.0802787</text:p>
          </table:table-cell>
          <table:table-cell office:value-type="float" office:value="0" calcext:value-type="float">
            <text:p>0</text:p>
          </table:table-cell>
          <table:table-cell office:value-type="float" office:value="0.107804" calcext:value-type="float">
            <text:p>0.107804</text:p>
          </table:table-cell>
          <table:table-cell office:value-type="float" office:value="0.212685" calcext:value-type="float">
            <text:p>0.212685</text:p>
          </table:table-cell>
          <table:table-cell office:value-type="float" office:value="0.312708" calcext:value-type="float">
            <text:p>0.312708</text:p>
          </table:table-cell>
          <table:table-cell office:value-type="float" office:value="0.407861" calcext:value-type="float">
            <text:p>0.407861</text:p>
          </table:table-cell>
          <table:table-cell office:value-type="float" office:value="0.5" calcext:value-type="float">
            <text:p>0.5</text:p>
          </table:table-cell>
          <table:table-cell office:value-type="float" office:value="0.592139" calcext:value-type="float">
            <text:p>0.592139</text:p>
          </table:table-cell>
          <table:table-cell office:value-type="float" office:value="0.687292" calcext:value-type="float">
            <text:p>0.687292</text:p>
          </table:table-cell>
          <table:table-cell office:value-type="float" office:value="0.787315" calcext:value-type="float">
            <text:p>0.787315</text:p>
          </table:table-cell>
          <table:table-cell office:value-type="float" office:value="0.892196" calcext:value-type="float">
            <text:p>0.892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02787" calcext:value-type="float">
            <text:p>0.0802787</text:p>
          </table:table-cell>
          <table:table-cell office:value-type="float" office:value="0" calcext:value-type="float">
            <text:p>0</text:p>
          </table:table-cell>
          <table:table-cell office:value-type="float" office:value="0.107804" calcext:value-type="float">
            <text:p>0.107804</text:p>
          </table:table-cell>
          <table:table-cell office:value-type="float" office:value="0.212685" calcext:value-type="float">
            <text:p>0.212685</text:p>
          </table:table-cell>
          <table:table-cell office:value-type="float" office:value="0.312708" calcext:value-type="float">
            <text:p>0.312708</text:p>
          </table:table-cell>
          <table:table-cell office:value-type="float" office:value="0.407861" calcext:value-type="float">
            <text:p>0.407861</text:p>
          </table:table-cell>
          <table:table-cell office:value-type="float" office:value="0.5" calcext:value-type="float">
            <text:p>0.5</text:p>
          </table:table-cell>
          <table:table-cell office:value-type="float" office:value="0.592139" calcext:value-type="float">
            <text:p>0.592139</text:p>
          </table:table-cell>
          <table:table-cell office:value-type="float" office:value="0.687292" calcext:value-type="float">
            <text:p>0.687292</text:p>
          </table:table-cell>
          <table:table-cell office:value-type="float" office:value="0.787315" calcext:value-type="float">
            <text:p>0.787315</text:p>
          </table:table-cell>
          <table:table-cell office:value-type="float" office:value="0.892196" calcext:value-type="float">
            <text:p>0.892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02787" calcext:value-type="float">
            <text:p>0.0802787</text:p>
          </table:table-cell>
          <table:table-cell office:value-type="float" office:value="0" calcext:value-type="float">
            <text:p>0</text:p>
          </table:table-cell>
          <table:table-cell office:value-type="float" office:value="0.107804" calcext:value-type="float">
            <text:p>0.107804</text:p>
          </table:table-cell>
          <table:table-cell office:value-type="float" office:value="0.212685" calcext:value-type="float">
            <text:p>0.212685</text:p>
          </table:table-cell>
          <table:table-cell office:value-type="float" office:value="0.312708" calcext:value-type="float">
            <text:p>0.312708</text:p>
          </table:table-cell>
          <table:table-cell office:value-type="float" office:value="0.407861" calcext:value-type="float">
            <text:p>0.407861</text:p>
          </table:table-cell>
          <table:table-cell office:value-type="float" office:value="0.5" calcext:value-type="float">
            <text:p>0.5</text:p>
          </table:table-cell>
          <table:table-cell office:value-type="float" office:value="0.592139" calcext:value-type="float">
            <text:p>0.592139</text:p>
          </table:table-cell>
          <table:table-cell office:value-type="float" office:value="0.687292" calcext:value-type="float">
            <text:p>0.687292</text:p>
          </table:table-cell>
          <table:table-cell office:value-type="float" office:value="0.787315" calcext:value-type="float">
            <text:p>0.787315</text:p>
          </table:table-cell>
          <table:table-cell office:value-type="float" office:value="0.892196" calcext:value-type="float">
            <text:p>0.892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02787" calcext:value-type="float">
            <text:p>0.0802787</text:p>
          </table:table-cell>
          <table:table-cell office:value-type="float" office:value="0" calcext:value-type="float">
            <text:p>0</text:p>
          </table:table-cell>
          <table:table-cell office:value-type="float" office:value="0.107804" calcext:value-type="float">
            <text:p>0.107804</text:p>
          </table:table-cell>
          <table:table-cell office:value-type="float" office:value="0.212685" calcext:value-type="float">
            <text:p>0.212685</text:p>
          </table:table-cell>
          <table:table-cell office:value-type="float" office:value="0.312708" calcext:value-type="float">
            <text:p>0.312708</text:p>
          </table:table-cell>
          <table:table-cell office:value-type="float" office:value="0.407861" calcext:value-type="float">
            <text:p>0.407861</text:p>
          </table:table-cell>
          <table:table-cell office:value-type="float" office:value="0.5" calcext:value-type="float">
            <text:p>0.5</text:p>
          </table:table-cell>
          <table:table-cell office:value-type="float" office:value="0.592139" calcext:value-type="float">
            <text:p>0.592139</text:p>
          </table:table-cell>
          <table:table-cell office:value-type="float" office:value="0.687292" calcext:value-type="float">
            <text:p>0.687292</text:p>
          </table:table-cell>
          <table:table-cell office:value-type="float" office:value="0.787315" calcext:value-type="float">
            <text:p>0.787315</text:p>
          </table:table-cell>
          <table:table-cell office:value-type="float" office:value="0.892196" calcext:value-type="float">
            <text:p>0.892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02787" calcext:value-type="float">
            <text:p>0.0802787</text:p>
          </table:table-cell>
          <table:table-cell office:value-type="float" office:value="0" calcext:value-type="float">
            <text:p>0</text:p>
          </table:table-cell>
          <table:table-cell office:value-type="float" office:value="0.107804" calcext:value-type="float">
            <text:p>0.107804</text:p>
          </table:table-cell>
          <table:table-cell office:value-type="float" office:value="0.212685" calcext:value-type="float">
            <text:p>0.212685</text:p>
          </table:table-cell>
          <table:table-cell office:value-type="float" office:value="0.312708" calcext:value-type="float">
            <text:p>0.312708</text:p>
          </table:table-cell>
          <table:table-cell office:value-type="float" office:value="0.407861" calcext:value-type="float">
            <text:p>0.407861</text:p>
          </table:table-cell>
          <table:table-cell office:value-type="float" office:value="0.5" calcext:value-type="float">
            <text:p>0.5</text:p>
          </table:table-cell>
          <table:table-cell office:value-type="float" office:value="0.592139" calcext:value-type="float">
            <text:p>0.592139</text:p>
          </table:table-cell>
          <table:table-cell office:value-type="float" office:value="0.687292" calcext:value-type="float">
            <text:p>0.687292</text:p>
          </table:table-cell>
          <table:table-cell office:value-type="float" office:value="0.787315" calcext:value-type="float">
            <text:p>0.787315</text:p>
          </table:table-cell>
          <table:table-cell office:value-type="float" office:value="0.892196" calcext:value-type="float">
            <text:p>0.892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34957" calcext:value-type="float">
            <text:p>0.0834957</text:p>
          </table:table-cell>
          <table:table-cell office:value-type="float" office:value="0" calcext:value-type="float">
            <text:p>0</text:p>
          </table:table-cell>
          <table:table-cell office:value-type="float" office:value="0.106872" calcext:value-type="float">
            <text:p>0.106872</text:p>
          </table:table-cell>
          <table:table-cell office:value-type="float" office:value="0.21117" calcext:value-type="float">
            <text:p>0.21117</text:p>
          </table:table-cell>
          <table:table-cell office:value-type="float" office:value="0.31119" calcext:value-type="float">
            <text:p>0.31119</text:p>
          </table:table-cell>
          <table:table-cell office:value-type="float" office:value="0.406921" calcext:value-type="float">
            <text:p>0.406921</text:p>
          </table:table-cell>
          <table:table-cell office:value-type="float" office:value="0.5" calcext:value-type="float">
            <text:p>0.5</text:p>
          </table:table-cell>
          <table:table-cell office:value-type="float" office:value="0.593079" calcext:value-type="float">
            <text:p>0.593079</text:p>
          </table:table-cell>
          <table:table-cell office:value-type="float" office:value="0.68881" calcext:value-type="float">
            <text:p>0.68881</text:p>
          </table:table-cell>
          <table:table-cell office:value-type="float" office:value="0.78883" calcext:value-type="float">
            <text:p>0.78883</text:p>
          </table:table-cell>
          <table:table-cell office:value-type="float" office:value="0.893128" calcext:value-type="float">
            <text:p>0.89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34957" calcext:value-type="float">
            <text:p>0.0834957</text:p>
          </table:table-cell>
          <table:table-cell office:value-type="float" office:value="0" calcext:value-type="float">
            <text:p>0</text:p>
          </table:table-cell>
          <table:table-cell office:value-type="float" office:value="0.106872" calcext:value-type="float">
            <text:p>0.106872</text:p>
          </table:table-cell>
          <table:table-cell office:value-type="float" office:value="0.21117" calcext:value-type="float">
            <text:p>0.21117</text:p>
          </table:table-cell>
          <table:table-cell office:value-type="float" office:value="0.31119" calcext:value-type="float">
            <text:p>0.31119</text:p>
          </table:table-cell>
          <table:table-cell office:value-type="float" office:value="0.406921" calcext:value-type="float">
            <text:p>0.406921</text:p>
          </table:table-cell>
          <table:table-cell office:value-type="float" office:value="0.5" calcext:value-type="float">
            <text:p>0.5</text:p>
          </table:table-cell>
          <table:table-cell office:value-type="float" office:value="0.593079" calcext:value-type="float">
            <text:p>0.593079</text:p>
          </table:table-cell>
          <table:table-cell office:value-type="float" office:value="0.68881" calcext:value-type="float">
            <text:p>0.68881</text:p>
          </table:table-cell>
          <table:table-cell office:value-type="float" office:value="0.78883" calcext:value-type="float">
            <text:p>0.78883</text:p>
          </table:table-cell>
          <table:table-cell office:value-type="float" office:value="0.893128" calcext:value-type="float">
            <text:p>0.89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34957" calcext:value-type="float">
            <text:p>0.0834957</text:p>
          </table:table-cell>
          <table:table-cell office:value-type="float" office:value="0" calcext:value-type="float">
            <text:p>0</text:p>
          </table:table-cell>
          <table:table-cell office:value-type="float" office:value="0.106872" calcext:value-type="float">
            <text:p>0.106872</text:p>
          </table:table-cell>
          <table:table-cell office:value-type="float" office:value="0.21117" calcext:value-type="float">
            <text:p>0.21117</text:p>
          </table:table-cell>
          <table:table-cell office:value-type="float" office:value="0.31119" calcext:value-type="float">
            <text:p>0.31119</text:p>
          </table:table-cell>
          <table:table-cell office:value-type="float" office:value="0.406921" calcext:value-type="float">
            <text:p>0.406921</text:p>
          </table:table-cell>
          <table:table-cell office:value-type="float" office:value="0.5" calcext:value-type="float">
            <text:p>0.5</text:p>
          </table:table-cell>
          <table:table-cell office:value-type="float" office:value="0.593079" calcext:value-type="float">
            <text:p>0.593079</text:p>
          </table:table-cell>
          <table:table-cell office:value-type="float" office:value="0.68881" calcext:value-type="float">
            <text:p>0.68881</text:p>
          </table:table-cell>
          <table:table-cell office:value-type="float" office:value="0.78883" calcext:value-type="float">
            <text:p>0.78883</text:p>
          </table:table-cell>
          <table:table-cell office:value-type="float" office:value="0.893128" calcext:value-type="float">
            <text:p>0.89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34957" calcext:value-type="float">
            <text:p>0.0834957</text:p>
          </table:table-cell>
          <table:table-cell office:value-type="float" office:value="0" calcext:value-type="float">
            <text:p>0</text:p>
          </table:table-cell>
          <table:table-cell office:value-type="float" office:value="0.106872" calcext:value-type="float">
            <text:p>0.106872</text:p>
          </table:table-cell>
          <table:table-cell office:value-type="float" office:value="0.21117" calcext:value-type="float">
            <text:p>0.21117</text:p>
          </table:table-cell>
          <table:table-cell office:value-type="float" office:value="0.31119" calcext:value-type="float">
            <text:p>0.31119</text:p>
          </table:table-cell>
          <table:table-cell office:value-type="float" office:value="0.406921" calcext:value-type="float">
            <text:p>0.406921</text:p>
          </table:table-cell>
          <table:table-cell office:value-type="float" office:value="0.5" calcext:value-type="float">
            <text:p>0.5</text:p>
          </table:table-cell>
          <table:table-cell office:value-type="float" office:value="0.593079" calcext:value-type="float">
            <text:p>0.593079</text:p>
          </table:table-cell>
          <table:table-cell office:value-type="float" office:value="0.68881" calcext:value-type="float">
            <text:p>0.68881</text:p>
          </table:table-cell>
          <table:table-cell office:value-type="float" office:value="0.78883" calcext:value-type="float">
            <text:p>0.78883</text:p>
          </table:table-cell>
          <table:table-cell office:value-type="float" office:value="0.893128" calcext:value-type="float">
            <text:p>0.89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34957" calcext:value-type="float">
            <text:p>0.0834957</text:p>
          </table:table-cell>
          <table:table-cell office:value-type="float" office:value="0" calcext:value-type="float">
            <text:p>0</text:p>
          </table:table-cell>
          <table:table-cell office:value-type="float" office:value="0.106872" calcext:value-type="float">
            <text:p>0.106872</text:p>
          </table:table-cell>
          <table:table-cell office:value-type="float" office:value="0.21117" calcext:value-type="float">
            <text:p>0.21117</text:p>
          </table:table-cell>
          <table:table-cell office:value-type="float" office:value="0.31119" calcext:value-type="float">
            <text:p>0.31119</text:p>
          </table:table-cell>
          <table:table-cell office:value-type="float" office:value="0.406921" calcext:value-type="float">
            <text:p>0.406921</text:p>
          </table:table-cell>
          <table:table-cell office:value-type="float" office:value="0.5" calcext:value-type="float">
            <text:p>0.5</text:p>
          </table:table-cell>
          <table:table-cell office:value-type="float" office:value="0.593079" calcext:value-type="float">
            <text:p>0.593079</text:p>
          </table:table-cell>
          <table:table-cell office:value-type="float" office:value="0.68881" calcext:value-type="float">
            <text:p>0.68881</text:p>
          </table:table-cell>
          <table:table-cell office:value-type="float" office:value="0.78883" calcext:value-type="float">
            <text:p>0.78883</text:p>
          </table:table-cell>
          <table:table-cell office:value-type="float" office:value="0.893128" calcext:value-type="float">
            <text:p>0.89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34957" calcext:value-type="float">
            <text:p>0.0834957</text:p>
          </table:table-cell>
          <table:table-cell office:value-type="float" office:value="0" calcext:value-type="float">
            <text:p>0</text:p>
          </table:table-cell>
          <table:table-cell office:value-type="float" office:value="0.106872" calcext:value-type="float">
            <text:p>0.106872</text:p>
          </table:table-cell>
          <table:table-cell office:value-type="float" office:value="0.21117" calcext:value-type="float">
            <text:p>0.21117</text:p>
          </table:table-cell>
          <table:table-cell office:value-type="float" office:value="0.31119" calcext:value-type="float">
            <text:p>0.31119</text:p>
          </table:table-cell>
          <table:table-cell office:value-type="float" office:value="0.406921" calcext:value-type="float">
            <text:p>0.406921</text:p>
          </table:table-cell>
          <table:table-cell office:value-type="float" office:value="0.5" calcext:value-type="float">
            <text:p>0.5</text:p>
          </table:table-cell>
          <table:table-cell office:value-type="float" office:value="0.593079" calcext:value-type="float">
            <text:p>0.593079</text:p>
          </table:table-cell>
          <table:table-cell office:value-type="float" office:value="0.68881" calcext:value-type="float">
            <text:p>0.68881</text:p>
          </table:table-cell>
          <table:table-cell office:value-type="float" office:value="0.78883" calcext:value-type="float">
            <text:p>0.78883</text:p>
          </table:table-cell>
          <table:table-cell office:value-type="float" office:value="0.893128" calcext:value-type="float">
            <text:p>0.89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34957" calcext:value-type="float">
            <text:p>0.0834957</text:p>
          </table:table-cell>
          <table:table-cell office:value-type="float" office:value="0" calcext:value-type="float">
            <text:p>0</text:p>
          </table:table-cell>
          <table:table-cell office:value-type="float" office:value="0.106872" calcext:value-type="float">
            <text:p>0.106872</text:p>
          </table:table-cell>
          <table:table-cell office:value-type="float" office:value="0.21117" calcext:value-type="float">
            <text:p>0.21117</text:p>
          </table:table-cell>
          <table:table-cell office:value-type="float" office:value="0.31119" calcext:value-type="float">
            <text:p>0.31119</text:p>
          </table:table-cell>
          <table:table-cell office:value-type="float" office:value="0.406921" calcext:value-type="float">
            <text:p>0.406921</text:p>
          </table:table-cell>
          <table:table-cell office:value-type="float" office:value="0.5" calcext:value-type="float">
            <text:p>0.5</text:p>
          </table:table-cell>
          <table:table-cell office:value-type="float" office:value="0.593079" calcext:value-type="float">
            <text:p>0.593079</text:p>
          </table:table-cell>
          <table:table-cell office:value-type="float" office:value="0.68881" calcext:value-type="float">
            <text:p>0.68881</text:p>
          </table:table-cell>
          <table:table-cell office:value-type="float" office:value="0.78883" calcext:value-type="float">
            <text:p>0.78883</text:p>
          </table:table-cell>
          <table:table-cell office:value-type="float" office:value="0.893128" calcext:value-type="float">
            <text:p>0.89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34957" calcext:value-type="float">
            <text:p>0.0834957</text:p>
          </table:table-cell>
          <table:table-cell office:value-type="float" office:value="0" calcext:value-type="float">
            <text:p>0</text:p>
          </table:table-cell>
          <table:table-cell office:value-type="float" office:value="0.106872" calcext:value-type="float">
            <text:p>0.106872</text:p>
          </table:table-cell>
          <table:table-cell office:value-type="float" office:value="0.21117" calcext:value-type="float">
            <text:p>0.21117</text:p>
          </table:table-cell>
          <table:table-cell office:value-type="float" office:value="0.31119" calcext:value-type="float">
            <text:p>0.31119</text:p>
          </table:table-cell>
          <table:table-cell office:value-type="float" office:value="0.406921" calcext:value-type="float">
            <text:p>0.406921</text:p>
          </table:table-cell>
          <table:table-cell office:value-type="float" office:value="0.5" calcext:value-type="float">
            <text:p>0.5</text:p>
          </table:table-cell>
          <table:table-cell office:value-type="float" office:value="0.593079" calcext:value-type="float">
            <text:p>0.593079</text:p>
          </table:table-cell>
          <table:table-cell office:value-type="float" office:value="0.68881" calcext:value-type="float">
            <text:p>0.68881</text:p>
          </table:table-cell>
          <table:table-cell office:value-type="float" office:value="0.78883" calcext:value-type="float">
            <text:p>0.78883</text:p>
          </table:table-cell>
          <table:table-cell office:value-type="float" office:value="0.893128" calcext:value-type="float">
            <text:p>0.89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34957" calcext:value-type="float">
            <text:p>0.0834957</text:p>
          </table:table-cell>
          <table:table-cell office:value-type="float" office:value="0" calcext:value-type="float">
            <text:p>0</text:p>
          </table:table-cell>
          <table:table-cell office:value-type="float" office:value="0.106872" calcext:value-type="float">
            <text:p>0.106872</text:p>
          </table:table-cell>
          <table:table-cell office:value-type="float" office:value="0.21117" calcext:value-type="float">
            <text:p>0.21117</text:p>
          </table:table-cell>
          <table:table-cell office:value-type="float" office:value="0.31119" calcext:value-type="float">
            <text:p>0.31119</text:p>
          </table:table-cell>
          <table:table-cell office:value-type="float" office:value="0.406921" calcext:value-type="float">
            <text:p>0.406921</text:p>
          </table:table-cell>
          <table:table-cell office:value-type="float" office:value="0.5" calcext:value-type="float">
            <text:p>0.5</text:p>
          </table:table-cell>
          <table:table-cell office:value-type="float" office:value="0.593079" calcext:value-type="float">
            <text:p>0.593079</text:p>
          </table:table-cell>
          <table:table-cell office:value-type="float" office:value="0.68881" calcext:value-type="float">
            <text:p>0.68881</text:p>
          </table:table-cell>
          <table:table-cell office:value-type="float" office:value="0.78883" calcext:value-type="float">
            <text:p>0.78883</text:p>
          </table:table-cell>
          <table:table-cell office:value-type="float" office:value="0.893128" calcext:value-type="float">
            <text:p>0.89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34957" calcext:value-type="float">
            <text:p>0.0834957</text:p>
          </table:table-cell>
          <table:table-cell office:value-type="float" office:value="0" calcext:value-type="float">
            <text:p>0</text:p>
          </table:table-cell>
          <table:table-cell office:value-type="float" office:value="0.106872" calcext:value-type="float">
            <text:p>0.106872</text:p>
          </table:table-cell>
          <table:table-cell office:value-type="float" office:value="0.21117" calcext:value-type="float">
            <text:p>0.21117</text:p>
          </table:table-cell>
          <table:table-cell office:value-type="float" office:value="0.31119" calcext:value-type="float">
            <text:p>0.31119</text:p>
          </table:table-cell>
          <table:table-cell office:value-type="float" office:value="0.406921" calcext:value-type="float">
            <text:p>0.406921</text:p>
          </table:table-cell>
          <table:table-cell office:value-type="float" office:value="0.5" calcext:value-type="float">
            <text:p>0.5</text:p>
          </table:table-cell>
          <table:table-cell office:value-type="float" office:value="0.593079" calcext:value-type="float">
            <text:p>0.593079</text:p>
          </table:table-cell>
          <table:table-cell office:value-type="float" office:value="0.68881" calcext:value-type="float">
            <text:p>0.68881</text:p>
          </table:table-cell>
          <table:table-cell office:value-type="float" office:value="0.78883" calcext:value-type="float">
            <text:p>0.78883</text:p>
          </table:table-cell>
          <table:table-cell office:value-type="float" office:value="0.893128" calcext:value-type="float">
            <text:p>0.89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34957" calcext:value-type="float">
            <text:p>0.0834957</text:p>
          </table:table-cell>
          <table:table-cell office:value-type="float" office:value="0" calcext:value-type="float">
            <text:p>0</text:p>
          </table:table-cell>
          <table:table-cell office:value-type="float" office:value="0.106872" calcext:value-type="float">
            <text:p>0.106872</text:p>
          </table:table-cell>
          <table:table-cell office:value-type="float" office:value="0.21117" calcext:value-type="float">
            <text:p>0.21117</text:p>
          </table:table-cell>
          <table:table-cell office:value-type="float" office:value="0.31119" calcext:value-type="float">
            <text:p>0.31119</text:p>
          </table:table-cell>
          <table:table-cell office:value-type="float" office:value="0.406921" calcext:value-type="float">
            <text:p>0.406921</text:p>
          </table:table-cell>
          <table:table-cell office:value-type="float" office:value="0.5" calcext:value-type="float">
            <text:p>0.5</text:p>
          </table:table-cell>
          <table:table-cell office:value-type="float" office:value="0.593079" calcext:value-type="float">
            <text:p>0.593079</text:p>
          </table:table-cell>
          <table:table-cell office:value-type="float" office:value="0.68881" calcext:value-type="float">
            <text:p>0.68881</text:p>
          </table:table-cell>
          <table:table-cell office:value-type="float" office:value="0.78883" calcext:value-type="float">
            <text:p>0.78883</text:p>
          </table:table-cell>
          <table:table-cell office:value-type="float" office:value="0.893128" calcext:value-type="float">
            <text:p>0.89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7577" calcext:value-type="float">
            <text:p>0.087577</text:p>
          </table:table-cell>
          <table:table-cell office:value-type="float" office:value="0" calcext:value-type="float">
            <text:p>0</text:p>
          </table:table-cell>
          <table:table-cell office:value-type="float" office:value="0.105847" calcext:value-type="float">
            <text:p>0.105847</text:p>
          </table:table-cell>
          <table:table-cell office:value-type="float" office:value="0.209504" calcext:value-type="float">
            <text:p>0.209504</text:p>
          </table:table-cell>
          <table:table-cell office:value-type="float" office:value="0.309522" calcext:value-type="float">
            <text:p>0.309522</text:p>
          </table:table-cell>
          <table:table-cell office:value-type="float" office:value="0.40589" calcext:value-type="float">
            <text:p>0.40589</text:p>
          </table:table-cell>
          <table:table-cell office:value-type="float" office:value="0.5" calcext:value-type="float">
            <text:p>0.5</text:p>
          </table:table-cell>
          <table:table-cell office:value-type="float" office:value="0.59411" calcext:value-type="float">
            <text:p>0.59411</text:p>
          </table:table-cell>
          <table:table-cell office:value-type="float" office:value="0.690478" calcext:value-type="float">
            <text:p>0.690478</text:p>
          </table:table-cell>
          <table:table-cell office:value-type="float" office:value="0.790496" calcext:value-type="float">
            <text:p>0.790496</text:p>
          </table:table-cell>
          <table:table-cell office:value-type="float" office:value="0.894153" calcext:value-type="float">
            <text:p>0.894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7577" calcext:value-type="float">
            <text:p>0.087577</text:p>
          </table:table-cell>
          <table:table-cell office:value-type="float" office:value="0" calcext:value-type="float">
            <text:p>0</text:p>
          </table:table-cell>
          <table:table-cell office:value-type="float" office:value="0.105847" calcext:value-type="float">
            <text:p>0.105847</text:p>
          </table:table-cell>
          <table:table-cell office:value-type="float" office:value="0.209504" calcext:value-type="float">
            <text:p>0.209504</text:p>
          </table:table-cell>
          <table:table-cell office:value-type="float" office:value="0.309522" calcext:value-type="float">
            <text:p>0.309522</text:p>
          </table:table-cell>
          <table:table-cell office:value-type="float" office:value="0.40589" calcext:value-type="float">
            <text:p>0.40589</text:p>
          </table:table-cell>
          <table:table-cell office:value-type="float" office:value="0.5" calcext:value-type="float">
            <text:p>0.5</text:p>
          </table:table-cell>
          <table:table-cell office:value-type="float" office:value="0.59411" calcext:value-type="float">
            <text:p>0.59411</text:p>
          </table:table-cell>
          <table:table-cell office:value-type="float" office:value="0.690478" calcext:value-type="float">
            <text:p>0.690478</text:p>
          </table:table-cell>
          <table:table-cell office:value-type="float" office:value="0.790496" calcext:value-type="float">
            <text:p>0.790496</text:p>
          </table:table-cell>
          <table:table-cell office:value-type="float" office:value="0.894153" calcext:value-type="float">
            <text:p>0.894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7577" calcext:value-type="float">
            <text:p>0.087577</text:p>
          </table:table-cell>
          <table:table-cell office:value-type="float" office:value="0" calcext:value-type="float">
            <text:p>0</text:p>
          </table:table-cell>
          <table:table-cell office:value-type="float" office:value="0.105847" calcext:value-type="float">
            <text:p>0.105847</text:p>
          </table:table-cell>
          <table:table-cell office:value-type="float" office:value="0.209504" calcext:value-type="float">
            <text:p>0.209504</text:p>
          </table:table-cell>
          <table:table-cell office:value-type="float" office:value="0.309522" calcext:value-type="float">
            <text:p>0.309522</text:p>
          </table:table-cell>
          <table:table-cell office:value-type="float" office:value="0.40589" calcext:value-type="float">
            <text:p>0.40589</text:p>
          </table:table-cell>
          <table:table-cell office:value-type="float" office:value="0.5" calcext:value-type="float">
            <text:p>0.5</text:p>
          </table:table-cell>
          <table:table-cell office:value-type="float" office:value="0.59411" calcext:value-type="float">
            <text:p>0.59411</text:p>
          </table:table-cell>
          <table:table-cell office:value-type="float" office:value="0.690478" calcext:value-type="float">
            <text:p>0.690478</text:p>
          </table:table-cell>
          <table:table-cell office:value-type="float" office:value="0.790496" calcext:value-type="float">
            <text:p>0.790496</text:p>
          </table:table-cell>
          <table:table-cell office:value-type="float" office:value="0.894153" calcext:value-type="float">
            <text:p>0.894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7577" calcext:value-type="float">
            <text:p>0.087577</text:p>
          </table:table-cell>
          <table:table-cell office:value-type="float" office:value="0" calcext:value-type="float">
            <text:p>0</text:p>
          </table:table-cell>
          <table:table-cell office:value-type="float" office:value="0.105847" calcext:value-type="float">
            <text:p>0.105847</text:p>
          </table:table-cell>
          <table:table-cell office:value-type="float" office:value="0.209504" calcext:value-type="float">
            <text:p>0.209504</text:p>
          </table:table-cell>
          <table:table-cell office:value-type="float" office:value="0.309522" calcext:value-type="float">
            <text:p>0.309522</text:p>
          </table:table-cell>
          <table:table-cell office:value-type="float" office:value="0.40589" calcext:value-type="float">
            <text:p>0.40589</text:p>
          </table:table-cell>
          <table:table-cell office:value-type="float" office:value="0.5" calcext:value-type="float">
            <text:p>0.5</text:p>
          </table:table-cell>
          <table:table-cell office:value-type="float" office:value="0.59411" calcext:value-type="float">
            <text:p>0.59411</text:p>
          </table:table-cell>
          <table:table-cell office:value-type="float" office:value="0.690478" calcext:value-type="float">
            <text:p>0.690478</text:p>
          </table:table-cell>
          <table:table-cell office:value-type="float" office:value="0.790496" calcext:value-type="float">
            <text:p>0.790496</text:p>
          </table:table-cell>
          <table:table-cell office:value-type="float" office:value="0.894153" calcext:value-type="float">
            <text:p>0.894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7577" calcext:value-type="float">
            <text:p>0.087577</text:p>
          </table:table-cell>
          <table:table-cell office:value-type="float" office:value="0" calcext:value-type="float">
            <text:p>0</text:p>
          </table:table-cell>
          <table:table-cell office:value-type="float" office:value="0.105847" calcext:value-type="float">
            <text:p>0.105847</text:p>
          </table:table-cell>
          <table:table-cell office:value-type="float" office:value="0.209504" calcext:value-type="float">
            <text:p>0.209504</text:p>
          </table:table-cell>
          <table:table-cell office:value-type="float" office:value="0.309522" calcext:value-type="float">
            <text:p>0.309522</text:p>
          </table:table-cell>
          <table:table-cell office:value-type="float" office:value="0.40589" calcext:value-type="float">
            <text:p>0.40589</text:p>
          </table:table-cell>
          <table:table-cell office:value-type="float" office:value="0.5" calcext:value-type="float">
            <text:p>0.5</text:p>
          </table:table-cell>
          <table:table-cell office:value-type="float" office:value="0.59411" calcext:value-type="float">
            <text:p>0.59411</text:p>
          </table:table-cell>
          <table:table-cell office:value-type="float" office:value="0.690478" calcext:value-type="float">
            <text:p>0.690478</text:p>
          </table:table-cell>
          <table:table-cell office:value-type="float" office:value="0.790496" calcext:value-type="float">
            <text:p>0.790496</text:p>
          </table:table-cell>
          <table:table-cell office:value-type="float" office:value="0.894153" calcext:value-type="float">
            <text:p>0.894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7577" calcext:value-type="float">
            <text:p>0.087577</text:p>
          </table:table-cell>
          <table:table-cell office:value-type="float" office:value="0" calcext:value-type="float">
            <text:p>0</text:p>
          </table:table-cell>
          <table:table-cell office:value-type="float" office:value="0.105847" calcext:value-type="float">
            <text:p>0.105847</text:p>
          </table:table-cell>
          <table:table-cell office:value-type="float" office:value="0.209504" calcext:value-type="float">
            <text:p>0.209504</text:p>
          </table:table-cell>
          <table:table-cell office:value-type="float" office:value="0.309522" calcext:value-type="float">
            <text:p>0.309522</text:p>
          </table:table-cell>
          <table:table-cell office:value-type="float" office:value="0.40589" calcext:value-type="float">
            <text:p>0.40589</text:p>
          </table:table-cell>
          <table:table-cell office:value-type="float" office:value="0.5" calcext:value-type="float">
            <text:p>0.5</text:p>
          </table:table-cell>
          <table:table-cell office:value-type="float" office:value="0.59411" calcext:value-type="float">
            <text:p>0.59411</text:p>
          </table:table-cell>
          <table:table-cell office:value-type="float" office:value="0.690478" calcext:value-type="float">
            <text:p>0.690478</text:p>
          </table:table-cell>
          <table:table-cell office:value-type="float" office:value="0.790496" calcext:value-type="float">
            <text:p>0.790496</text:p>
          </table:table-cell>
          <table:table-cell office:value-type="float" office:value="0.894153" calcext:value-type="float">
            <text:p>0.894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7577" calcext:value-type="float">
            <text:p>0.087577</text:p>
          </table:table-cell>
          <table:table-cell office:value-type="float" office:value="0" calcext:value-type="float">
            <text:p>0</text:p>
          </table:table-cell>
          <table:table-cell office:value-type="float" office:value="0.105847" calcext:value-type="float">
            <text:p>0.105847</text:p>
          </table:table-cell>
          <table:table-cell office:value-type="float" office:value="0.209504" calcext:value-type="float">
            <text:p>0.209504</text:p>
          </table:table-cell>
          <table:table-cell office:value-type="float" office:value="0.309522" calcext:value-type="float">
            <text:p>0.309522</text:p>
          </table:table-cell>
          <table:table-cell office:value-type="float" office:value="0.40589" calcext:value-type="float">
            <text:p>0.40589</text:p>
          </table:table-cell>
          <table:table-cell office:value-type="float" office:value="0.5" calcext:value-type="float">
            <text:p>0.5</text:p>
          </table:table-cell>
          <table:table-cell office:value-type="float" office:value="0.59411" calcext:value-type="float">
            <text:p>0.59411</text:p>
          </table:table-cell>
          <table:table-cell office:value-type="float" office:value="0.690478" calcext:value-type="float">
            <text:p>0.690478</text:p>
          </table:table-cell>
          <table:table-cell office:value-type="float" office:value="0.790496" calcext:value-type="float">
            <text:p>0.790496</text:p>
          </table:table-cell>
          <table:table-cell office:value-type="float" office:value="0.894153" calcext:value-type="float">
            <text:p>0.894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7577" calcext:value-type="float">
            <text:p>0.087577</text:p>
          </table:table-cell>
          <table:table-cell office:value-type="float" office:value="0" calcext:value-type="float">
            <text:p>0</text:p>
          </table:table-cell>
          <table:table-cell office:value-type="float" office:value="0.105847" calcext:value-type="float">
            <text:p>0.105847</text:p>
          </table:table-cell>
          <table:table-cell office:value-type="float" office:value="0.209504" calcext:value-type="float">
            <text:p>0.209504</text:p>
          </table:table-cell>
          <table:table-cell office:value-type="float" office:value="0.309522" calcext:value-type="float">
            <text:p>0.309522</text:p>
          </table:table-cell>
          <table:table-cell office:value-type="float" office:value="0.40589" calcext:value-type="float">
            <text:p>0.40589</text:p>
          </table:table-cell>
          <table:table-cell office:value-type="float" office:value="0.5" calcext:value-type="float">
            <text:p>0.5</text:p>
          </table:table-cell>
          <table:table-cell office:value-type="float" office:value="0.59411" calcext:value-type="float">
            <text:p>0.59411</text:p>
          </table:table-cell>
          <table:table-cell office:value-type="float" office:value="0.690478" calcext:value-type="float">
            <text:p>0.690478</text:p>
          </table:table-cell>
          <table:table-cell office:value-type="float" office:value="0.790496" calcext:value-type="float">
            <text:p>0.790496</text:p>
          </table:table-cell>
          <table:table-cell office:value-type="float" office:value="0.894153" calcext:value-type="float">
            <text:p>0.894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7577" calcext:value-type="float">
            <text:p>0.087577</text:p>
          </table:table-cell>
          <table:table-cell office:value-type="float" office:value="0" calcext:value-type="float">
            <text:p>0</text:p>
          </table:table-cell>
          <table:table-cell office:value-type="float" office:value="0.105847" calcext:value-type="float">
            <text:p>0.105847</text:p>
          </table:table-cell>
          <table:table-cell office:value-type="float" office:value="0.209504" calcext:value-type="float">
            <text:p>0.209504</text:p>
          </table:table-cell>
          <table:table-cell office:value-type="float" office:value="0.309522" calcext:value-type="float">
            <text:p>0.309522</text:p>
          </table:table-cell>
          <table:table-cell office:value-type="float" office:value="0.40589" calcext:value-type="float">
            <text:p>0.40589</text:p>
          </table:table-cell>
          <table:table-cell office:value-type="float" office:value="0.5" calcext:value-type="float">
            <text:p>0.5</text:p>
          </table:table-cell>
          <table:table-cell office:value-type="float" office:value="0.59411" calcext:value-type="float">
            <text:p>0.59411</text:p>
          </table:table-cell>
          <table:table-cell office:value-type="float" office:value="0.690478" calcext:value-type="float">
            <text:p>0.690478</text:p>
          </table:table-cell>
          <table:table-cell office:value-type="float" office:value="0.790496" calcext:value-type="float">
            <text:p>0.790496</text:p>
          </table:table-cell>
          <table:table-cell office:value-type="float" office:value="0.894153" calcext:value-type="float">
            <text:p>0.894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7577" calcext:value-type="float">
            <text:p>0.087577</text:p>
          </table:table-cell>
          <table:table-cell office:value-type="float" office:value="0" calcext:value-type="float">
            <text:p>0</text:p>
          </table:table-cell>
          <table:table-cell office:value-type="float" office:value="0.105847" calcext:value-type="float">
            <text:p>0.105847</text:p>
          </table:table-cell>
          <table:table-cell office:value-type="float" office:value="0.209504" calcext:value-type="float">
            <text:p>0.209504</text:p>
          </table:table-cell>
          <table:table-cell office:value-type="float" office:value="0.309522" calcext:value-type="float">
            <text:p>0.309522</text:p>
          </table:table-cell>
          <table:table-cell office:value-type="float" office:value="0.40589" calcext:value-type="float">
            <text:p>0.40589</text:p>
          </table:table-cell>
          <table:table-cell office:value-type="float" office:value="0.5" calcext:value-type="float">
            <text:p>0.5</text:p>
          </table:table-cell>
          <table:table-cell office:value-type="float" office:value="0.59411" calcext:value-type="float">
            <text:p>0.59411</text:p>
          </table:table-cell>
          <table:table-cell office:value-type="float" office:value="0.690478" calcext:value-type="float">
            <text:p>0.690478</text:p>
          </table:table-cell>
          <table:table-cell office:value-type="float" office:value="0.790496" calcext:value-type="float">
            <text:p>0.790496</text:p>
          </table:table-cell>
          <table:table-cell office:value-type="float" office:value="0.894153" calcext:value-type="float">
            <text:p>0.894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7577" calcext:value-type="float">
            <text:p>0.087577</text:p>
          </table:table-cell>
          <table:table-cell office:value-type="float" office:value="0" calcext:value-type="float">
            <text:p>0</text:p>
          </table:table-cell>
          <table:table-cell office:value-type="float" office:value="0.105847" calcext:value-type="float">
            <text:p>0.105847</text:p>
          </table:table-cell>
          <table:table-cell office:value-type="float" office:value="0.209504" calcext:value-type="float">
            <text:p>0.209504</text:p>
          </table:table-cell>
          <table:table-cell office:value-type="float" office:value="0.309522" calcext:value-type="float">
            <text:p>0.309522</text:p>
          </table:table-cell>
          <table:table-cell office:value-type="float" office:value="0.40589" calcext:value-type="float">
            <text:p>0.40589</text:p>
          </table:table-cell>
          <table:table-cell office:value-type="float" office:value="0.5" calcext:value-type="float">
            <text:p>0.5</text:p>
          </table:table-cell>
          <table:table-cell office:value-type="float" office:value="0.59411" calcext:value-type="float">
            <text:p>0.59411</text:p>
          </table:table-cell>
          <table:table-cell office:value-type="float" office:value="0.690478" calcext:value-type="float">
            <text:p>0.690478</text:p>
          </table:table-cell>
          <table:table-cell office:value-type="float" office:value="0.790496" calcext:value-type="float">
            <text:p>0.790496</text:p>
          </table:table-cell>
          <table:table-cell office:value-type="float" office:value="0.894153" calcext:value-type="float">
            <text:p>0.894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4065" calcext:value-type="float">
            <text:p>0.0904065</text:p>
          </table:table-cell>
          <table:table-cell office:value-type="float" office:value="0" calcext:value-type="float">
            <text:p>0</text:p>
          </table:table-cell>
          <table:table-cell office:value-type="float" office:value="0.105228" calcext:value-type="float">
            <text:p>0.105228</text:p>
          </table:table-cell>
          <table:table-cell office:value-type="float" office:value="0.208498" calcext:value-type="float">
            <text:p>0.208498</text:p>
          </table:table-cell>
          <table:table-cell office:value-type="float" office:value="0.308514" calcext:value-type="float">
            <text:p>0.308514</text:p>
          </table:table-cell>
          <table:table-cell office:value-type="float" office:value="0.405266" calcext:value-type="float">
            <text:p>0.405266</text:p>
          </table:table-cell>
          <table:table-cell office:value-type="float" office:value="0.5" calcext:value-type="float">
            <text:p>0.5</text:p>
          </table:table-cell>
          <table:table-cell office:value-type="float" office:value="0.594734" calcext:value-type="float">
            <text:p>0.594734</text:p>
          </table:table-cell>
          <table:table-cell office:value-type="float" office:value="0.691486" calcext:value-type="float">
            <text:p>0.691486</text:p>
          </table:table-cell>
          <table:table-cell office:value-type="float" office:value="0.791502" calcext:value-type="float">
            <text:p>0.791502</text:p>
          </table:table-cell>
          <table:table-cell office:value-type="float" office:value="0.894772" calcext:value-type="float">
            <text:p>0.894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4065" calcext:value-type="float">
            <text:p>0.0904065</text:p>
          </table:table-cell>
          <table:table-cell office:value-type="float" office:value="0" calcext:value-type="float">
            <text:p>0</text:p>
          </table:table-cell>
          <table:table-cell office:value-type="float" office:value="0.105228" calcext:value-type="float">
            <text:p>0.105228</text:p>
          </table:table-cell>
          <table:table-cell office:value-type="float" office:value="0.208498" calcext:value-type="float">
            <text:p>0.208498</text:p>
          </table:table-cell>
          <table:table-cell office:value-type="float" office:value="0.308514" calcext:value-type="float">
            <text:p>0.308514</text:p>
          </table:table-cell>
          <table:table-cell office:value-type="float" office:value="0.405266" calcext:value-type="float">
            <text:p>0.405266</text:p>
          </table:table-cell>
          <table:table-cell office:value-type="float" office:value="0.5" calcext:value-type="float">
            <text:p>0.5</text:p>
          </table:table-cell>
          <table:table-cell office:value-type="float" office:value="0.594734" calcext:value-type="float">
            <text:p>0.594734</text:p>
          </table:table-cell>
          <table:table-cell office:value-type="float" office:value="0.691486" calcext:value-type="float">
            <text:p>0.691486</text:p>
          </table:table-cell>
          <table:table-cell office:value-type="float" office:value="0.791502" calcext:value-type="float">
            <text:p>0.791502</text:p>
          </table:table-cell>
          <table:table-cell office:value-type="float" office:value="0.894772" calcext:value-type="float">
            <text:p>0.894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4065" calcext:value-type="float">
            <text:p>0.0904065</text:p>
          </table:table-cell>
          <table:table-cell office:value-type="float" office:value="0" calcext:value-type="float">
            <text:p>0</text:p>
          </table:table-cell>
          <table:table-cell office:value-type="float" office:value="0.105228" calcext:value-type="float">
            <text:p>0.105228</text:p>
          </table:table-cell>
          <table:table-cell office:value-type="float" office:value="0.208498" calcext:value-type="float">
            <text:p>0.208498</text:p>
          </table:table-cell>
          <table:table-cell office:value-type="float" office:value="0.308514" calcext:value-type="float">
            <text:p>0.308514</text:p>
          </table:table-cell>
          <table:table-cell office:value-type="float" office:value="0.405266" calcext:value-type="float">
            <text:p>0.405266</text:p>
          </table:table-cell>
          <table:table-cell office:value-type="float" office:value="0.5" calcext:value-type="float">
            <text:p>0.5</text:p>
          </table:table-cell>
          <table:table-cell office:value-type="float" office:value="0.594734" calcext:value-type="float">
            <text:p>0.594734</text:p>
          </table:table-cell>
          <table:table-cell office:value-type="float" office:value="0.691486" calcext:value-type="float">
            <text:p>0.691486</text:p>
          </table:table-cell>
          <table:table-cell office:value-type="float" office:value="0.791502" calcext:value-type="float">
            <text:p>0.791502</text:p>
          </table:table-cell>
          <table:table-cell office:value-type="float" office:value="0.894772" calcext:value-type="float">
            <text:p>0.894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4065" calcext:value-type="float">
            <text:p>0.0904065</text:p>
          </table:table-cell>
          <table:table-cell office:value-type="float" office:value="0" calcext:value-type="float">
            <text:p>0</text:p>
          </table:table-cell>
          <table:table-cell office:value-type="float" office:value="0.105228" calcext:value-type="float">
            <text:p>0.105228</text:p>
          </table:table-cell>
          <table:table-cell office:value-type="float" office:value="0.208498" calcext:value-type="float">
            <text:p>0.208498</text:p>
          </table:table-cell>
          <table:table-cell office:value-type="float" office:value="0.308514" calcext:value-type="float">
            <text:p>0.308514</text:p>
          </table:table-cell>
          <table:table-cell office:value-type="float" office:value="0.405266" calcext:value-type="float">
            <text:p>0.405266</text:p>
          </table:table-cell>
          <table:table-cell office:value-type="float" office:value="0.5" calcext:value-type="float">
            <text:p>0.5</text:p>
          </table:table-cell>
          <table:table-cell office:value-type="float" office:value="0.594734" calcext:value-type="float">
            <text:p>0.594734</text:p>
          </table:table-cell>
          <table:table-cell office:value-type="float" office:value="0.691486" calcext:value-type="float">
            <text:p>0.691486</text:p>
          </table:table-cell>
          <table:table-cell office:value-type="float" office:value="0.791502" calcext:value-type="float">
            <text:p>0.791502</text:p>
          </table:table-cell>
          <table:table-cell office:value-type="float" office:value="0.894772" calcext:value-type="float">
            <text:p>0.894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4065" calcext:value-type="float">
            <text:p>0.0904065</text:p>
          </table:table-cell>
          <table:table-cell office:value-type="float" office:value="0" calcext:value-type="float">
            <text:p>0</text:p>
          </table:table-cell>
          <table:table-cell office:value-type="float" office:value="0.105228" calcext:value-type="float">
            <text:p>0.105228</text:p>
          </table:table-cell>
          <table:table-cell office:value-type="float" office:value="0.208498" calcext:value-type="float">
            <text:p>0.208498</text:p>
          </table:table-cell>
          <table:table-cell office:value-type="float" office:value="0.308514" calcext:value-type="float">
            <text:p>0.308514</text:p>
          </table:table-cell>
          <table:table-cell office:value-type="float" office:value="0.405266" calcext:value-type="float">
            <text:p>0.405266</text:p>
          </table:table-cell>
          <table:table-cell office:value-type="float" office:value="0.5" calcext:value-type="float">
            <text:p>0.5</text:p>
          </table:table-cell>
          <table:table-cell office:value-type="float" office:value="0.594734" calcext:value-type="float">
            <text:p>0.594734</text:p>
          </table:table-cell>
          <table:table-cell office:value-type="float" office:value="0.691486" calcext:value-type="float">
            <text:p>0.691486</text:p>
          </table:table-cell>
          <table:table-cell office:value-type="float" office:value="0.791502" calcext:value-type="float">
            <text:p>0.791502</text:p>
          </table:table-cell>
          <table:table-cell office:value-type="float" office:value="0.894772" calcext:value-type="float">
            <text:p>0.894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4065" calcext:value-type="float">
            <text:p>0.0904065</text:p>
          </table:table-cell>
          <table:table-cell office:value-type="float" office:value="0" calcext:value-type="float">
            <text:p>0</text:p>
          </table:table-cell>
          <table:table-cell office:value-type="float" office:value="0.105228" calcext:value-type="float">
            <text:p>0.105228</text:p>
          </table:table-cell>
          <table:table-cell office:value-type="float" office:value="0.208498" calcext:value-type="float">
            <text:p>0.208498</text:p>
          </table:table-cell>
          <table:table-cell office:value-type="float" office:value="0.308514" calcext:value-type="float">
            <text:p>0.308514</text:p>
          </table:table-cell>
          <table:table-cell office:value-type="float" office:value="0.405266" calcext:value-type="float">
            <text:p>0.405266</text:p>
          </table:table-cell>
          <table:table-cell office:value-type="float" office:value="0.5" calcext:value-type="float">
            <text:p>0.5</text:p>
          </table:table-cell>
          <table:table-cell office:value-type="float" office:value="0.594734" calcext:value-type="float">
            <text:p>0.594734</text:p>
          </table:table-cell>
          <table:table-cell office:value-type="float" office:value="0.691486" calcext:value-type="float">
            <text:p>0.691486</text:p>
          </table:table-cell>
          <table:table-cell office:value-type="float" office:value="0.791502" calcext:value-type="float">
            <text:p>0.791502</text:p>
          </table:table-cell>
          <table:table-cell office:value-type="float" office:value="0.894772" calcext:value-type="float">
            <text:p>0.894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4065" calcext:value-type="float">
            <text:p>0.0904065</text:p>
          </table:table-cell>
          <table:table-cell office:value-type="float" office:value="0" calcext:value-type="float">
            <text:p>0</text:p>
          </table:table-cell>
          <table:table-cell office:value-type="float" office:value="0.105228" calcext:value-type="float">
            <text:p>0.105228</text:p>
          </table:table-cell>
          <table:table-cell office:value-type="float" office:value="0.208498" calcext:value-type="float">
            <text:p>0.208498</text:p>
          </table:table-cell>
          <table:table-cell office:value-type="float" office:value="0.308514" calcext:value-type="float">
            <text:p>0.308514</text:p>
          </table:table-cell>
          <table:table-cell office:value-type="float" office:value="0.405266" calcext:value-type="float">
            <text:p>0.405266</text:p>
          </table:table-cell>
          <table:table-cell office:value-type="float" office:value="0.5" calcext:value-type="float">
            <text:p>0.5</text:p>
          </table:table-cell>
          <table:table-cell office:value-type="float" office:value="0.594734" calcext:value-type="float">
            <text:p>0.594734</text:p>
          </table:table-cell>
          <table:table-cell office:value-type="float" office:value="0.691486" calcext:value-type="float">
            <text:p>0.691486</text:p>
          </table:table-cell>
          <table:table-cell office:value-type="float" office:value="0.791502" calcext:value-type="float">
            <text:p>0.791502</text:p>
          </table:table-cell>
          <table:table-cell office:value-type="float" office:value="0.894772" calcext:value-type="float">
            <text:p>0.894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4065" calcext:value-type="float">
            <text:p>0.0904065</text:p>
          </table:table-cell>
          <table:table-cell office:value-type="float" office:value="0" calcext:value-type="float">
            <text:p>0</text:p>
          </table:table-cell>
          <table:table-cell office:value-type="float" office:value="0.105228" calcext:value-type="float">
            <text:p>0.105228</text:p>
          </table:table-cell>
          <table:table-cell office:value-type="float" office:value="0.208498" calcext:value-type="float">
            <text:p>0.208498</text:p>
          </table:table-cell>
          <table:table-cell office:value-type="float" office:value="0.308514" calcext:value-type="float">
            <text:p>0.308514</text:p>
          </table:table-cell>
          <table:table-cell office:value-type="float" office:value="0.405266" calcext:value-type="float">
            <text:p>0.405266</text:p>
          </table:table-cell>
          <table:table-cell office:value-type="float" office:value="0.5" calcext:value-type="float">
            <text:p>0.5</text:p>
          </table:table-cell>
          <table:table-cell office:value-type="float" office:value="0.594734" calcext:value-type="float">
            <text:p>0.594734</text:p>
          </table:table-cell>
          <table:table-cell office:value-type="float" office:value="0.691486" calcext:value-type="float">
            <text:p>0.691486</text:p>
          </table:table-cell>
          <table:table-cell office:value-type="float" office:value="0.791502" calcext:value-type="float">
            <text:p>0.791502</text:p>
          </table:table-cell>
          <table:table-cell office:value-type="float" office:value="0.894772" calcext:value-type="float">
            <text:p>0.894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4065" calcext:value-type="float">
            <text:p>0.0904065</text:p>
          </table:table-cell>
          <table:table-cell office:value-type="float" office:value="0" calcext:value-type="float">
            <text:p>0</text:p>
          </table:table-cell>
          <table:table-cell office:value-type="float" office:value="0.105228" calcext:value-type="float">
            <text:p>0.105228</text:p>
          </table:table-cell>
          <table:table-cell office:value-type="float" office:value="0.208498" calcext:value-type="float">
            <text:p>0.208498</text:p>
          </table:table-cell>
          <table:table-cell office:value-type="float" office:value="0.308514" calcext:value-type="float">
            <text:p>0.308514</text:p>
          </table:table-cell>
          <table:table-cell office:value-type="float" office:value="0.405266" calcext:value-type="float">
            <text:p>0.405266</text:p>
          </table:table-cell>
          <table:table-cell office:value-type="float" office:value="0.5" calcext:value-type="float">
            <text:p>0.5</text:p>
          </table:table-cell>
          <table:table-cell office:value-type="float" office:value="0.594734" calcext:value-type="float">
            <text:p>0.594734</text:p>
          </table:table-cell>
          <table:table-cell office:value-type="float" office:value="0.691486" calcext:value-type="float">
            <text:p>0.691486</text:p>
          </table:table-cell>
          <table:table-cell office:value-type="float" office:value="0.791502" calcext:value-type="float">
            <text:p>0.791502</text:p>
          </table:table-cell>
          <table:table-cell office:value-type="float" office:value="0.894772" calcext:value-type="float">
            <text:p>0.894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4065" calcext:value-type="float">
            <text:p>0.0904065</text:p>
          </table:table-cell>
          <table:table-cell office:value-type="float" office:value="0" calcext:value-type="float">
            <text:p>0</text:p>
          </table:table-cell>
          <table:table-cell office:value-type="float" office:value="0.105228" calcext:value-type="float">
            <text:p>0.105228</text:p>
          </table:table-cell>
          <table:table-cell office:value-type="float" office:value="0.208498" calcext:value-type="float">
            <text:p>0.208498</text:p>
          </table:table-cell>
          <table:table-cell office:value-type="float" office:value="0.308514" calcext:value-type="float">
            <text:p>0.308514</text:p>
          </table:table-cell>
          <table:table-cell office:value-type="float" office:value="0.405266" calcext:value-type="float">
            <text:p>0.405266</text:p>
          </table:table-cell>
          <table:table-cell office:value-type="float" office:value="0.5" calcext:value-type="float">
            <text:p>0.5</text:p>
          </table:table-cell>
          <table:table-cell office:value-type="float" office:value="0.594734" calcext:value-type="float">
            <text:p>0.594734</text:p>
          </table:table-cell>
          <table:table-cell office:value-type="float" office:value="0.691486" calcext:value-type="float">
            <text:p>0.691486</text:p>
          </table:table-cell>
          <table:table-cell office:value-type="float" office:value="0.791502" calcext:value-type="float">
            <text:p>0.791502</text:p>
          </table:table-cell>
          <table:table-cell office:value-type="float" office:value="0.894772" calcext:value-type="float">
            <text:p>0.894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4065" calcext:value-type="float">
            <text:p>0.0904065</text:p>
          </table:table-cell>
          <table:table-cell office:value-type="float" office:value="0" calcext:value-type="float">
            <text:p>0</text:p>
          </table:table-cell>
          <table:table-cell office:value-type="float" office:value="0.105228" calcext:value-type="float">
            <text:p>0.105228</text:p>
          </table:table-cell>
          <table:table-cell office:value-type="float" office:value="0.208498" calcext:value-type="float">
            <text:p>0.208498</text:p>
          </table:table-cell>
          <table:table-cell office:value-type="float" office:value="0.308514" calcext:value-type="float">
            <text:p>0.308514</text:p>
          </table:table-cell>
          <table:table-cell office:value-type="float" office:value="0.405266" calcext:value-type="float">
            <text:p>0.405266</text:p>
          </table:table-cell>
          <table:table-cell office:value-type="float" office:value="0.5" calcext:value-type="float">
            <text:p>0.5</text:p>
          </table:table-cell>
          <table:table-cell office:value-type="float" office:value="0.594734" calcext:value-type="float">
            <text:p>0.594734</text:p>
          </table:table-cell>
          <table:table-cell office:value-type="float" office:value="0.691486" calcext:value-type="float">
            <text:p>0.691486</text:p>
          </table:table-cell>
          <table:table-cell office:value-type="float" office:value="0.791502" calcext:value-type="float">
            <text:p>0.791502</text:p>
          </table:table-cell>
          <table:table-cell office:value-type="float" office:value="0.894772" calcext:value-type="float">
            <text:p>0.894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37518" calcext:value-type="float">
            <text:p>0.0937518</text:p>
          </table:table-cell>
          <table:table-cell office:value-type="float" office:value="0" calcext:value-type="float">
            <text:p>0</text:p>
          </table:table-cell>
          <table:table-cell office:value-type="float" office:value="0.10458" calcext:value-type="float">
            <text:p>0.10458</text:p>
          </table:table-cell>
          <table:table-cell office:value-type="float" office:value="0.207445" calcext:value-type="float">
            <text:p>0.207445</text:p>
          </table:table-cell>
          <table:table-cell office:value-type="float" office:value="0.307458" calcext:value-type="float">
            <text:p>0.307458</text:p>
          </table:table-cell>
          <table:table-cell office:value-type="float" office:value="0.404613" calcext:value-type="float">
            <text:p>0.404613</text:p>
          </table:table-cell>
          <table:table-cell office:value-type="float" office:value="0.5" calcext:value-type="float">
            <text:p>0.5</text:p>
          </table:table-cell>
          <table:table-cell office:value-type="float" office:value="0.595387" calcext:value-type="float">
            <text:p>0.595387</text:p>
          </table:table-cell>
          <table:table-cell office:value-type="float" office:value="0.692542" calcext:value-type="float">
            <text:p>0.692542</text:p>
          </table:table-cell>
          <table:table-cell office:value-type="float" office:value="0.792555" calcext:value-type="float">
            <text:p>0.792555</text:p>
          </table:table-cell>
          <table:table-cell office:value-type="float" office:value="0.89542" calcext:value-type="float">
            <text:p>0.89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37518" calcext:value-type="float">
            <text:p>0.0937518</text:p>
          </table:table-cell>
          <table:table-cell office:value-type="float" office:value="0" calcext:value-type="float">
            <text:p>0</text:p>
          </table:table-cell>
          <table:table-cell office:value-type="float" office:value="0.10458" calcext:value-type="float">
            <text:p>0.10458</text:p>
          </table:table-cell>
          <table:table-cell office:value-type="float" office:value="0.207445" calcext:value-type="float">
            <text:p>0.207445</text:p>
          </table:table-cell>
          <table:table-cell office:value-type="float" office:value="0.307458" calcext:value-type="float">
            <text:p>0.307458</text:p>
          </table:table-cell>
          <table:table-cell office:value-type="float" office:value="0.404613" calcext:value-type="float">
            <text:p>0.404613</text:p>
          </table:table-cell>
          <table:table-cell office:value-type="float" office:value="0.5" calcext:value-type="float">
            <text:p>0.5</text:p>
          </table:table-cell>
          <table:table-cell office:value-type="float" office:value="0.595387" calcext:value-type="float">
            <text:p>0.595387</text:p>
          </table:table-cell>
          <table:table-cell office:value-type="float" office:value="0.692542" calcext:value-type="float">
            <text:p>0.692542</text:p>
          </table:table-cell>
          <table:table-cell office:value-type="float" office:value="0.792555" calcext:value-type="float">
            <text:p>0.792555</text:p>
          </table:table-cell>
          <table:table-cell office:value-type="float" office:value="0.89542" calcext:value-type="float">
            <text:p>0.89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37518" calcext:value-type="float">
            <text:p>0.0937518</text:p>
          </table:table-cell>
          <table:table-cell office:value-type="float" office:value="0" calcext:value-type="float">
            <text:p>0</text:p>
          </table:table-cell>
          <table:table-cell office:value-type="float" office:value="0.10458" calcext:value-type="float">
            <text:p>0.10458</text:p>
          </table:table-cell>
          <table:table-cell office:value-type="float" office:value="0.207445" calcext:value-type="float">
            <text:p>0.207445</text:p>
          </table:table-cell>
          <table:table-cell office:value-type="float" office:value="0.307458" calcext:value-type="float">
            <text:p>0.307458</text:p>
          </table:table-cell>
          <table:table-cell office:value-type="float" office:value="0.404613" calcext:value-type="float">
            <text:p>0.404613</text:p>
          </table:table-cell>
          <table:table-cell office:value-type="float" office:value="0.5" calcext:value-type="float">
            <text:p>0.5</text:p>
          </table:table-cell>
          <table:table-cell office:value-type="float" office:value="0.595387" calcext:value-type="float">
            <text:p>0.595387</text:p>
          </table:table-cell>
          <table:table-cell office:value-type="float" office:value="0.692542" calcext:value-type="float">
            <text:p>0.692542</text:p>
          </table:table-cell>
          <table:table-cell office:value-type="float" office:value="0.792555" calcext:value-type="float">
            <text:p>0.792555</text:p>
          </table:table-cell>
          <table:table-cell office:value-type="float" office:value="0.89542" calcext:value-type="float">
            <text:p>0.89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37518" calcext:value-type="float">
            <text:p>0.0937518</text:p>
          </table:table-cell>
          <table:table-cell office:value-type="float" office:value="0" calcext:value-type="float">
            <text:p>0</text:p>
          </table:table-cell>
          <table:table-cell office:value-type="float" office:value="0.10458" calcext:value-type="float">
            <text:p>0.10458</text:p>
          </table:table-cell>
          <table:table-cell office:value-type="float" office:value="0.207445" calcext:value-type="float">
            <text:p>0.207445</text:p>
          </table:table-cell>
          <table:table-cell office:value-type="float" office:value="0.307458" calcext:value-type="float">
            <text:p>0.307458</text:p>
          </table:table-cell>
          <table:table-cell office:value-type="float" office:value="0.404613" calcext:value-type="float">
            <text:p>0.404613</text:p>
          </table:table-cell>
          <table:table-cell office:value-type="float" office:value="0.5" calcext:value-type="float">
            <text:p>0.5</text:p>
          </table:table-cell>
          <table:table-cell office:value-type="float" office:value="0.595387" calcext:value-type="float">
            <text:p>0.595387</text:p>
          </table:table-cell>
          <table:table-cell office:value-type="float" office:value="0.692542" calcext:value-type="float">
            <text:p>0.692542</text:p>
          </table:table-cell>
          <table:table-cell office:value-type="float" office:value="0.792555" calcext:value-type="float">
            <text:p>0.792555</text:p>
          </table:table-cell>
          <table:table-cell office:value-type="float" office:value="0.89542" calcext:value-type="float">
            <text:p>0.89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37518" calcext:value-type="float">
            <text:p>0.0937518</text:p>
          </table:table-cell>
          <table:table-cell office:value-type="float" office:value="0" calcext:value-type="float">
            <text:p>0</text:p>
          </table:table-cell>
          <table:table-cell office:value-type="float" office:value="0.10458" calcext:value-type="float">
            <text:p>0.10458</text:p>
          </table:table-cell>
          <table:table-cell office:value-type="float" office:value="0.207445" calcext:value-type="float">
            <text:p>0.207445</text:p>
          </table:table-cell>
          <table:table-cell office:value-type="float" office:value="0.307458" calcext:value-type="float">
            <text:p>0.307458</text:p>
          </table:table-cell>
          <table:table-cell office:value-type="float" office:value="0.404613" calcext:value-type="float">
            <text:p>0.404613</text:p>
          </table:table-cell>
          <table:table-cell office:value-type="float" office:value="0.5" calcext:value-type="float">
            <text:p>0.5</text:p>
          </table:table-cell>
          <table:table-cell office:value-type="float" office:value="0.595387" calcext:value-type="float">
            <text:p>0.595387</text:p>
          </table:table-cell>
          <table:table-cell office:value-type="float" office:value="0.692542" calcext:value-type="float">
            <text:p>0.692542</text:p>
          </table:table-cell>
          <table:table-cell office:value-type="float" office:value="0.792555" calcext:value-type="float">
            <text:p>0.792555</text:p>
          </table:table-cell>
          <table:table-cell office:value-type="float" office:value="0.89542" calcext:value-type="float">
            <text:p>0.89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37518" calcext:value-type="float">
            <text:p>0.0937518</text:p>
          </table:table-cell>
          <table:table-cell office:value-type="float" office:value="0" calcext:value-type="float">
            <text:p>0</text:p>
          </table:table-cell>
          <table:table-cell office:value-type="float" office:value="0.10458" calcext:value-type="float">
            <text:p>0.10458</text:p>
          </table:table-cell>
          <table:table-cell office:value-type="float" office:value="0.207445" calcext:value-type="float">
            <text:p>0.207445</text:p>
          </table:table-cell>
          <table:table-cell office:value-type="float" office:value="0.307458" calcext:value-type="float">
            <text:p>0.307458</text:p>
          </table:table-cell>
          <table:table-cell office:value-type="float" office:value="0.404613" calcext:value-type="float">
            <text:p>0.404613</text:p>
          </table:table-cell>
          <table:table-cell office:value-type="float" office:value="0.5" calcext:value-type="float">
            <text:p>0.5</text:p>
          </table:table-cell>
          <table:table-cell office:value-type="float" office:value="0.595387" calcext:value-type="float">
            <text:p>0.595387</text:p>
          </table:table-cell>
          <table:table-cell office:value-type="float" office:value="0.692542" calcext:value-type="float">
            <text:p>0.692542</text:p>
          </table:table-cell>
          <table:table-cell office:value-type="float" office:value="0.792555" calcext:value-type="float">
            <text:p>0.792555</text:p>
          </table:table-cell>
          <table:table-cell office:value-type="float" office:value="0.89542" calcext:value-type="float">
            <text:p>0.89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37518" calcext:value-type="float">
            <text:p>0.0937518</text:p>
          </table:table-cell>
          <table:table-cell office:value-type="float" office:value="0" calcext:value-type="float">
            <text:p>0</text:p>
          </table:table-cell>
          <table:table-cell office:value-type="float" office:value="0.10458" calcext:value-type="float">
            <text:p>0.10458</text:p>
          </table:table-cell>
          <table:table-cell office:value-type="float" office:value="0.207445" calcext:value-type="float">
            <text:p>0.207445</text:p>
          </table:table-cell>
          <table:table-cell office:value-type="float" office:value="0.307458" calcext:value-type="float">
            <text:p>0.307458</text:p>
          </table:table-cell>
          <table:table-cell office:value-type="float" office:value="0.404613" calcext:value-type="float">
            <text:p>0.404613</text:p>
          </table:table-cell>
          <table:table-cell office:value-type="float" office:value="0.5" calcext:value-type="float">
            <text:p>0.5</text:p>
          </table:table-cell>
          <table:table-cell office:value-type="float" office:value="0.595387" calcext:value-type="float">
            <text:p>0.595387</text:p>
          </table:table-cell>
          <table:table-cell office:value-type="float" office:value="0.692542" calcext:value-type="float">
            <text:p>0.692542</text:p>
          </table:table-cell>
          <table:table-cell office:value-type="float" office:value="0.792555" calcext:value-type="float">
            <text:p>0.792555</text:p>
          </table:table-cell>
          <table:table-cell office:value-type="float" office:value="0.89542" calcext:value-type="float">
            <text:p>0.89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37518" calcext:value-type="float">
            <text:p>0.0937518</text:p>
          </table:table-cell>
          <table:table-cell office:value-type="float" office:value="0" calcext:value-type="float">
            <text:p>0</text:p>
          </table:table-cell>
          <table:table-cell office:value-type="float" office:value="0.10458" calcext:value-type="float">
            <text:p>0.10458</text:p>
          </table:table-cell>
          <table:table-cell office:value-type="float" office:value="0.207445" calcext:value-type="float">
            <text:p>0.207445</text:p>
          </table:table-cell>
          <table:table-cell office:value-type="float" office:value="0.307458" calcext:value-type="float">
            <text:p>0.307458</text:p>
          </table:table-cell>
          <table:table-cell office:value-type="float" office:value="0.404613" calcext:value-type="float">
            <text:p>0.404613</text:p>
          </table:table-cell>
          <table:table-cell office:value-type="float" office:value="0.5" calcext:value-type="float">
            <text:p>0.5</text:p>
          </table:table-cell>
          <table:table-cell office:value-type="float" office:value="0.595387" calcext:value-type="float">
            <text:p>0.595387</text:p>
          </table:table-cell>
          <table:table-cell office:value-type="float" office:value="0.692542" calcext:value-type="float">
            <text:p>0.692542</text:p>
          </table:table-cell>
          <table:table-cell office:value-type="float" office:value="0.792555" calcext:value-type="float">
            <text:p>0.792555</text:p>
          </table:table-cell>
          <table:table-cell office:value-type="float" office:value="0.89542" calcext:value-type="float">
            <text:p>0.89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37518" calcext:value-type="float">
            <text:p>0.0937518</text:p>
          </table:table-cell>
          <table:table-cell office:value-type="float" office:value="0" calcext:value-type="float">
            <text:p>0</text:p>
          </table:table-cell>
          <table:table-cell office:value-type="float" office:value="0.10458" calcext:value-type="float">
            <text:p>0.10458</text:p>
          </table:table-cell>
          <table:table-cell office:value-type="float" office:value="0.207445" calcext:value-type="float">
            <text:p>0.207445</text:p>
          </table:table-cell>
          <table:table-cell office:value-type="float" office:value="0.307458" calcext:value-type="float">
            <text:p>0.307458</text:p>
          </table:table-cell>
          <table:table-cell office:value-type="float" office:value="0.404613" calcext:value-type="float">
            <text:p>0.404613</text:p>
          </table:table-cell>
          <table:table-cell office:value-type="float" office:value="0.5" calcext:value-type="float">
            <text:p>0.5</text:p>
          </table:table-cell>
          <table:table-cell office:value-type="float" office:value="0.595387" calcext:value-type="float">
            <text:p>0.595387</text:p>
          </table:table-cell>
          <table:table-cell office:value-type="float" office:value="0.692542" calcext:value-type="float">
            <text:p>0.692542</text:p>
          </table:table-cell>
          <table:table-cell office:value-type="float" office:value="0.792555" calcext:value-type="float">
            <text:p>0.792555</text:p>
          </table:table-cell>
          <table:table-cell office:value-type="float" office:value="0.89542" calcext:value-type="float">
            <text:p>0.89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37518" calcext:value-type="float">
            <text:p>0.0937518</text:p>
          </table:table-cell>
          <table:table-cell office:value-type="float" office:value="0" calcext:value-type="float">
            <text:p>0</text:p>
          </table:table-cell>
          <table:table-cell office:value-type="float" office:value="0.10458" calcext:value-type="float">
            <text:p>0.10458</text:p>
          </table:table-cell>
          <table:table-cell office:value-type="float" office:value="0.207445" calcext:value-type="float">
            <text:p>0.207445</text:p>
          </table:table-cell>
          <table:table-cell office:value-type="float" office:value="0.307458" calcext:value-type="float">
            <text:p>0.307458</text:p>
          </table:table-cell>
          <table:table-cell office:value-type="float" office:value="0.404613" calcext:value-type="float">
            <text:p>0.404613</text:p>
          </table:table-cell>
          <table:table-cell office:value-type="float" office:value="0.5" calcext:value-type="float">
            <text:p>0.5</text:p>
          </table:table-cell>
          <table:table-cell office:value-type="float" office:value="0.595387" calcext:value-type="float">
            <text:p>0.595387</text:p>
          </table:table-cell>
          <table:table-cell office:value-type="float" office:value="0.692542" calcext:value-type="float">
            <text:p>0.692542</text:p>
          </table:table-cell>
          <table:table-cell office:value-type="float" office:value="0.792555" calcext:value-type="float">
            <text:p>0.792555</text:p>
          </table:table-cell>
          <table:table-cell office:value-type="float" office:value="0.89542" calcext:value-type="float">
            <text:p>0.89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37518" calcext:value-type="float">
            <text:p>0.0937518</text:p>
          </table:table-cell>
          <table:table-cell office:value-type="float" office:value="0" calcext:value-type="float">
            <text:p>0</text:p>
          </table:table-cell>
          <table:table-cell office:value-type="float" office:value="0.10458" calcext:value-type="float">
            <text:p>0.10458</text:p>
          </table:table-cell>
          <table:table-cell office:value-type="float" office:value="0.207445" calcext:value-type="float">
            <text:p>0.207445</text:p>
          </table:table-cell>
          <table:table-cell office:value-type="float" office:value="0.307458" calcext:value-type="float">
            <text:p>0.307458</text:p>
          </table:table-cell>
          <table:table-cell office:value-type="float" office:value="0.404613" calcext:value-type="float">
            <text:p>0.404613</text:p>
          </table:table-cell>
          <table:table-cell office:value-type="float" office:value="0.5" calcext:value-type="float">
            <text:p>0.5</text:p>
          </table:table-cell>
          <table:table-cell office:value-type="float" office:value="0.595387" calcext:value-type="float">
            <text:p>0.595387</text:p>
          </table:table-cell>
          <table:table-cell office:value-type="float" office:value="0.692542" calcext:value-type="float">
            <text:p>0.692542</text:p>
          </table:table-cell>
          <table:table-cell office:value-type="float" office:value="0.792555" calcext:value-type="float">
            <text:p>0.792555</text:p>
          </table:table-cell>
          <table:table-cell office:value-type="float" office:value="0.89542" calcext:value-type="float">
            <text:p>0.89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76569" calcext:value-type="float">
            <text:p>0.0976569</text:p>
          </table:table-cell>
          <table:table-cell office:value-type="float" office:value="0" calcext:value-type="float">
            <text:p>0</text:p>
          </table:table-cell>
          <table:table-cell office:value-type="float" office:value="0.103924" calcext:value-type="float">
            <text:p>0.103924</text:p>
          </table:table-cell>
          <table:table-cell office:value-type="float" office:value="0.206379" calcext:value-type="float">
            <text:p>0.206379</text:p>
          </table:table-cell>
          <table:table-cell office:value-type="float" office:value="0.306391" calcext:value-type="float">
            <text:p>0.306391</text:p>
          </table:table-cell>
          <table:table-cell office:value-type="float" office:value="0.403953" calcext:value-type="float">
            <text:p>0.403953</text:p>
          </table:table-cell>
          <table:table-cell office:value-type="float" office:value="0.5" calcext:value-type="float">
            <text:p>0.5</text:p>
          </table:table-cell>
          <table:table-cell office:value-type="float" office:value="0.596047" calcext:value-type="float">
            <text:p>0.596047</text:p>
          </table:table-cell>
          <table:table-cell office:value-type="float" office:value="0.693609" calcext:value-type="float">
            <text:p>0.693609</text:p>
          </table:table-cell>
          <table:table-cell office:value-type="float" office:value="0.793621" calcext:value-type="float">
            <text:p>0.793621</text:p>
          </table:table-cell>
          <table:table-cell office:value-type="float" office:value="0.896076" calcext:value-type="float">
            <text:p>0.896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76569" calcext:value-type="float">
            <text:p>0.0976569</text:p>
          </table:table-cell>
          <table:table-cell office:value-type="float" office:value="0" calcext:value-type="float">
            <text:p>0</text:p>
          </table:table-cell>
          <table:table-cell office:value-type="float" office:value="0.103924" calcext:value-type="float">
            <text:p>0.103924</text:p>
          </table:table-cell>
          <table:table-cell office:value-type="float" office:value="0.206379" calcext:value-type="float">
            <text:p>0.206379</text:p>
          </table:table-cell>
          <table:table-cell office:value-type="float" office:value="0.306391" calcext:value-type="float">
            <text:p>0.306391</text:p>
          </table:table-cell>
          <table:table-cell office:value-type="float" office:value="0.403953" calcext:value-type="float">
            <text:p>0.403953</text:p>
          </table:table-cell>
          <table:table-cell office:value-type="float" office:value="0.5" calcext:value-type="float">
            <text:p>0.5</text:p>
          </table:table-cell>
          <table:table-cell office:value-type="float" office:value="0.596047" calcext:value-type="float">
            <text:p>0.596047</text:p>
          </table:table-cell>
          <table:table-cell office:value-type="float" office:value="0.693609" calcext:value-type="float">
            <text:p>0.693609</text:p>
          </table:table-cell>
          <table:table-cell office:value-type="float" office:value="0.793621" calcext:value-type="float">
            <text:p>0.793621</text:p>
          </table:table-cell>
          <table:table-cell office:value-type="float" office:value="0.896076" calcext:value-type="float">
            <text:p>0.896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76569" calcext:value-type="float">
            <text:p>0.0976569</text:p>
          </table:table-cell>
          <table:table-cell office:value-type="float" office:value="0" calcext:value-type="float">
            <text:p>0</text:p>
          </table:table-cell>
          <table:table-cell office:value-type="float" office:value="0.103924" calcext:value-type="float">
            <text:p>0.103924</text:p>
          </table:table-cell>
          <table:table-cell office:value-type="float" office:value="0.206379" calcext:value-type="float">
            <text:p>0.206379</text:p>
          </table:table-cell>
          <table:table-cell office:value-type="float" office:value="0.306391" calcext:value-type="float">
            <text:p>0.306391</text:p>
          </table:table-cell>
          <table:table-cell office:value-type="float" office:value="0.403953" calcext:value-type="float">
            <text:p>0.403953</text:p>
          </table:table-cell>
          <table:table-cell office:value-type="float" office:value="0.5" calcext:value-type="float">
            <text:p>0.5</text:p>
          </table:table-cell>
          <table:table-cell office:value-type="float" office:value="0.596047" calcext:value-type="float">
            <text:p>0.596047</text:p>
          </table:table-cell>
          <table:table-cell office:value-type="float" office:value="0.693609" calcext:value-type="float">
            <text:p>0.693609</text:p>
          </table:table-cell>
          <table:table-cell office:value-type="float" office:value="0.793621" calcext:value-type="float">
            <text:p>0.793621</text:p>
          </table:table-cell>
          <table:table-cell office:value-type="float" office:value="0.896076" calcext:value-type="float">
            <text:p>0.896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76569" calcext:value-type="float">
            <text:p>0.0976569</text:p>
          </table:table-cell>
          <table:table-cell office:value-type="float" office:value="0" calcext:value-type="float">
            <text:p>0</text:p>
          </table:table-cell>
          <table:table-cell office:value-type="float" office:value="0.103924" calcext:value-type="float">
            <text:p>0.103924</text:p>
          </table:table-cell>
          <table:table-cell office:value-type="float" office:value="0.206379" calcext:value-type="float">
            <text:p>0.206379</text:p>
          </table:table-cell>
          <table:table-cell office:value-type="float" office:value="0.306391" calcext:value-type="float">
            <text:p>0.306391</text:p>
          </table:table-cell>
          <table:table-cell office:value-type="float" office:value="0.403953" calcext:value-type="float">
            <text:p>0.403953</text:p>
          </table:table-cell>
          <table:table-cell office:value-type="float" office:value="0.5" calcext:value-type="float">
            <text:p>0.5</text:p>
          </table:table-cell>
          <table:table-cell office:value-type="float" office:value="0.596047" calcext:value-type="float">
            <text:p>0.596047</text:p>
          </table:table-cell>
          <table:table-cell office:value-type="float" office:value="0.693609" calcext:value-type="float">
            <text:p>0.693609</text:p>
          </table:table-cell>
          <table:table-cell office:value-type="float" office:value="0.793621" calcext:value-type="float">
            <text:p>0.793621</text:p>
          </table:table-cell>
          <table:table-cell office:value-type="float" office:value="0.896076" calcext:value-type="float">
            <text:p>0.896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76569" calcext:value-type="float">
            <text:p>0.0976569</text:p>
          </table:table-cell>
          <table:table-cell office:value-type="float" office:value="0" calcext:value-type="float">
            <text:p>0</text:p>
          </table:table-cell>
          <table:table-cell office:value-type="float" office:value="0.103924" calcext:value-type="float">
            <text:p>0.103924</text:p>
          </table:table-cell>
          <table:table-cell office:value-type="float" office:value="0.206379" calcext:value-type="float">
            <text:p>0.206379</text:p>
          </table:table-cell>
          <table:table-cell office:value-type="float" office:value="0.306391" calcext:value-type="float">
            <text:p>0.306391</text:p>
          </table:table-cell>
          <table:table-cell office:value-type="float" office:value="0.403953" calcext:value-type="float">
            <text:p>0.403953</text:p>
          </table:table-cell>
          <table:table-cell office:value-type="float" office:value="0.5" calcext:value-type="float">
            <text:p>0.5</text:p>
          </table:table-cell>
          <table:table-cell office:value-type="float" office:value="0.596047" calcext:value-type="float">
            <text:p>0.596047</text:p>
          </table:table-cell>
          <table:table-cell office:value-type="float" office:value="0.693609" calcext:value-type="float">
            <text:p>0.693609</text:p>
          </table:table-cell>
          <table:table-cell office:value-type="float" office:value="0.793621" calcext:value-type="float">
            <text:p>0.793621</text:p>
          </table:table-cell>
          <table:table-cell office:value-type="float" office:value="0.896076" calcext:value-type="float">
            <text:p>0.896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76569" calcext:value-type="float">
            <text:p>0.0976569</text:p>
          </table:table-cell>
          <table:table-cell office:value-type="float" office:value="0" calcext:value-type="float">
            <text:p>0</text:p>
          </table:table-cell>
          <table:table-cell office:value-type="float" office:value="0.103924" calcext:value-type="float">
            <text:p>0.103924</text:p>
          </table:table-cell>
          <table:table-cell office:value-type="float" office:value="0.206379" calcext:value-type="float">
            <text:p>0.206379</text:p>
          </table:table-cell>
          <table:table-cell office:value-type="float" office:value="0.306391" calcext:value-type="float">
            <text:p>0.306391</text:p>
          </table:table-cell>
          <table:table-cell office:value-type="float" office:value="0.403953" calcext:value-type="float">
            <text:p>0.403953</text:p>
          </table:table-cell>
          <table:table-cell office:value-type="float" office:value="0.5" calcext:value-type="float">
            <text:p>0.5</text:p>
          </table:table-cell>
          <table:table-cell office:value-type="float" office:value="0.596047" calcext:value-type="float">
            <text:p>0.596047</text:p>
          </table:table-cell>
          <table:table-cell office:value-type="float" office:value="0.693609" calcext:value-type="float">
            <text:p>0.693609</text:p>
          </table:table-cell>
          <table:table-cell office:value-type="float" office:value="0.793621" calcext:value-type="float">
            <text:p>0.793621</text:p>
          </table:table-cell>
          <table:table-cell office:value-type="float" office:value="0.896076" calcext:value-type="float">
            <text:p>0.896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76569" calcext:value-type="float">
            <text:p>0.0976569</text:p>
          </table:table-cell>
          <table:table-cell office:value-type="float" office:value="0" calcext:value-type="float">
            <text:p>0</text:p>
          </table:table-cell>
          <table:table-cell office:value-type="float" office:value="0.103924" calcext:value-type="float">
            <text:p>0.103924</text:p>
          </table:table-cell>
          <table:table-cell office:value-type="float" office:value="0.206379" calcext:value-type="float">
            <text:p>0.206379</text:p>
          </table:table-cell>
          <table:table-cell office:value-type="float" office:value="0.306391" calcext:value-type="float">
            <text:p>0.306391</text:p>
          </table:table-cell>
          <table:table-cell office:value-type="float" office:value="0.403953" calcext:value-type="float">
            <text:p>0.403953</text:p>
          </table:table-cell>
          <table:table-cell office:value-type="float" office:value="0.5" calcext:value-type="float">
            <text:p>0.5</text:p>
          </table:table-cell>
          <table:table-cell office:value-type="float" office:value="0.596047" calcext:value-type="float">
            <text:p>0.596047</text:p>
          </table:table-cell>
          <table:table-cell office:value-type="float" office:value="0.693609" calcext:value-type="float">
            <text:p>0.693609</text:p>
          </table:table-cell>
          <table:table-cell office:value-type="float" office:value="0.793621" calcext:value-type="float">
            <text:p>0.793621</text:p>
          </table:table-cell>
          <table:table-cell office:value-type="float" office:value="0.896076" calcext:value-type="float">
            <text:p>0.896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76569" calcext:value-type="float">
            <text:p>0.0976569</text:p>
          </table:table-cell>
          <table:table-cell office:value-type="float" office:value="0" calcext:value-type="float">
            <text:p>0</text:p>
          </table:table-cell>
          <table:table-cell office:value-type="float" office:value="0.103924" calcext:value-type="float">
            <text:p>0.103924</text:p>
          </table:table-cell>
          <table:table-cell office:value-type="float" office:value="0.206379" calcext:value-type="float">
            <text:p>0.206379</text:p>
          </table:table-cell>
          <table:table-cell office:value-type="float" office:value="0.306391" calcext:value-type="float">
            <text:p>0.306391</text:p>
          </table:table-cell>
          <table:table-cell office:value-type="float" office:value="0.403953" calcext:value-type="float">
            <text:p>0.403953</text:p>
          </table:table-cell>
          <table:table-cell office:value-type="float" office:value="0.5" calcext:value-type="float">
            <text:p>0.5</text:p>
          </table:table-cell>
          <table:table-cell office:value-type="float" office:value="0.596047" calcext:value-type="float">
            <text:p>0.596047</text:p>
          </table:table-cell>
          <table:table-cell office:value-type="float" office:value="0.693609" calcext:value-type="float">
            <text:p>0.693609</text:p>
          </table:table-cell>
          <table:table-cell office:value-type="float" office:value="0.793621" calcext:value-type="float">
            <text:p>0.793621</text:p>
          </table:table-cell>
          <table:table-cell office:value-type="float" office:value="0.896076" calcext:value-type="float">
            <text:p>0.896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76569" calcext:value-type="float">
            <text:p>0.0976569</text:p>
          </table:table-cell>
          <table:table-cell office:value-type="float" office:value="0" calcext:value-type="float">
            <text:p>0</text:p>
          </table:table-cell>
          <table:table-cell office:value-type="float" office:value="0.103924" calcext:value-type="float">
            <text:p>0.103924</text:p>
          </table:table-cell>
          <table:table-cell office:value-type="float" office:value="0.206379" calcext:value-type="float">
            <text:p>0.206379</text:p>
          </table:table-cell>
          <table:table-cell office:value-type="float" office:value="0.306391" calcext:value-type="float">
            <text:p>0.306391</text:p>
          </table:table-cell>
          <table:table-cell office:value-type="float" office:value="0.403953" calcext:value-type="float">
            <text:p>0.403953</text:p>
          </table:table-cell>
          <table:table-cell office:value-type="float" office:value="0.5" calcext:value-type="float">
            <text:p>0.5</text:p>
          </table:table-cell>
          <table:table-cell office:value-type="float" office:value="0.596047" calcext:value-type="float">
            <text:p>0.596047</text:p>
          </table:table-cell>
          <table:table-cell office:value-type="float" office:value="0.693609" calcext:value-type="float">
            <text:p>0.693609</text:p>
          </table:table-cell>
          <table:table-cell office:value-type="float" office:value="0.793621" calcext:value-type="float">
            <text:p>0.793621</text:p>
          </table:table-cell>
          <table:table-cell office:value-type="float" office:value="0.896076" calcext:value-type="float">
            <text:p>0.896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76569" calcext:value-type="float">
            <text:p>0.0976569</text:p>
          </table:table-cell>
          <table:table-cell office:value-type="float" office:value="0" calcext:value-type="float">
            <text:p>0</text:p>
          </table:table-cell>
          <table:table-cell office:value-type="float" office:value="0.103924" calcext:value-type="float">
            <text:p>0.103924</text:p>
          </table:table-cell>
          <table:table-cell office:value-type="float" office:value="0.206379" calcext:value-type="float">
            <text:p>0.206379</text:p>
          </table:table-cell>
          <table:table-cell office:value-type="float" office:value="0.306391" calcext:value-type="float">
            <text:p>0.306391</text:p>
          </table:table-cell>
          <table:table-cell office:value-type="float" office:value="0.403953" calcext:value-type="float">
            <text:p>0.403953</text:p>
          </table:table-cell>
          <table:table-cell office:value-type="float" office:value="0.5" calcext:value-type="float">
            <text:p>0.5</text:p>
          </table:table-cell>
          <table:table-cell office:value-type="float" office:value="0.596047" calcext:value-type="float">
            <text:p>0.596047</text:p>
          </table:table-cell>
          <table:table-cell office:value-type="float" office:value="0.693609" calcext:value-type="float">
            <text:p>0.693609</text:p>
          </table:table-cell>
          <table:table-cell office:value-type="float" office:value="0.793621" calcext:value-type="float">
            <text:p>0.793621</text:p>
          </table:table-cell>
          <table:table-cell office:value-type="float" office:value="0.896076" calcext:value-type="float">
            <text:p>0.896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76569" calcext:value-type="float">
            <text:p>0.0976569</text:p>
          </table:table-cell>
          <table:table-cell office:value-type="float" office:value="0" calcext:value-type="float">
            <text:p>0</text:p>
          </table:table-cell>
          <table:table-cell office:value-type="float" office:value="0.103924" calcext:value-type="float">
            <text:p>0.103924</text:p>
          </table:table-cell>
          <table:table-cell office:value-type="float" office:value="0.206379" calcext:value-type="float">
            <text:p>0.206379</text:p>
          </table:table-cell>
          <table:table-cell office:value-type="float" office:value="0.306391" calcext:value-type="float">
            <text:p>0.306391</text:p>
          </table:table-cell>
          <table:table-cell office:value-type="float" office:value="0.403953" calcext:value-type="float">
            <text:p>0.403953</text:p>
          </table:table-cell>
          <table:table-cell office:value-type="float" office:value="0.5" calcext:value-type="float">
            <text:p>0.5</text:p>
          </table:table-cell>
          <table:table-cell office:value-type="float" office:value="0.596047" calcext:value-type="float">
            <text:p>0.596047</text:p>
          </table:table-cell>
          <table:table-cell office:value-type="float" office:value="0.693609" calcext:value-type="float">
            <text:p>0.693609</text:p>
          </table:table-cell>
          <table:table-cell office:value-type="float" office:value="0.793621" calcext:value-type="float">
            <text:p>0.793621</text:p>
          </table:table-cell>
          <table:table-cell office:value-type="float" office:value="0.896076" calcext:value-type="float">
            <text:p>0.896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0474" calcext:value-type="float">
            <text:p>0.100474</text:p>
          </table:table-cell>
          <table:table-cell office:value-type="float" office:value="0" calcext:value-type="float">
            <text:p>0</text:p>
          </table:table-cell>
          <table:table-cell office:value-type="float" office:value="0.103511" calcext:value-type="float">
            <text:p>0.103511</text:p>
          </table:table-cell>
          <table:table-cell office:value-type="float" office:value="0.205706" calcext:value-type="float">
            <text:p>0.205706</text:p>
          </table:table-cell>
          <table:table-cell office:value-type="float" office:value="0.305717" calcext:value-type="float">
            <text:p>0.305717</text:p>
          </table:table-cell>
          <table:table-cell office:value-type="float" office:value="0.403536" calcext:value-type="float">
            <text:p>0.403536</text:p>
          </table:table-cell>
          <table:table-cell office:value-type="float" office:value="0.5" calcext:value-type="float">
            <text:p>0.5</text:p>
          </table:table-cell>
          <table:table-cell office:value-type="float" office:value="0.596464" calcext:value-type="float">
            <text:p>0.596464</text:p>
          </table:table-cell>
          <table:table-cell office:value-type="float" office:value="0.694283" calcext:value-type="float">
            <text:p>0.694283</text:p>
          </table:table-cell>
          <table:table-cell office:value-type="float" office:value="0.794294" calcext:value-type="float">
            <text:p>0.794294</text:p>
          </table:table-cell>
          <table:table-cell office:value-type="float" office:value="0.896489" calcext:value-type="float">
            <text:p>0.896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0474" calcext:value-type="float">
            <text:p>0.100474</text:p>
          </table:table-cell>
          <table:table-cell office:value-type="float" office:value="0" calcext:value-type="float">
            <text:p>0</text:p>
          </table:table-cell>
          <table:table-cell office:value-type="float" office:value="0.103511" calcext:value-type="float">
            <text:p>0.103511</text:p>
          </table:table-cell>
          <table:table-cell office:value-type="float" office:value="0.205706" calcext:value-type="float">
            <text:p>0.205706</text:p>
          </table:table-cell>
          <table:table-cell office:value-type="float" office:value="0.305717" calcext:value-type="float">
            <text:p>0.305717</text:p>
          </table:table-cell>
          <table:table-cell office:value-type="float" office:value="0.403536" calcext:value-type="float">
            <text:p>0.403536</text:p>
          </table:table-cell>
          <table:table-cell office:value-type="float" office:value="0.5" calcext:value-type="float">
            <text:p>0.5</text:p>
          </table:table-cell>
          <table:table-cell office:value-type="float" office:value="0.596464" calcext:value-type="float">
            <text:p>0.596464</text:p>
          </table:table-cell>
          <table:table-cell office:value-type="float" office:value="0.694283" calcext:value-type="float">
            <text:p>0.694283</text:p>
          </table:table-cell>
          <table:table-cell office:value-type="float" office:value="0.794294" calcext:value-type="float">
            <text:p>0.794294</text:p>
          </table:table-cell>
          <table:table-cell office:value-type="float" office:value="0.896489" calcext:value-type="float">
            <text:p>0.896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0474" calcext:value-type="float">
            <text:p>0.100474</text:p>
          </table:table-cell>
          <table:table-cell office:value-type="float" office:value="0" calcext:value-type="float">
            <text:p>0</text:p>
          </table:table-cell>
          <table:table-cell office:value-type="float" office:value="0.103511" calcext:value-type="float">
            <text:p>0.103511</text:p>
          </table:table-cell>
          <table:table-cell office:value-type="float" office:value="0.205706" calcext:value-type="float">
            <text:p>0.205706</text:p>
          </table:table-cell>
          <table:table-cell office:value-type="float" office:value="0.305717" calcext:value-type="float">
            <text:p>0.305717</text:p>
          </table:table-cell>
          <table:table-cell office:value-type="float" office:value="0.403536" calcext:value-type="float">
            <text:p>0.403536</text:p>
          </table:table-cell>
          <table:table-cell office:value-type="float" office:value="0.5" calcext:value-type="float">
            <text:p>0.5</text:p>
          </table:table-cell>
          <table:table-cell office:value-type="float" office:value="0.596464" calcext:value-type="float">
            <text:p>0.596464</text:p>
          </table:table-cell>
          <table:table-cell office:value-type="float" office:value="0.694283" calcext:value-type="float">
            <text:p>0.694283</text:p>
          </table:table-cell>
          <table:table-cell office:value-type="float" office:value="0.794294" calcext:value-type="float">
            <text:p>0.794294</text:p>
          </table:table-cell>
          <table:table-cell office:value-type="float" office:value="0.896489" calcext:value-type="float">
            <text:p>0.896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0474" calcext:value-type="float">
            <text:p>0.100474</text:p>
          </table:table-cell>
          <table:table-cell office:value-type="float" office:value="0" calcext:value-type="float">
            <text:p>0</text:p>
          </table:table-cell>
          <table:table-cell office:value-type="float" office:value="0.103511" calcext:value-type="float">
            <text:p>0.103511</text:p>
          </table:table-cell>
          <table:table-cell office:value-type="float" office:value="0.205706" calcext:value-type="float">
            <text:p>0.205706</text:p>
          </table:table-cell>
          <table:table-cell office:value-type="float" office:value="0.305717" calcext:value-type="float">
            <text:p>0.305717</text:p>
          </table:table-cell>
          <table:table-cell office:value-type="float" office:value="0.403536" calcext:value-type="float">
            <text:p>0.403536</text:p>
          </table:table-cell>
          <table:table-cell office:value-type="float" office:value="0.5" calcext:value-type="float">
            <text:p>0.5</text:p>
          </table:table-cell>
          <table:table-cell office:value-type="float" office:value="0.596464" calcext:value-type="float">
            <text:p>0.596464</text:p>
          </table:table-cell>
          <table:table-cell office:value-type="float" office:value="0.694283" calcext:value-type="float">
            <text:p>0.694283</text:p>
          </table:table-cell>
          <table:table-cell office:value-type="float" office:value="0.794294" calcext:value-type="float">
            <text:p>0.794294</text:p>
          </table:table-cell>
          <table:table-cell office:value-type="float" office:value="0.896489" calcext:value-type="float">
            <text:p>0.896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0474" calcext:value-type="float">
            <text:p>0.100474</text:p>
          </table:table-cell>
          <table:table-cell office:value-type="float" office:value="0" calcext:value-type="float">
            <text:p>0</text:p>
          </table:table-cell>
          <table:table-cell office:value-type="float" office:value="0.103511" calcext:value-type="float">
            <text:p>0.103511</text:p>
          </table:table-cell>
          <table:table-cell office:value-type="float" office:value="0.205706" calcext:value-type="float">
            <text:p>0.205706</text:p>
          </table:table-cell>
          <table:table-cell office:value-type="float" office:value="0.305717" calcext:value-type="float">
            <text:p>0.305717</text:p>
          </table:table-cell>
          <table:table-cell office:value-type="float" office:value="0.403536" calcext:value-type="float">
            <text:p>0.403536</text:p>
          </table:table-cell>
          <table:table-cell office:value-type="float" office:value="0.5" calcext:value-type="float">
            <text:p>0.5</text:p>
          </table:table-cell>
          <table:table-cell office:value-type="float" office:value="0.596464" calcext:value-type="float">
            <text:p>0.596464</text:p>
          </table:table-cell>
          <table:table-cell office:value-type="float" office:value="0.694283" calcext:value-type="float">
            <text:p>0.694283</text:p>
          </table:table-cell>
          <table:table-cell office:value-type="float" office:value="0.794294" calcext:value-type="float">
            <text:p>0.794294</text:p>
          </table:table-cell>
          <table:table-cell office:value-type="float" office:value="0.896489" calcext:value-type="float">
            <text:p>0.896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0474" calcext:value-type="float">
            <text:p>0.100474</text:p>
          </table:table-cell>
          <table:table-cell office:value-type="float" office:value="0" calcext:value-type="float">
            <text:p>0</text:p>
          </table:table-cell>
          <table:table-cell office:value-type="float" office:value="0.103511" calcext:value-type="float">
            <text:p>0.103511</text:p>
          </table:table-cell>
          <table:table-cell office:value-type="float" office:value="0.205706" calcext:value-type="float">
            <text:p>0.205706</text:p>
          </table:table-cell>
          <table:table-cell office:value-type="float" office:value="0.305717" calcext:value-type="float">
            <text:p>0.305717</text:p>
          </table:table-cell>
          <table:table-cell office:value-type="float" office:value="0.403536" calcext:value-type="float">
            <text:p>0.403536</text:p>
          </table:table-cell>
          <table:table-cell office:value-type="float" office:value="0.5" calcext:value-type="float">
            <text:p>0.5</text:p>
          </table:table-cell>
          <table:table-cell office:value-type="float" office:value="0.596464" calcext:value-type="float">
            <text:p>0.596464</text:p>
          </table:table-cell>
          <table:table-cell office:value-type="float" office:value="0.694283" calcext:value-type="float">
            <text:p>0.694283</text:p>
          </table:table-cell>
          <table:table-cell office:value-type="float" office:value="0.794294" calcext:value-type="float">
            <text:p>0.794294</text:p>
          </table:table-cell>
          <table:table-cell office:value-type="float" office:value="0.896489" calcext:value-type="float">
            <text:p>0.896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0474" calcext:value-type="float">
            <text:p>0.100474</text:p>
          </table:table-cell>
          <table:table-cell office:value-type="float" office:value="0" calcext:value-type="float">
            <text:p>0</text:p>
          </table:table-cell>
          <table:table-cell office:value-type="float" office:value="0.103511" calcext:value-type="float">
            <text:p>0.103511</text:p>
          </table:table-cell>
          <table:table-cell office:value-type="float" office:value="0.205706" calcext:value-type="float">
            <text:p>0.205706</text:p>
          </table:table-cell>
          <table:table-cell office:value-type="float" office:value="0.305717" calcext:value-type="float">
            <text:p>0.305717</text:p>
          </table:table-cell>
          <table:table-cell office:value-type="float" office:value="0.403536" calcext:value-type="float">
            <text:p>0.403536</text:p>
          </table:table-cell>
          <table:table-cell office:value-type="float" office:value="0.5" calcext:value-type="float">
            <text:p>0.5</text:p>
          </table:table-cell>
          <table:table-cell office:value-type="float" office:value="0.596464" calcext:value-type="float">
            <text:p>0.596464</text:p>
          </table:table-cell>
          <table:table-cell office:value-type="float" office:value="0.694283" calcext:value-type="float">
            <text:p>0.694283</text:p>
          </table:table-cell>
          <table:table-cell office:value-type="float" office:value="0.794294" calcext:value-type="float">
            <text:p>0.794294</text:p>
          </table:table-cell>
          <table:table-cell office:value-type="float" office:value="0.896489" calcext:value-type="float">
            <text:p>0.896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0474" calcext:value-type="float">
            <text:p>0.100474</text:p>
          </table:table-cell>
          <table:table-cell office:value-type="float" office:value="0" calcext:value-type="float">
            <text:p>0</text:p>
          </table:table-cell>
          <table:table-cell office:value-type="float" office:value="0.103511" calcext:value-type="float">
            <text:p>0.103511</text:p>
          </table:table-cell>
          <table:table-cell office:value-type="float" office:value="0.205706" calcext:value-type="float">
            <text:p>0.205706</text:p>
          </table:table-cell>
          <table:table-cell office:value-type="float" office:value="0.305717" calcext:value-type="float">
            <text:p>0.305717</text:p>
          </table:table-cell>
          <table:table-cell office:value-type="float" office:value="0.403536" calcext:value-type="float">
            <text:p>0.403536</text:p>
          </table:table-cell>
          <table:table-cell office:value-type="float" office:value="0.5" calcext:value-type="float">
            <text:p>0.5</text:p>
          </table:table-cell>
          <table:table-cell office:value-type="float" office:value="0.596464" calcext:value-type="float">
            <text:p>0.596464</text:p>
          </table:table-cell>
          <table:table-cell office:value-type="float" office:value="0.694283" calcext:value-type="float">
            <text:p>0.694283</text:p>
          </table:table-cell>
          <table:table-cell office:value-type="float" office:value="0.794294" calcext:value-type="float">
            <text:p>0.794294</text:p>
          </table:table-cell>
          <table:table-cell office:value-type="float" office:value="0.896489" calcext:value-type="float">
            <text:p>0.896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0474" calcext:value-type="float">
            <text:p>0.100474</text:p>
          </table:table-cell>
          <table:table-cell office:value-type="float" office:value="0" calcext:value-type="float">
            <text:p>0</text:p>
          </table:table-cell>
          <table:table-cell office:value-type="float" office:value="0.103511" calcext:value-type="float">
            <text:p>0.103511</text:p>
          </table:table-cell>
          <table:table-cell office:value-type="float" office:value="0.205706" calcext:value-type="float">
            <text:p>0.205706</text:p>
          </table:table-cell>
          <table:table-cell office:value-type="float" office:value="0.305717" calcext:value-type="float">
            <text:p>0.305717</text:p>
          </table:table-cell>
          <table:table-cell office:value-type="float" office:value="0.403536" calcext:value-type="float">
            <text:p>0.403536</text:p>
          </table:table-cell>
          <table:table-cell office:value-type="float" office:value="0.5" calcext:value-type="float">
            <text:p>0.5</text:p>
          </table:table-cell>
          <table:table-cell office:value-type="float" office:value="0.596464" calcext:value-type="float">
            <text:p>0.596464</text:p>
          </table:table-cell>
          <table:table-cell office:value-type="float" office:value="0.694283" calcext:value-type="float">
            <text:p>0.694283</text:p>
          </table:table-cell>
          <table:table-cell office:value-type="float" office:value="0.794294" calcext:value-type="float">
            <text:p>0.794294</text:p>
          </table:table-cell>
          <table:table-cell office:value-type="float" office:value="0.896489" calcext:value-type="float">
            <text:p>0.896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0474" calcext:value-type="float">
            <text:p>0.100474</text:p>
          </table:table-cell>
          <table:table-cell office:value-type="float" office:value="0" calcext:value-type="float">
            <text:p>0</text:p>
          </table:table-cell>
          <table:table-cell office:value-type="float" office:value="0.103511" calcext:value-type="float">
            <text:p>0.103511</text:p>
          </table:table-cell>
          <table:table-cell office:value-type="float" office:value="0.205706" calcext:value-type="float">
            <text:p>0.205706</text:p>
          </table:table-cell>
          <table:table-cell office:value-type="float" office:value="0.305717" calcext:value-type="float">
            <text:p>0.305717</text:p>
          </table:table-cell>
          <table:table-cell office:value-type="float" office:value="0.403536" calcext:value-type="float">
            <text:p>0.403536</text:p>
          </table:table-cell>
          <table:table-cell office:value-type="float" office:value="0.5" calcext:value-type="float">
            <text:p>0.5</text:p>
          </table:table-cell>
          <table:table-cell office:value-type="float" office:value="0.596464" calcext:value-type="float">
            <text:p>0.596464</text:p>
          </table:table-cell>
          <table:table-cell office:value-type="float" office:value="0.694283" calcext:value-type="float">
            <text:p>0.694283</text:p>
          </table:table-cell>
          <table:table-cell office:value-type="float" office:value="0.794294" calcext:value-type="float">
            <text:p>0.794294</text:p>
          </table:table-cell>
          <table:table-cell office:value-type="float" office:value="0.896489" calcext:value-type="float">
            <text:p>0.896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0474" calcext:value-type="float">
            <text:p>0.100474</text:p>
          </table:table-cell>
          <table:table-cell office:value-type="float" office:value="0" calcext:value-type="float">
            <text:p>0</text:p>
          </table:table-cell>
          <table:table-cell office:value-type="float" office:value="0.103511" calcext:value-type="float">
            <text:p>0.103511</text:p>
          </table:table-cell>
          <table:table-cell office:value-type="float" office:value="0.205706" calcext:value-type="float">
            <text:p>0.205706</text:p>
          </table:table-cell>
          <table:table-cell office:value-type="float" office:value="0.305717" calcext:value-type="float">
            <text:p>0.305717</text:p>
          </table:table-cell>
          <table:table-cell office:value-type="float" office:value="0.403536" calcext:value-type="float">
            <text:p>0.403536</text:p>
          </table:table-cell>
          <table:table-cell office:value-type="float" office:value="0.5" calcext:value-type="float">
            <text:p>0.5</text:p>
          </table:table-cell>
          <table:table-cell office:value-type="float" office:value="0.596464" calcext:value-type="float">
            <text:p>0.596464</text:p>
          </table:table-cell>
          <table:table-cell office:value-type="float" office:value="0.694283" calcext:value-type="float">
            <text:p>0.694283</text:p>
          </table:table-cell>
          <table:table-cell office:value-type="float" office:value="0.794294" calcext:value-type="float">
            <text:p>0.794294</text:p>
          </table:table-cell>
          <table:table-cell office:value-type="float" office:value="0.896489" calcext:value-type="float">
            <text:p>0.896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727" calcext:value-type="float">
            <text:p>0.103727</text:p>
          </table:table-cell>
          <table:table-cell office:value-type="float" office:value="0" calcext:value-type="float">
            <text:p>0</text:p>
          </table:table-cell>
          <table:table-cell office:value-type="float" office:value="0.103087" calcext:value-type="float">
            <text:p>0.103087</text:p>
          </table:table-cell>
          <table:table-cell office:value-type="float" office:value="0.205017" calcext:value-type="float">
            <text:p>0.205017</text:p>
          </table:table-cell>
          <table:table-cell office:value-type="float" office:value="0.305027" calcext:value-type="float">
            <text:p>0.305027</text:p>
          </table:table-cell>
          <table:table-cell office:value-type="float" office:value="0.403109" calcext:value-type="float">
            <text:p>0.403109</text:p>
          </table:table-cell>
          <table:table-cell office:value-type="float" office:value="0.5" calcext:value-type="float">
            <text:p>0.5</text:p>
          </table:table-cell>
          <table:table-cell office:value-type="float" office:value="0.596891" calcext:value-type="float">
            <text:p>0.596891</text:p>
          </table:table-cell>
          <table:table-cell office:value-type="float" office:value="0.694973" calcext:value-type="float">
            <text:p>0.694973</text:p>
          </table:table-cell>
          <table:table-cell office:value-type="float" office:value="0.794983" calcext:value-type="float">
            <text:p>0.794983</text:p>
          </table:table-cell>
          <table:table-cell office:value-type="float" office:value="0.896913" calcext:value-type="float">
            <text:p>0.896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727" calcext:value-type="float">
            <text:p>0.103727</text:p>
          </table:table-cell>
          <table:table-cell office:value-type="float" office:value="0" calcext:value-type="float">
            <text:p>0</text:p>
          </table:table-cell>
          <table:table-cell office:value-type="float" office:value="0.103087" calcext:value-type="float">
            <text:p>0.103087</text:p>
          </table:table-cell>
          <table:table-cell office:value-type="float" office:value="0.205017" calcext:value-type="float">
            <text:p>0.205017</text:p>
          </table:table-cell>
          <table:table-cell office:value-type="float" office:value="0.305027" calcext:value-type="float">
            <text:p>0.305027</text:p>
          </table:table-cell>
          <table:table-cell office:value-type="float" office:value="0.403109" calcext:value-type="float">
            <text:p>0.403109</text:p>
          </table:table-cell>
          <table:table-cell office:value-type="float" office:value="0.5" calcext:value-type="float">
            <text:p>0.5</text:p>
          </table:table-cell>
          <table:table-cell office:value-type="float" office:value="0.596891" calcext:value-type="float">
            <text:p>0.596891</text:p>
          </table:table-cell>
          <table:table-cell office:value-type="float" office:value="0.694973" calcext:value-type="float">
            <text:p>0.694973</text:p>
          </table:table-cell>
          <table:table-cell office:value-type="float" office:value="0.794983" calcext:value-type="float">
            <text:p>0.794983</text:p>
          </table:table-cell>
          <table:table-cell office:value-type="float" office:value="0.896913" calcext:value-type="float">
            <text:p>0.896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727" calcext:value-type="float">
            <text:p>0.103727</text:p>
          </table:table-cell>
          <table:table-cell office:value-type="float" office:value="0" calcext:value-type="float">
            <text:p>0</text:p>
          </table:table-cell>
          <table:table-cell office:value-type="float" office:value="0.103087" calcext:value-type="float">
            <text:p>0.103087</text:p>
          </table:table-cell>
          <table:table-cell office:value-type="float" office:value="0.205017" calcext:value-type="float">
            <text:p>0.205017</text:p>
          </table:table-cell>
          <table:table-cell office:value-type="float" office:value="0.305027" calcext:value-type="float">
            <text:p>0.305027</text:p>
          </table:table-cell>
          <table:table-cell office:value-type="float" office:value="0.403109" calcext:value-type="float">
            <text:p>0.403109</text:p>
          </table:table-cell>
          <table:table-cell office:value-type="float" office:value="0.5" calcext:value-type="float">
            <text:p>0.5</text:p>
          </table:table-cell>
          <table:table-cell office:value-type="float" office:value="0.596891" calcext:value-type="float">
            <text:p>0.596891</text:p>
          </table:table-cell>
          <table:table-cell office:value-type="float" office:value="0.694973" calcext:value-type="float">
            <text:p>0.694973</text:p>
          </table:table-cell>
          <table:table-cell office:value-type="float" office:value="0.794983" calcext:value-type="float">
            <text:p>0.794983</text:p>
          </table:table-cell>
          <table:table-cell office:value-type="float" office:value="0.896913" calcext:value-type="float">
            <text:p>0.896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727" calcext:value-type="float">
            <text:p>0.103727</text:p>
          </table:table-cell>
          <table:table-cell office:value-type="float" office:value="0" calcext:value-type="float">
            <text:p>0</text:p>
          </table:table-cell>
          <table:table-cell office:value-type="float" office:value="0.103087" calcext:value-type="float">
            <text:p>0.103087</text:p>
          </table:table-cell>
          <table:table-cell office:value-type="float" office:value="0.205017" calcext:value-type="float">
            <text:p>0.205017</text:p>
          </table:table-cell>
          <table:table-cell office:value-type="float" office:value="0.305027" calcext:value-type="float">
            <text:p>0.305027</text:p>
          </table:table-cell>
          <table:table-cell office:value-type="float" office:value="0.403109" calcext:value-type="float">
            <text:p>0.403109</text:p>
          </table:table-cell>
          <table:table-cell office:value-type="float" office:value="0.5" calcext:value-type="float">
            <text:p>0.5</text:p>
          </table:table-cell>
          <table:table-cell office:value-type="float" office:value="0.596891" calcext:value-type="float">
            <text:p>0.596891</text:p>
          </table:table-cell>
          <table:table-cell office:value-type="float" office:value="0.694973" calcext:value-type="float">
            <text:p>0.694973</text:p>
          </table:table-cell>
          <table:table-cell office:value-type="float" office:value="0.794983" calcext:value-type="float">
            <text:p>0.794983</text:p>
          </table:table-cell>
          <table:table-cell office:value-type="float" office:value="0.896913" calcext:value-type="float">
            <text:p>0.896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727" calcext:value-type="float">
            <text:p>0.103727</text:p>
          </table:table-cell>
          <table:table-cell office:value-type="float" office:value="0" calcext:value-type="float">
            <text:p>0</text:p>
          </table:table-cell>
          <table:table-cell office:value-type="float" office:value="0.103087" calcext:value-type="float">
            <text:p>0.103087</text:p>
          </table:table-cell>
          <table:table-cell office:value-type="float" office:value="0.205017" calcext:value-type="float">
            <text:p>0.205017</text:p>
          </table:table-cell>
          <table:table-cell office:value-type="float" office:value="0.305027" calcext:value-type="float">
            <text:p>0.305027</text:p>
          </table:table-cell>
          <table:table-cell office:value-type="float" office:value="0.403109" calcext:value-type="float">
            <text:p>0.403109</text:p>
          </table:table-cell>
          <table:table-cell office:value-type="float" office:value="0.5" calcext:value-type="float">
            <text:p>0.5</text:p>
          </table:table-cell>
          <table:table-cell office:value-type="float" office:value="0.596891" calcext:value-type="float">
            <text:p>0.596891</text:p>
          </table:table-cell>
          <table:table-cell office:value-type="float" office:value="0.694973" calcext:value-type="float">
            <text:p>0.694973</text:p>
          </table:table-cell>
          <table:table-cell office:value-type="float" office:value="0.794983" calcext:value-type="float">
            <text:p>0.794983</text:p>
          </table:table-cell>
          <table:table-cell office:value-type="float" office:value="0.896913" calcext:value-type="float">
            <text:p>0.896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727" calcext:value-type="float">
            <text:p>0.103727</text:p>
          </table:table-cell>
          <table:table-cell office:value-type="float" office:value="0" calcext:value-type="float">
            <text:p>0</text:p>
          </table:table-cell>
          <table:table-cell office:value-type="float" office:value="0.103087" calcext:value-type="float">
            <text:p>0.103087</text:p>
          </table:table-cell>
          <table:table-cell office:value-type="float" office:value="0.205017" calcext:value-type="float">
            <text:p>0.205017</text:p>
          </table:table-cell>
          <table:table-cell office:value-type="float" office:value="0.305027" calcext:value-type="float">
            <text:p>0.305027</text:p>
          </table:table-cell>
          <table:table-cell office:value-type="float" office:value="0.403109" calcext:value-type="float">
            <text:p>0.403109</text:p>
          </table:table-cell>
          <table:table-cell office:value-type="float" office:value="0.5" calcext:value-type="float">
            <text:p>0.5</text:p>
          </table:table-cell>
          <table:table-cell office:value-type="float" office:value="0.596891" calcext:value-type="float">
            <text:p>0.596891</text:p>
          </table:table-cell>
          <table:table-cell office:value-type="float" office:value="0.694973" calcext:value-type="float">
            <text:p>0.694973</text:p>
          </table:table-cell>
          <table:table-cell office:value-type="float" office:value="0.794983" calcext:value-type="float">
            <text:p>0.794983</text:p>
          </table:table-cell>
          <table:table-cell office:value-type="float" office:value="0.896913" calcext:value-type="float">
            <text:p>0.896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727" calcext:value-type="float">
            <text:p>0.103727</text:p>
          </table:table-cell>
          <table:table-cell office:value-type="float" office:value="0" calcext:value-type="float">
            <text:p>0</text:p>
          </table:table-cell>
          <table:table-cell office:value-type="float" office:value="0.103087" calcext:value-type="float">
            <text:p>0.103087</text:p>
          </table:table-cell>
          <table:table-cell office:value-type="float" office:value="0.205017" calcext:value-type="float">
            <text:p>0.205017</text:p>
          </table:table-cell>
          <table:table-cell office:value-type="float" office:value="0.305027" calcext:value-type="float">
            <text:p>0.305027</text:p>
          </table:table-cell>
          <table:table-cell office:value-type="float" office:value="0.403109" calcext:value-type="float">
            <text:p>0.403109</text:p>
          </table:table-cell>
          <table:table-cell office:value-type="float" office:value="0.5" calcext:value-type="float">
            <text:p>0.5</text:p>
          </table:table-cell>
          <table:table-cell office:value-type="float" office:value="0.596891" calcext:value-type="float">
            <text:p>0.596891</text:p>
          </table:table-cell>
          <table:table-cell office:value-type="float" office:value="0.694973" calcext:value-type="float">
            <text:p>0.694973</text:p>
          </table:table-cell>
          <table:table-cell office:value-type="float" office:value="0.794983" calcext:value-type="float">
            <text:p>0.794983</text:p>
          </table:table-cell>
          <table:table-cell office:value-type="float" office:value="0.896913" calcext:value-type="float">
            <text:p>0.896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727" calcext:value-type="float">
            <text:p>0.103727</text:p>
          </table:table-cell>
          <table:table-cell office:value-type="float" office:value="0" calcext:value-type="float">
            <text:p>0</text:p>
          </table:table-cell>
          <table:table-cell office:value-type="float" office:value="0.103087" calcext:value-type="float">
            <text:p>0.103087</text:p>
          </table:table-cell>
          <table:table-cell office:value-type="float" office:value="0.205017" calcext:value-type="float">
            <text:p>0.205017</text:p>
          </table:table-cell>
          <table:table-cell office:value-type="float" office:value="0.305027" calcext:value-type="float">
            <text:p>0.305027</text:p>
          </table:table-cell>
          <table:table-cell office:value-type="float" office:value="0.403109" calcext:value-type="float">
            <text:p>0.403109</text:p>
          </table:table-cell>
          <table:table-cell office:value-type="float" office:value="0.5" calcext:value-type="float">
            <text:p>0.5</text:p>
          </table:table-cell>
          <table:table-cell office:value-type="float" office:value="0.596891" calcext:value-type="float">
            <text:p>0.596891</text:p>
          </table:table-cell>
          <table:table-cell office:value-type="float" office:value="0.694973" calcext:value-type="float">
            <text:p>0.694973</text:p>
          </table:table-cell>
          <table:table-cell office:value-type="float" office:value="0.794983" calcext:value-type="float">
            <text:p>0.794983</text:p>
          </table:table-cell>
          <table:table-cell office:value-type="float" office:value="0.896913" calcext:value-type="float">
            <text:p>0.896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727" calcext:value-type="float">
            <text:p>0.103727</text:p>
          </table:table-cell>
          <table:table-cell office:value-type="float" office:value="0" calcext:value-type="float">
            <text:p>0</text:p>
          </table:table-cell>
          <table:table-cell office:value-type="float" office:value="0.103087" calcext:value-type="float">
            <text:p>0.103087</text:p>
          </table:table-cell>
          <table:table-cell office:value-type="float" office:value="0.205017" calcext:value-type="float">
            <text:p>0.205017</text:p>
          </table:table-cell>
          <table:table-cell office:value-type="float" office:value="0.305027" calcext:value-type="float">
            <text:p>0.305027</text:p>
          </table:table-cell>
          <table:table-cell office:value-type="float" office:value="0.403109" calcext:value-type="float">
            <text:p>0.403109</text:p>
          </table:table-cell>
          <table:table-cell office:value-type="float" office:value="0.5" calcext:value-type="float">
            <text:p>0.5</text:p>
          </table:table-cell>
          <table:table-cell office:value-type="float" office:value="0.596891" calcext:value-type="float">
            <text:p>0.596891</text:p>
          </table:table-cell>
          <table:table-cell office:value-type="float" office:value="0.694973" calcext:value-type="float">
            <text:p>0.694973</text:p>
          </table:table-cell>
          <table:table-cell office:value-type="float" office:value="0.794983" calcext:value-type="float">
            <text:p>0.794983</text:p>
          </table:table-cell>
          <table:table-cell office:value-type="float" office:value="0.896913" calcext:value-type="float">
            <text:p>0.896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727" calcext:value-type="float">
            <text:p>0.103727</text:p>
          </table:table-cell>
          <table:table-cell office:value-type="float" office:value="0" calcext:value-type="float">
            <text:p>0</text:p>
          </table:table-cell>
          <table:table-cell office:value-type="float" office:value="0.103087" calcext:value-type="float">
            <text:p>0.103087</text:p>
          </table:table-cell>
          <table:table-cell office:value-type="float" office:value="0.205017" calcext:value-type="float">
            <text:p>0.205017</text:p>
          </table:table-cell>
          <table:table-cell office:value-type="float" office:value="0.305027" calcext:value-type="float">
            <text:p>0.305027</text:p>
          </table:table-cell>
          <table:table-cell office:value-type="float" office:value="0.403109" calcext:value-type="float">
            <text:p>0.403109</text:p>
          </table:table-cell>
          <table:table-cell office:value-type="float" office:value="0.5" calcext:value-type="float">
            <text:p>0.5</text:p>
          </table:table-cell>
          <table:table-cell office:value-type="float" office:value="0.596891" calcext:value-type="float">
            <text:p>0.596891</text:p>
          </table:table-cell>
          <table:table-cell office:value-type="float" office:value="0.694973" calcext:value-type="float">
            <text:p>0.694973</text:p>
          </table:table-cell>
          <table:table-cell office:value-type="float" office:value="0.794983" calcext:value-type="float">
            <text:p>0.794983</text:p>
          </table:table-cell>
          <table:table-cell office:value-type="float" office:value="0.896913" calcext:value-type="float">
            <text:p>0.896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727" calcext:value-type="float">
            <text:p>0.103727</text:p>
          </table:table-cell>
          <table:table-cell office:value-type="float" office:value="0" calcext:value-type="float">
            <text:p>0</text:p>
          </table:table-cell>
          <table:table-cell office:value-type="float" office:value="0.103087" calcext:value-type="float">
            <text:p>0.103087</text:p>
          </table:table-cell>
          <table:table-cell office:value-type="float" office:value="0.205017" calcext:value-type="float">
            <text:p>0.205017</text:p>
          </table:table-cell>
          <table:table-cell office:value-type="float" office:value="0.305027" calcext:value-type="float">
            <text:p>0.305027</text:p>
          </table:table-cell>
          <table:table-cell office:value-type="float" office:value="0.403109" calcext:value-type="float">
            <text:p>0.403109</text:p>
          </table:table-cell>
          <table:table-cell office:value-type="float" office:value="0.5" calcext:value-type="float">
            <text:p>0.5</text:p>
          </table:table-cell>
          <table:table-cell office:value-type="float" office:value="0.596891" calcext:value-type="float">
            <text:p>0.596891</text:p>
          </table:table-cell>
          <table:table-cell office:value-type="float" office:value="0.694973" calcext:value-type="float">
            <text:p>0.694973</text:p>
          </table:table-cell>
          <table:table-cell office:value-type="float" office:value="0.794983" calcext:value-type="float">
            <text:p>0.794983</text:p>
          </table:table-cell>
          <table:table-cell office:value-type="float" office:value="0.896913" calcext:value-type="float">
            <text:p>0.896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7557" calcext:value-type="float">
            <text:p>0.107557</text:p>
          </table:table-cell>
          <table:table-cell office:value-type="float" office:value="0" calcext:value-type="float">
            <text:p>0</text:p>
          </table:table-cell>
          <table:table-cell office:value-type="float" office:value="0.102653" calcext:value-type="float">
            <text:p>0.102653</text:p>
          </table:table-cell>
          <table:table-cell office:value-type="float" office:value="0.204312" calcext:value-type="float">
            <text:p>0.204312</text:p>
          </table:table-cell>
          <table:table-cell office:value-type="float" office:value="0.30432" calcext:value-type="float">
            <text:p>0.30432</text:p>
          </table:table-cell>
          <table:table-cell office:value-type="float" office:value="0.402672" calcext:value-type="float">
            <text:p>0.402672</text:p>
          </table:table-cell>
          <table:table-cell office:value-type="float" office:value="0.5" calcext:value-type="float">
            <text:p>0.5</text:p>
          </table:table-cell>
          <table:table-cell office:value-type="float" office:value="0.597328" calcext:value-type="float">
            <text:p>0.597328</text:p>
          </table:table-cell>
          <table:table-cell office:value-type="float" office:value="0.69568" calcext:value-type="float">
            <text:p>0.69568</text:p>
          </table:table-cell>
          <table:table-cell office:value-type="float" office:value="0.795688" calcext:value-type="float">
            <text:p>0.795688</text:p>
          </table:table-cell>
          <table:table-cell office:value-type="float" office:value="0.897347" calcext:value-type="float">
            <text:p>0.897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7557" calcext:value-type="float">
            <text:p>0.107557</text:p>
          </table:table-cell>
          <table:table-cell office:value-type="float" office:value="0" calcext:value-type="float">
            <text:p>0</text:p>
          </table:table-cell>
          <table:table-cell office:value-type="float" office:value="0.102653" calcext:value-type="float">
            <text:p>0.102653</text:p>
          </table:table-cell>
          <table:table-cell office:value-type="float" office:value="0.204312" calcext:value-type="float">
            <text:p>0.204312</text:p>
          </table:table-cell>
          <table:table-cell office:value-type="float" office:value="0.30432" calcext:value-type="float">
            <text:p>0.30432</text:p>
          </table:table-cell>
          <table:table-cell office:value-type="float" office:value="0.402672" calcext:value-type="float">
            <text:p>0.402672</text:p>
          </table:table-cell>
          <table:table-cell office:value-type="float" office:value="0.5" calcext:value-type="float">
            <text:p>0.5</text:p>
          </table:table-cell>
          <table:table-cell office:value-type="float" office:value="0.597328" calcext:value-type="float">
            <text:p>0.597328</text:p>
          </table:table-cell>
          <table:table-cell office:value-type="float" office:value="0.69568" calcext:value-type="float">
            <text:p>0.69568</text:p>
          </table:table-cell>
          <table:table-cell office:value-type="float" office:value="0.795688" calcext:value-type="float">
            <text:p>0.795688</text:p>
          </table:table-cell>
          <table:table-cell office:value-type="float" office:value="0.897347" calcext:value-type="float">
            <text:p>0.897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7557" calcext:value-type="float">
            <text:p>0.107557</text:p>
          </table:table-cell>
          <table:table-cell office:value-type="float" office:value="0" calcext:value-type="float">
            <text:p>0</text:p>
          </table:table-cell>
          <table:table-cell office:value-type="float" office:value="0.102653" calcext:value-type="float">
            <text:p>0.102653</text:p>
          </table:table-cell>
          <table:table-cell office:value-type="float" office:value="0.204312" calcext:value-type="float">
            <text:p>0.204312</text:p>
          </table:table-cell>
          <table:table-cell office:value-type="float" office:value="0.30432" calcext:value-type="float">
            <text:p>0.30432</text:p>
          </table:table-cell>
          <table:table-cell office:value-type="float" office:value="0.402672" calcext:value-type="float">
            <text:p>0.402672</text:p>
          </table:table-cell>
          <table:table-cell office:value-type="float" office:value="0.5" calcext:value-type="float">
            <text:p>0.5</text:p>
          </table:table-cell>
          <table:table-cell office:value-type="float" office:value="0.597328" calcext:value-type="float">
            <text:p>0.597328</text:p>
          </table:table-cell>
          <table:table-cell office:value-type="float" office:value="0.69568" calcext:value-type="float">
            <text:p>0.69568</text:p>
          </table:table-cell>
          <table:table-cell office:value-type="float" office:value="0.795688" calcext:value-type="float">
            <text:p>0.795688</text:p>
          </table:table-cell>
          <table:table-cell office:value-type="float" office:value="0.897347" calcext:value-type="float">
            <text:p>0.897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7557" calcext:value-type="float">
            <text:p>0.107557</text:p>
          </table:table-cell>
          <table:table-cell office:value-type="float" office:value="0" calcext:value-type="float">
            <text:p>0</text:p>
          </table:table-cell>
          <table:table-cell office:value-type="float" office:value="0.102653" calcext:value-type="float">
            <text:p>0.102653</text:p>
          </table:table-cell>
          <table:table-cell office:value-type="float" office:value="0.204312" calcext:value-type="float">
            <text:p>0.204312</text:p>
          </table:table-cell>
          <table:table-cell office:value-type="float" office:value="0.30432" calcext:value-type="float">
            <text:p>0.30432</text:p>
          </table:table-cell>
          <table:table-cell office:value-type="float" office:value="0.402672" calcext:value-type="float">
            <text:p>0.402672</text:p>
          </table:table-cell>
          <table:table-cell office:value-type="float" office:value="0.5" calcext:value-type="float">
            <text:p>0.5</text:p>
          </table:table-cell>
          <table:table-cell office:value-type="float" office:value="0.597328" calcext:value-type="float">
            <text:p>0.597328</text:p>
          </table:table-cell>
          <table:table-cell office:value-type="float" office:value="0.69568" calcext:value-type="float">
            <text:p>0.69568</text:p>
          </table:table-cell>
          <table:table-cell office:value-type="float" office:value="0.795688" calcext:value-type="float">
            <text:p>0.795688</text:p>
          </table:table-cell>
          <table:table-cell office:value-type="float" office:value="0.897347" calcext:value-type="float">
            <text:p>0.897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7557" calcext:value-type="float">
            <text:p>0.107557</text:p>
          </table:table-cell>
          <table:table-cell office:value-type="float" office:value="0" calcext:value-type="float">
            <text:p>0</text:p>
          </table:table-cell>
          <table:table-cell office:value-type="float" office:value="0.102653" calcext:value-type="float">
            <text:p>0.102653</text:p>
          </table:table-cell>
          <table:table-cell office:value-type="float" office:value="0.204312" calcext:value-type="float">
            <text:p>0.204312</text:p>
          </table:table-cell>
          <table:table-cell office:value-type="float" office:value="0.30432" calcext:value-type="float">
            <text:p>0.30432</text:p>
          </table:table-cell>
          <table:table-cell office:value-type="float" office:value="0.402672" calcext:value-type="float">
            <text:p>0.402672</text:p>
          </table:table-cell>
          <table:table-cell office:value-type="float" office:value="0.5" calcext:value-type="float">
            <text:p>0.5</text:p>
          </table:table-cell>
          <table:table-cell office:value-type="float" office:value="0.597328" calcext:value-type="float">
            <text:p>0.597328</text:p>
          </table:table-cell>
          <table:table-cell office:value-type="float" office:value="0.69568" calcext:value-type="float">
            <text:p>0.69568</text:p>
          </table:table-cell>
          <table:table-cell office:value-type="float" office:value="0.795688" calcext:value-type="float">
            <text:p>0.795688</text:p>
          </table:table-cell>
          <table:table-cell office:value-type="float" office:value="0.897347" calcext:value-type="float">
            <text:p>0.897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7557" calcext:value-type="float">
            <text:p>0.107557</text:p>
          </table:table-cell>
          <table:table-cell office:value-type="float" office:value="0" calcext:value-type="float">
            <text:p>0</text:p>
          </table:table-cell>
          <table:table-cell office:value-type="float" office:value="0.102653" calcext:value-type="float">
            <text:p>0.102653</text:p>
          </table:table-cell>
          <table:table-cell office:value-type="float" office:value="0.204312" calcext:value-type="float">
            <text:p>0.204312</text:p>
          </table:table-cell>
          <table:table-cell office:value-type="float" office:value="0.30432" calcext:value-type="float">
            <text:p>0.30432</text:p>
          </table:table-cell>
          <table:table-cell office:value-type="float" office:value="0.402672" calcext:value-type="float">
            <text:p>0.402672</text:p>
          </table:table-cell>
          <table:table-cell office:value-type="float" office:value="0.5" calcext:value-type="float">
            <text:p>0.5</text:p>
          </table:table-cell>
          <table:table-cell office:value-type="float" office:value="0.597328" calcext:value-type="float">
            <text:p>0.597328</text:p>
          </table:table-cell>
          <table:table-cell office:value-type="float" office:value="0.69568" calcext:value-type="float">
            <text:p>0.69568</text:p>
          </table:table-cell>
          <table:table-cell office:value-type="float" office:value="0.795688" calcext:value-type="float">
            <text:p>0.795688</text:p>
          </table:table-cell>
          <table:table-cell office:value-type="float" office:value="0.897347" calcext:value-type="float">
            <text:p>0.897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7557" calcext:value-type="float">
            <text:p>0.107557</text:p>
          </table:table-cell>
          <table:table-cell office:value-type="float" office:value="0" calcext:value-type="float">
            <text:p>0</text:p>
          </table:table-cell>
          <table:table-cell office:value-type="float" office:value="0.102653" calcext:value-type="float">
            <text:p>0.102653</text:p>
          </table:table-cell>
          <table:table-cell office:value-type="float" office:value="0.204312" calcext:value-type="float">
            <text:p>0.204312</text:p>
          </table:table-cell>
          <table:table-cell office:value-type="float" office:value="0.30432" calcext:value-type="float">
            <text:p>0.30432</text:p>
          </table:table-cell>
          <table:table-cell office:value-type="float" office:value="0.402672" calcext:value-type="float">
            <text:p>0.402672</text:p>
          </table:table-cell>
          <table:table-cell office:value-type="float" office:value="0.5" calcext:value-type="float">
            <text:p>0.5</text:p>
          </table:table-cell>
          <table:table-cell office:value-type="float" office:value="0.597328" calcext:value-type="float">
            <text:p>0.597328</text:p>
          </table:table-cell>
          <table:table-cell office:value-type="float" office:value="0.69568" calcext:value-type="float">
            <text:p>0.69568</text:p>
          </table:table-cell>
          <table:table-cell office:value-type="float" office:value="0.795688" calcext:value-type="float">
            <text:p>0.795688</text:p>
          </table:table-cell>
          <table:table-cell office:value-type="float" office:value="0.897347" calcext:value-type="float">
            <text:p>0.897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7557" calcext:value-type="float">
            <text:p>0.107557</text:p>
          </table:table-cell>
          <table:table-cell office:value-type="float" office:value="0" calcext:value-type="float">
            <text:p>0</text:p>
          </table:table-cell>
          <table:table-cell office:value-type="float" office:value="0.102653" calcext:value-type="float">
            <text:p>0.102653</text:p>
          </table:table-cell>
          <table:table-cell office:value-type="float" office:value="0.204312" calcext:value-type="float">
            <text:p>0.204312</text:p>
          </table:table-cell>
          <table:table-cell office:value-type="float" office:value="0.30432" calcext:value-type="float">
            <text:p>0.30432</text:p>
          </table:table-cell>
          <table:table-cell office:value-type="float" office:value="0.402672" calcext:value-type="float">
            <text:p>0.402672</text:p>
          </table:table-cell>
          <table:table-cell office:value-type="float" office:value="0.5" calcext:value-type="float">
            <text:p>0.5</text:p>
          </table:table-cell>
          <table:table-cell office:value-type="float" office:value="0.597328" calcext:value-type="float">
            <text:p>0.597328</text:p>
          </table:table-cell>
          <table:table-cell office:value-type="float" office:value="0.69568" calcext:value-type="float">
            <text:p>0.69568</text:p>
          </table:table-cell>
          <table:table-cell office:value-type="float" office:value="0.795688" calcext:value-type="float">
            <text:p>0.795688</text:p>
          </table:table-cell>
          <table:table-cell office:value-type="float" office:value="0.897347" calcext:value-type="float">
            <text:p>0.897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7557" calcext:value-type="float">
            <text:p>0.107557</text:p>
          </table:table-cell>
          <table:table-cell office:value-type="float" office:value="0" calcext:value-type="float">
            <text:p>0</text:p>
          </table:table-cell>
          <table:table-cell office:value-type="float" office:value="0.102653" calcext:value-type="float">
            <text:p>0.102653</text:p>
          </table:table-cell>
          <table:table-cell office:value-type="float" office:value="0.204312" calcext:value-type="float">
            <text:p>0.204312</text:p>
          </table:table-cell>
          <table:table-cell office:value-type="float" office:value="0.30432" calcext:value-type="float">
            <text:p>0.30432</text:p>
          </table:table-cell>
          <table:table-cell office:value-type="float" office:value="0.402672" calcext:value-type="float">
            <text:p>0.402672</text:p>
          </table:table-cell>
          <table:table-cell office:value-type="float" office:value="0.5" calcext:value-type="float">
            <text:p>0.5</text:p>
          </table:table-cell>
          <table:table-cell office:value-type="float" office:value="0.597328" calcext:value-type="float">
            <text:p>0.597328</text:p>
          </table:table-cell>
          <table:table-cell office:value-type="float" office:value="0.69568" calcext:value-type="float">
            <text:p>0.69568</text:p>
          </table:table-cell>
          <table:table-cell office:value-type="float" office:value="0.795688" calcext:value-type="float">
            <text:p>0.795688</text:p>
          </table:table-cell>
          <table:table-cell office:value-type="float" office:value="0.897347" calcext:value-type="float">
            <text:p>0.897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7557" calcext:value-type="float">
            <text:p>0.107557</text:p>
          </table:table-cell>
          <table:table-cell office:value-type="float" office:value="0" calcext:value-type="float">
            <text:p>0</text:p>
          </table:table-cell>
          <table:table-cell office:value-type="float" office:value="0.102653" calcext:value-type="float">
            <text:p>0.102653</text:p>
          </table:table-cell>
          <table:table-cell office:value-type="float" office:value="0.204312" calcext:value-type="float">
            <text:p>0.204312</text:p>
          </table:table-cell>
          <table:table-cell office:value-type="float" office:value="0.30432" calcext:value-type="float">
            <text:p>0.30432</text:p>
          </table:table-cell>
          <table:table-cell office:value-type="float" office:value="0.402672" calcext:value-type="float">
            <text:p>0.402672</text:p>
          </table:table-cell>
          <table:table-cell office:value-type="float" office:value="0.5" calcext:value-type="float">
            <text:p>0.5</text:p>
          </table:table-cell>
          <table:table-cell office:value-type="float" office:value="0.597328" calcext:value-type="float">
            <text:p>0.597328</text:p>
          </table:table-cell>
          <table:table-cell office:value-type="float" office:value="0.69568" calcext:value-type="float">
            <text:p>0.69568</text:p>
          </table:table-cell>
          <table:table-cell office:value-type="float" office:value="0.795688" calcext:value-type="float">
            <text:p>0.795688</text:p>
          </table:table-cell>
          <table:table-cell office:value-type="float" office:value="0.897347" calcext:value-type="float">
            <text:p>0.897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7557" calcext:value-type="float">
            <text:p>0.107557</text:p>
          </table:table-cell>
          <table:table-cell office:value-type="float" office:value="0" calcext:value-type="float">
            <text:p>0</text:p>
          </table:table-cell>
          <table:table-cell office:value-type="float" office:value="0.102653" calcext:value-type="float">
            <text:p>0.102653</text:p>
          </table:table-cell>
          <table:table-cell office:value-type="float" office:value="0.204312" calcext:value-type="float">
            <text:p>0.204312</text:p>
          </table:table-cell>
          <table:table-cell office:value-type="float" office:value="0.30432" calcext:value-type="float">
            <text:p>0.30432</text:p>
          </table:table-cell>
          <table:table-cell office:value-type="float" office:value="0.402672" calcext:value-type="float">
            <text:p>0.402672</text:p>
          </table:table-cell>
          <table:table-cell office:value-type="float" office:value="0.5" calcext:value-type="float">
            <text:p>0.5</text:p>
          </table:table-cell>
          <table:table-cell office:value-type="float" office:value="0.597328" calcext:value-type="float">
            <text:p>0.597328</text:p>
          </table:table-cell>
          <table:table-cell office:value-type="float" office:value="0.69568" calcext:value-type="float">
            <text:p>0.69568</text:p>
          </table:table-cell>
          <table:table-cell office:value-type="float" office:value="0.795688" calcext:value-type="float">
            <text:p>0.795688</text:p>
          </table:table-cell>
          <table:table-cell office:value-type="float" office:value="0.897347" calcext:value-type="float">
            <text:p>0.897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0597" calcext:value-type="float">
            <text:p>0.110597</text:p>
          </table:table-cell>
          <table:table-cell office:value-type="float" office:value="0" calcext:value-type="float">
            <text:p>0</text:p>
          </table:table-cell>
          <table:table-cell office:value-type="float" office:value="0.102352" calcext:value-type="float">
            <text:p>0.102352</text:p>
          </table:table-cell>
          <table:table-cell office:value-type="float" office:value="0.203823" calcext:value-type="float">
            <text:p>0.203823</text:p>
          </table:table-cell>
          <table:table-cell office:value-type="float" office:value="0.30383" calcext:value-type="float">
            <text:p>0.30383</text:p>
          </table:table-cell>
          <table:table-cell office:value-type="float" office:value="0.402369" calcext:value-type="float">
            <text:p>0.402369</text:p>
          </table:table-cell>
          <table:table-cell office:value-type="float" office:value="0.5" calcext:value-type="float">
            <text:p>0.5</text:p>
          </table:table-cell>
          <table:table-cell office:value-type="float" office:value="0.597631" calcext:value-type="float">
            <text:p>0.597631</text:p>
          </table:table-cell>
          <table:table-cell office:value-type="float" office:value="0.69617" calcext:value-type="float">
            <text:p>0.69617</text:p>
          </table:table-cell>
          <table:table-cell office:value-type="float" office:value="0.796177" calcext:value-type="float">
            <text:p>0.796177</text:p>
          </table:table-cell>
          <table:table-cell office:value-type="float" office:value="0.897648" calcext:value-type="float">
            <text:p>0.897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0597" calcext:value-type="float">
            <text:p>0.110597</text:p>
          </table:table-cell>
          <table:table-cell office:value-type="float" office:value="0" calcext:value-type="float">
            <text:p>0</text:p>
          </table:table-cell>
          <table:table-cell office:value-type="float" office:value="0.102352" calcext:value-type="float">
            <text:p>0.102352</text:p>
          </table:table-cell>
          <table:table-cell office:value-type="float" office:value="0.203823" calcext:value-type="float">
            <text:p>0.203823</text:p>
          </table:table-cell>
          <table:table-cell office:value-type="float" office:value="0.30383" calcext:value-type="float">
            <text:p>0.30383</text:p>
          </table:table-cell>
          <table:table-cell office:value-type="float" office:value="0.402369" calcext:value-type="float">
            <text:p>0.402369</text:p>
          </table:table-cell>
          <table:table-cell office:value-type="float" office:value="0.5" calcext:value-type="float">
            <text:p>0.5</text:p>
          </table:table-cell>
          <table:table-cell office:value-type="float" office:value="0.597631" calcext:value-type="float">
            <text:p>0.597631</text:p>
          </table:table-cell>
          <table:table-cell office:value-type="float" office:value="0.69617" calcext:value-type="float">
            <text:p>0.69617</text:p>
          </table:table-cell>
          <table:table-cell office:value-type="float" office:value="0.796177" calcext:value-type="float">
            <text:p>0.796177</text:p>
          </table:table-cell>
          <table:table-cell office:value-type="float" office:value="0.897648" calcext:value-type="float">
            <text:p>0.897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0597" calcext:value-type="float">
            <text:p>0.110597</text:p>
          </table:table-cell>
          <table:table-cell office:value-type="float" office:value="0" calcext:value-type="float">
            <text:p>0</text:p>
          </table:table-cell>
          <table:table-cell office:value-type="float" office:value="0.102352" calcext:value-type="float">
            <text:p>0.102352</text:p>
          </table:table-cell>
          <table:table-cell office:value-type="float" office:value="0.203823" calcext:value-type="float">
            <text:p>0.203823</text:p>
          </table:table-cell>
          <table:table-cell office:value-type="float" office:value="0.30383" calcext:value-type="float">
            <text:p>0.30383</text:p>
          </table:table-cell>
          <table:table-cell office:value-type="float" office:value="0.402369" calcext:value-type="float">
            <text:p>0.402369</text:p>
          </table:table-cell>
          <table:table-cell office:value-type="float" office:value="0.5" calcext:value-type="float">
            <text:p>0.5</text:p>
          </table:table-cell>
          <table:table-cell office:value-type="float" office:value="0.597631" calcext:value-type="float">
            <text:p>0.597631</text:p>
          </table:table-cell>
          <table:table-cell office:value-type="float" office:value="0.69617" calcext:value-type="float">
            <text:p>0.69617</text:p>
          </table:table-cell>
          <table:table-cell office:value-type="float" office:value="0.796177" calcext:value-type="float">
            <text:p>0.796177</text:p>
          </table:table-cell>
          <table:table-cell office:value-type="float" office:value="0.897648" calcext:value-type="float">
            <text:p>0.897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0597" calcext:value-type="float">
            <text:p>0.110597</text:p>
          </table:table-cell>
          <table:table-cell office:value-type="float" office:value="0" calcext:value-type="float">
            <text:p>0</text:p>
          </table:table-cell>
          <table:table-cell office:value-type="float" office:value="0.102352" calcext:value-type="float">
            <text:p>0.102352</text:p>
          </table:table-cell>
          <table:table-cell office:value-type="float" office:value="0.203823" calcext:value-type="float">
            <text:p>0.203823</text:p>
          </table:table-cell>
          <table:table-cell office:value-type="float" office:value="0.30383" calcext:value-type="float">
            <text:p>0.30383</text:p>
          </table:table-cell>
          <table:table-cell office:value-type="float" office:value="0.402369" calcext:value-type="float">
            <text:p>0.402369</text:p>
          </table:table-cell>
          <table:table-cell office:value-type="float" office:value="0.5" calcext:value-type="float">
            <text:p>0.5</text:p>
          </table:table-cell>
          <table:table-cell office:value-type="float" office:value="0.597631" calcext:value-type="float">
            <text:p>0.597631</text:p>
          </table:table-cell>
          <table:table-cell office:value-type="float" office:value="0.69617" calcext:value-type="float">
            <text:p>0.69617</text:p>
          </table:table-cell>
          <table:table-cell office:value-type="float" office:value="0.796177" calcext:value-type="float">
            <text:p>0.796177</text:p>
          </table:table-cell>
          <table:table-cell office:value-type="float" office:value="0.897648" calcext:value-type="float">
            <text:p>0.897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0597" calcext:value-type="float">
            <text:p>0.110597</text:p>
          </table:table-cell>
          <table:table-cell office:value-type="float" office:value="0" calcext:value-type="float">
            <text:p>0</text:p>
          </table:table-cell>
          <table:table-cell office:value-type="float" office:value="0.102352" calcext:value-type="float">
            <text:p>0.102352</text:p>
          </table:table-cell>
          <table:table-cell office:value-type="float" office:value="0.203823" calcext:value-type="float">
            <text:p>0.203823</text:p>
          </table:table-cell>
          <table:table-cell office:value-type="float" office:value="0.30383" calcext:value-type="float">
            <text:p>0.30383</text:p>
          </table:table-cell>
          <table:table-cell office:value-type="float" office:value="0.402369" calcext:value-type="float">
            <text:p>0.402369</text:p>
          </table:table-cell>
          <table:table-cell office:value-type="float" office:value="0.5" calcext:value-type="float">
            <text:p>0.5</text:p>
          </table:table-cell>
          <table:table-cell office:value-type="float" office:value="0.597631" calcext:value-type="float">
            <text:p>0.597631</text:p>
          </table:table-cell>
          <table:table-cell office:value-type="float" office:value="0.69617" calcext:value-type="float">
            <text:p>0.69617</text:p>
          </table:table-cell>
          <table:table-cell office:value-type="float" office:value="0.796177" calcext:value-type="float">
            <text:p>0.796177</text:p>
          </table:table-cell>
          <table:table-cell office:value-type="float" office:value="0.897648" calcext:value-type="float">
            <text:p>0.897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0597" calcext:value-type="float">
            <text:p>0.110597</text:p>
          </table:table-cell>
          <table:table-cell office:value-type="float" office:value="0" calcext:value-type="float">
            <text:p>0</text:p>
          </table:table-cell>
          <table:table-cell office:value-type="float" office:value="0.102352" calcext:value-type="float">
            <text:p>0.102352</text:p>
          </table:table-cell>
          <table:table-cell office:value-type="float" office:value="0.203823" calcext:value-type="float">
            <text:p>0.203823</text:p>
          </table:table-cell>
          <table:table-cell office:value-type="float" office:value="0.30383" calcext:value-type="float">
            <text:p>0.30383</text:p>
          </table:table-cell>
          <table:table-cell office:value-type="float" office:value="0.402369" calcext:value-type="float">
            <text:p>0.402369</text:p>
          </table:table-cell>
          <table:table-cell office:value-type="float" office:value="0.5" calcext:value-type="float">
            <text:p>0.5</text:p>
          </table:table-cell>
          <table:table-cell office:value-type="float" office:value="0.597631" calcext:value-type="float">
            <text:p>0.597631</text:p>
          </table:table-cell>
          <table:table-cell office:value-type="float" office:value="0.69617" calcext:value-type="float">
            <text:p>0.69617</text:p>
          </table:table-cell>
          <table:table-cell office:value-type="float" office:value="0.796177" calcext:value-type="float">
            <text:p>0.796177</text:p>
          </table:table-cell>
          <table:table-cell office:value-type="float" office:value="0.897648" calcext:value-type="float">
            <text:p>0.897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0597" calcext:value-type="float">
            <text:p>0.110597</text:p>
          </table:table-cell>
          <table:table-cell office:value-type="float" office:value="0" calcext:value-type="float">
            <text:p>0</text:p>
          </table:table-cell>
          <table:table-cell office:value-type="float" office:value="0.102352" calcext:value-type="float">
            <text:p>0.102352</text:p>
          </table:table-cell>
          <table:table-cell office:value-type="float" office:value="0.203823" calcext:value-type="float">
            <text:p>0.203823</text:p>
          </table:table-cell>
          <table:table-cell office:value-type="float" office:value="0.30383" calcext:value-type="float">
            <text:p>0.30383</text:p>
          </table:table-cell>
          <table:table-cell office:value-type="float" office:value="0.402369" calcext:value-type="float">
            <text:p>0.402369</text:p>
          </table:table-cell>
          <table:table-cell office:value-type="float" office:value="0.5" calcext:value-type="float">
            <text:p>0.5</text:p>
          </table:table-cell>
          <table:table-cell office:value-type="float" office:value="0.597631" calcext:value-type="float">
            <text:p>0.597631</text:p>
          </table:table-cell>
          <table:table-cell office:value-type="float" office:value="0.69617" calcext:value-type="float">
            <text:p>0.69617</text:p>
          </table:table-cell>
          <table:table-cell office:value-type="float" office:value="0.796177" calcext:value-type="float">
            <text:p>0.796177</text:p>
          </table:table-cell>
          <table:table-cell office:value-type="float" office:value="0.897648" calcext:value-type="float">
            <text:p>0.897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0597" calcext:value-type="float">
            <text:p>0.110597</text:p>
          </table:table-cell>
          <table:table-cell office:value-type="float" office:value="0" calcext:value-type="float">
            <text:p>0</text:p>
          </table:table-cell>
          <table:table-cell office:value-type="float" office:value="0.102352" calcext:value-type="float">
            <text:p>0.102352</text:p>
          </table:table-cell>
          <table:table-cell office:value-type="float" office:value="0.203823" calcext:value-type="float">
            <text:p>0.203823</text:p>
          </table:table-cell>
          <table:table-cell office:value-type="float" office:value="0.30383" calcext:value-type="float">
            <text:p>0.30383</text:p>
          </table:table-cell>
          <table:table-cell office:value-type="float" office:value="0.402369" calcext:value-type="float">
            <text:p>0.402369</text:p>
          </table:table-cell>
          <table:table-cell office:value-type="float" office:value="0.5" calcext:value-type="float">
            <text:p>0.5</text:p>
          </table:table-cell>
          <table:table-cell office:value-type="float" office:value="0.597631" calcext:value-type="float">
            <text:p>0.597631</text:p>
          </table:table-cell>
          <table:table-cell office:value-type="float" office:value="0.69617" calcext:value-type="float">
            <text:p>0.69617</text:p>
          </table:table-cell>
          <table:table-cell office:value-type="float" office:value="0.796177" calcext:value-type="float">
            <text:p>0.796177</text:p>
          </table:table-cell>
          <table:table-cell office:value-type="float" office:value="0.897648" calcext:value-type="float">
            <text:p>0.897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0597" calcext:value-type="float">
            <text:p>0.110597</text:p>
          </table:table-cell>
          <table:table-cell office:value-type="float" office:value="0" calcext:value-type="float">
            <text:p>0</text:p>
          </table:table-cell>
          <table:table-cell office:value-type="float" office:value="0.102352" calcext:value-type="float">
            <text:p>0.102352</text:p>
          </table:table-cell>
          <table:table-cell office:value-type="float" office:value="0.203823" calcext:value-type="float">
            <text:p>0.203823</text:p>
          </table:table-cell>
          <table:table-cell office:value-type="float" office:value="0.30383" calcext:value-type="float">
            <text:p>0.30383</text:p>
          </table:table-cell>
          <table:table-cell office:value-type="float" office:value="0.402369" calcext:value-type="float">
            <text:p>0.402369</text:p>
          </table:table-cell>
          <table:table-cell office:value-type="float" office:value="0.5" calcext:value-type="float">
            <text:p>0.5</text:p>
          </table:table-cell>
          <table:table-cell office:value-type="float" office:value="0.597631" calcext:value-type="float">
            <text:p>0.597631</text:p>
          </table:table-cell>
          <table:table-cell office:value-type="float" office:value="0.69617" calcext:value-type="float">
            <text:p>0.69617</text:p>
          </table:table-cell>
          <table:table-cell office:value-type="float" office:value="0.796177" calcext:value-type="float">
            <text:p>0.796177</text:p>
          </table:table-cell>
          <table:table-cell office:value-type="float" office:value="0.897648" calcext:value-type="float">
            <text:p>0.897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0597" calcext:value-type="float">
            <text:p>0.110597</text:p>
          </table:table-cell>
          <table:table-cell office:value-type="float" office:value="0" calcext:value-type="float">
            <text:p>0</text:p>
          </table:table-cell>
          <table:table-cell office:value-type="float" office:value="0.102352" calcext:value-type="float">
            <text:p>0.102352</text:p>
          </table:table-cell>
          <table:table-cell office:value-type="float" office:value="0.203823" calcext:value-type="float">
            <text:p>0.203823</text:p>
          </table:table-cell>
          <table:table-cell office:value-type="float" office:value="0.30383" calcext:value-type="float">
            <text:p>0.30383</text:p>
          </table:table-cell>
          <table:table-cell office:value-type="float" office:value="0.402369" calcext:value-type="float">
            <text:p>0.402369</text:p>
          </table:table-cell>
          <table:table-cell office:value-type="float" office:value="0.5" calcext:value-type="float">
            <text:p>0.5</text:p>
          </table:table-cell>
          <table:table-cell office:value-type="float" office:value="0.597631" calcext:value-type="float">
            <text:p>0.597631</text:p>
          </table:table-cell>
          <table:table-cell office:value-type="float" office:value="0.69617" calcext:value-type="float">
            <text:p>0.69617</text:p>
          </table:table-cell>
          <table:table-cell office:value-type="float" office:value="0.796177" calcext:value-type="float">
            <text:p>0.796177</text:p>
          </table:table-cell>
          <table:table-cell office:value-type="float" office:value="0.897648" calcext:value-type="float">
            <text:p>0.897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0597" calcext:value-type="float">
            <text:p>0.110597</text:p>
          </table:table-cell>
          <table:table-cell office:value-type="float" office:value="0" calcext:value-type="float">
            <text:p>0</text:p>
          </table:table-cell>
          <table:table-cell office:value-type="float" office:value="0.102352" calcext:value-type="float">
            <text:p>0.102352</text:p>
          </table:table-cell>
          <table:table-cell office:value-type="float" office:value="0.203823" calcext:value-type="float">
            <text:p>0.203823</text:p>
          </table:table-cell>
          <table:table-cell office:value-type="float" office:value="0.30383" calcext:value-type="float">
            <text:p>0.30383</text:p>
          </table:table-cell>
          <table:table-cell office:value-type="float" office:value="0.402369" calcext:value-type="float">
            <text:p>0.402369</text:p>
          </table:table-cell>
          <table:table-cell office:value-type="float" office:value="0.5" calcext:value-type="float">
            <text:p>0.5</text:p>
          </table:table-cell>
          <table:table-cell office:value-type="float" office:value="0.597631" calcext:value-type="float">
            <text:p>0.597631</text:p>
          </table:table-cell>
          <table:table-cell office:value-type="float" office:value="0.69617" calcext:value-type="float">
            <text:p>0.69617</text:p>
          </table:table-cell>
          <table:table-cell office:value-type="float" office:value="0.796177" calcext:value-type="float">
            <text:p>0.796177</text:p>
          </table:table-cell>
          <table:table-cell office:value-type="float" office:value="0.897648" calcext:value-type="float">
            <text:p>0.897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3924" calcext:value-type="float">
            <text:p>0.113924</text:p>
          </table:table-cell>
          <table:table-cell office:value-type="float" office:value="0" calcext:value-type="float">
            <text:p>0</text:p>
          </table:table-cell>
          <table:table-cell office:value-type="float" office:value="0.102062" calcext:value-type="float">
            <text:p>0.102062</text:p>
          </table:table-cell>
          <table:table-cell office:value-type="float" office:value="0.203352" calcext:value-type="float">
            <text:p>0.203352</text:p>
          </table:table-cell>
          <table:table-cell office:value-type="float" office:value="0.303358" calcext:value-type="float">
            <text:p>0.303358</text:p>
          </table:table-cell>
          <table:table-cell office:value-type="float" office:value="0.402077" calcext:value-type="float">
            <text:p>0.402077</text:p>
          </table:table-cell>
          <table:table-cell office:value-type="float" office:value="0.5" calcext:value-type="float">
            <text:p>0.5</text:p>
          </table:table-cell>
          <table:table-cell office:value-type="float" office:value="0.597923" calcext:value-type="float">
            <text:p>0.597923</text:p>
          </table:table-cell>
          <table:table-cell office:value-type="float" office:value="0.696642" calcext:value-type="float">
            <text:p>0.696642</text:p>
          </table:table-cell>
          <table:table-cell office:value-type="float" office:value="0.796648" calcext:value-type="float">
            <text:p>0.796648</text:p>
          </table:table-cell>
          <table:table-cell office:value-type="float" office:value="0.897938" calcext:value-type="float">
            <text:p>0.897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3924" calcext:value-type="float">
            <text:p>0.113924</text:p>
          </table:table-cell>
          <table:table-cell office:value-type="float" office:value="0" calcext:value-type="float">
            <text:p>0</text:p>
          </table:table-cell>
          <table:table-cell office:value-type="float" office:value="0.102062" calcext:value-type="float">
            <text:p>0.102062</text:p>
          </table:table-cell>
          <table:table-cell office:value-type="float" office:value="0.203352" calcext:value-type="float">
            <text:p>0.203352</text:p>
          </table:table-cell>
          <table:table-cell office:value-type="float" office:value="0.303358" calcext:value-type="float">
            <text:p>0.303358</text:p>
          </table:table-cell>
          <table:table-cell office:value-type="float" office:value="0.402077" calcext:value-type="float">
            <text:p>0.402077</text:p>
          </table:table-cell>
          <table:table-cell office:value-type="float" office:value="0.5" calcext:value-type="float">
            <text:p>0.5</text:p>
          </table:table-cell>
          <table:table-cell office:value-type="float" office:value="0.597923" calcext:value-type="float">
            <text:p>0.597923</text:p>
          </table:table-cell>
          <table:table-cell office:value-type="float" office:value="0.696642" calcext:value-type="float">
            <text:p>0.696642</text:p>
          </table:table-cell>
          <table:table-cell office:value-type="float" office:value="0.796648" calcext:value-type="float">
            <text:p>0.796648</text:p>
          </table:table-cell>
          <table:table-cell office:value-type="float" office:value="0.897938" calcext:value-type="float">
            <text:p>0.897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3924" calcext:value-type="float">
            <text:p>0.113924</text:p>
          </table:table-cell>
          <table:table-cell office:value-type="float" office:value="0" calcext:value-type="float">
            <text:p>0</text:p>
          </table:table-cell>
          <table:table-cell office:value-type="float" office:value="0.102062" calcext:value-type="float">
            <text:p>0.102062</text:p>
          </table:table-cell>
          <table:table-cell office:value-type="float" office:value="0.203352" calcext:value-type="float">
            <text:p>0.203352</text:p>
          </table:table-cell>
          <table:table-cell office:value-type="float" office:value="0.303358" calcext:value-type="float">
            <text:p>0.303358</text:p>
          </table:table-cell>
          <table:table-cell office:value-type="float" office:value="0.402077" calcext:value-type="float">
            <text:p>0.402077</text:p>
          </table:table-cell>
          <table:table-cell office:value-type="float" office:value="0.5" calcext:value-type="float">
            <text:p>0.5</text:p>
          </table:table-cell>
          <table:table-cell office:value-type="float" office:value="0.597923" calcext:value-type="float">
            <text:p>0.597923</text:p>
          </table:table-cell>
          <table:table-cell office:value-type="float" office:value="0.696642" calcext:value-type="float">
            <text:p>0.696642</text:p>
          </table:table-cell>
          <table:table-cell office:value-type="float" office:value="0.796648" calcext:value-type="float">
            <text:p>0.796648</text:p>
          </table:table-cell>
          <table:table-cell office:value-type="float" office:value="0.897938" calcext:value-type="float">
            <text:p>0.897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3924" calcext:value-type="float">
            <text:p>0.113924</text:p>
          </table:table-cell>
          <table:table-cell office:value-type="float" office:value="0" calcext:value-type="float">
            <text:p>0</text:p>
          </table:table-cell>
          <table:table-cell office:value-type="float" office:value="0.102062" calcext:value-type="float">
            <text:p>0.102062</text:p>
          </table:table-cell>
          <table:table-cell office:value-type="float" office:value="0.203352" calcext:value-type="float">
            <text:p>0.203352</text:p>
          </table:table-cell>
          <table:table-cell office:value-type="float" office:value="0.303358" calcext:value-type="float">
            <text:p>0.303358</text:p>
          </table:table-cell>
          <table:table-cell office:value-type="float" office:value="0.402077" calcext:value-type="float">
            <text:p>0.402077</text:p>
          </table:table-cell>
          <table:table-cell office:value-type="float" office:value="0.5" calcext:value-type="float">
            <text:p>0.5</text:p>
          </table:table-cell>
          <table:table-cell office:value-type="float" office:value="0.597923" calcext:value-type="float">
            <text:p>0.597923</text:p>
          </table:table-cell>
          <table:table-cell office:value-type="float" office:value="0.696642" calcext:value-type="float">
            <text:p>0.696642</text:p>
          </table:table-cell>
          <table:table-cell office:value-type="float" office:value="0.796648" calcext:value-type="float">
            <text:p>0.796648</text:p>
          </table:table-cell>
          <table:table-cell office:value-type="float" office:value="0.897938" calcext:value-type="float">
            <text:p>0.897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3924" calcext:value-type="float">
            <text:p>0.113924</text:p>
          </table:table-cell>
          <table:table-cell office:value-type="float" office:value="0" calcext:value-type="float">
            <text:p>0</text:p>
          </table:table-cell>
          <table:table-cell office:value-type="float" office:value="0.102062" calcext:value-type="float">
            <text:p>0.102062</text:p>
          </table:table-cell>
          <table:table-cell office:value-type="float" office:value="0.203352" calcext:value-type="float">
            <text:p>0.203352</text:p>
          </table:table-cell>
          <table:table-cell office:value-type="float" office:value="0.303358" calcext:value-type="float">
            <text:p>0.303358</text:p>
          </table:table-cell>
          <table:table-cell office:value-type="float" office:value="0.402077" calcext:value-type="float">
            <text:p>0.402077</text:p>
          </table:table-cell>
          <table:table-cell office:value-type="float" office:value="0.5" calcext:value-type="float">
            <text:p>0.5</text:p>
          </table:table-cell>
          <table:table-cell office:value-type="float" office:value="0.597923" calcext:value-type="float">
            <text:p>0.597923</text:p>
          </table:table-cell>
          <table:table-cell office:value-type="float" office:value="0.696642" calcext:value-type="float">
            <text:p>0.696642</text:p>
          </table:table-cell>
          <table:table-cell office:value-type="float" office:value="0.796648" calcext:value-type="float">
            <text:p>0.796648</text:p>
          </table:table-cell>
          <table:table-cell office:value-type="float" office:value="0.897938" calcext:value-type="float">
            <text:p>0.897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3924" calcext:value-type="float">
            <text:p>0.113924</text:p>
          </table:table-cell>
          <table:table-cell office:value-type="float" office:value="0" calcext:value-type="float">
            <text:p>0</text:p>
          </table:table-cell>
          <table:table-cell office:value-type="float" office:value="0.102062" calcext:value-type="float">
            <text:p>0.102062</text:p>
          </table:table-cell>
          <table:table-cell office:value-type="float" office:value="0.203352" calcext:value-type="float">
            <text:p>0.203352</text:p>
          </table:table-cell>
          <table:table-cell office:value-type="float" office:value="0.303358" calcext:value-type="float">
            <text:p>0.303358</text:p>
          </table:table-cell>
          <table:table-cell office:value-type="float" office:value="0.402077" calcext:value-type="float">
            <text:p>0.402077</text:p>
          </table:table-cell>
          <table:table-cell office:value-type="float" office:value="0.5" calcext:value-type="float">
            <text:p>0.5</text:p>
          </table:table-cell>
          <table:table-cell office:value-type="float" office:value="0.597923" calcext:value-type="float">
            <text:p>0.597923</text:p>
          </table:table-cell>
          <table:table-cell office:value-type="float" office:value="0.696642" calcext:value-type="float">
            <text:p>0.696642</text:p>
          </table:table-cell>
          <table:table-cell office:value-type="float" office:value="0.796648" calcext:value-type="float">
            <text:p>0.796648</text:p>
          </table:table-cell>
          <table:table-cell office:value-type="float" office:value="0.897938" calcext:value-type="float">
            <text:p>0.897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3924" calcext:value-type="float">
            <text:p>0.113924</text:p>
          </table:table-cell>
          <table:table-cell office:value-type="float" office:value="0" calcext:value-type="float">
            <text:p>0</text:p>
          </table:table-cell>
          <table:table-cell office:value-type="float" office:value="0.102062" calcext:value-type="float">
            <text:p>0.102062</text:p>
          </table:table-cell>
          <table:table-cell office:value-type="float" office:value="0.203352" calcext:value-type="float">
            <text:p>0.203352</text:p>
          </table:table-cell>
          <table:table-cell office:value-type="float" office:value="0.303358" calcext:value-type="float">
            <text:p>0.303358</text:p>
          </table:table-cell>
          <table:table-cell office:value-type="float" office:value="0.402077" calcext:value-type="float">
            <text:p>0.402077</text:p>
          </table:table-cell>
          <table:table-cell office:value-type="float" office:value="0.5" calcext:value-type="float">
            <text:p>0.5</text:p>
          </table:table-cell>
          <table:table-cell office:value-type="float" office:value="0.597923" calcext:value-type="float">
            <text:p>0.597923</text:p>
          </table:table-cell>
          <table:table-cell office:value-type="float" office:value="0.696642" calcext:value-type="float">
            <text:p>0.696642</text:p>
          </table:table-cell>
          <table:table-cell office:value-type="float" office:value="0.796648" calcext:value-type="float">
            <text:p>0.796648</text:p>
          </table:table-cell>
          <table:table-cell office:value-type="float" office:value="0.897938" calcext:value-type="float">
            <text:p>0.897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3924" calcext:value-type="float">
            <text:p>0.113924</text:p>
          </table:table-cell>
          <table:table-cell office:value-type="float" office:value="0" calcext:value-type="float">
            <text:p>0</text:p>
          </table:table-cell>
          <table:table-cell office:value-type="float" office:value="0.102062" calcext:value-type="float">
            <text:p>0.102062</text:p>
          </table:table-cell>
          <table:table-cell office:value-type="float" office:value="0.203352" calcext:value-type="float">
            <text:p>0.203352</text:p>
          </table:table-cell>
          <table:table-cell office:value-type="float" office:value="0.303358" calcext:value-type="float">
            <text:p>0.303358</text:p>
          </table:table-cell>
          <table:table-cell office:value-type="float" office:value="0.402077" calcext:value-type="float">
            <text:p>0.402077</text:p>
          </table:table-cell>
          <table:table-cell office:value-type="float" office:value="0.5" calcext:value-type="float">
            <text:p>0.5</text:p>
          </table:table-cell>
          <table:table-cell office:value-type="float" office:value="0.597923" calcext:value-type="float">
            <text:p>0.597923</text:p>
          </table:table-cell>
          <table:table-cell office:value-type="float" office:value="0.696642" calcext:value-type="float">
            <text:p>0.696642</text:p>
          </table:table-cell>
          <table:table-cell office:value-type="float" office:value="0.796648" calcext:value-type="float">
            <text:p>0.796648</text:p>
          </table:table-cell>
          <table:table-cell office:value-type="float" office:value="0.897938" calcext:value-type="float">
            <text:p>0.897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3924" calcext:value-type="float">
            <text:p>0.113924</text:p>
          </table:table-cell>
          <table:table-cell office:value-type="float" office:value="0" calcext:value-type="float">
            <text:p>0</text:p>
          </table:table-cell>
          <table:table-cell office:value-type="float" office:value="0.102062" calcext:value-type="float">
            <text:p>0.102062</text:p>
          </table:table-cell>
          <table:table-cell office:value-type="float" office:value="0.203352" calcext:value-type="float">
            <text:p>0.203352</text:p>
          </table:table-cell>
          <table:table-cell office:value-type="float" office:value="0.303358" calcext:value-type="float">
            <text:p>0.303358</text:p>
          </table:table-cell>
          <table:table-cell office:value-type="float" office:value="0.402077" calcext:value-type="float">
            <text:p>0.402077</text:p>
          </table:table-cell>
          <table:table-cell office:value-type="float" office:value="0.5" calcext:value-type="float">
            <text:p>0.5</text:p>
          </table:table-cell>
          <table:table-cell office:value-type="float" office:value="0.597923" calcext:value-type="float">
            <text:p>0.597923</text:p>
          </table:table-cell>
          <table:table-cell office:value-type="float" office:value="0.696642" calcext:value-type="float">
            <text:p>0.696642</text:p>
          </table:table-cell>
          <table:table-cell office:value-type="float" office:value="0.796648" calcext:value-type="float">
            <text:p>0.796648</text:p>
          </table:table-cell>
          <table:table-cell office:value-type="float" office:value="0.897938" calcext:value-type="float">
            <text:p>0.897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3924" calcext:value-type="float">
            <text:p>0.113924</text:p>
          </table:table-cell>
          <table:table-cell office:value-type="float" office:value="0" calcext:value-type="float">
            <text:p>0</text:p>
          </table:table-cell>
          <table:table-cell office:value-type="float" office:value="0.102062" calcext:value-type="float">
            <text:p>0.102062</text:p>
          </table:table-cell>
          <table:table-cell office:value-type="float" office:value="0.203352" calcext:value-type="float">
            <text:p>0.203352</text:p>
          </table:table-cell>
          <table:table-cell office:value-type="float" office:value="0.303358" calcext:value-type="float">
            <text:p>0.303358</text:p>
          </table:table-cell>
          <table:table-cell office:value-type="float" office:value="0.402077" calcext:value-type="float">
            <text:p>0.402077</text:p>
          </table:table-cell>
          <table:table-cell office:value-type="float" office:value="0.5" calcext:value-type="float">
            <text:p>0.5</text:p>
          </table:table-cell>
          <table:table-cell office:value-type="float" office:value="0.597923" calcext:value-type="float">
            <text:p>0.597923</text:p>
          </table:table-cell>
          <table:table-cell office:value-type="float" office:value="0.696642" calcext:value-type="float">
            <text:p>0.696642</text:p>
          </table:table-cell>
          <table:table-cell office:value-type="float" office:value="0.796648" calcext:value-type="float">
            <text:p>0.796648</text:p>
          </table:table-cell>
          <table:table-cell office:value-type="float" office:value="0.897938" calcext:value-type="float">
            <text:p>0.897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3924" calcext:value-type="float">
            <text:p>0.113924</text:p>
          </table:table-cell>
          <table:table-cell office:value-type="float" office:value="0" calcext:value-type="float">
            <text:p>0</text:p>
          </table:table-cell>
          <table:table-cell office:value-type="float" office:value="0.102062" calcext:value-type="float">
            <text:p>0.102062</text:p>
          </table:table-cell>
          <table:table-cell office:value-type="float" office:value="0.203352" calcext:value-type="float">
            <text:p>0.203352</text:p>
          </table:table-cell>
          <table:table-cell office:value-type="float" office:value="0.303358" calcext:value-type="float">
            <text:p>0.303358</text:p>
          </table:table-cell>
          <table:table-cell office:value-type="float" office:value="0.402077" calcext:value-type="float">
            <text:p>0.402077</text:p>
          </table:table-cell>
          <table:table-cell office:value-type="float" office:value="0.5" calcext:value-type="float">
            <text:p>0.5</text:p>
          </table:table-cell>
          <table:table-cell office:value-type="float" office:value="0.597923" calcext:value-type="float">
            <text:p>0.597923</text:p>
          </table:table-cell>
          <table:table-cell office:value-type="float" office:value="0.696642" calcext:value-type="float">
            <text:p>0.696642</text:p>
          </table:table-cell>
          <table:table-cell office:value-type="float" office:value="0.796648" calcext:value-type="float">
            <text:p>0.796648</text:p>
          </table:table-cell>
          <table:table-cell office:value-type="float" office:value="0.897938" calcext:value-type="float">
            <text:p>0.897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7562" calcext:value-type="float">
            <text:p>0.117562</text:p>
          </table:table-cell>
          <table:table-cell office:value-type="float" office:value="0" calcext:value-type="float">
            <text:p>0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0.202903" calcext:value-type="float">
            <text:p>0.202903</text:p>
          </table:table-cell>
          <table:table-cell office:value-type="float" office:value="0.302908" calcext:value-type="float">
            <text:p>0.302908</text:p>
          </table:table-cell>
          <table:table-cell office:value-type="float" office:value="0.401799" calcext:value-type="float">
            <text:p>0.401799</text:p>
          </table:table-cell>
          <table:table-cell office:value-type="float" office:value="0.5" calcext:value-type="float">
            <text:p>0.5</text:p>
          </table:table-cell>
          <table:table-cell office:value-type="float" office:value="0.598201" calcext:value-type="float">
            <text:p>0.598201</text:p>
          </table:table-cell>
          <table:table-cell office:value-type="float" office:value="0.697092" calcext:value-type="float">
            <text:p>0.697092</text:p>
          </table:table-cell>
          <table:table-cell office:value-type="float" office:value="0.797097" calcext:value-type="float">
            <text:p>0.797097</text:p>
          </table:table-cell>
          <table:table-cell office:value-type="float" office:value="0.898214" calcext:value-type="float">
            <text:p>0.898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7562" calcext:value-type="float">
            <text:p>0.117562</text:p>
          </table:table-cell>
          <table:table-cell office:value-type="float" office:value="0" calcext:value-type="float">
            <text:p>0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0.202903" calcext:value-type="float">
            <text:p>0.202903</text:p>
          </table:table-cell>
          <table:table-cell office:value-type="float" office:value="0.302908" calcext:value-type="float">
            <text:p>0.302908</text:p>
          </table:table-cell>
          <table:table-cell office:value-type="float" office:value="0.401799" calcext:value-type="float">
            <text:p>0.401799</text:p>
          </table:table-cell>
          <table:table-cell office:value-type="float" office:value="0.5" calcext:value-type="float">
            <text:p>0.5</text:p>
          </table:table-cell>
          <table:table-cell office:value-type="float" office:value="0.598201" calcext:value-type="float">
            <text:p>0.598201</text:p>
          </table:table-cell>
          <table:table-cell office:value-type="float" office:value="0.697092" calcext:value-type="float">
            <text:p>0.697092</text:p>
          </table:table-cell>
          <table:table-cell office:value-type="float" office:value="0.797097" calcext:value-type="float">
            <text:p>0.797097</text:p>
          </table:table-cell>
          <table:table-cell office:value-type="float" office:value="0.898214" calcext:value-type="float">
            <text:p>0.898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7562" calcext:value-type="float">
            <text:p>0.117562</text:p>
          </table:table-cell>
          <table:table-cell office:value-type="float" office:value="0" calcext:value-type="float">
            <text:p>0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0.202903" calcext:value-type="float">
            <text:p>0.202903</text:p>
          </table:table-cell>
          <table:table-cell office:value-type="float" office:value="0.302908" calcext:value-type="float">
            <text:p>0.302908</text:p>
          </table:table-cell>
          <table:table-cell office:value-type="float" office:value="0.401799" calcext:value-type="float">
            <text:p>0.401799</text:p>
          </table:table-cell>
          <table:table-cell office:value-type="float" office:value="0.5" calcext:value-type="float">
            <text:p>0.5</text:p>
          </table:table-cell>
          <table:table-cell office:value-type="float" office:value="0.598201" calcext:value-type="float">
            <text:p>0.598201</text:p>
          </table:table-cell>
          <table:table-cell office:value-type="float" office:value="0.697092" calcext:value-type="float">
            <text:p>0.697092</text:p>
          </table:table-cell>
          <table:table-cell office:value-type="float" office:value="0.797097" calcext:value-type="float">
            <text:p>0.797097</text:p>
          </table:table-cell>
          <table:table-cell office:value-type="float" office:value="0.898214" calcext:value-type="float">
            <text:p>0.898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7562" calcext:value-type="float">
            <text:p>0.117562</text:p>
          </table:table-cell>
          <table:table-cell office:value-type="float" office:value="0" calcext:value-type="float">
            <text:p>0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0.202903" calcext:value-type="float">
            <text:p>0.202903</text:p>
          </table:table-cell>
          <table:table-cell office:value-type="float" office:value="0.302908" calcext:value-type="float">
            <text:p>0.302908</text:p>
          </table:table-cell>
          <table:table-cell office:value-type="float" office:value="0.401799" calcext:value-type="float">
            <text:p>0.401799</text:p>
          </table:table-cell>
          <table:table-cell office:value-type="float" office:value="0.5" calcext:value-type="float">
            <text:p>0.5</text:p>
          </table:table-cell>
          <table:table-cell office:value-type="float" office:value="0.598201" calcext:value-type="float">
            <text:p>0.598201</text:p>
          </table:table-cell>
          <table:table-cell office:value-type="float" office:value="0.697092" calcext:value-type="float">
            <text:p>0.697092</text:p>
          </table:table-cell>
          <table:table-cell office:value-type="float" office:value="0.797097" calcext:value-type="float">
            <text:p>0.797097</text:p>
          </table:table-cell>
          <table:table-cell office:value-type="float" office:value="0.898214" calcext:value-type="float">
            <text:p>0.898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7562" calcext:value-type="float">
            <text:p>0.117562</text:p>
          </table:table-cell>
          <table:table-cell office:value-type="float" office:value="0" calcext:value-type="float">
            <text:p>0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0.202903" calcext:value-type="float">
            <text:p>0.202903</text:p>
          </table:table-cell>
          <table:table-cell office:value-type="float" office:value="0.302908" calcext:value-type="float">
            <text:p>0.302908</text:p>
          </table:table-cell>
          <table:table-cell office:value-type="float" office:value="0.401799" calcext:value-type="float">
            <text:p>0.401799</text:p>
          </table:table-cell>
          <table:table-cell office:value-type="float" office:value="0.5" calcext:value-type="float">
            <text:p>0.5</text:p>
          </table:table-cell>
          <table:table-cell office:value-type="float" office:value="0.598201" calcext:value-type="float">
            <text:p>0.598201</text:p>
          </table:table-cell>
          <table:table-cell office:value-type="float" office:value="0.697092" calcext:value-type="float">
            <text:p>0.697092</text:p>
          </table:table-cell>
          <table:table-cell office:value-type="float" office:value="0.797097" calcext:value-type="float">
            <text:p>0.797097</text:p>
          </table:table-cell>
          <table:table-cell office:value-type="float" office:value="0.898214" calcext:value-type="float">
            <text:p>0.898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7562" calcext:value-type="float">
            <text:p>0.117562</text:p>
          </table:table-cell>
          <table:table-cell office:value-type="float" office:value="0" calcext:value-type="float">
            <text:p>0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0.202903" calcext:value-type="float">
            <text:p>0.202903</text:p>
          </table:table-cell>
          <table:table-cell office:value-type="float" office:value="0.302908" calcext:value-type="float">
            <text:p>0.302908</text:p>
          </table:table-cell>
          <table:table-cell office:value-type="float" office:value="0.401799" calcext:value-type="float">
            <text:p>0.401799</text:p>
          </table:table-cell>
          <table:table-cell office:value-type="float" office:value="0.5" calcext:value-type="float">
            <text:p>0.5</text:p>
          </table:table-cell>
          <table:table-cell office:value-type="float" office:value="0.598201" calcext:value-type="float">
            <text:p>0.598201</text:p>
          </table:table-cell>
          <table:table-cell office:value-type="float" office:value="0.697092" calcext:value-type="float">
            <text:p>0.697092</text:p>
          </table:table-cell>
          <table:table-cell office:value-type="float" office:value="0.797097" calcext:value-type="float">
            <text:p>0.797097</text:p>
          </table:table-cell>
          <table:table-cell office:value-type="float" office:value="0.898214" calcext:value-type="float">
            <text:p>0.898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7562" calcext:value-type="float">
            <text:p>0.117562</text:p>
          </table:table-cell>
          <table:table-cell office:value-type="float" office:value="0" calcext:value-type="float">
            <text:p>0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0.202903" calcext:value-type="float">
            <text:p>0.202903</text:p>
          </table:table-cell>
          <table:table-cell office:value-type="float" office:value="0.302908" calcext:value-type="float">
            <text:p>0.302908</text:p>
          </table:table-cell>
          <table:table-cell office:value-type="float" office:value="0.401799" calcext:value-type="float">
            <text:p>0.401799</text:p>
          </table:table-cell>
          <table:table-cell office:value-type="float" office:value="0.5" calcext:value-type="float">
            <text:p>0.5</text:p>
          </table:table-cell>
          <table:table-cell office:value-type="float" office:value="0.598201" calcext:value-type="float">
            <text:p>0.598201</text:p>
          </table:table-cell>
          <table:table-cell office:value-type="float" office:value="0.697092" calcext:value-type="float">
            <text:p>0.697092</text:p>
          </table:table-cell>
          <table:table-cell office:value-type="float" office:value="0.797097" calcext:value-type="float">
            <text:p>0.797097</text:p>
          </table:table-cell>
          <table:table-cell office:value-type="float" office:value="0.898214" calcext:value-type="float">
            <text:p>0.898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7562" calcext:value-type="float">
            <text:p>0.117562</text:p>
          </table:table-cell>
          <table:table-cell office:value-type="float" office:value="0" calcext:value-type="float">
            <text:p>0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0.202903" calcext:value-type="float">
            <text:p>0.202903</text:p>
          </table:table-cell>
          <table:table-cell office:value-type="float" office:value="0.302908" calcext:value-type="float">
            <text:p>0.302908</text:p>
          </table:table-cell>
          <table:table-cell office:value-type="float" office:value="0.401799" calcext:value-type="float">
            <text:p>0.401799</text:p>
          </table:table-cell>
          <table:table-cell office:value-type="float" office:value="0.5" calcext:value-type="float">
            <text:p>0.5</text:p>
          </table:table-cell>
          <table:table-cell office:value-type="float" office:value="0.598201" calcext:value-type="float">
            <text:p>0.598201</text:p>
          </table:table-cell>
          <table:table-cell office:value-type="float" office:value="0.697092" calcext:value-type="float">
            <text:p>0.697092</text:p>
          </table:table-cell>
          <table:table-cell office:value-type="float" office:value="0.797097" calcext:value-type="float">
            <text:p>0.797097</text:p>
          </table:table-cell>
          <table:table-cell office:value-type="float" office:value="0.898214" calcext:value-type="float">
            <text:p>0.898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7562" calcext:value-type="float">
            <text:p>0.117562</text:p>
          </table:table-cell>
          <table:table-cell office:value-type="float" office:value="0" calcext:value-type="float">
            <text:p>0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0.202903" calcext:value-type="float">
            <text:p>0.202903</text:p>
          </table:table-cell>
          <table:table-cell office:value-type="float" office:value="0.302908" calcext:value-type="float">
            <text:p>0.302908</text:p>
          </table:table-cell>
          <table:table-cell office:value-type="float" office:value="0.401799" calcext:value-type="float">
            <text:p>0.401799</text:p>
          </table:table-cell>
          <table:table-cell office:value-type="float" office:value="0.5" calcext:value-type="float">
            <text:p>0.5</text:p>
          </table:table-cell>
          <table:table-cell office:value-type="float" office:value="0.598201" calcext:value-type="float">
            <text:p>0.598201</text:p>
          </table:table-cell>
          <table:table-cell office:value-type="float" office:value="0.697092" calcext:value-type="float">
            <text:p>0.697092</text:p>
          </table:table-cell>
          <table:table-cell office:value-type="float" office:value="0.797097" calcext:value-type="float">
            <text:p>0.797097</text:p>
          </table:table-cell>
          <table:table-cell office:value-type="float" office:value="0.898214" calcext:value-type="float">
            <text:p>0.898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7562" calcext:value-type="float">
            <text:p>0.117562</text:p>
          </table:table-cell>
          <table:table-cell office:value-type="float" office:value="0" calcext:value-type="float">
            <text:p>0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0.202903" calcext:value-type="float">
            <text:p>0.202903</text:p>
          </table:table-cell>
          <table:table-cell office:value-type="float" office:value="0.302908" calcext:value-type="float">
            <text:p>0.302908</text:p>
          </table:table-cell>
          <table:table-cell office:value-type="float" office:value="0.401799" calcext:value-type="float">
            <text:p>0.401799</text:p>
          </table:table-cell>
          <table:table-cell office:value-type="float" office:value="0.5" calcext:value-type="float">
            <text:p>0.5</text:p>
          </table:table-cell>
          <table:table-cell office:value-type="float" office:value="0.598201" calcext:value-type="float">
            <text:p>0.598201</text:p>
          </table:table-cell>
          <table:table-cell office:value-type="float" office:value="0.697092" calcext:value-type="float">
            <text:p>0.697092</text:p>
          </table:table-cell>
          <table:table-cell office:value-type="float" office:value="0.797097" calcext:value-type="float">
            <text:p>0.797097</text:p>
          </table:table-cell>
          <table:table-cell office:value-type="float" office:value="0.898214" calcext:value-type="float">
            <text:p>0.898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7562" calcext:value-type="float">
            <text:p>0.117562</text:p>
          </table:table-cell>
          <table:table-cell office:value-type="float" office:value="0" calcext:value-type="float">
            <text:p>0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0.202903" calcext:value-type="float">
            <text:p>0.202903</text:p>
          </table:table-cell>
          <table:table-cell office:value-type="float" office:value="0.302908" calcext:value-type="float">
            <text:p>0.302908</text:p>
          </table:table-cell>
          <table:table-cell office:value-type="float" office:value="0.401799" calcext:value-type="float">
            <text:p>0.401799</text:p>
          </table:table-cell>
          <table:table-cell office:value-type="float" office:value="0.5" calcext:value-type="float">
            <text:p>0.5</text:p>
          </table:table-cell>
          <table:table-cell office:value-type="float" office:value="0.598201" calcext:value-type="float">
            <text:p>0.598201</text:p>
          </table:table-cell>
          <table:table-cell office:value-type="float" office:value="0.697092" calcext:value-type="float">
            <text:p>0.697092</text:p>
          </table:table-cell>
          <table:table-cell office:value-type="float" office:value="0.797097" calcext:value-type="float">
            <text:p>0.797097</text:p>
          </table:table-cell>
          <table:table-cell office:value-type="float" office:value="0.898214" calcext:value-type="float">
            <text:p>0.898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706" calcext:value-type="float">
            <text:p>0.120706</text:p>
          </table:table-cell>
          <table:table-cell office:value-type="float" office:value="0" calcext:value-type="float">
            <text:p>0</text:p>
          </table:table-cell>
          <table:table-cell office:value-type="float" office:value="0.101577" calcext:value-type="float">
            <text:p>0.101577</text:p>
          </table:table-cell>
          <table:table-cell office:value-type="float" office:value="0.202563" calcext:value-type="float">
            <text:p>0.202563</text:p>
          </table:table-cell>
          <table:table-cell office:value-type="float" office:value="0.302568" calcext:value-type="float">
            <text:p>0.302568</text:p>
          </table:table-cell>
          <table:table-cell office:value-type="float" office:value="0.401588" calcext:value-type="float">
            <text:p>0.401588</text:p>
          </table:table-cell>
          <table:table-cell office:value-type="float" office:value="0.5" calcext:value-type="float">
            <text:p>0.5</text:p>
          </table:table-cell>
          <table:table-cell office:value-type="float" office:value="0.598412" calcext:value-type="float">
            <text:p>0.598412</text:p>
          </table:table-cell>
          <table:table-cell office:value-type="float" office:value="0.697432" calcext:value-type="float">
            <text:p>0.697432</text:p>
          </table:table-cell>
          <table:table-cell office:value-type="float" office:value="0.797437" calcext:value-type="float">
            <text:p>0.797437</text:p>
          </table:table-cell>
          <table:table-cell office:value-type="float" office:value="0.898423" calcext:value-type="float">
            <text:p>0.898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706" calcext:value-type="float">
            <text:p>0.120706</text:p>
          </table:table-cell>
          <table:table-cell office:value-type="float" office:value="0" calcext:value-type="float">
            <text:p>0</text:p>
          </table:table-cell>
          <table:table-cell office:value-type="float" office:value="0.101577" calcext:value-type="float">
            <text:p>0.101577</text:p>
          </table:table-cell>
          <table:table-cell office:value-type="float" office:value="0.202563" calcext:value-type="float">
            <text:p>0.202563</text:p>
          </table:table-cell>
          <table:table-cell office:value-type="float" office:value="0.302568" calcext:value-type="float">
            <text:p>0.302568</text:p>
          </table:table-cell>
          <table:table-cell office:value-type="float" office:value="0.401588" calcext:value-type="float">
            <text:p>0.401588</text:p>
          </table:table-cell>
          <table:table-cell office:value-type="float" office:value="0.5" calcext:value-type="float">
            <text:p>0.5</text:p>
          </table:table-cell>
          <table:table-cell office:value-type="float" office:value="0.598412" calcext:value-type="float">
            <text:p>0.598412</text:p>
          </table:table-cell>
          <table:table-cell office:value-type="float" office:value="0.697432" calcext:value-type="float">
            <text:p>0.697432</text:p>
          </table:table-cell>
          <table:table-cell office:value-type="float" office:value="0.797437" calcext:value-type="float">
            <text:p>0.797437</text:p>
          </table:table-cell>
          <table:table-cell office:value-type="float" office:value="0.898423" calcext:value-type="float">
            <text:p>0.898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706" calcext:value-type="float">
            <text:p>0.120706</text:p>
          </table:table-cell>
          <table:table-cell office:value-type="float" office:value="0" calcext:value-type="float">
            <text:p>0</text:p>
          </table:table-cell>
          <table:table-cell office:value-type="float" office:value="0.101577" calcext:value-type="float">
            <text:p>0.101577</text:p>
          </table:table-cell>
          <table:table-cell office:value-type="float" office:value="0.202563" calcext:value-type="float">
            <text:p>0.202563</text:p>
          </table:table-cell>
          <table:table-cell office:value-type="float" office:value="0.302568" calcext:value-type="float">
            <text:p>0.302568</text:p>
          </table:table-cell>
          <table:table-cell office:value-type="float" office:value="0.401588" calcext:value-type="float">
            <text:p>0.401588</text:p>
          </table:table-cell>
          <table:table-cell office:value-type="float" office:value="0.5" calcext:value-type="float">
            <text:p>0.5</text:p>
          </table:table-cell>
          <table:table-cell office:value-type="float" office:value="0.598412" calcext:value-type="float">
            <text:p>0.598412</text:p>
          </table:table-cell>
          <table:table-cell office:value-type="float" office:value="0.697432" calcext:value-type="float">
            <text:p>0.697432</text:p>
          </table:table-cell>
          <table:table-cell office:value-type="float" office:value="0.797437" calcext:value-type="float">
            <text:p>0.797437</text:p>
          </table:table-cell>
          <table:table-cell office:value-type="float" office:value="0.898423" calcext:value-type="float">
            <text:p>0.898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706" calcext:value-type="float">
            <text:p>0.120706</text:p>
          </table:table-cell>
          <table:table-cell office:value-type="float" office:value="0" calcext:value-type="float">
            <text:p>0</text:p>
          </table:table-cell>
          <table:table-cell office:value-type="float" office:value="0.101577" calcext:value-type="float">
            <text:p>0.101577</text:p>
          </table:table-cell>
          <table:table-cell office:value-type="float" office:value="0.202563" calcext:value-type="float">
            <text:p>0.202563</text:p>
          </table:table-cell>
          <table:table-cell office:value-type="float" office:value="0.302568" calcext:value-type="float">
            <text:p>0.302568</text:p>
          </table:table-cell>
          <table:table-cell office:value-type="float" office:value="0.401588" calcext:value-type="float">
            <text:p>0.401588</text:p>
          </table:table-cell>
          <table:table-cell office:value-type="float" office:value="0.5" calcext:value-type="float">
            <text:p>0.5</text:p>
          </table:table-cell>
          <table:table-cell office:value-type="float" office:value="0.598412" calcext:value-type="float">
            <text:p>0.598412</text:p>
          </table:table-cell>
          <table:table-cell office:value-type="float" office:value="0.697432" calcext:value-type="float">
            <text:p>0.697432</text:p>
          </table:table-cell>
          <table:table-cell office:value-type="float" office:value="0.797437" calcext:value-type="float">
            <text:p>0.797437</text:p>
          </table:table-cell>
          <table:table-cell office:value-type="float" office:value="0.898423" calcext:value-type="float">
            <text:p>0.898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706" calcext:value-type="float">
            <text:p>0.120706</text:p>
          </table:table-cell>
          <table:table-cell office:value-type="float" office:value="0" calcext:value-type="float">
            <text:p>0</text:p>
          </table:table-cell>
          <table:table-cell office:value-type="float" office:value="0.101577" calcext:value-type="float">
            <text:p>0.101577</text:p>
          </table:table-cell>
          <table:table-cell office:value-type="float" office:value="0.202563" calcext:value-type="float">
            <text:p>0.202563</text:p>
          </table:table-cell>
          <table:table-cell office:value-type="float" office:value="0.302568" calcext:value-type="float">
            <text:p>0.302568</text:p>
          </table:table-cell>
          <table:table-cell office:value-type="float" office:value="0.401588" calcext:value-type="float">
            <text:p>0.401588</text:p>
          </table:table-cell>
          <table:table-cell office:value-type="float" office:value="0.5" calcext:value-type="float">
            <text:p>0.5</text:p>
          </table:table-cell>
          <table:table-cell office:value-type="float" office:value="0.598412" calcext:value-type="float">
            <text:p>0.598412</text:p>
          </table:table-cell>
          <table:table-cell office:value-type="float" office:value="0.697432" calcext:value-type="float">
            <text:p>0.697432</text:p>
          </table:table-cell>
          <table:table-cell office:value-type="float" office:value="0.797437" calcext:value-type="float">
            <text:p>0.797437</text:p>
          </table:table-cell>
          <table:table-cell office:value-type="float" office:value="0.898423" calcext:value-type="float">
            <text:p>0.898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706" calcext:value-type="float">
            <text:p>0.120706</text:p>
          </table:table-cell>
          <table:table-cell office:value-type="float" office:value="0" calcext:value-type="float">
            <text:p>0</text:p>
          </table:table-cell>
          <table:table-cell office:value-type="float" office:value="0.101577" calcext:value-type="float">
            <text:p>0.101577</text:p>
          </table:table-cell>
          <table:table-cell office:value-type="float" office:value="0.202563" calcext:value-type="float">
            <text:p>0.202563</text:p>
          </table:table-cell>
          <table:table-cell office:value-type="float" office:value="0.302568" calcext:value-type="float">
            <text:p>0.302568</text:p>
          </table:table-cell>
          <table:table-cell office:value-type="float" office:value="0.401588" calcext:value-type="float">
            <text:p>0.401588</text:p>
          </table:table-cell>
          <table:table-cell office:value-type="float" office:value="0.5" calcext:value-type="float">
            <text:p>0.5</text:p>
          </table:table-cell>
          <table:table-cell office:value-type="float" office:value="0.598412" calcext:value-type="float">
            <text:p>0.598412</text:p>
          </table:table-cell>
          <table:table-cell office:value-type="float" office:value="0.697432" calcext:value-type="float">
            <text:p>0.697432</text:p>
          </table:table-cell>
          <table:table-cell office:value-type="float" office:value="0.797437" calcext:value-type="float">
            <text:p>0.797437</text:p>
          </table:table-cell>
          <table:table-cell office:value-type="float" office:value="0.898423" calcext:value-type="float">
            <text:p>0.898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706" calcext:value-type="float">
            <text:p>0.120706</text:p>
          </table:table-cell>
          <table:table-cell office:value-type="float" office:value="0" calcext:value-type="float">
            <text:p>0</text:p>
          </table:table-cell>
          <table:table-cell office:value-type="float" office:value="0.101577" calcext:value-type="float">
            <text:p>0.101577</text:p>
          </table:table-cell>
          <table:table-cell office:value-type="float" office:value="0.202563" calcext:value-type="float">
            <text:p>0.202563</text:p>
          </table:table-cell>
          <table:table-cell office:value-type="float" office:value="0.302568" calcext:value-type="float">
            <text:p>0.302568</text:p>
          </table:table-cell>
          <table:table-cell office:value-type="float" office:value="0.401588" calcext:value-type="float">
            <text:p>0.401588</text:p>
          </table:table-cell>
          <table:table-cell office:value-type="float" office:value="0.5" calcext:value-type="float">
            <text:p>0.5</text:p>
          </table:table-cell>
          <table:table-cell office:value-type="float" office:value="0.598412" calcext:value-type="float">
            <text:p>0.598412</text:p>
          </table:table-cell>
          <table:table-cell office:value-type="float" office:value="0.697432" calcext:value-type="float">
            <text:p>0.697432</text:p>
          </table:table-cell>
          <table:table-cell office:value-type="float" office:value="0.797437" calcext:value-type="float">
            <text:p>0.797437</text:p>
          </table:table-cell>
          <table:table-cell office:value-type="float" office:value="0.898423" calcext:value-type="float">
            <text:p>0.898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706" calcext:value-type="float">
            <text:p>0.120706</text:p>
          </table:table-cell>
          <table:table-cell office:value-type="float" office:value="0" calcext:value-type="float">
            <text:p>0</text:p>
          </table:table-cell>
          <table:table-cell office:value-type="float" office:value="0.101577" calcext:value-type="float">
            <text:p>0.101577</text:p>
          </table:table-cell>
          <table:table-cell office:value-type="float" office:value="0.202563" calcext:value-type="float">
            <text:p>0.202563</text:p>
          </table:table-cell>
          <table:table-cell office:value-type="float" office:value="0.302568" calcext:value-type="float">
            <text:p>0.302568</text:p>
          </table:table-cell>
          <table:table-cell office:value-type="float" office:value="0.401588" calcext:value-type="float">
            <text:p>0.401588</text:p>
          </table:table-cell>
          <table:table-cell office:value-type="float" office:value="0.5" calcext:value-type="float">
            <text:p>0.5</text:p>
          </table:table-cell>
          <table:table-cell office:value-type="float" office:value="0.598412" calcext:value-type="float">
            <text:p>0.598412</text:p>
          </table:table-cell>
          <table:table-cell office:value-type="float" office:value="0.697432" calcext:value-type="float">
            <text:p>0.697432</text:p>
          </table:table-cell>
          <table:table-cell office:value-type="float" office:value="0.797437" calcext:value-type="float">
            <text:p>0.797437</text:p>
          </table:table-cell>
          <table:table-cell office:value-type="float" office:value="0.898423" calcext:value-type="float">
            <text:p>0.898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706" calcext:value-type="float">
            <text:p>0.120706</text:p>
          </table:table-cell>
          <table:table-cell office:value-type="float" office:value="0" calcext:value-type="float">
            <text:p>0</text:p>
          </table:table-cell>
          <table:table-cell office:value-type="float" office:value="0.101577" calcext:value-type="float">
            <text:p>0.101577</text:p>
          </table:table-cell>
          <table:table-cell office:value-type="float" office:value="0.202563" calcext:value-type="float">
            <text:p>0.202563</text:p>
          </table:table-cell>
          <table:table-cell office:value-type="float" office:value="0.302568" calcext:value-type="float">
            <text:p>0.302568</text:p>
          </table:table-cell>
          <table:table-cell office:value-type="float" office:value="0.401588" calcext:value-type="float">
            <text:p>0.401588</text:p>
          </table:table-cell>
          <table:table-cell office:value-type="float" office:value="0.5" calcext:value-type="float">
            <text:p>0.5</text:p>
          </table:table-cell>
          <table:table-cell office:value-type="float" office:value="0.598412" calcext:value-type="float">
            <text:p>0.598412</text:p>
          </table:table-cell>
          <table:table-cell office:value-type="float" office:value="0.697432" calcext:value-type="float">
            <text:p>0.697432</text:p>
          </table:table-cell>
          <table:table-cell office:value-type="float" office:value="0.797437" calcext:value-type="float">
            <text:p>0.797437</text:p>
          </table:table-cell>
          <table:table-cell office:value-type="float" office:value="0.898423" calcext:value-type="float">
            <text:p>0.898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706" calcext:value-type="float">
            <text:p>0.120706</text:p>
          </table:table-cell>
          <table:table-cell office:value-type="float" office:value="0" calcext:value-type="float">
            <text:p>0</text:p>
          </table:table-cell>
          <table:table-cell office:value-type="float" office:value="0.101577" calcext:value-type="float">
            <text:p>0.101577</text:p>
          </table:table-cell>
          <table:table-cell office:value-type="float" office:value="0.202563" calcext:value-type="float">
            <text:p>0.202563</text:p>
          </table:table-cell>
          <table:table-cell office:value-type="float" office:value="0.302568" calcext:value-type="float">
            <text:p>0.302568</text:p>
          </table:table-cell>
          <table:table-cell office:value-type="float" office:value="0.401588" calcext:value-type="float">
            <text:p>0.401588</text:p>
          </table:table-cell>
          <table:table-cell office:value-type="float" office:value="0.5" calcext:value-type="float">
            <text:p>0.5</text:p>
          </table:table-cell>
          <table:table-cell office:value-type="float" office:value="0.598412" calcext:value-type="float">
            <text:p>0.598412</text:p>
          </table:table-cell>
          <table:table-cell office:value-type="float" office:value="0.697432" calcext:value-type="float">
            <text:p>0.697432</text:p>
          </table:table-cell>
          <table:table-cell office:value-type="float" office:value="0.797437" calcext:value-type="float">
            <text:p>0.797437</text:p>
          </table:table-cell>
          <table:table-cell office:value-type="float" office:value="0.898423" calcext:value-type="float">
            <text:p>0.898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706" calcext:value-type="float">
            <text:p>0.120706</text:p>
          </table:table-cell>
          <table:table-cell office:value-type="float" office:value="0" calcext:value-type="float">
            <text:p>0</text:p>
          </table:table-cell>
          <table:table-cell office:value-type="float" office:value="0.101577" calcext:value-type="float">
            <text:p>0.101577</text:p>
          </table:table-cell>
          <table:table-cell office:value-type="float" office:value="0.202563" calcext:value-type="float">
            <text:p>0.202563</text:p>
          </table:table-cell>
          <table:table-cell office:value-type="float" office:value="0.302568" calcext:value-type="float">
            <text:p>0.302568</text:p>
          </table:table-cell>
          <table:table-cell office:value-type="float" office:value="0.401588" calcext:value-type="float">
            <text:p>0.401588</text:p>
          </table:table-cell>
          <table:table-cell office:value-type="float" office:value="0.5" calcext:value-type="float">
            <text:p>0.5</text:p>
          </table:table-cell>
          <table:table-cell office:value-type="float" office:value="0.598412" calcext:value-type="float">
            <text:p>0.598412</text:p>
          </table:table-cell>
          <table:table-cell office:value-type="float" office:value="0.697432" calcext:value-type="float">
            <text:p>0.697432</text:p>
          </table:table-cell>
          <table:table-cell office:value-type="float" office:value="0.797437" calcext:value-type="float">
            <text:p>0.797437</text:p>
          </table:table-cell>
          <table:table-cell office:value-type="float" office:value="0.898423" calcext:value-type="float">
            <text:p>0.898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3982" calcext:value-type="float">
            <text:p>0.123982</text:p>
          </table:table-cell>
          <table:table-cell office:value-type="float" office:value="0" calcext:value-type="float">
            <text:p>0</text:p>
          </table:table-cell>
          <table:table-cell office:value-type="float" office:value="0.101385" calcext:value-type="float">
            <text:p>0.101385</text:p>
          </table:table-cell>
          <table:table-cell office:value-type="float" office:value="0.202252" calcext:value-type="float">
            <text:p>0.202252</text:p>
          </table:table-cell>
          <table:table-cell office:value-type="float" office:value="0.302256" calcext:value-type="float">
            <text:p>0.302256</text:p>
          </table:table-cell>
          <table:table-cell office:value-type="float" office:value="0.401395" calcext:value-type="float">
            <text:p>0.401395</text:p>
          </table:table-cell>
          <table:table-cell office:value-type="float" office:value="0.5" calcext:value-type="float">
            <text:p>0.5</text:p>
          </table:table-cell>
          <table:table-cell office:value-type="float" office:value="0.598605" calcext:value-type="float">
            <text:p>0.598605</text:p>
          </table:table-cell>
          <table:table-cell office:value-type="float" office:value="0.697744" calcext:value-type="float">
            <text:p>0.697744</text:p>
          </table:table-cell>
          <table:table-cell office:value-type="float" office:value="0.797748" calcext:value-type="float">
            <text:p>0.797748</text:p>
          </table:table-cell>
          <table:table-cell office:value-type="float" office:value="0.898615" calcext:value-type="float">
            <text:p>0.898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3982" calcext:value-type="float">
            <text:p>0.123982</text:p>
          </table:table-cell>
          <table:table-cell office:value-type="float" office:value="0" calcext:value-type="float">
            <text:p>0</text:p>
          </table:table-cell>
          <table:table-cell office:value-type="float" office:value="0.101385" calcext:value-type="float">
            <text:p>0.101385</text:p>
          </table:table-cell>
          <table:table-cell office:value-type="float" office:value="0.202252" calcext:value-type="float">
            <text:p>0.202252</text:p>
          </table:table-cell>
          <table:table-cell office:value-type="float" office:value="0.302256" calcext:value-type="float">
            <text:p>0.302256</text:p>
          </table:table-cell>
          <table:table-cell office:value-type="float" office:value="0.401395" calcext:value-type="float">
            <text:p>0.401395</text:p>
          </table:table-cell>
          <table:table-cell office:value-type="float" office:value="0.5" calcext:value-type="float">
            <text:p>0.5</text:p>
          </table:table-cell>
          <table:table-cell office:value-type="float" office:value="0.598605" calcext:value-type="float">
            <text:p>0.598605</text:p>
          </table:table-cell>
          <table:table-cell office:value-type="float" office:value="0.697744" calcext:value-type="float">
            <text:p>0.697744</text:p>
          </table:table-cell>
          <table:table-cell office:value-type="float" office:value="0.797748" calcext:value-type="float">
            <text:p>0.797748</text:p>
          </table:table-cell>
          <table:table-cell office:value-type="float" office:value="0.898615" calcext:value-type="float">
            <text:p>0.898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3982" calcext:value-type="float">
            <text:p>0.123982</text:p>
          </table:table-cell>
          <table:table-cell office:value-type="float" office:value="0" calcext:value-type="float">
            <text:p>0</text:p>
          </table:table-cell>
          <table:table-cell office:value-type="float" office:value="0.101385" calcext:value-type="float">
            <text:p>0.101385</text:p>
          </table:table-cell>
          <table:table-cell office:value-type="float" office:value="0.202252" calcext:value-type="float">
            <text:p>0.202252</text:p>
          </table:table-cell>
          <table:table-cell office:value-type="float" office:value="0.302256" calcext:value-type="float">
            <text:p>0.302256</text:p>
          </table:table-cell>
          <table:table-cell office:value-type="float" office:value="0.401395" calcext:value-type="float">
            <text:p>0.401395</text:p>
          </table:table-cell>
          <table:table-cell office:value-type="float" office:value="0.5" calcext:value-type="float">
            <text:p>0.5</text:p>
          </table:table-cell>
          <table:table-cell office:value-type="float" office:value="0.598605" calcext:value-type="float">
            <text:p>0.598605</text:p>
          </table:table-cell>
          <table:table-cell office:value-type="float" office:value="0.697744" calcext:value-type="float">
            <text:p>0.697744</text:p>
          </table:table-cell>
          <table:table-cell office:value-type="float" office:value="0.797748" calcext:value-type="float">
            <text:p>0.797748</text:p>
          </table:table-cell>
          <table:table-cell office:value-type="float" office:value="0.898615" calcext:value-type="float">
            <text:p>0.898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3982" calcext:value-type="float">
            <text:p>0.123982</text:p>
          </table:table-cell>
          <table:table-cell office:value-type="float" office:value="0" calcext:value-type="float">
            <text:p>0</text:p>
          </table:table-cell>
          <table:table-cell office:value-type="float" office:value="0.101385" calcext:value-type="float">
            <text:p>0.101385</text:p>
          </table:table-cell>
          <table:table-cell office:value-type="float" office:value="0.202252" calcext:value-type="float">
            <text:p>0.202252</text:p>
          </table:table-cell>
          <table:table-cell office:value-type="float" office:value="0.302256" calcext:value-type="float">
            <text:p>0.302256</text:p>
          </table:table-cell>
          <table:table-cell office:value-type="float" office:value="0.401395" calcext:value-type="float">
            <text:p>0.401395</text:p>
          </table:table-cell>
          <table:table-cell office:value-type="float" office:value="0.5" calcext:value-type="float">
            <text:p>0.5</text:p>
          </table:table-cell>
          <table:table-cell office:value-type="float" office:value="0.598605" calcext:value-type="float">
            <text:p>0.598605</text:p>
          </table:table-cell>
          <table:table-cell office:value-type="float" office:value="0.697744" calcext:value-type="float">
            <text:p>0.697744</text:p>
          </table:table-cell>
          <table:table-cell office:value-type="float" office:value="0.797748" calcext:value-type="float">
            <text:p>0.797748</text:p>
          </table:table-cell>
          <table:table-cell office:value-type="float" office:value="0.898615" calcext:value-type="float">
            <text:p>0.898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3982" calcext:value-type="float">
            <text:p>0.123982</text:p>
          </table:table-cell>
          <table:table-cell office:value-type="float" office:value="0" calcext:value-type="float">
            <text:p>0</text:p>
          </table:table-cell>
          <table:table-cell office:value-type="float" office:value="0.101385" calcext:value-type="float">
            <text:p>0.101385</text:p>
          </table:table-cell>
          <table:table-cell office:value-type="float" office:value="0.202252" calcext:value-type="float">
            <text:p>0.202252</text:p>
          </table:table-cell>
          <table:table-cell office:value-type="float" office:value="0.302256" calcext:value-type="float">
            <text:p>0.302256</text:p>
          </table:table-cell>
          <table:table-cell office:value-type="float" office:value="0.401395" calcext:value-type="float">
            <text:p>0.401395</text:p>
          </table:table-cell>
          <table:table-cell office:value-type="float" office:value="0.5" calcext:value-type="float">
            <text:p>0.5</text:p>
          </table:table-cell>
          <table:table-cell office:value-type="float" office:value="0.598605" calcext:value-type="float">
            <text:p>0.598605</text:p>
          </table:table-cell>
          <table:table-cell office:value-type="float" office:value="0.697744" calcext:value-type="float">
            <text:p>0.697744</text:p>
          </table:table-cell>
          <table:table-cell office:value-type="float" office:value="0.797748" calcext:value-type="float">
            <text:p>0.797748</text:p>
          </table:table-cell>
          <table:table-cell office:value-type="float" office:value="0.898615" calcext:value-type="float">
            <text:p>0.898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3982" calcext:value-type="float">
            <text:p>0.123982</text:p>
          </table:table-cell>
          <table:table-cell office:value-type="float" office:value="0" calcext:value-type="float">
            <text:p>0</text:p>
          </table:table-cell>
          <table:table-cell office:value-type="float" office:value="0.101385" calcext:value-type="float">
            <text:p>0.101385</text:p>
          </table:table-cell>
          <table:table-cell office:value-type="float" office:value="0.202252" calcext:value-type="float">
            <text:p>0.202252</text:p>
          </table:table-cell>
          <table:table-cell office:value-type="float" office:value="0.302256" calcext:value-type="float">
            <text:p>0.302256</text:p>
          </table:table-cell>
          <table:table-cell office:value-type="float" office:value="0.401395" calcext:value-type="float">
            <text:p>0.401395</text:p>
          </table:table-cell>
          <table:table-cell office:value-type="float" office:value="0.5" calcext:value-type="float">
            <text:p>0.5</text:p>
          </table:table-cell>
          <table:table-cell office:value-type="float" office:value="0.598605" calcext:value-type="float">
            <text:p>0.598605</text:p>
          </table:table-cell>
          <table:table-cell office:value-type="float" office:value="0.697744" calcext:value-type="float">
            <text:p>0.697744</text:p>
          </table:table-cell>
          <table:table-cell office:value-type="float" office:value="0.797748" calcext:value-type="float">
            <text:p>0.797748</text:p>
          </table:table-cell>
          <table:table-cell office:value-type="float" office:value="0.898615" calcext:value-type="float">
            <text:p>0.898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3982" calcext:value-type="float">
            <text:p>0.123982</text:p>
          </table:table-cell>
          <table:table-cell office:value-type="float" office:value="0" calcext:value-type="float">
            <text:p>0</text:p>
          </table:table-cell>
          <table:table-cell office:value-type="float" office:value="0.101385" calcext:value-type="float">
            <text:p>0.101385</text:p>
          </table:table-cell>
          <table:table-cell office:value-type="float" office:value="0.202252" calcext:value-type="float">
            <text:p>0.202252</text:p>
          </table:table-cell>
          <table:table-cell office:value-type="float" office:value="0.302256" calcext:value-type="float">
            <text:p>0.302256</text:p>
          </table:table-cell>
          <table:table-cell office:value-type="float" office:value="0.401395" calcext:value-type="float">
            <text:p>0.401395</text:p>
          </table:table-cell>
          <table:table-cell office:value-type="float" office:value="0.5" calcext:value-type="float">
            <text:p>0.5</text:p>
          </table:table-cell>
          <table:table-cell office:value-type="float" office:value="0.598605" calcext:value-type="float">
            <text:p>0.598605</text:p>
          </table:table-cell>
          <table:table-cell office:value-type="float" office:value="0.697744" calcext:value-type="float">
            <text:p>0.697744</text:p>
          </table:table-cell>
          <table:table-cell office:value-type="float" office:value="0.797748" calcext:value-type="float">
            <text:p>0.797748</text:p>
          </table:table-cell>
          <table:table-cell office:value-type="float" office:value="0.898615" calcext:value-type="float">
            <text:p>0.898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3982" calcext:value-type="float">
            <text:p>0.123982</text:p>
          </table:table-cell>
          <table:table-cell office:value-type="float" office:value="0" calcext:value-type="float">
            <text:p>0</text:p>
          </table:table-cell>
          <table:table-cell office:value-type="float" office:value="0.101385" calcext:value-type="float">
            <text:p>0.101385</text:p>
          </table:table-cell>
          <table:table-cell office:value-type="float" office:value="0.202252" calcext:value-type="float">
            <text:p>0.202252</text:p>
          </table:table-cell>
          <table:table-cell office:value-type="float" office:value="0.302256" calcext:value-type="float">
            <text:p>0.302256</text:p>
          </table:table-cell>
          <table:table-cell office:value-type="float" office:value="0.401395" calcext:value-type="float">
            <text:p>0.401395</text:p>
          </table:table-cell>
          <table:table-cell office:value-type="float" office:value="0.5" calcext:value-type="float">
            <text:p>0.5</text:p>
          </table:table-cell>
          <table:table-cell office:value-type="float" office:value="0.598605" calcext:value-type="float">
            <text:p>0.598605</text:p>
          </table:table-cell>
          <table:table-cell office:value-type="float" office:value="0.697744" calcext:value-type="float">
            <text:p>0.697744</text:p>
          </table:table-cell>
          <table:table-cell office:value-type="float" office:value="0.797748" calcext:value-type="float">
            <text:p>0.797748</text:p>
          </table:table-cell>
          <table:table-cell office:value-type="float" office:value="0.898615" calcext:value-type="float">
            <text:p>0.898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3982" calcext:value-type="float">
            <text:p>0.123982</text:p>
          </table:table-cell>
          <table:table-cell office:value-type="float" office:value="0" calcext:value-type="float">
            <text:p>0</text:p>
          </table:table-cell>
          <table:table-cell office:value-type="float" office:value="0.101385" calcext:value-type="float">
            <text:p>0.101385</text:p>
          </table:table-cell>
          <table:table-cell office:value-type="float" office:value="0.202252" calcext:value-type="float">
            <text:p>0.202252</text:p>
          </table:table-cell>
          <table:table-cell office:value-type="float" office:value="0.302256" calcext:value-type="float">
            <text:p>0.302256</text:p>
          </table:table-cell>
          <table:table-cell office:value-type="float" office:value="0.401395" calcext:value-type="float">
            <text:p>0.401395</text:p>
          </table:table-cell>
          <table:table-cell office:value-type="float" office:value="0.5" calcext:value-type="float">
            <text:p>0.5</text:p>
          </table:table-cell>
          <table:table-cell office:value-type="float" office:value="0.598605" calcext:value-type="float">
            <text:p>0.598605</text:p>
          </table:table-cell>
          <table:table-cell office:value-type="float" office:value="0.697744" calcext:value-type="float">
            <text:p>0.697744</text:p>
          </table:table-cell>
          <table:table-cell office:value-type="float" office:value="0.797748" calcext:value-type="float">
            <text:p>0.797748</text:p>
          </table:table-cell>
          <table:table-cell office:value-type="float" office:value="0.898615" calcext:value-type="float">
            <text:p>0.898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3982" calcext:value-type="float">
            <text:p>0.123982</text:p>
          </table:table-cell>
          <table:table-cell office:value-type="float" office:value="0" calcext:value-type="float">
            <text:p>0</text:p>
          </table:table-cell>
          <table:table-cell office:value-type="float" office:value="0.101385" calcext:value-type="float">
            <text:p>0.101385</text:p>
          </table:table-cell>
          <table:table-cell office:value-type="float" office:value="0.202252" calcext:value-type="float">
            <text:p>0.202252</text:p>
          </table:table-cell>
          <table:table-cell office:value-type="float" office:value="0.302256" calcext:value-type="float">
            <text:p>0.302256</text:p>
          </table:table-cell>
          <table:table-cell office:value-type="float" office:value="0.401395" calcext:value-type="float">
            <text:p>0.401395</text:p>
          </table:table-cell>
          <table:table-cell office:value-type="float" office:value="0.5" calcext:value-type="float">
            <text:p>0.5</text:p>
          </table:table-cell>
          <table:table-cell office:value-type="float" office:value="0.598605" calcext:value-type="float">
            <text:p>0.598605</text:p>
          </table:table-cell>
          <table:table-cell office:value-type="float" office:value="0.697744" calcext:value-type="float">
            <text:p>0.697744</text:p>
          </table:table-cell>
          <table:table-cell office:value-type="float" office:value="0.797748" calcext:value-type="float">
            <text:p>0.797748</text:p>
          </table:table-cell>
          <table:table-cell office:value-type="float" office:value="0.898615" calcext:value-type="float">
            <text:p>0.898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3982" calcext:value-type="float">
            <text:p>0.123982</text:p>
          </table:table-cell>
          <table:table-cell office:value-type="float" office:value="0" calcext:value-type="float">
            <text:p>0</text:p>
          </table:table-cell>
          <table:table-cell office:value-type="float" office:value="0.101385" calcext:value-type="float">
            <text:p>0.101385</text:p>
          </table:table-cell>
          <table:table-cell office:value-type="float" office:value="0.202252" calcext:value-type="float">
            <text:p>0.202252</text:p>
          </table:table-cell>
          <table:table-cell office:value-type="float" office:value="0.302256" calcext:value-type="float">
            <text:p>0.302256</text:p>
          </table:table-cell>
          <table:table-cell office:value-type="float" office:value="0.401395" calcext:value-type="float">
            <text:p>0.401395</text:p>
          </table:table-cell>
          <table:table-cell office:value-type="float" office:value="0.5" calcext:value-type="float">
            <text:p>0.5</text:p>
          </table:table-cell>
          <table:table-cell office:value-type="float" office:value="0.598605" calcext:value-type="float">
            <text:p>0.598605</text:p>
          </table:table-cell>
          <table:table-cell office:value-type="float" office:value="0.697744" calcext:value-type="float">
            <text:p>0.697744</text:p>
          </table:table-cell>
          <table:table-cell office:value-type="float" office:value="0.797748" calcext:value-type="float">
            <text:p>0.797748</text:p>
          </table:table-cell>
          <table:table-cell office:value-type="float" office:value="0.898615" calcext:value-type="float">
            <text:p>0.898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7458" calcext:value-type="float">
            <text:p>0.127458</text:p>
          </table:table-cell>
          <table:table-cell office:value-type="float" office:value="0" calcext:value-type="float">
            <text:p>0</text:p>
          </table:table-cell>
          <table:table-cell office:value-type="float" office:value="0.101207" calcext:value-type="float">
            <text:p>0.101207</text:p>
          </table:table-cell>
          <table:table-cell office:value-type="float" office:value="0.201962" calcext:value-type="float">
            <text:p>0.201962</text:p>
          </table:table-cell>
          <table:table-cell office:value-type="float" office:value="0.301966" calcext:value-type="float">
            <text:p>0.301966</text:p>
          </table:table-cell>
          <table:table-cell office:value-type="float" office:value="0.401216" calcext:value-type="float">
            <text:p>0.401216</text:p>
          </table:table-cell>
          <table:table-cell office:value-type="float" office:value="0.5" calcext:value-type="float">
            <text:p>0.5</text:p>
          </table:table-cell>
          <table:table-cell office:value-type="float" office:value="0.598784" calcext:value-type="float">
            <text:p>0.598784</text:p>
          </table:table-cell>
          <table:table-cell office:value-type="float" office:value="0.698034" calcext:value-type="float">
            <text:p>0.698034</text:p>
          </table:table-cell>
          <table:table-cell office:value-type="float" office:value="0.798038" calcext:value-type="float">
            <text:p>0.798038</text:p>
          </table:table-cell>
          <table:table-cell office:value-type="float" office:value="0.898793" calcext:value-type="float">
            <text:p>0.898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7458" calcext:value-type="float">
            <text:p>0.127458</text:p>
          </table:table-cell>
          <table:table-cell office:value-type="float" office:value="0" calcext:value-type="float">
            <text:p>0</text:p>
          </table:table-cell>
          <table:table-cell office:value-type="float" office:value="0.101207" calcext:value-type="float">
            <text:p>0.101207</text:p>
          </table:table-cell>
          <table:table-cell office:value-type="float" office:value="0.201962" calcext:value-type="float">
            <text:p>0.201962</text:p>
          </table:table-cell>
          <table:table-cell office:value-type="float" office:value="0.301966" calcext:value-type="float">
            <text:p>0.301966</text:p>
          </table:table-cell>
          <table:table-cell office:value-type="float" office:value="0.401216" calcext:value-type="float">
            <text:p>0.401216</text:p>
          </table:table-cell>
          <table:table-cell office:value-type="float" office:value="0.5" calcext:value-type="float">
            <text:p>0.5</text:p>
          </table:table-cell>
          <table:table-cell office:value-type="float" office:value="0.598784" calcext:value-type="float">
            <text:p>0.598784</text:p>
          </table:table-cell>
          <table:table-cell office:value-type="float" office:value="0.698034" calcext:value-type="float">
            <text:p>0.698034</text:p>
          </table:table-cell>
          <table:table-cell office:value-type="float" office:value="0.798038" calcext:value-type="float">
            <text:p>0.798038</text:p>
          </table:table-cell>
          <table:table-cell office:value-type="float" office:value="0.898793" calcext:value-type="float">
            <text:p>0.898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7458" calcext:value-type="float">
            <text:p>0.127458</text:p>
          </table:table-cell>
          <table:table-cell office:value-type="float" office:value="0" calcext:value-type="float">
            <text:p>0</text:p>
          </table:table-cell>
          <table:table-cell office:value-type="float" office:value="0.101207" calcext:value-type="float">
            <text:p>0.101207</text:p>
          </table:table-cell>
          <table:table-cell office:value-type="float" office:value="0.201962" calcext:value-type="float">
            <text:p>0.201962</text:p>
          </table:table-cell>
          <table:table-cell office:value-type="float" office:value="0.301966" calcext:value-type="float">
            <text:p>0.301966</text:p>
          </table:table-cell>
          <table:table-cell office:value-type="float" office:value="0.401216" calcext:value-type="float">
            <text:p>0.401216</text:p>
          </table:table-cell>
          <table:table-cell office:value-type="float" office:value="0.5" calcext:value-type="float">
            <text:p>0.5</text:p>
          </table:table-cell>
          <table:table-cell office:value-type="float" office:value="0.598784" calcext:value-type="float">
            <text:p>0.598784</text:p>
          </table:table-cell>
          <table:table-cell office:value-type="float" office:value="0.698034" calcext:value-type="float">
            <text:p>0.698034</text:p>
          </table:table-cell>
          <table:table-cell office:value-type="float" office:value="0.798038" calcext:value-type="float">
            <text:p>0.798038</text:p>
          </table:table-cell>
          <table:table-cell office:value-type="float" office:value="0.898793" calcext:value-type="float">
            <text:p>0.898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7458" calcext:value-type="float">
            <text:p>0.127458</text:p>
          </table:table-cell>
          <table:table-cell office:value-type="float" office:value="0" calcext:value-type="float">
            <text:p>0</text:p>
          </table:table-cell>
          <table:table-cell office:value-type="float" office:value="0.101207" calcext:value-type="float">
            <text:p>0.101207</text:p>
          </table:table-cell>
          <table:table-cell office:value-type="float" office:value="0.201962" calcext:value-type="float">
            <text:p>0.201962</text:p>
          </table:table-cell>
          <table:table-cell office:value-type="float" office:value="0.301966" calcext:value-type="float">
            <text:p>0.301966</text:p>
          </table:table-cell>
          <table:table-cell office:value-type="float" office:value="0.401216" calcext:value-type="float">
            <text:p>0.401216</text:p>
          </table:table-cell>
          <table:table-cell office:value-type="float" office:value="0.5" calcext:value-type="float">
            <text:p>0.5</text:p>
          </table:table-cell>
          <table:table-cell office:value-type="float" office:value="0.598784" calcext:value-type="float">
            <text:p>0.598784</text:p>
          </table:table-cell>
          <table:table-cell office:value-type="float" office:value="0.698034" calcext:value-type="float">
            <text:p>0.698034</text:p>
          </table:table-cell>
          <table:table-cell office:value-type="float" office:value="0.798038" calcext:value-type="float">
            <text:p>0.798038</text:p>
          </table:table-cell>
          <table:table-cell office:value-type="float" office:value="0.898793" calcext:value-type="float">
            <text:p>0.898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7458" calcext:value-type="float">
            <text:p>0.127458</text:p>
          </table:table-cell>
          <table:table-cell office:value-type="float" office:value="0" calcext:value-type="float">
            <text:p>0</text:p>
          </table:table-cell>
          <table:table-cell office:value-type="float" office:value="0.101207" calcext:value-type="float">
            <text:p>0.101207</text:p>
          </table:table-cell>
          <table:table-cell office:value-type="float" office:value="0.201962" calcext:value-type="float">
            <text:p>0.201962</text:p>
          </table:table-cell>
          <table:table-cell office:value-type="float" office:value="0.301966" calcext:value-type="float">
            <text:p>0.301966</text:p>
          </table:table-cell>
          <table:table-cell office:value-type="float" office:value="0.401216" calcext:value-type="float">
            <text:p>0.401216</text:p>
          </table:table-cell>
          <table:table-cell office:value-type="float" office:value="0.5" calcext:value-type="float">
            <text:p>0.5</text:p>
          </table:table-cell>
          <table:table-cell office:value-type="float" office:value="0.598784" calcext:value-type="float">
            <text:p>0.598784</text:p>
          </table:table-cell>
          <table:table-cell office:value-type="float" office:value="0.698034" calcext:value-type="float">
            <text:p>0.698034</text:p>
          </table:table-cell>
          <table:table-cell office:value-type="float" office:value="0.798038" calcext:value-type="float">
            <text:p>0.798038</text:p>
          </table:table-cell>
          <table:table-cell office:value-type="float" office:value="0.898793" calcext:value-type="float">
            <text:p>0.898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7458" calcext:value-type="float">
            <text:p>0.127458</text:p>
          </table:table-cell>
          <table:table-cell office:value-type="float" office:value="0" calcext:value-type="float">
            <text:p>0</text:p>
          </table:table-cell>
          <table:table-cell office:value-type="float" office:value="0.101207" calcext:value-type="float">
            <text:p>0.101207</text:p>
          </table:table-cell>
          <table:table-cell office:value-type="float" office:value="0.201962" calcext:value-type="float">
            <text:p>0.201962</text:p>
          </table:table-cell>
          <table:table-cell office:value-type="float" office:value="0.301966" calcext:value-type="float">
            <text:p>0.301966</text:p>
          </table:table-cell>
          <table:table-cell office:value-type="float" office:value="0.401216" calcext:value-type="float">
            <text:p>0.401216</text:p>
          </table:table-cell>
          <table:table-cell office:value-type="float" office:value="0.5" calcext:value-type="float">
            <text:p>0.5</text:p>
          </table:table-cell>
          <table:table-cell office:value-type="float" office:value="0.598784" calcext:value-type="float">
            <text:p>0.598784</text:p>
          </table:table-cell>
          <table:table-cell office:value-type="float" office:value="0.698034" calcext:value-type="float">
            <text:p>0.698034</text:p>
          </table:table-cell>
          <table:table-cell office:value-type="float" office:value="0.798038" calcext:value-type="float">
            <text:p>0.798038</text:p>
          </table:table-cell>
          <table:table-cell office:value-type="float" office:value="0.898793" calcext:value-type="float">
            <text:p>0.898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7458" calcext:value-type="float">
            <text:p>0.127458</text:p>
          </table:table-cell>
          <table:table-cell office:value-type="float" office:value="0" calcext:value-type="float">
            <text:p>0</text:p>
          </table:table-cell>
          <table:table-cell office:value-type="float" office:value="0.101207" calcext:value-type="float">
            <text:p>0.101207</text:p>
          </table:table-cell>
          <table:table-cell office:value-type="float" office:value="0.201962" calcext:value-type="float">
            <text:p>0.201962</text:p>
          </table:table-cell>
          <table:table-cell office:value-type="float" office:value="0.301966" calcext:value-type="float">
            <text:p>0.301966</text:p>
          </table:table-cell>
          <table:table-cell office:value-type="float" office:value="0.401216" calcext:value-type="float">
            <text:p>0.401216</text:p>
          </table:table-cell>
          <table:table-cell office:value-type="float" office:value="0.5" calcext:value-type="float">
            <text:p>0.5</text:p>
          </table:table-cell>
          <table:table-cell office:value-type="float" office:value="0.598784" calcext:value-type="float">
            <text:p>0.598784</text:p>
          </table:table-cell>
          <table:table-cell office:value-type="float" office:value="0.698034" calcext:value-type="float">
            <text:p>0.698034</text:p>
          </table:table-cell>
          <table:table-cell office:value-type="float" office:value="0.798038" calcext:value-type="float">
            <text:p>0.798038</text:p>
          </table:table-cell>
          <table:table-cell office:value-type="float" office:value="0.898793" calcext:value-type="float">
            <text:p>0.898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7458" calcext:value-type="float">
            <text:p>0.127458</text:p>
          </table:table-cell>
          <table:table-cell office:value-type="float" office:value="0" calcext:value-type="float">
            <text:p>0</text:p>
          </table:table-cell>
          <table:table-cell office:value-type="float" office:value="0.101207" calcext:value-type="float">
            <text:p>0.101207</text:p>
          </table:table-cell>
          <table:table-cell office:value-type="float" office:value="0.201962" calcext:value-type="float">
            <text:p>0.201962</text:p>
          </table:table-cell>
          <table:table-cell office:value-type="float" office:value="0.301966" calcext:value-type="float">
            <text:p>0.301966</text:p>
          </table:table-cell>
          <table:table-cell office:value-type="float" office:value="0.401216" calcext:value-type="float">
            <text:p>0.401216</text:p>
          </table:table-cell>
          <table:table-cell office:value-type="float" office:value="0.5" calcext:value-type="float">
            <text:p>0.5</text:p>
          </table:table-cell>
          <table:table-cell office:value-type="float" office:value="0.598784" calcext:value-type="float">
            <text:p>0.598784</text:p>
          </table:table-cell>
          <table:table-cell office:value-type="float" office:value="0.698034" calcext:value-type="float">
            <text:p>0.698034</text:p>
          </table:table-cell>
          <table:table-cell office:value-type="float" office:value="0.798038" calcext:value-type="float">
            <text:p>0.798038</text:p>
          </table:table-cell>
          <table:table-cell office:value-type="float" office:value="0.898793" calcext:value-type="float">
            <text:p>0.898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7458" calcext:value-type="float">
            <text:p>0.127458</text:p>
          </table:table-cell>
          <table:table-cell office:value-type="float" office:value="0" calcext:value-type="float">
            <text:p>0</text:p>
          </table:table-cell>
          <table:table-cell office:value-type="float" office:value="0.101207" calcext:value-type="float">
            <text:p>0.101207</text:p>
          </table:table-cell>
          <table:table-cell office:value-type="float" office:value="0.201962" calcext:value-type="float">
            <text:p>0.201962</text:p>
          </table:table-cell>
          <table:table-cell office:value-type="float" office:value="0.301966" calcext:value-type="float">
            <text:p>0.301966</text:p>
          </table:table-cell>
          <table:table-cell office:value-type="float" office:value="0.401216" calcext:value-type="float">
            <text:p>0.401216</text:p>
          </table:table-cell>
          <table:table-cell office:value-type="float" office:value="0.5" calcext:value-type="float">
            <text:p>0.5</text:p>
          </table:table-cell>
          <table:table-cell office:value-type="float" office:value="0.598784" calcext:value-type="float">
            <text:p>0.598784</text:p>
          </table:table-cell>
          <table:table-cell office:value-type="float" office:value="0.698034" calcext:value-type="float">
            <text:p>0.698034</text:p>
          </table:table-cell>
          <table:table-cell office:value-type="float" office:value="0.798038" calcext:value-type="float">
            <text:p>0.798038</text:p>
          </table:table-cell>
          <table:table-cell office:value-type="float" office:value="0.898793" calcext:value-type="float">
            <text:p>0.898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7458" calcext:value-type="float">
            <text:p>0.127458</text:p>
          </table:table-cell>
          <table:table-cell office:value-type="float" office:value="0" calcext:value-type="float">
            <text:p>0</text:p>
          </table:table-cell>
          <table:table-cell office:value-type="float" office:value="0.101207" calcext:value-type="float">
            <text:p>0.101207</text:p>
          </table:table-cell>
          <table:table-cell office:value-type="float" office:value="0.201962" calcext:value-type="float">
            <text:p>0.201962</text:p>
          </table:table-cell>
          <table:table-cell office:value-type="float" office:value="0.301966" calcext:value-type="float">
            <text:p>0.301966</text:p>
          </table:table-cell>
          <table:table-cell office:value-type="float" office:value="0.401216" calcext:value-type="float">
            <text:p>0.401216</text:p>
          </table:table-cell>
          <table:table-cell office:value-type="float" office:value="0.5" calcext:value-type="float">
            <text:p>0.5</text:p>
          </table:table-cell>
          <table:table-cell office:value-type="float" office:value="0.598784" calcext:value-type="float">
            <text:p>0.598784</text:p>
          </table:table-cell>
          <table:table-cell office:value-type="float" office:value="0.698034" calcext:value-type="float">
            <text:p>0.698034</text:p>
          </table:table-cell>
          <table:table-cell office:value-type="float" office:value="0.798038" calcext:value-type="float">
            <text:p>0.798038</text:p>
          </table:table-cell>
          <table:table-cell office:value-type="float" office:value="0.898793" calcext:value-type="float">
            <text:p>0.898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7458" calcext:value-type="float">
            <text:p>0.127458</text:p>
          </table:table-cell>
          <table:table-cell office:value-type="float" office:value="0" calcext:value-type="float">
            <text:p>0</text:p>
          </table:table-cell>
          <table:table-cell office:value-type="float" office:value="0.101207" calcext:value-type="float">
            <text:p>0.101207</text:p>
          </table:table-cell>
          <table:table-cell office:value-type="float" office:value="0.201962" calcext:value-type="float">
            <text:p>0.201962</text:p>
          </table:table-cell>
          <table:table-cell office:value-type="float" office:value="0.301966" calcext:value-type="float">
            <text:p>0.301966</text:p>
          </table:table-cell>
          <table:table-cell office:value-type="float" office:value="0.401216" calcext:value-type="float">
            <text:p>0.401216</text:p>
          </table:table-cell>
          <table:table-cell office:value-type="float" office:value="0.5" calcext:value-type="float">
            <text:p>0.5</text:p>
          </table:table-cell>
          <table:table-cell office:value-type="float" office:value="0.598784" calcext:value-type="float">
            <text:p>0.598784</text:p>
          </table:table-cell>
          <table:table-cell office:value-type="float" office:value="0.698034" calcext:value-type="float">
            <text:p>0.698034</text:p>
          </table:table-cell>
          <table:table-cell office:value-type="float" office:value="0.798038" calcext:value-type="float">
            <text:p>0.798038</text:p>
          </table:table-cell>
          <table:table-cell office:value-type="float" office:value="0.898793" calcext:value-type="float">
            <text:p>0.898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0934" calcext:value-type="float">
            <text:p>0.130934</text:p>
          </table:table-cell>
          <table:table-cell office:value-type="float" office:value="0" calcext:value-type="float">
            <text:p>0</text:p>
          </table:table-cell>
          <table:table-cell office:value-type="float" office:value="0.101052" calcext:value-type="float">
            <text:p>0.101052</text:p>
          </table:table-cell>
          <table:table-cell office:value-type="float" office:value="0.20171" calcext:value-type="float">
            <text:p>0.20171</text:p>
          </table:table-cell>
          <table:table-cell office:value-type="float" office:value="0.301713" calcext:value-type="float">
            <text:p>0.301713</text:p>
          </table:table-cell>
          <table:table-cell office:value-type="float" office:value="0.40106" calcext:value-type="float">
            <text:p>0.40106</text:p>
          </table:table-cell>
          <table:table-cell office:value-type="float" office:value="0.5" calcext:value-type="float">
            <text:p>0.5</text:p>
          </table:table-cell>
          <table:table-cell office:value-type="float" office:value="0.59894" calcext:value-type="float">
            <text:p>0.59894</text:p>
          </table:table-cell>
          <table:table-cell office:value-type="float" office:value="0.698287" calcext:value-type="float">
            <text:p>0.698287</text:p>
          </table:table-cell>
          <table:table-cell office:value-type="float" office:value="0.79829" calcext:value-type="float">
            <text:p>0.79829</text:p>
          </table:table-cell>
          <table:table-cell office:value-type="float" office:value="0.898948" calcext:value-type="float">
            <text:p>0.898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0934" calcext:value-type="float">
            <text:p>0.130934</text:p>
          </table:table-cell>
          <table:table-cell office:value-type="float" office:value="0" calcext:value-type="float">
            <text:p>0</text:p>
          </table:table-cell>
          <table:table-cell office:value-type="float" office:value="0.101052" calcext:value-type="float">
            <text:p>0.101052</text:p>
          </table:table-cell>
          <table:table-cell office:value-type="float" office:value="0.20171" calcext:value-type="float">
            <text:p>0.20171</text:p>
          </table:table-cell>
          <table:table-cell office:value-type="float" office:value="0.301713" calcext:value-type="float">
            <text:p>0.301713</text:p>
          </table:table-cell>
          <table:table-cell office:value-type="float" office:value="0.40106" calcext:value-type="float">
            <text:p>0.40106</text:p>
          </table:table-cell>
          <table:table-cell office:value-type="float" office:value="0.5" calcext:value-type="float">
            <text:p>0.5</text:p>
          </table:table-cell>
          <table:table-cell office:value-type="float" office:value="0.59894" calcext:value-type="float">
            <text:p>0.59894</text:p>
          </table:table-cell>
          <table:table-cell office:value-type="float" office:value="0.698287" calcext:value-type="float">
            <text:p>0.698287</text:p>
          </table:table-cell>
          <table:table-cell office:value-type="float" office:value="0.79829" calcext:value-type="float">
            <text:p>0.79829</text:p>
          </table:table-cell>
          <table:table-cell office:value-type="float" office:value="0.898948" calcext:value-type="float">
            <text:p>0.898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0934" calcext:value-type="float">
            <text:p>0.130934</text:p>
          </table:table-cell>
          <table:table-cell office:value-type="float" office:value="0" calcext:value-type="float">
            <text:p>0</text:p>
          </table:table-cell>
          <table:table-cell office:value-type="float" office:value="0.101052" calcext:value-type="float">
            <text:p>0.101052</text:p>
          </table:table-cell>
          <table:table-cell office:value-type="float" office:value="0.20171" calcext:value-type="float">
            <text:p>0.20171</text:p>
          </table:table-cell>
          <table:table-cell office:value-type="float" office:value="0.301713" calcext:value-type="float">
            <text:p>0.301713</text:p>
          </table:table-cell>
          <table:table-cell office:value-type="float" office:value="0.40106" calcext:value-type="float">
            <text:p>0.40106</text:p>
          </table:table-cell>
          <table:table-cell office:value-type="float" office:value="0.5" calcext:value-type="float">
            <text:p>0.5</text:p>
          </table:table-cell>
          <table:table-cell office:value-type="float" office:value="0.59894" calcext:value-type="float">
            <text:p>0.59894</text:p>
          </table:table-cell>
          <table:table-cell office:value-type="float" office:value="0.698287" calcext:value-type="float">
            <text:p>0.698287</text:p>
          </table:table-cell>
          <table:table-cell office:value-type="float" office:value="0.79829" calcext:value-type="float">
            <text:p>0.79829</text:p>
          </table:table-cell>
          <table:table-cell office:value-type="float" office:value="0.898948" calcext:value-type="float">
            <text:p>0.898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0934" calcext:value-type="float">
            <text:p>0.130934</text:p>
          </table:table-cell>
          <table:table-cell office:value-type="float" office:value="0" calcext:value-type="float">
            <text:p>0</text:p>
          </table:table-cell>
          <table:table-cell office:value-type="float" office:value="0.101052" calcext:value-type="float">
            <text:p>0.101052</text:p>
          </table:table-cell>
          <table:table-cell office:value-type="float" office:value="0.20171" calcext:value-type="float">
            <text:p>0.20171</text:p>
          </table:table-cell>
          <table:table-cell office:value-type="float" office:value="0.301713" calcext:value-type="float">
            <text:p>0.301713</text:p>
          </table:table-cell>
          <table:table-cell office:value-type="float" office:value="0.40106" calcext:value-type="float">
            <text:p>0.40106</text:p>
          </table:table-cell>
          <table:table-cell office:value-type="float" office:value="0.5" calcext:value-type="float">
            <text:p>0.5</text:p>
          </table:table-cell>
          <table:table-cell office:value-type="float" office:value="0.59894" calcext:value-type="float">
            <text:p>0.59894</text:p>
          </table:table-cell>
          <table:table-cell office:value-type="float" office:value="0.698287" calcext:value-type="float">
            <text:p>0.698287</text:p>
          </table:table-cell>
          <table:table-cell office:value-type="float" office:value="0.79829" calcext:value-type="float">
            <text:p>0.79829</text:p>
          </table:table-cell>
          <table:table-cell office:value-type="float" office:value="0.898948" calcext:value-type="float">
            <text:p>0.898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0934" calcext:value-type="float">
            <text:p>0.130934</text:p>
          </table:table-cell>
          <table:table-cell office:value-type="float" office:value="0" calcext:value-type="float">
            <text:p>0</text:p>
          </table:table-cell>
          <table:table-cell office:value-type="float" office:value="0.101052" calcext:value-type="float">
            <text:p>0.101052</text:p>
          </table:table-cell>
          <table:table-cell office:value-type="float" office:value="0.20171" calcext:value-type="float">
            <text:p>0.20171</text:p>
          </table:table-cell>
          <table:table-cell office:value-type="float" office:value="0.301713" calcext:value-type="float">
            <text:p>0.301713</text:p>
          </table:table-cell>
          <table:table-cell office:value-type="float" office:value="0.40106" calcext:value-type="float">
            <text:p>0.40106</text:p>
          </table:table-cell>
          <table:table-cell office:value-type="float" office:value="0.5" calcext:value-type="float">
            <text:p>0.5</text:p>
          </table:table-cell>
          <table:table-cell office:value-type="float" office:value="0.59894" calcext:value-type="float">
            <text:p>0.59894</text:p>
          </table:table-cell>
          <table:table-cell office:value-type="float" office:value="0.698287" calcext:value-type="float">
            <text:p>0.698287</text:p>
          </table:table-cell>
          <table:table-cell office:value-type="float" office:value="0.79829" calcext:value-type="float">
            <text:p>0.79829</text:p>
          </table:table-cell>
          <table:table-cell office:value-type="float" office:value="0.898948" calcext:value-type="float">
            <text:p>0.898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0934" calcext:value-type="float">
            <text:p>0.130934</text:p>
          </table:table-cell>
          <table:table-cell office:value-type="float" office:value="0" calcext:value-type="float">
            <text:p>0</text:p>
          </table:table-cell>
          <table:table-cell office:value-type="float" office:value="0.101052" calcext:value-type="float">
            <text:p>0.101052</text:p>
          </table:table-cell>
          <table:table-cell office:value-type="float" office:value="0.20171" calcext:value-type="float">
            <text:p>0.20171</text:p>
          </table:table-cell>
          <table:table-cell office:value-type="float" office:value="0.301713" calcext:value-type="float">
            <text:p>0.301713</text:p>
          </table:table-cell>
          <table:table-cell office:value-type="float" office:value="0.40106" calcext:value-type="float">
            <text:p>0.40106</text:p>
          </table:table-cell>
          <table:table-cell office:value-type="float" office:value="0.5" calcext:value-type="float">
            <text:p>0.5</text:p>
          </table:table-cell>
          <table:table-cell office:value-type="float" office:value="0.59894" calcext:value-type="float">
            <text:p>0.59894</text:p>
          </table:table-cell>
          <table:table-cell office:value-type="float" office:value="0.698287" calcext:value-type="float">
            <text:p>0.698287</text:p>
          </table:table-cell>
          <table:table-cell office:value-type="float" office:value="0.79829" calcext:value-type="float">
            <text:p>0.79829</text:p>
          </table:table-cell>
          <table:table-cell office:value-type="float" office:value="0.898948" calcext:value-type="float">
            <text:p>0.898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0934" calcext:value-type="float">
            <text:p>0.130934</text:p>
          </table:table-cell>
          <table:table-cell office:value-type="float" office:value="0" calcext:value-type="float">
            <text:p>0</text:p>
          </table:table-cell>
          <table:table-cell office:value-type="float" office:value="0.101052" calcext:value-type="float">
            <text:p>0.101052</text:p>
          </table:table-cell>
          <table:table-cell office:value-type="float" office:value="0.20171" calcext:value-type="float">
            <text:p>0.20171</text:p>
          </table:table-cell>
          <table:table-cell office:value-type="float" office:value="0.301713" calcext:value-type="float">
            <text:p>0.301713</text:p>
          </table:table-cell>
          <table:table-cell office:value-type="float" office:value="0.40106" calcext:value-type="float">
            <text:p>0.40106</text:p>
          </table:table-cell>
          <table:table-cell office:value-type="float" office:value="0.5" calcext:value-type="float">
            <text:p>0.5</text:p>
          </table:table-cell>
          <table:table-cell office:value-type="float" office:value="0.59894" calcext:value-type="float">
            <text:p>0.59894</text:p>
          </table:table-cell>
          <table:table-cell office:value-type="float" office:value="0.698287" calcext:value-type="float">
            <text:p>0.698287</text:p>
          </table:table-cell>
          <table:table-cell office:value-type="float" office:value="0.79829" calcext:value-type="float">
            <text:p>0.79829</text:p>
          </table:table-cell>
          <table:table-cell office:value-type="float" office:value="0.898948" calcext:value-type="float">
            <text:p>0.898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0934" calcext:value-type="float">
            <text:p>0.130934</text:p>
          </table:table-cell>
          <table:table-cell office:value-type="float" office:value="0" calcext:value-type="float">
            <text:p>0</text:p>
          </table:table-cell>
          <table:table-cell office:value-type="float" office:value="0.101052" calcext:value-type="float">
            <text:p>0.101052</text:p>
          </table:table-cell>
          <table:table-cell office:value-type="float" office:value="0.20171" calcext:value-type="float">
            <text:p>0.20171</text:p>
          </table:table-cell>
          <table:table-cell office:value-type="float" office:value="0.301713" calcext:value-type="float">
            <text:p>0.301713</text:p>
          </table:table-cell>
          <table:table-cell office:value-type="float" office:value="0.40106" calcext:value-type="float">
            <text:p>0.40106</text:p>
          </table:table-cell>
          <table:table-cell office:value-type="float" office:value="0.5" calcext:value-type="float">
            <text:p>0.5</text:p>
          </table:table-cell>
          <table:table-cell office:value-type="float" office:value="0.59894" calcext:value-type="float">
            <text:p>0.59894</text:p>
          </table:table-cell>
          <table:table-cell office:value-type="float" office:value="0.698287" calcext:value-type="float">
            <text:p>0.698287</text:p>
          </table:table-cell>
          <table:table-cell office:value-type="float" office:value="0.79829" calcext:value-type="float">
            <text:p>0.79829</text:p>
          </table:table-cell>
          <table:table-cell office:value-type="float" office:value="0.898948" calcext:value-type="float">
            <text:p>0.898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0934" calcext:value-type="float">
            <text:p>0.130934</text:p>
          </table:table-cell>
          <table:table-cell office:value-type="float" office:value="0" calcext:value-type="float">
            <text:p>0</text:p>
          </table:table-cell>
          <table:table-cell office:value-type="float" office:value="0.101052" calcext:value-type="float">
            <text:p>0.101052</text:p>
          </table:table-cell>
          <table:table-cell office:value-type="float" office:value="0.20171" calcext:value-type="float">
            <text:p>0.20171</text:p>
          </table:table-cell>
          <table:table-cell office:value-type="float" office:value="0.301713" calcext:value-type="float">
            <text:p>0.301713</text:p>
          </table:table-cell>
          <table:table-cell office:value-type="float" office:value="0.40106" calcext:value-type="float">
            <text:p>0.40106</text:p>
          </table:table-cell>
          <table:table-cell office:value-type="float" office:value="0.5" calcext:value-type="float">
            <text:p>0.5</text:p>
          </table:table-cell>
          <table:table-cell office:value-type="float" office:value="0.59894" calcext:value-type="float">
            <text:p>0.59894</text:p>
          </table:table-cell>
          <table:table-cell office:value-type="float" office:value="0.698287" calcext:value-type="float">
            <text:p>0.698287</text:p>
          </table:table-cell>
          <table:table-cell office:value-type="float" office:value="0.79829" calcext:value-type="float">
            <text:p>0.79829</text:p>
          </table:table-cell>
          <table:table-cell office:value-type="float" office:value="0.898948" calcext:value-type="float">
            <text:p>0.898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0934" calcext:value-type="float">
            <text:p>0.130934</text:p>
          </table:table-cell>
          <table:table-cell office:value-type="float" office:value="0" calcext:value-type="float">
            <text:p>0</text:p>
          </table:table-cell>
          <table:table-cell office:value-type="float" office:value="0.101052" calcext:value-type="float">
            <text:p>0.101052</text:p>
          </table:table-cell>
          <table:table-cell office:value-type="float" office:value="0.20171" calcext:value-type="float">
            <text:p>0.20171</text:p>
          </table:table-cell>
          <table:table-cell office:value-type="float" office:value="0.301713" calcext:value-type="float">
            <text:p>0.301713</text:p>
          </table:table-cell>
          <table:table-cell office:value-type="float" office:value="0.40106" calcext:value-type="float">
            <text:p>0.40106</text:p>
          </table:table-cell>
          <table:table-cell office:value-type="float" office:value="0.5" calcext:value-type="float">
            <text:p>0.5</text:p>
          </table:table-cell>
          <table:table-cell office:value-type="float" office:value="0.59894" calcext:value-type="float">
            <text:p>0.59894</text:p>
          </table:table-cell>
          <table:table-cell office:value-type="float" office:value="0.698287" calcext:value-type="float">
            <text:p>0.698287</text:p>
          </table:table-cell>
          <table:table-cell office:value-type="float" office:value="0.79829" calcext:value-type="float">
            <text:p>0.79829</text:p>
          </table:table-cell>
          <table:table-cell office:value-type="float" office:value="0.898948" calcext:value-type="float">
            <text:p>0.898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0934" calcext:value-type="float">
            <text:p>0.130934</text:p>
          </table:table-cell>
          <table:table-cell office:value-type="float" office:value="0" calcext:value-type="float">
            <text:p>0</text:p>
          </table:table-cell>
          <table:table-cell office:value-type="float" office:value="0.101052" calcext:value-type="float">
            <text:p>0.101052</text:p>
          </table:table-cell>
          <table:table-cell office:value-type="float" office:value="0.20171" calcext:value-type="float">
            <text:p>0.20171</text:p>
          </table:table-cell>
          <table:table-cell office:value-type="float" office:value="0.301713" calcext:value-type="float">
            <text:p>0.301713</text:p>
          </table:table-cell>
          <table:table-cell office:value-type="float" office:value="0.40106" calcext:value-type="float">
            <text:p>0.40106</text:p>
          </table:table-cell>
          <table:table-cell office:value-type="float" office:value="0.5" calcext:value-type="float">
            <text:p>0.5</text:p>
          </table:table-cell>
          <table:table-cell office:value-type="float" office:value="0.59894" calcext:value-type="float">
            <text:p>0.59894</text:p>
          </table:table-cell>
          <table:table-cell office:value-type="float" office:value="0.698287" calcext:value-type="float">
            <text:p>0.698287</text:p>
          </table:table-cell>
          <table:table-cell office:value-type="float" office:value="0.79829" calcext:value-type="float">
            <text:p>0.79829</text:p>
          </table:table-cell>
          <table:table-cell office:value-type="float" office:value="0.898948" calcext:value-type="float">
            <text:p>0.898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4409" calcext:value-type="float">
            <text:p>0.134409</text:p>
          </table:table-cell>
          <table:table-cell office:value-type="float" office:value="0" calcext:value-type="float">
            <text:p>0</text:p>
          </table:table-cell>
          <table:table-cell office:value-type="float" office:value="0.100917" calcext:value-type="float">
            <text:p>0.100917</text:p>
          </table:table-cell>
          <table:table-cell office:value-type="float" office:value="0.201491" calcext:value-type="float">
            <text:p>0.201491</text:p>
          </table:table-cell>
          <table:table-cell office:value-type="float" office:value="0.301493" calcext:value-type="float">
            <text:p>0.301493</text:p>
          </table:table-cell>
          <table:table-cell office:value-type="float" office:value="0.400924" calcext:value-type="float">
            <text:p>0.400924</text:p>
          </table:table-cell>
          <table:table-cell office:value-type="float" office:value="0.5" calcext:value-type="float">
            <text:p>0.5</text:p>
          </table:table-cell>
          <table:table-cell office:value-type="float" office:value="0.599076" calcext:value-type="float">
            <text:p>0.599076</text:p>
          </table:table-cell>
          <table:table-cell office:value-type="float" office:value="0.698507" calcext:value-type="float">
            <text:p>0.698507</text:p>
          </table:table-cell>
          <table:table-cell office:value-type="float" office:value="0.798509" calcext:value-type="float">
            <text:p>0.798509</text:p>
          </table:table-cell>
          <table:table-cell office:value-type="float" office:value="0.899083" calcext:value-type="float">
            <text:p>0.899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4409" calcext:value-type="float">
            <text:p>0.134409</text:p>
          </table:table-cell>
          <table:table-cell office:value-type="float" office:value="0" calcext:value-type="float">
            <text:p>0</text:p>
          </table:table-cell>
          <table:table-cell office:value-type="float" office:value="0.100917" calcext:value-type="float">
            <text:p>0.100917</text:p>
          </table:table-cell>
          <table:table-cell office:value-type="float" office:value="0.201491" calcext:value-type="float">
            <text:p>0.201491</text:p>
          </table:table-cell>
          <table:table-cell office:value-type="float" office:value="0.301493" calcext:value-type="float">
            <text:p>0.301493</text:p>
          </table:table-cell>
          <table:table-cell office:value-type="float" office:value="0.400924" calcext:value-type="float">
            <text:p>0.400924</text:p>
          </table:table-cell>
          <table:table-cell office:value-type="float" office:value="0.5" calcext:value-type="float">
            <text:p>0.5</text:p>
          </table:table-cell>
          <table:table-cell office:value-type="float" office:value="0.599076" calcext:value-type="float">
            <text:p>0.599076</text:p>
          </table:table-cell>
          <table:table-cell office:value-type="float" office:value="0.698507" calcext:value-type="float">
            <text:p>0.698507</text:p>
          </table:table-cell>
          <table:table-cell office:value-type="float" office:value="0.798509" calcext:value-type="float">
            <text:p>0.798509</text:p>
          </table:table-cell>
          <table:table-cell office:value-type="float" office:value="0.899083" calcext:value-type="float">
            <text:p>0.899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4409" calcext:value-type="float">
            <text:p>0.134409</text:p>
          </table:table-cell>
          <table:table-cell office:value-type="float" office:value="0" calcext:value-type="float">
            <text:p>0</text:p>
          </table:table-cell>
          <table:table-cell office:value-type="float" office:value="0.100917" calcext:value-type="float">
            <text:p>0.100917</text:p>
          </table:table-cell>
          <table:table-cell office:value-type="float" office:value="0.201491" calcext:value-type="float">
            <text:p>0.201491</text:p>
          </table:table-cell>
          <table:table-cell office:value-type="float" office:value="0.301493" calcext:value-type="float">
            <text:p>0.301493</text:p>
          </table:table-cell>
          <table:table-cell office:value-type="float" office:value="0.400924" calcext:value-type="float">
            <text:p>0.400924</text:p>
          </table:table-cell>
          <table:table-cell office:value-type="float" office:value="0.5" calcext:value-type="float">
            <text:p>0.5</text:p>
          </table:table-cell>
          <table:table-cell office:value-type="float" office:value="0.599076" calcext:value-type="float">
            <text:p>0.599076</text:p>
          </table:table-cell>
          <table:table-cell office:value-type="float" office:value="0.698507" calcext:value-type="float">
            <text:p>0.698507</text:p>
          </table:table-cell>
          <table:table-cell office:value-type="float" office:value="0.798509" calcext:value-type="float">
            <text:p>0.798509</text:p>
          </table:table-cell>
          <table:table-cell office:value-type="float" office:value="0.899083" calcext:value-type="float">
            <text:p>0.899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4409" calcext:value-type="float">
            <text:p>0.134409</text:p>
          </table:table-cell>
          <table:table-cell office:value-type="float" office:value="0" calcext:value-type="float">
            <text:p>0</text:p>
          </table:table-cell>
          <table:table-cell office:value-type="float" office:value="0.100917" calcext:value-type="float">
            <text:p>0.100917</text:p>
          </table:table-cell>
          <table:table-cell office:value-type="float" office:value="0.201491" calcext:value-type="float">
            <text:p>0.201491</text:p>
          </table:table-cell>
          <table:table-cell office:value-type="float" office:value="0.301493" calcext:value-type="float">
            <text:p>0.301493</text:p>
          </table:table-cell>
          <table:table-cell office:value-type="float" office:value="0.400924" calcext:value-type="float">
            <text:p>0.400924</text:p>
          </table:table-cell>
          <table:table-cell office:value-type="float" office:value="0.5" calcext:value-type="float">
            <text:p>0.5</text:p>
          </table:table-cell>
          <table:table-cell office:value-type="float" office:value="0.599076" calcext:value-type="float">
            <text:p>0.599076</text:p>
          </table:table-cell>
          <table:table-cell office:value-type="float" office:value="0.698507" calcext:value-type="float">
            <text:p>0.698507</text:p>
          </table:table-cell>
          <table:table-cell office:value-type="float" office:value="0.798509" calcext:value-type="float">
            <text:p>0.798509</text:p>
          </table:table-cell>
          <table:table-cell office:value-type="float" office:value="0.899083" calcext:value-type="float">
            <text:p>0.899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4409" calcext:value-type="float">
            <text:p>0.134409</text:p>
          </table:table-cell>
          <table:table-cell office:value-type="float" office:value="0" calcext:value-type="float">
            <text:p>0</text:p>
          </table:table-cell>
          <table:table-cell office:value-type="float" office:value="0.100917" calcext:value-type="float">
            <text:p>0.100917</text:p>
          </table:table-cell>
          <table:table-cell office:value-type="float" office:value="0.201491" calcext:value-type="float">
            <text:p>0.201491</text:p>
          </table:table-cell>
          <table:table-cell office:value-type="float" office:value="0.301493" calcext:value-type="float">
            <text:p>0.301493</text:p>
          </table:table-cell>
          <table:table-cell office:value-type="float" office:value="0.400924" calcext:value-type="float">
            <text:p>0.400924</text:p>
          </table:table-cell>
          <table:table-cell office:value-type="float" office:value="0.5" calcext:value-type="float">
            <text:p>0.5</text:p>
          </table:table-cell>
          <table:table-cell office:value-type="float" office:value="0.599076" calcext:value-type="float">
            <text:p>0.599076</text:p>
          </table:table-cell>
          <table:table-cell office:value-type="float" office:value="0.698507" calcext:value-type="float">
            <text:p>0.698507</text:p>
          </table:table-cell>
          <table:table-cell office:value-type="float" office:value="0.798509" calcext:value-type="float">
            <text:p>0.798509</text:p>
          </table:table-cell>
          <table:table-cell office:value-type="float" office:value="0.899083" calcext:value-type="float">
            <text:p>0.899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4409" calcext:value-type="float">
            <text:p>0.134409</text:p>
          </table:table-cell>
          <table:table-cell office:value-type="float" office:value="0" calcext:value-type="float">
            <text:p>0</text:p>
          </table:table-cell>
          <table:table-cell office:value-type="float" office:value="0.100917" calcext:value-type="float">
            <text:p>0.100917</text:p>
          </table:table-cell>
          <table:table-cell office:value-type="float" office:value="0.201491" calcext:value-type="float">
            <text:p>0.201491</text:p>
          </table:table-cell>
          <table:table-cell office:value-type="float" office:value="0.301493" calcext:value-type="float">
            <text:p>0.301493</text:p>
          </table:table-cell>
          <table:table-cell office:value-type="float" office:value="0.400924" calcext:value-type="float">
            <text:p>0.400924</text:p>
          </table:table-cell>
          <table:table-cell office:value-type="float" office:value="0.5" calcext:value-type="float">
            <text:p>0.5</text:p>
          </table:table-cell>
          <table:table-cell office:value-type="float" office:value="0.599076" calcext:value-type="float">
            <text:p>0.599076</text:p>
          </table:table-cell>
          <table:table-cell office:value-type="float" office:value="0.698507" calcext:value-type="float">
            <text:p>0.698507</text:p>
          </table:table-cell>
          <table:table-cell office:value-type="float" office:value="0.798509" calcext:value-type="float">
            <text:p>0.798509</text:p>
          </table:table-cell>
          <table:table-cell office:value-type="float" office:value="0.899083" calcext:value-type="float">
            <text:p>0.899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4409" calcext:value-type="float">
            <text:p>0.134409</text:p>
          </table:table-cell>
          <table:table-cell office:value-type="float" office:value="0" calcext:value-type="float">
            <text:p>0</text:p>
          </table:table-cell>
          <table:table-cell office:value-type="float" office:value="0.100917" calcext:value-type="float">
            <text:p>0.100917</text:p>
          </table:table-cell>
          <table:table-cell office:value-type="float" office:value="0.201491" calcext:value-type="float">
            <text:p>0.201491</text:p>
          </table:table-cell>
          <table:table-cell office:value-type="float" office:value="0.301493" calcext:value-type="float">
            <text:p>0.301493</text:p>
          </table:table-cell>
          <table:table-cell office:value-type="float" office:value="0.400924" calcext:value-type="float">
            <text:p>0.400924</text:p>
          </table:table-cell>
          <table:table-cell office:value-type="float" office:value="0.5" calcext:value-type="float">
            <text:p>0.5</text:p>
          </table:table-cell>
          <table:table-cell office:value-type="float" office:value="0.599076" calcext:value-type="float">
            <text:p>0.599076</text:p>
          </table:table-cell>
          <table:table-cell office:value-type="float" office:value="0.698507" calcext:value-type="float">
            <text:p>0.698507</text:p>
          </table:table-cell>
          <table:table-cell office:value-type="float" office:value="0.798509" calcext:value-type="float">
            <text:p>0.798509</text:p>
          </table:table-cell>
          <table:table-cell office:value-type="float" office:value="0.899083" calcext:value-type="float">
            <text:p>0.899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4409" calcext:value-type="float">
            <text:p>0.134409</text:p>
          </table:table-cell>
          <table:table-cell office:value-type="float" office:value="0" calcext:value-type="float">
            <text:p>0</text:p>
          </table:table-cell>
          <table:table-cell office:value-type="float" office:value="0.100917" calcext:value-type="float">
            <text:p>0.100917</text:p>
          </table:table-cell>
          <table:table-cell office:value-type="float" office:value="0.201491" calcext:value-type="float">
            <text:p>0.201491</text:p>
          </table:table-cell>
          <table:table-cell office:value-type="float" office:value="0.301493" calcext:value-type="float">
            <text:p>0.301493</text:p>
          </table:table-cell>
          <table:table-cell office:value-type="float" office:value="0.400924" calcext:value-type="float">
            <text:p>0.400924</text:p>
          </table:table-cell>
          <table:table-cell office:value-type="float" office:value="0.5" calcext:value-type="float">
            <text:p>0.5</text:p>
          </table:table-cell>
          <table:table-cell office:value-type="float" office:value="0.599076" calcext:value-type="float">
            <text:p>0.599076</text:p>
          </table:table-cell>
          <table:table-cell office:value-type="float" office:value="0.698507" calcext:value-type="float">
            <text:p>0.698507</text:p>
          </table:table-cell>
          <table:table-cell office:value-type="float" office:value="0.798509" calcext:value-type="float">
            <text:p>0.798509</text:p>
          </table:table-cell>
          <table:table-cell office:value-type="float" office:value="0.899083" calcext:value-type="float">
            <text:p>0.899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4409" calcext:value-type="float">
            <text:p>0.134409</text:p>
          </table:table-cell>
          <table:table-cell office:value-type="float" office:value="0" calcext:value-type="float">
            <text:p>0</text:p>
          </table:table-cell>
          <table:table-cell office:value-type="float" office:value="0.100917" calcext:value-type="float">
            <text:p>0.100917</text:p>
          </table:table-cell>
          <table:table-cell office:value-type="float" office:value="0.201491" calcext:value-type="float">
            <text:p>0.201491</text:p>
          </table:table-cell>
          <table:table-cell office:value-type="float" office:value="0.301493" calcext:value-type="float">
            <text:p>0.301493</text:p>
          </table:table-cell>
          <table:table-cell office:value-type="float" office:value="0.400924" calcext:value-type="float">
            <text:p>0.400924</text:p>
          </table:table-cell>
          <table:table-cell office:value-type="float" office:value="0.5" calcext:value-type="float">
            <text:p>0.5</text:p>
          </table:table-cell>
          <table:table-cell office:value-type="float" office:value="0.599076" calcext:value-type="float">
            <text:p>0.599076</text:p>
          </table:table-cell>
          <table:table-cell office:value-type="float" office:value="0.698507" calcext:value-type="float">
            <text:p>0.698507</text:p>
          </table:table-cell>
          <table:table-cell office:value-type="float" office:value="0.798509" calcext:value-type="float">
            <text:p>0.798509</text:p>
          </table:table-cell>
          <table:table-cell office:value-type="float" office:value="0.899083" calcext:value-type="float">
            <text:p>0.899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4409" calcext:value-type="float">
            <text:p>0.134409</text:p>
          </table:table-cell>
          <table:table-cell office:value-type="float" office:value="0" calcext:value-type="float">
            <text:p>0</text:p>
          </table:table-cell>
          <table:table-cell office:value-type="float" office:value="0.100917" calcext:value-type="float">
            <text:p>0.100917</text:p>
          </table:table-cell>
          <table:table-cell office:value-type="float" office:value="0.201491" calcext:value-type="float">
            <text:p>0.201491</text:p>
          </table:table-cell>
          <table:table-cell office:value-type="float" office:value="0.301493" calcext:value-type="float">
            <text:p>0.301493</text:p>
          </table:table-cell>
          <table:table-cell office:value-type="float" office:value="0.400924" calcext:value-type="float">
            <text:p>0.400924</text:p>
          </table:table-cell>
          <table:table-cell office:value-type="float" office:value="0.5" calcext:value-type="float">
            <text:p>0.5</text:p>
          </table:table-cell>
          <table:table-cell office:value-type="float" office:value="0.599076" calcext:value-type="float">
            <text:p>0.599076</text:p>
          </table:table-cell>
          <table:table-cell office:value-type="float" office:value="0.698507" calcext:value-type="float">
            <text:p>0.698507</text:p>
          </table:table-cell>
          <table:table-cell office:value-type="float" office:value="0.798509" calcext:value-type="float">
            <text:p>0.798509</text:p>
          </table:table-cell>
          <table:table-cell office:value-type="float" office:value="0.899083" calcext:value-type="float">
            <text:p>0.899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4409" calcext:value-type="float">
            <text:p>0.134409</text:p>
          </table:table-cell>
          <table:table-cell office:value-type="float" office:value="0" calcext:value-type="float">
            <text:p>0</text:p>
          </table:table-cell>
          <table:table-cell office:value-type="float" office:value="0.100917" calcext:value-type="float">
            <text:p>0.100917</text:p>
          </table:table-cell>
          <table:table-cell office:value-type="float" office:value="0.201491" calcext:value-type="float">
            <text:p>0.201491</text:p>
          </table:table-cell>
          <table:table-cell office:value-type="float" office:value="0.301493" calcext:value-type="float">
            <text:p>0.301493</text:p>
          </table:table-cell>
          <table:table-cell office:value-type="float" office:value="0.400924" calcext:value-type="float">
            <text:p>0.400924</text:p>
          </table:table-cell>
          <table:table-cell office:value-type="float" office:value="0.5" calcext:value-type="float">
            <text:p>0.5</text:p>
          </table:table-cell>
          <table:table-cell office:value-type="float" office:value="0.599076" calcext:value-type="float">
            <text:p>0.599076</text:p>
          </table:table-cell>
          <table:table-cell office:value-type="float" office:value="0.698507" calcext:value-type="float">
            <text:p>0.698507</text:p>
          </table:table-cell>
          <table:table-cell office:value-type="float" office:value="0.798509" calcext:value-type="float">
            <text:p>0.798509</text:p>
          </table:table-cell>
          <table:table-cell office:value-type="float" office:value="0.899083" calcext:value-type="float">
            <text:p>0.899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7266" calcext:value-type="float">
            <text:p>0.137266</text:p>
          </table:table-cell>
          <table:table-cell office:value-type="float" office:value="0" calcext:value-type="float">
            <text:p>0</text:p>
          </table:table-cell>
          <table:table-cell office:value-type="float" office:value="0.100819" calcext:value-type="float">
            <text:p>0.100819</text:p>
          </table:table-cell>
          <table:table-cell office:value-type="float" office:value="0.201331" calcext:value-type="float">
            <text:p>0.201331</text:p>
          </table:table-cell>
          <table:table-cell office:value-type="float" office:value="0.301334" calcext:value-type="float">
            <text:p>0.301334</text:p>
          </table:table-cell>
          <table:table-cell office:value-type="float" office:value="0.400825" calcext:value-type="float">
            <text:p>0.400825</text:p>
          </table:table-cell>
          <table:table-cell office:value-type="float" office:value="0.5" calcext:value-type="float">
            <text:p>0.5</text:p>
          </table:table-cell>
          <table:table-cell office:value-type="float" office:value="0.599175" calcext:value-type="float">
            <text:p>0.599175</text:p>
          </table:table-cell>
          <table:table-cell office:value-type="float" office:value="0.698666" calcext:value-type="float">
            <text:p>0.698666</text:p>
          </table:table-cell>
          <table:table-cell office:value-type="float" office:value="0.798669" calcext:value-type="float">
            <text:p>0.798669</text:p>
          </table:table-cell>
          <table:table-cell office:value-type="float" office:value="0.899181" calcext:value-type="float">
            <text:p>0.899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7266" calcext:value-type="float">
            <text:p>0.137266</text:p>
          </table:table-cell>
          <table:table-cell office:value-type="float" office:value="0" calcext:value-type="float">
            <text:p>0</text:p>
          </table:table-cell>
          <table:table-cell office:value-type="float" office:value="0.100819" calcext:value-type="float">
            <text:p>0.100819</text:p>
          </table:table-cell>
          <table:table-cell office:value-type="float" office:value="0.201331" calcext:value-type="float">
            <text:p>0.201331</text:p>
          </table:table-cell>
          <table:table-cell office:value-type="float" office:value="0.301334" calcext:value-type="float">
            <text:p>0.301334</text:p>
          </table:table-cell>
          <table:table-cell office:value-type="float" office:value="0.400825" calcext:value-type="float">
            <text:p>0.400825</text:p>
          </table:table-cell>
          <table:table-cell office:value-type="float" office:value="0.5" calcext:value-type="float">
            <text:p>0.5</text:p>
          </table:table-cell>
          <table:table-cell office:value-type="float" office:value="0.599175" calcext:value-type="float">
            <text:p>0.599175</text:p>
          </table:table-cell>
          <table:table-cell office:value-type="float" office:value="0.698666" calcext:value-type="float">
            <text:p>0.698666</text:p>
          </table:table-cell>
          <table:table-cell office:value-type="float" office:value="0.798669" calcext:value-type="float">
            <text:p>0.798669</text:p>
          </table:table-cell>
          <table:table-cell office:value-type="float" office:value="0.899181" calcext:value-type="float">
            <text:p>0.899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7266" calcext:value-type="float">
            <text:p>0.137266</text:p>
          </table:table-cell>
          <table:table-cell office:value-type="float" office:value="0" calcext:value-type="float">
            <text:p>0</text:p>
          </table:table-cell>
          <table:table-cell office:value-type="float" office:value="0.100819" calcext:value-type="float">
            <text:p>0.100819</text:p>
          </table:table-cell>
          <table:table-cell office:value-type="float" office:value="0.201331" calcext:value-type="float">
            <text:p>0.201331</text:p>
          </table:table-cell>
          <table:table-cell office:value-type="float" office:value="0.301334" calcext:value-type="float">
            <text:p>0.301334</text:p>
          </table:table-cell>
          <table:table-cell office:value-type="float" office:value="0.400825" calcext:value-type="float">
            <text:p>0.400825</text:p>
          </table:table-cell>
          <table:table-cell office:value-type="float" office:value="0.5" calcext:value-type="float">
            <text:p>0.5</text:p>
          </table:table-cell>
          <table:table-cell office:value-type="float" office:value="0.599175" calcext:value-type="float">
            <text:p>0.599175</text:p>
          </table:table-cell>
          <table:table-cell office:value-type="float" office:value="0.698666" calcext:value-type="float">
            <text:p>0.698666</text:p>
          </table:table-cell>
          <table:table-cell office:value-type="float" office:value="0.798669" calcext:value-type="float">
            <text:p>0.798669</text:p>
          </table:table-cell>
          <table:table-cell office:value-type="float" office:value="0.899181" calcext:value-type="float">
            <text:p>0.899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7266" calcext:value-type="float">
            <text:p>0.137266</text:p>
          </table:table-cell>
          <table:table-cell office:value-type="float" office:value="0" calcext:value-type="float">
            <text:p>0</text:p>
          </table:table-cell>
          <table:table-cell office:value-type="float" office:value="0.100819" calcext:value-type="float">
            <text:p>0.100819</text:p>
          </table:table-cell>
          <table:table-cell office:value-type="float" office:value="0.201331" calcext:value-type="float">
            <text:p>0.201331</text:p>
          </table:table-cell>
          <table:table-cell office:value-type="float" office:value="0.301334" calcext:value-type="float">
            <text:p>0.301334</text:p>
          </table:table-cell>
          <table:table-cell office:value-type="float" office:value="0.400825" calcext:value-type="float">
            <text:p>0.400825</text:p>
          </table:table-cell>
          <table:table-cell office:value-type="float" office:value="0.5" calcext:value-type="float">
            <text:p>0.5</text:p>
          </table:table-cell>
          <table:table-cell office:value-type="float" office:value="0.599175" calcext:value-type="float">
            <text:p>0.599175</text:p>
          </table:table-cell>
          <table:table-cell office:value-type="float" office:value="0.698666" calcext:value-type="float">
            <text:p>0.698666</text:p>
          </table:table-cell>
          <table:table-cell office:value-type="float" office:value="0.798669" calcext:value-type="float">
            <text:p>0.798669</text:p>
          </table:table-cell>
          <table:table-cell office:value-type="float" office:value="0.899181" calcext:value-type="float">
            <text:p>0.899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7266" calcext:value-type="float">
            <text:p>0.137266</text:p>
          </table:table-cell>
          <table:table-cell office:value-type="float" office:value="0" calcext:value-type="float">
            <text:p>0</text:p>
          </table:table-cell>
          <table:table-cell office:value-type="float" office:value="0.100819" calcext:value-type="float">
            <text:p>0.100819</text:p>
          </table:table-cell>
          <table:table-cell office:value-type="float" office:value="0.201331" calcext:value-type="float">
            <text:p>0.201331</text:p>
          </table:table-cell>
          <table:table-cell office:value-type="float" office:value="0.301334" calcext:value-type="float">
            <text:p>0.301334</text:p>
          </table:table-cell>
          <table:table-cell office:value-type="float" office:value="0.400825" calcext:value-type="float">
            <text:p>0.400825</text:p>
          </table:table-cell>
          <table:table-cell office:value-type="float" office:value="0.5" calcext:value-type="float">
            <text:p>0.5</text:p>
          </table:table-cell>
          <table:table-cell office:value-type="float" office:value="0.599175" calcext:value-type="float">
            <text:p>0.599175</text:p>
          </table:table-cell>
          <table:table-cell office:value-type="float" office:value="0.698666" calcext:value-type="float">
            <text:p>0.698666</text:p>
          </table:table-cell>
          <table:table-cell office:value-type="float" office:value="0.798669" calcext:value-type="float">
            <text:p>0.798669</text:p>
          </table:table-cell>
          <table:table-cell office:value-type="float" office:value="0.899181" calcext:value-type="float">
            <text:p>0.899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7266" calcext:value-type="float">
            <text:p>0.137266</text:p>
          </table:table-cell>
          <table:table-cell office:value-type="float" office:value="0" calcext:value-type="float">
            <text:p>0</text:p>
          </table:table-cell>
          <table:table-cell office:value-type="float" office:value="0.100819" calcext:value-type="float">
            <text:p>0.100819</text:p>
          </table:table-cell>
          <table:table-cell office:value-type="float" office:value="0.201331" calcext:value-type="float">
            <text:p>0.201331</text:p>
          </table:table-cell>
          <table:table-cell office:value-type="float" office:value="0.301334" calcext:value-type="float">
            <text:p>0.301334</text:p>
          </table:table-cell>
          <table:table-cell office:value-type="float" office:value="0.400825" calcext:value-type="float">
            <text:p>0.400825</text:p>
          </table:table-cell>
          <table:table-cell office:value-type="float" office:value="0.5" calcext:value-type="float">
            <text:p>0.5</text:p>
          </table:table-cell>
          <table:table-cell office:value-type="float" office:value="0.599175" calcext:value-type="float">
            <text:p>0.599175</text:p>
          </table:table-cell>
          <table:table-cell office:value-type="float" office:value="0.698666" calcext:value-type="float">
            <text:p>0.698666</text:p>
          </table:table-cell>
          <table:table-cell office:value-type="float" office:value="0.798669" calcext:value-type="float">
            <text:p>0.798669</text:p>
          </table:table-cell>
          <table:table-cell office:value-type="float" office:value="0.899181" calcext:value-type="float">
            <text:p>0.899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7266" calcext:value-type="float">
            <text:p>0.137266</text:p>
          </table:table-cell>
          <table:table-cell office:value-type="float" office:value="0" calcext:value-type="float">
            <text:p>0</text:p>
          </table:table-cell>
          <table:table-cell office:value-type="float" office:value="0.100819" calcext:value-type="float">
            <text:p>0.100819</text:p>
          </table:table-cell>
          <table:table-cell office:value-type="float" office:value="0.201331" calcext:value-type="float">
            <text:p>0.201331</text:p>
          </table:table-cell>
          <table:table-cell office:value-type="float" office:value="0.301334" calcext:value-type="float">
            <text:p>0.301334</text:p>
          </table:table-cell>
          <table:table-cell office:value-type="float" office:value="0.400825" calcext:value-type="float">
            <text:p>0.400825</text:p>
          </table:table-cell>
          <table:table-cell office:value-type="float" office:value="0.5" calcext:value-type="float">
            <text:p>0.5</text:p>
          </table:table-cell>
          <table:table-cell office:value-type="float" office:value="0.599175" calcext:value-type="float">
            <text:p>0.599175</text:p>
          </table:table-cell>
          <table:table-cell office:value-type="float" office:value="0.698666" calcext:value-type="float">
            <text:p>0.698666</text:p>
          </table:table-cell>
          <table:table-cell office:value-type="float" office:value="0.798669" calcext:value-type="float">
            <text:p>0.798669</text:p>
          </table:table-cell>
          <table:table-cell office:value-type="float" office:value="0.899181" calcext:value-type="float">
            <text:p>0.899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7266" calcext:value-type="float">
            <text:p>0.137266</text:p>
          </table:table-cell>
          <table:table-cell office:value-type="float" office:value="0" calcext:value-type="float">
            <text:p>0</text:p>
          </table:table-cell>
          <table:table-cell office:value-type="float" office:value="0.100819" calcext:value-type="float">
            <text:p>0.100819</text:p>
          </table:table-cell>
          <table:table-cell office:value-type="float" office:value="0.201331" calcext:value-type="float">
            <text:p>0.201331</text:p>
          </table:table-cell>
          <table:table-cell office:value-type="float" office:value="0.301334" calcext:value-type="float">
            <text:p>0.301334</text:p>
          </table:table-cell>
          <table:table-cell office:value-type="float" office:value="0.400825" calcext:value-type="float">
            <text:p>0.400825</text:p>
          </table:table-cell>
          <table:table-cell office:value-type="float" office:value="0.5" calcext:value-type="float">
            <text:p>0.5</text:p>
          </table:table-cell>
          <table:table-cell office:value-type="float" office:value="0.599175" calcext:value-type="float">
            <text:p>0.599175</text:p>
          </table:table-cell>
          <table:table-cell office:value-type="float" office:value="0.698666" calcext:value-type="float">
            <text:p>0.698666</text:p>
          </table:table-cell>
          <table:table-cell office:value-type="float" office:value="0.798669" calcext:value-type="float">
            <text:p>0.798669</text:p>
          </table:table-cell>
          <table:table-cell office:value-type="float" office:value="0.899181" calcext:value-type="float">
            <text:p>0.899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7266" calcext:value-type="float">
            <text:p>0.137266</text:p>
          </table:table-cell>
          <table:table-cell office:value-type="float" office:value="0" calcext:value-type="float">
            <text:p>0</text:p>
          </table:table-cell>
          <table:table-cell office:value-type="float" office:value="0.100819" calcext:value-type="float">
            <text:p>0.100819</text:p>
          </table:table-cell>
          <table:table-cell office:value-type="float" office:value="0.201331" calcext:value-type="float">
            <text:p>0.201331</text:p>
          </table:table-cell>
          <table:table-cell office:value-type="float" office:value="0.301334" calcext:value-type="float">
            <text:p>0.301334</text:p>
          </table:table-cell>
          <table:table-cell office:value-type="float" office:value="0.400825" calcext:value-type="float">
            <text:p>0.400825</text:p>
          </table:table-cell>
          <table:table-cell office:value-type="float" office:value="0.5" calcext:value-type="float">
            <text:p>0.5</text:p>
          </table:table-cell>
          <table:table-cell office:value-type="float" office:value="0.599175" calcext:value-type="float">
            <text:p>0.599175</text:p>
          </table:table-cell>
          <table:table-cell office:value-type="float" office:value="0.698666" calcext:value-type="float">
            <text:p>0.698666</text:p>
          </table:table-cell>
          <table:table-cell office:value-type="float" office:value="0.798669" calcext:value-type="float">
            <text:p>0.798669</text:p>
          </table:table-cell>
          <table:table-cell office:value-type="float" office:value="0.899181" calcext:value-type="float">
            <text:p>0.899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7266" calcext:value-type="float">
            <text:p>0.137266</text:p>
          </table:table-cell>
          <table:table-cell office:value-type="float" office:value="0" calcext:value-type="float">
            <text:p>0</text:p>
          </table:table-cell>
          <table:table-cell office:value-type="float" office:value="0.100819" calcext:value-type="float">
            <text:p>0.100819</text:p>
          </table:table-cell>
          <table:table-cell office:value-type="float" office:value="0.201331" calcext:value-type="float">
            <text:p>0.201331</text:p>
          </table:table-cell>
          <table:table-cell office:value-type="float" office:value="0.301334" calcext:value-type="float">
            <text:p>0.301334</text:p>
          </table:table-cell>
          <table:table-cell office:value-type="float" office:value="0.400825" calcext:value-type="float">
            <text:p>0.400825</text:p>
          </table:table-cell>
          <table:table-cell office:value-type="float" office:value="0.5" calcext:value-type="float">
            <text:p>0.5</text:p>
          </table:table-cell>
          <table:table-cell office:value-type="float" office:value="0.599175" calcext:value-type="float">
            <text:p>0.599175</text:p>
          </table:table-cell>
          <table:table-cell office:value-type="float" office:value="0.698666" calcext:value-type="float">
            <text:p>0.698666</text:p>
          </table:table-cell>
          <table:table-cell office:value-type="float" office:value="0.798669" calcext:value-type="float">
            <text:p>0.798669</text:p>
          </table:table-cell>
          <table:table-cell office:value-type="float" office:value="0.899181" calcext:value-type="float">
            <text:p>0.899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7266" calcext:value-type="float">
            <text:p>0.137266</text:p>
          </table:table-cell>
          <table:table-cell office:value-type="float" office:value="0" calcext:value-type="float">
            <text:p>0</text:p>
          </table:table-cell>
          <table:table-cell office:value-type="float" office:value="0.100819" calcext:value-type="float">
            <text:p>0.100819</text:p>
          </table:table-cell>
          <table:table-cell office:value-type="float" office:value="0.201331" calcext:value-type="float">
            <text:p>0.201331</text:p>
          </table:table-cell>
          <table:table-cell office:value-type="float" office:value="0.301334" calcext:value-type="float">
            <text:p>0.301334</text:p>
          </table:table-cell>
          <table:table-cell office:value-type="float" office:value="0.400825" calcext:value-type="float">
            <text:p>0.400825</text:p>
          </table:table-cell>
          <table:table-cell office:value-type="float" office:value="0.5" calcext:value-type="float">
            <text:p>0.5</text:p>
          </table:table-cell>
          <table:table-cell office:value-type="float" office:value="0.599175" calcext:value-type="float">
            <text:p>0.599175</text:p>
          </table:table-cell>
          <table:table-cell office:value-type="float" office:value="0.698666" calcext:value-type="float">
            <text:p>0.698666</text:p>
          </table:table-cell>
          <table:table-cell office:value-type="float" office:value="0.798669" calcext:value-type="float">
            <text:p>0.798669</text:p>
          </table:table-cell>
          <table:table-cell office:value-type="float" office:value="0.899181" calcext:value-type="float">
            <text:p>0.899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0325" calcext:value-type="float">
            <text:p>0.140325</text:p>
          </table:table-cell>
          <table:table-cell office:value-type="float" office:value="0" calcext:value-type="float">
            <text:p>0</text:p>
          </table:table-cell>
          <table:table-cell office:value-type="float" office:value="0.100726" calcext:value-type="float">
            <text:p>0.100726</text:p>
          </table:table-cell>
          <table:table-cell office:value-type="float" office:value="0.20118" calcext:value-type="float">
            <text:p>0.20118</text:p>
          </table:table-cell>
          <table:table-cell office:value-type="float" office:value="0.301182" calcext:value-type="float">
            <text:p>0.301182</text:p>
          </table:table-cell>
          <table:table-cell office:value-type="float" office:value="0.400731" calcext:value-type="float">
            <text:p>0.400731</text:p>
          </table:table-cell>
          <table:table-cell office:value-type="float" office:value="0.5" calcext:value-type="float">
            <text:p>0.5</text:p>
          </table:table-cell>
          <table:table-cell office:value-type="float" office:value="0.599269" calcext:value-type="float">
            <text:p>0.599269</text:p>
          </table:table-cell>
          <table:table-cell office:value-type="float" office:value="0.698818" calcext:value-type="float">
            <text:p>0.698818</text:p>
          </table:table-cell>
          <table:table-cell office:value-type="float" office:value="0.79882" calcext:value-type="float">
            <text:p>0.79882</text:p>
          </table:table-cell>
          <table:table-cell office:value-type="float" office:value="0.899274" calcext:value-type="float">
            <text:p>0.899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0325" calcext:value-type="float">
            <text:p>0.140325</text:p>
          </table:table-cell>
          <table:table-cell office:value-type="float" office:value="0" calcext:value-type="float">
            <text:p>0</text:p>
          </table:table-cell>
          <table:table-cell office:value-type="float" office:value="0.100726" calcext:value-type="float">
            <text:p>0.100726</text:p>
          </table:table-cell>
          <table:table-cell office:value-type="float" office:value="0.20118" calcext:value-type="float">
            <text:p>0.20118</text:p>
          </table:table-cell>
          <table:table-cell office:value-type="float" office:value="0.301182" calcext:value-type="float">
            <text:p>0.301182</text:p>
          </table:table-cell>
          <table:table-cell office:value-type="float" office:value="0.400731" calcext:value-type="float">
            <text:p>0.400731</text:p>
          </table:table-cell>
          <table:table-cell office:value-type="float" office:value="0.5" calcext:value-type="float">
            <text:p>0.5</text:p>
          </table:table-cell>
          <table:table-cell office:value-type="float" office:value="0.599269" calcext:value-type="float">
            <text:p>0.599269</text:p>
          </table:table-cell>
          <table:table-cell office:value-type="float" office:value="0.698818" calcext:value-type="float">
            <text:p>0.698818</text:p>
          </table:table-cell>
          <table:table-cell office:value-type="float" office:value="0.79882" calcext:value-type="float">
            <text:p>0.79882</text:p>
          </table:table-cell>
          <table:table-cell office:value-type="float" office:value="0.899274" calcext:value-type="float">
            <text:p>0.899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0325" calcext:value-type="float">
            <text:p>0.140325</text:p>
          </table:table-cell>
          <table:table-cell office:value-type="float" office:value="0" calcext:value-type="float">
            <text:p>0</text:p>
          </table:table-cell>
          <table:table-cell office:value-type="float" office:value="0.100726" calcext:value-type="float">
            <text:p>0.100726</text:p>
          </table:table-cell>
          <table:table-cell office:value-type="float" office:value="0.20118" calcext:value-type="float">
            <text:p>0.20118</text:p>
          </table:table-cell>
          <table:table-cell office:value-type="float" office:value="0.301182" calcext:value-type="float">
            <text:p>0.301182</text:p>
          </table:table-cell>
          <table:table-cell office:value-type="float" office:value="0.400731" calcext:value-type="float">
            <text:p>0.400731</text:p>
          </table:table-cell>
          <table:table-cell office:value-type="float" office:value="0.5" calcext:value-type="float">
            <text:p>0.5</text:p>
          </table:table-cell>
          <table:table-cell office:value-type="float" office:value="0.599269" calcext:value-type="float">
            <text:p>0.599269</text:p>
          </table:table-cell>
          <table:table-cell office:value-type="float" office:value="0.698818" calcext:value-type="float">
            <text:p>0.698818</text:p>
          </table:table-cell>
          <table:table-cell office:value-type="float" office:value="0.79882" calcext:value-type="float">
            <text:p>0.79882</text:p>
          </table:table-cell>
          <table:table-cell office:value-type="float" office:value="0.899274" calcext:value-type="float">
            <text:p>0.899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0325" calcext:value-type="float">
            <text:p>0.140325</text:p>
          </table:table-cell>
          <table:table-cell office:value-type="float" office:value="0" calcext:value-type="float">
            <text:p>0</text:p>
          </table:table-cell>
          <table:table-cell office:value-type="float" office:value="0.100726" calcext:value-type="float">
            <text:p>0.100726</text:p>
          </table:table-cell>
          <table:table-cell office:value-type="float" office:value="0.20118" calcext:value-type="float">
            <text:p>0.20118</text:p>
          </table:table-cell>
          <table:table-cell office:value-type="float" office:value="0.301182" calcext:value-type="float">
            <text:p>0.301182</text:p>
          </table:table-cell>
          <table:table-cell office:value-type="float" office:value="0.400731" calcext:value-type="float">
            <text:p>0.400731</text:p>
          </table:table-cell>
          <table:table-cell office:value-type="float" office:value="0.5" calcext:value-type="float">
            <text:p>0.5</text:p>
          </table:table-cell>
          <table:table-cell office:value-type="float" office:value="0.599269" calcext:value-type="float">
            <text:p>0.599269</text:p>
          </table:table-cell>
          <table:table-cell office:value-type="float" office:value="0.698818" calcext:value-type="float">
            <text:p>0.698818</text:p>
          </table:table-cell>
          <table:table-cell office:value-type="float" office:value="0.79882" calcext:value-type="float">
            <text:p>0.79882</text:p>
          </table:table-cell>
          <table:table-cell office:value-type="float" office:value="0.899274" calcext:value-type="float">
            <text:p>0.899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0325" calcext:value-type="float">
            <text:p>0.140325</text:p>
          </table:table-cell>
          <table:table-cell office:value-type="float" office:value="0" calcext:value-type="float">
            <text:p>0</text:p>
          </table:table-cell>
          <table:table-cell office:value-type="float" office:value="0.100726" calcext:value-type="float">
            <text:p>0.100726</text:p>
          </table:table-cell>
          <table:table-cell office:value-type="float" office:value="0.20118" calcext:value-type="float">
            <text:p>0.20118</text:p>
          </table:table-cell>
          <table:table-cell office:value-type="float" office:value="0.301182" calcext:value-type="float">
            <text:p>0.301182</text:p>
          </table:table-cell>
          <table:table-cell office:value-type="float" office:value="0.400731" calcext:value-type="float">
            <text:p>0.400731</text:p>
          </table:table-cell>
          <table:table-cell office:value-type="float" office:value="0.5" calcext:value-type="float">
            <text:p>0.5</text:p>
          </table:table-cell>
          <table:table-cell office:value-type="float" office:value="0.599269" calcext:value-type="float">
            <text:p>0.599269</text:p>
          </table:table-cell>
          <table:table-cell office:value-type="float" office:value="0.698818" calcext:value-type="float">
            <text:p>0.698818</text:p>
          </table:table-cell>
          <table:table-cell office:value-type="float" office:value="0.79882" calcext:value-type="float">
            <text:p>0.79882</text:p>
          </table:table-cell>
          <table:table-cell office:value-type="float" office:value="0.899274" calcext:value-type="float">
            <text:p>0.899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0325" calcext:value-type="float">
            <text:p>0.140325</text:p>
          </table:table-cell>
          <table:table-cell office:value-type="float" office:value="0" calcext:value-type="float">
            <text:p>0</text:p>
          </table:table-cell>
          <table:table-cell office:value-type="float" office:value="0.100726" calcext:value-type="float">
            <text:p>0.100726</text:p>
          </table:table-cell>
          <table:table-cell office:value-type="float" office:value="0.20118" calcext:value-type="float">
            <text:p>0.20118</text:p>
          </table:table-cell>
          <table:table-cell office:value-type="float" office:value="0.301182" calcext:value-type="float">
            <text:p>0.301182</text:p>
          </table:table-cell>
          <table:table-cell office:value-type="float" office:value="0.400731" calcext:value-type="float">
            <text:p>0.400731</text:p>
          </table:table-cell>
          <table:table-cell office:value-type="float" office:value="0.5" calcext:value-type="float">
            <text:p>0.5</text:p>
          </table:table-cell>
          <table:table-cell office:value-type="float" office:value="0.599269" calcext:value-type="float">
            <text:p>0.599269</text:p>
          </table:table-cell>
          <table:table-cell office:value-type="float" office:value="0.698818" calcext:value-type="float">
            <text:p>0.698818</text:p>
          </table:table-cell>
          <table:table-cell office:value-type="float" office:value="0.79882" calcext:value-type="float">
            <text:p>0.79882</text:p>
          </table:table-cell>
          <table:table-cell office:value-type="float" office:value="0.899274" calcext:value-type="float">
            <text:p>0.899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0325" calcext:value-type="float">
            <text:p>0.140325</text:p>
          </table:table-cell>
          <table:table-cell office:value-type="float" office:value="0" calcext:value-type="float">
            <text:p>0</text:p>
          </table:table-cell>
          <table:table-cell office:value-type="float" office:value="0.100726" calcext:value-type="float">
            <text:p>0.100726</text:p>
          </table:table-cell>
          <table:table-cell office:value-type="float" office:value="0.20118" calcext:value-type="float">
            <text:p>0.20118</text:p>
          </table:table-cell>
          <table:table-cell office:value-type="float" office:value="0.301182" calcext:value-type="float">
            <text:p>0.301182</text:p>
          </table:table-cell>
          <table:table-cell office:value-type="float" office:value="0.400731" calcext:value-type="float">
            <text:p>0.400731</text:p>
          </table:table-cell>
          <table:table-cell office:value-type="float" office:value="0.5" calcext:value-type="float">
            <text:p>0.5</text:p>
          </table:table-cell>
          <table:table-cell office:value-type="float" office:value="0.599269" calcext:value-type="float">
            <text:p>0.599269</text:p>
          </table:table-cell>
          <table:table-cell office:value-type="float" office:value="0.698818" calcext:value-type="float">
            <text:p>0.698818</text:p>
          </table:table-cell>
          <table:table-cell office:value-type="float" office:value="0.79882" calcext:value-type="float">
            <text:p>0.79882</text:p>
          </table:table-cell>
          <table:table-cell office:value-type="float" office:value="0.899274" calcext:value-type="float">
            <text:p>0.899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0325" calcext:value-type="float">
            <text:p>0.140325</text:p>
          </table:table-cell>
          <table:table-cell office:value-type="float" office:value="0" calcext:value-type="float">
            <text:p>0</text:p>
          </table:table-cell>
          <table:table-cell office:value-type="float" office:value="0.100726" calcext:value-type="float">
            <text:p>0.100726</text:p>
          </table:table-cell>
          <table:table-cell office:value-type="float" office:value="0.20118" calcext:value-type="float">
            <text:p>0.20118</text:p>
          </table:table-cell>
          <table:table-cell office:value-type="float" office:value="0.301182" calcext:value-type="float">
            <text:p>0.301182</text:p>
          </table:table-cell>
          <table:table-cell office:value-type="float" office:value="0.400731" calcext:value-type="float">
            <text:p>0.400731</text:p>
          </table:table-cell>
          <table:table-cell office:value-type="float" office:value="0.5" calcext:value-type="float">
            <text:p>0.5</text:p>
          </table:table-cell>
          <table:table-cell office:value-type="float" office:value="0.599269" calcext:value-type="float">
            <text:p>0.599269</text:p>
          </table:table-cell>
          <table:table-cell office:value-type="float" office:value="0.698818" calcext:value-type="float">
            <text:p>0.698818</text:p>
          </table:table-cell>
          <table:table-cell office:value-type="float" office:value="0.79882" calcext:value-type="float">
            <text:p>0.79882</text:p>
          </table:table-cell>
          <table:table-cell office:value-type="float" office:value="0.899274" calcext:value-type="float">
            <text:p>0.899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0325" calcext:value-type="float">
            <text:p>0.140325</text:p>
          </table:table-cell>
          <table:table-cell office:value-type="float" office:value="0" calcext:value-type="float">
            <text:p>0</text:p>
          </table:table-cell>
          <table:table-cell office:value-type="float" office:value="0.100726" calcext:value-type="float">
            <text:p>0.100726</text:p>
          </table:table-cell>
          <table:table-cell office:value-type="float" office:value="0.20118" calcext:value-type="float">
            <text:p>0.20118</text:p>
          </table:table-cell>
          <table:table-cell office:value-type="float" office:value="0.301182" calcext:value-type="float">
            <text:p>0.301182</text:p>
          </table:table-cell>
          <table:table-cell office:value-type="float" office:value="0.400731" calcext:value-type="float">
            <text:p>0.400731</text:p>
          </table:table-cell>
          <table:table-cell office:value-type="float" office:value="0.5" calcext:value-type="float">
            <text:p>0.5</text:p>
          </table:table-cell>
          <table:table-cell office:value-type="float" office:value="0.599269" calcext:value-type="float">
            <text:p>0.599269</text:p>
          </table:table-cell>
          <table:table-cell office:value-type="float" office:value="0.698818" calcext:value-type="float">
            <text:p>0.698818</text:p>
          </table:table-cell>
          <table:table-cell office:value-type="float" office:value="0.79882" calcext:value-type="float">
            <text:p>0.79882</text:p>
          </table:table-cell>
          <table:table-cell office:value-type="float" office:value="0.899274" calcext:value-type="float">
            <text:p>0.899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0325" calcext:value-type="float">
            <text:p>0.140325</text:p>
          </table:table-cell>
          <table:table-cell office:value-type="float" office:value="0" calcext:value-type="float">
            <text:p>0</text:p>
          </table:table-cell>
          <table:table-cell office:value-type="float" office:value="0.100726" calcext:value-type="float">
            <text:p>0.100726</text:p>
          </table:table-cell>
          <table:table-cell office:value-type="float" office:value="0.20118" calcext:value-type="float">
            <text:p>0.20118</text:p>
          </table:table-cell>
          <table:table-cell office:value-type="float" office:value="0.301182" calcext:value-type="float">
            <text:p>0.301182</text:p>
          </table:table-cell>
          <table:table-cell office:value-type="float" office:value="0.400731" calcext:value-type="float">
            <text:p>0.400731</text:p>
          </table:table-cell>
          <table:table-cell office:value-type="float" office:value="0.5" calcext:value-type="float">
            <text:p>0.5</text:p>
          </table:table-cell>
          <table:table-cell office:value-type="float" office:value="0.599269" calcext:value-type="float">
            <text:p>0.599269</text:p>
          </table:table-cell>
          <table:table-cell office:value-type="float" office:value="0.698818" calcext:value-type="float">
            <text:p>0.698818</text:p>
          </table:table-cell>
          <table:table-cell office:value-type="float" office:value="0.79882" calcext:value-type="float">
            <text:p>0.79882</text:p>
          </table:table-cell>
          <table:table-cell office:value-type="float" office:value="0.899274" calcext:value-type="float">
            <text:p>0.899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0325" calcext:value-type="float">
            <text:p>0.140325</text:p>
          </table:table-cell>
          <table:table-cell office:value-type="float" office:value="0" calcext:value-type="float">
            <text:p>0</text:p>
          </table:table-cell>
          <table:table-cell office:value-type="float" office:value="0.100726" calcext:value-type="float">
            <text:p>0.100726</text:p>
          </table:table-cell>
          <table:table-cell office:value-type="float" office:value="0.20118" calcext:value-type="float">
            <text:p>0.20118</text:p>
          </table:table-cell>
          <table:table-cell office:value-type="float" office:value="0.301182" calcext:value-type="float">
            <text:p>0.301182</text:p>
          </table:table-cell>
          <table:table-cell office:value-type="float" office:value="0.400731" calcext:value-type="float">
            <text:p>0.400731</text:p>
          </table:table-cell>
          <table:table-cell office:value-type="float" office:value="0.5" calcext:value-type="float">
            <text:p>0.5</text:p>
          </table:table-cell>
          <table:table-cell office:value-type="float" office:value="0.599269" calcext:value-type="float">
            <text:p>0.599269</text:p>
          </table:table-cell>
          <table:table-cell office:value-type="float" office:value="0.698818" calcext:value-type="float">
            <text:p>0.698818</text:p>
          </table:table-cell>
          <table:table-cell office:value-type="float" office:value="0.79882" calcext:value-type="float">
            <text:p>0.79882</text:p>
          </table:table-cell>
          <table:table-cell office:value-type="float" office:value="0.899274" calcext:value-type="float">
            <text:p>0.899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392" calcext:value-type="float">
            <text:p>0.14392</text:p>
          </table:table-cell>
          <table:table-cell office:value-type="float" office:value="0" calcext:value-type="float">
            <text:p>0</text:p>
          </table:table-cell>
          <table:table-cell office:value-type="float" office:value="0.10063" calcext:value-type="float">
            <text:p>0.10063</text:p>
          </table:table-cell>
          <table:table-cell office:value-type="float" office:value="0.201023" calcext:value-type="float">
            <text:p>0.201023</text:p>
          </table:table-cell>
          <table:table-cell office:value-type="float" office:value="0.301025" calcext:value-type="float">
            <text:p>0.301025</text:p>
          </table:table-cell>
          <table:table-cell office:value-type="float" office:value="0.400634" calcext:value-type="float">
            <text:p>0.400634</text:p>
          </table:table-cell>
          <table:table-cell office:value-type="float" office:value="0.5" calcext:value-type="float">
            <text:p>0.5</text:p>
          </table:table-cell>
          <table:table-cell office:value-type="float" office:value="0.599366" calcext:value-type="float">
            <text:p>0.599366</text:p>
          </table:table-cell>
          <table:table-cell office:value-type="float" office:value="0.698975" calcext:value-type="float">
            <text:p>0.698975</text:p>
          </table:table-cell>
          <table:table-cell office:value-type="float" office:value="0.798977" calcext:value-type="float">
            <text:p>0.798977</text:p>
          </table:table-cell>
          <table:table-cell office:value-type="float" office:value="0.89937" calcext:value-type="float">
            <text:p>0.89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392" calcext:value-type="float">
            <text:p>0.14392</text:p>
          </table:table-cell>
          <table:table-cell office:value-type="float" office:value="0" calcext:value-type="float">
            <text:p>0</text:p>
          </table:table-cell>
          <table:table-cell office:value-type="float" office:value="0.10063" calcext:value-type="float">
            <text:p>0.10063</text:p>
          </table:table-cell>
          <table:table-cell office:value-type="float" office:value="0.201023" calcext:value-type="float">
            <text:p>0.201023</text:p>
          </table:table-cell>
          <table:table-cell office:value-type="float" office:value="0.301025" calcext:value-type="float">
            <text:p>0.301025</text:p>
          </table:table-cell>
          <table:table-cell office:value-type="float" office:value="0.400634" calcext:value-type="float">
            <text:p>0.400634</text:p>
          </table:table-cell>
          <table:table-cell office:value-type="float" office:value="0.5" calcext:value-type="float">
            <text:p>0.5</text:p>
          </table:table-cell>
          <table:table-cell office:value-type="float" office:value="0.599366" calcext:value-type="float">
            <text:p>0.599366</text:p>
          </table:table-cell>
          <table:table-cell office:value-type="float" office:value="0.698975" calcext:value-type="float">
            <text:p>0.698975</text:p>
          </table:table-cell>
          <table:table-cell office:value-type="float" office:value="0.798977" calcext:value-type="float">
            <text:p>0.798977</text:p>
          </table:table-cell>
          <table:table-cell office:value-type="float" office:value="0.89937" calcext:value-type="float">
            <text:p>0.89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392" calcext:value-type="float">
            <text:p>0.14392</text:p>
          </table:table-cell>
          <table:table-cell office:value-type="float" office:value="0" calcext:value-type="float">
            <text:p>0</text:p>
          </table:table-cell>
          <table:table-cell office:value-type="float" office:value="0.10063" calcext:value-type="float">
            <text:p>0.10063</text:p>
          </table:table-cell>
          <table:table-cell office:value-type="float" office:value="0.201023" calcext:value-type="float">
            <text:p>0.201023</text:p>
          </table:table-cell>
          <table:table-cell office:value-type="float" office:value="0.301025" calcext:value-type="float">
            <text:p>0.301025</text:p>
          </table:table-cell>
          <table:table-cell office:value-type="float" office:value="0.400634" calcext:value-type="float">
            <text:p>0.400634</text:p>
          </table:table-cell>
          <table:table-cell office:value-type="float" office:value="0.5" calcext:value-type="float">
            <text:p>0.5</text:p>
          </table:table-cell>
          <table:table-cell office:value-type="float" office:value="0.599366" calcext:value-type="float">
            <text:p>0.599366</text:p>
          </table:table-cell>
          <table:table-cell office:value-type="float" office:value="0.698975" calcext:value-type="float">
            <text:p>0.698975</text:p>
          </table:table-cell>
          <table:table-cell office:value-type="float" office:value="0.798977" calcext:value-type="float">
            <text:p>0.798977</text:p>
          </table:table-cell>
          <table:table-cell office:value-type="float" office:value="0.89937" calcext:value-type="float">
            <text:p>0.89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392" calcext:value-type="float">
            <text:p>0.14392</text:p>
          </table:table-cell>
          <table:table-cell office:value-type="float" office:value="0" calcext:value-type="float">
            <text:p>0</text:p>
          </table:table-cell>
          <table:table-cell office:value-type="float" office:value="0.10063" calcext:value-type="float">
            <text:p>0.10063</text:p>
          </table:table-cell>
          <table:table-cell office:value-type="float" office:value="0.201023" calcext:value-type="float">
            <text:p>0.201023</text:p>
          </table:table-cell>
          <table:table-cell office:value-type="float" office:value="0.301025" calcext:value-type="float">
            <text:p>0.301025</text:p>
          </table:table-cell>
          <table:table-cell office:value-type="float" office:value="0.400634" calcext:value-type="float">
            <text:p>0.400634</text:p>
          </table:table-cell>
          <table:table-cell office:value-type="float" office:value="0.5" calcext:value-type="float">
            <text:p>0.5</text:p>
          </table:table-cell>
          <table:table-cell office:value-type="float" office:value="0.599366" calcext:value-type="float">
            <text:p>0.599366</text:p>
          </table:table-cell>
          <table:table-cell office:value-type="float" office:value="0.698975" calcext:value-type="float">
            <text:p>0.698975</text:p>
          </table:table-cell>
          <table:table-cell office:value-type="float" office:value="0.798977" calcext:value-type="float">
            <text:p>0.798977</text:p>
          </table:table-cell>
          <table:table-cell office:value-type="float" office:value="0.89937" calcext:value-type="float">
            <text:p>0.89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392" calcext:value-type="float">
            <text:p>0.14392</text:p>
          </table:table-cell>
          <table:table-cell office:value-type="float" office:value="0" calcext:value-type="float">
            <text:p>0</text:p>
          </table:table-cell>
          <table:table-cell office:value-type="float" office:value="0.10063" calcext:value-type="float">
            <text:p>0.10063</text:p>
          </table:table-cell>
          <table:table-cell office:value-type="float" office:value="0.201023" calcext:value-type="float">
            <text:p>0.201023</text:p>
          </table:table-cell>
          <table:table-cell office:value-type="float" office:value="0.301025" calcext:value-type="float">
            <text:p>0.301025</text:p>
          </table:table-cell>
          <table:table-cell office:value-type="float" office:value="0.400634" calcext:value-type="float">
            <text:p>0.400634</text:p>
          </table:table-cell>
          <table:table-cell office:value-type="float" office:value="0.5" calcext:value-type="float">
            <text:p>0.5</text:p>
          </table:table-cell>
          <table:table-cell office:value-type="float" office:value="0.599366" calcext:value-type="float">
            <text:p>0.599366</text:p>
          </table:table-cell>
          <table:table-cell office:value-type="float" office:value="0.698975" calcext:value-type="float">
            <text:p>0.698975</text:p>
          </table:table-cell>
          <table:table-cell office:value-type="float" office:value="0.798977" calcext:value-type="float">
            <text:p>0.798977</text:p>
          </table:table-cell>
          <table:table-cell office:value-type="float" office:value="0.89937" calcext:value-type="float">
            <text:p>0.89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392" calcext:value-type="float">
            <text:p>0.14392</text:p>
          </table:table-cell>
          <table:table-cell office:value-type="float" office:value="0" calcext:value-type="float">
            <text:p>0</text:p>
          </table:table-cell>
          <table:table-cell office:value-type="float" office:value="0.10063" calcext:value-type="float">
            <text:p>0.10063</text:p>
          </table:table-cell>
          <table:table-cell office:value-type="float" office:value="0.201023" calcext:value-type="float">
            <text:p>0.201023</text:p>
          </table:table-cell>
          <table:table-cell office:value-type="float" office:value="0.301025" calcext:value-type="float">
            <text:p>0.301025</text:p>
          </table:table-cell>
          <table:table-cell office:value-type="float" office:value="0.400634" calcext:value-type="float">
            <text:p>0.400634</text:p>
          </table:table-cell>
          <table:table-cell office:value-type="float" office:value="0.5" calcext:value-type="float">
            <text:p>0.5</text:p>
          </table:table-cell>
          <table:table-cell office:value-type="float" office:value="0.599366" calcext:value-type="float">
            <text:p>0.599366</text:p>
          </table:table-cell>
          <table:table-cell office:value-type="float" office:value="0.698975" calcext:value-type="float">
            <text:p>0.698975</text:p>
          </table:table-cell>
          <table:table-cell office:value-type="float" office:value="0.798977" calcext:value-type="float">
            <text:p>0.798977</text:p>
          </table:table-cell>
          <table:table-cell office:value-type="float" office:value="0.89937" calcext:value-type="float">
            <text:p>0.89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392" calcext:value-type="float">
            <text:p>0.14392</text:p>
          </table:table-cell>
          <table:table-cell office:value-type="float" office:value="0" calcext:value-type="float">
            <text:p>0</text:p>
          </table:table-cell>
          <table:table-cell office:value-type="float" office:value="0.10063" calcext:value-type="float">
            <text:p>0.10063</text:p>
          </table:table-cell>
          <table:table-cell office:value-type="float" office:value="0.201023" calcext:value-type="float">
            <text:p>0.201023</text:p>
          </table:table-cell>
          <table:table-cell office:value-type="float" office:value="0.301025" calcext:value-type="float">
            <text:p>0.301025</text:p>
          </table:table-cell>
          <table:table-cell office:value-type="float" office:value="0.400634" calcext:value-type="float">
            <text:p>0.400634</text:p>
          </table:table-cell>
          <table:table-cell office:value-type="float" office:value="0.5" calcext:value-type="float">
            <text:p>0.5</text:p>
          </table:table-cell>
          <table:table-cell office:value-type="float" office:value="0.599366" calcext:value-type="float">
            <text:p>0.599366</text:p>
          </table:table-cell>
          <table:table-cell office:value-type="float" office:value="0.698975" calcext:value-type="float">
            <text:p>0.698975</text:p>
          </table:table-cell>
          <table:table-cell office:value-type="float" office:value="0.798977" calcext:value-type="float">
            <text:p>0.798977</text:p>
          </table:table-cell>
          <table:table-cell office:value-type="float" office:value="0.89937" calcext:value-type="float">
            <text:p>0.89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392" calcext:value-type="float">
            <text:p>0.14392</text:p>
          </table:table-cell>
          <table:table-cell office:value-type="float" office:value="0" calcext:value-type="float">
            <text:p>0</text:p>
          </table:table-cell>
          <table:table-cell office:value-type="float" office:value="0.10063" calcext:value-type="float">
            <text:p>0.10063</text:p>
          </table:table-cell>
          <table:table-cell office:value-type="float" office:value="0.201023" calcext:value-type="float">
            <text:p>0.201023</text:p>
          </table:table-cell>
          <table:table-cell office:value-type="float" office:value="0.301025" calcext:value-type="float">
            <text:p>0.301025</text:p>
          </table:table-cell>
          <table:table-cell office:value-type="float" office:value="0.400634" calcext:value-type="float">
            <text:p>0.400634</text:p>
          </table:table-cell>
          <table:table-cell office:value-type="float" office:value="0.5" calcext:value-type="float">
            <text:p>0.5</text:p>
          </table:table-cell>
          <table:table-cell office:value-type="float" office:value="0.599366" calcext:value-type="float">
            <text:p>0.599366</text:p>
          </table:table-cell>
          <table:table-cell office:value-type="float" office:value="0.698975" calcext:value-type="float">
            <text:p>0.698975</text:p>
          </table:table-cell>
          <table:table-cell office:value-type="float" office:value="0.798977" calcext:value-type="float">
            <text:p>0.798977</text:p>
          </table:table-cell>
          <table:table-cell office:value-type="float" office:value="0.89937" calcext:value-type="float">
            <text:p>0.89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392" calcext:value-type="float">
            <text:p>0.14392</text:p>
          </table:table-cell>
          <table:table-cell office:value-type="float" office:value="0" calcext:value-type="float">
            <text:p>0</text:p>
          </table:table-cell>
          <table:table-cell office:value-type="float" office:value="0.10063" calcext:value-type="float">
            <text:p>0.10063</text:p>
          </table:table-cell>
          <table:table-cell office:value-type="float" office:value="0.201023" calcext:value-type="float">
            <text:p>0.201023</text:p>
          </table:table-cell>
          <table:table-cell office:value-type="float" office:value="0.301025" calcext:value-type="float">
            <text:p>0.301025</text:p>
          </table:table-cell>
          <table:table-cell office:value-type="float" office:value="0.400634" calcext:value-type="float">
            <text:p>0.400634</text:p>
          </table:table-cell>
          <table:table-cell office:value-type="float" office:value="0.5" calcext:value-type="float">
            <text:p>0.5</text:p>
          </table:table-cell>
          <table:table-cell office:value-type="float" office:value="0.599366" calcext:value-type="float">
            <text:p>0.599366</text:p>
          </table:table-cell>
          <table:table-cell office:value-type="float" office:value="0.698975" calcext:value-type="float">
            <text:p>0.698975</text:p>
          </table:table-cell>
          <table:table-cell office:value-type="float" office:value="0.798977" calcext:value-type="float">
            <text:p>0.798977</text:p>
          </table:table-cell>
          <table:table-cell office:value-type="float" office:value="0.89937" calcext:value-type="float">
            <text:p>0.89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392" calcext:value-type="float">
            <text:p>0.14392</text:p>
          </table:table-cell>
          <table:table-cell office:value-type="float" office:value="0" calcext:value-type="float">
            <text:p>0</text:p>
          </table:table-cell>
          <table:table-cell office:value-type="float" office:value="0.10063" calcext:value-type="float">
            <text:p>0.10063</text:p>
          </table:table-cell>
          <table:table-cell office:value-type="float" office:value="0.201023" calcext:value-type="float">
            <text:p>0.201023</text:p>
          </table:table-cell>
          <table:table-cell office:value-type="float" office:value="0.301025" calcext:value-type="float">
            <text:p>0.301025</text:p>
          </table:table-cell>
          <table:table-cell office:value-type="float" office:value="0.400634" calcext:value-type="float">
            <text:p>0.400634</text:p>
          </table:table-cell>
          <table:table-cell office:value-type="float" office:value="0.5" calcext:value-type="float">
            <text:p>0.5</text:p>
          </table:table-cell>
          <table:table-cell office:value-type="float" office:value="0.599366" calcext:value-type="float">
            <text:p>0.599366</text:p>
          </table:table-cell>
          <table:table-cell office:value-type="float" office:value="0.698975" calcext:value-type="float">
            <text:p>0.698975</text:p>
          </table:table-cell>
          <table:table-cell office:value-type="float" office:value="0.798977" calcext:value-type="float">
            <text:p>0.798977</text:p>
          </table:table-cell>
          <table:table-cell office:value-type="float" office:value="0.89937" calcext:value-type="float">
            <text:p>0.89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392" calcext:value-type="float">
            <text:p>0.14392</text:p>
          </table:table-cell>
          <table:table-cell office:value-type="float" office:value="0" calcext:value-type="float">
            <text:p>0</text:p>
          </table:table-cell>
          <table:table-cell office:value-type="float" office:value="0.10063" calcext:value-type="float">
            <text:p>0.10063</text:p>
          </table:table-cell>
          <table:table-cell office:value-type="float" office:value="0.201023" calcext:value-type="float">
            <text:p>0.201023</text:p>
          </table:table-cell>
          <table:table-cell office:value-type="float" office:value="0.301025" calcext:value-type="float">
            <text:p>0.301025</text:p>
          </table:table-cell>
          <table:table-cell office:value-type="float" office:value="0.400634" calcext:value-type="float">
            <text:p>0.400634</text:p>
          </table:table-cell>
          <table:table-cell office:value-type="float" office:value="0.5" calcext:value-type="float">
            <text:p>0.5</text:p>
          </table:table-cell>
          <table:table-cell office:value-type="float" office:value="0.599366" calcext:value-type="float">
            <text:p>0.599366</text:p>
          </table:table-cell>
          <table:table-cell office:value-type="float" office:value="0.698975" calcext:value-type="float">
            <text:p>0.698975</text:p>
          </table:table-cell>
          <table:table-cell office:value-type="float" office:value="0.798977" calcext:value-type="float">
            <text:p>0.798977</text:p>
          </table:table-cell>
          <table:table-cell office:value-type="float" office:value="0.89937" calcext:value-type="float">
            <text:p>0.89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7362" calcext:value-type="float">
            <text:p>0.147362</text:p>
          </table:table-cell>
          <table:table-cell office:value-type="float" office:value="0" calcext:value-type="float">
            <text:p>0</text:p>
          </table:table-cell>
          <table:table-cell office:value-type="float" office:value="0.100549" calcext:value-type="float">
            <text:p>0.100549</text:p>
          </table:table-cell>
          <table:table-cell office:value-type="float" office:value="0.200893" calcext:value-type="float">
            <text:p>0.200893</text:p>
          </table:table-cell>
          <table:table-cell office:value-type="float" office:value="0.300895" calcext:value-type="float">
            <text:p>0.300895</text:p>
          </table:table-cell>
          <table:table-cell office:value-type="float" office:value="0.400553" calcext:value-type="float">
            <text:p>0.400553</text:p>
          </table:table-cell>
          <table:table-cell office:value-type="float" office:value="0.5" calcext:value-type="float">
            <text:p>0.5</text:p>
          </table:table-cell>
          <table:table-cell office:value-type="float" office:value="0.599447" calcext:value-type="float">
            <text:p>0.599447</text:p>
          </table:table-cell>
          <table:table-cell office:value-type="float" office:value="0.699105" calcext:value-type="float">
            <text:p>0.699105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899451" calcext:value-type="float">
            <text:p>0.899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7362" calcext:value-type="float">
            <text:p>0.147362</text:p>
          </table:table-cell>
          <table:table-cell office:value-type="float" office:value="0" calcext:value-type="float">
            <text:p>0</text:p>
          </table:table-cell>
          <table:table-cell office:value-type="float" office:value="0.100549" calcext:value-type="float">
            <text:p>0.100549</text:p>
          </table:table-cell>
          <table:table-cell office:value-type="float" office:value="0.200893" calcext:value-type="float">
            <text:p>0.200893</text:p>
          </table:table-cell>
          <table:table-cell office:value-type="float" office:value="0.300895" calcext:value-type="float">
            <text:p>0.300895</text:p>
          </table:table-cell>
          <table:table-cell office:value-type="float" office:value="0.400553" calcext:value-type="float">
            <text:p>0.400553</text:p>
          </table:table-cell>
          <table:table-cell office:value-type="float" office:value="0.5" calcext:value-type="float">
            <text:p>0.5</text:p>
          </table:table-cell>
          <table:table-cell office:value-type="float" office:value="0.599447" calcext:value-type="float">
            <text:p>0.599447</text:p>
          </table:table-cell>
          <table:table-cell office:value-type="float" office:value="0.699105" calcext:value-type="float">
            <text:p>0.699105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899451" calcext:value-type="float">
            <text:p>0.899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7362" calcext:value-type="float">
            <text:p>0.147362</text:p>
          </table:table-cell>
          <table:table-cell office:value-type="float" office:value="0" calcext:value-type="float">
            <text:p>0</text:p>
          </table:table-cell>
          <table:table-cell office:value-type="float" office:value="0.100549" calcext:value-type="float">
            <text:p>0.100549</text:p>
          </table:table-cell>
          <table:table-cell office:value-type="float" office:value="0.200893" calcext:value-type="float">
            <text:p>0.200893</text:p>
          </table:table-cell>
          <table:table-cell office:value-type="float" office:value="0.300895" calcext:value-type="float">
            <text:p>0.300895</text:p>
          </table:table-cell>
          <table:table-cell office:value-type="float" office:value="0.400553" calcext:value-type="float">
            <text:p>0.400553</text:p>
          </table:table-cell>
          <table:table-cell office:value-type="float" office:value="0.5" calcext:value-type="float">
            <text:p>0.5</text:p>
          </table:table-cell>
          <table:table-cell office:value-type="float" office:value="0.599447" calcext:value-type="float">
            <text:p>0.599447</text:p>
          </table:table-cell>
          <table:table-cell office:value-type="float" office:value="0.699105" calcext:value-type="float">
            <text:p>0.699105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899451" calcext:value-type="float">
            <text:p>0.899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7362" calcext:value-type="float">
            <text:p>0.147362</text:p>
          </table:table-cell>
          <table:table-cell office:value-type="float" office:value="0" calcext:value-type="float">
            <text:p>0</text:p>
          </table:table-cell>
          <table:table-cell office:value-type="float" office:value="0.100549" calcext:value-type="float">
            <text:p>0.100549</text:p>
          </table:table-cell>
          <table:table-cell office:value-type="float" office:value="0.200893" calcext:value-type="float">
            <text:p>0.200893</text:p>
          </table:table-cell>
          <table:table-cell office:value-type="float" office:value="0.300895" calcext:value-type="float">
            <text:p>0.300895</text:p>
          </table:table-cell>
          <table:table-cell office:value-type="float" office:value="0.400553" calcext:value-type="float">
            <text:p>0.400553</text:p>
          </table:table-cell>
          <table:table-cell office:value-type="float" office:value="0.5" calcext:value-type="float">
            <text:p>0.5</text:p>
          </table:table-cell>
          <table:table-cell office:value-type="float" office:value="0.599447" calcext:value-type="float">
            <text:p>0.599447</text:p>
          </table:table-cell>
          <table:table-cell office:value-type="float" office:value="0.699105" calcext:value-type="float">
            <text:p>0.699105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899451" calcext:value-type="float">
            <text:p>0.899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7362" calcext:value-type="float">
            <text:p>0.147362</text:p>
          </table:table-cell>
          <table:table-cell office:value-type="float" office:value="0" calcext:value-type="float">
            <text:p>0</text:p>
          </table:table-cell>
          <table:table-cell office:value-type="float" office:value="0.100549" calcext:value-type="float">
            <text:p>0.100549</text:p>
          </table:table-cell>
          <table:table-cell office:value-type="float" office:value="0.200893" calcext:value-type="float">
            <text:p>0.200893</text:p>
          </table:table-cell>
          <table:table-cell office:value-type="float" office:value="0.300895" calcext:value-type="float">
            <text:p>0.300895</text:p>
          </table:table-cell>
          <table:table-cell office:value-type="float" office:value="0.400553" calcext:value-type="float">
            <text:p>0.400553</text:p>
          </table:table-cell>
          <table:table-cell office:value-type="float" office:value="0.5" calcext:value-type="float">
            <text:p>0.5</text:p>
          </table:table-cell>
          <table:table-cell office:value-type="float" office:value="0.599447" calcext:value-type="float">
            <text:p>0.599447</text:p>
          </table:table-cell>
          <table:table-cell office:value-type="float" office:value="0.699105" calcext:value-type="float">
            <text:p>0.699105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899451" calcext:value-type="float">
            <text:p>0.899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7362" calcext:value-type="float">
            <text:p>0.147362</text:p>
          </table:table-cell>
          <table:table-cell office:value-type="float" office:value="0" calcext:value-type="float">
            <text:p>0</text:p>
          </table:table-cell>
          <table:table-cell office:value-type="float" office:value="0.100549" calcext:value-type="float">
            <text:p>0.100549</text:p>
          </table:table-cell>
          <table:table-cell office:value-type="float" office:value="0.200893" calcext:value-type="float">
            <text:p>0.200893</text:p>
          </table:table-cell>
          <table:table-cell office:value-type="float" office:value="0.300895" calcext:value-type="float">
            <text:p>0.300895</text:p>
          </table:table-cell>
          <table:table-cell office:value-type="float" office:value="0.400553" calcext:value-type="float">
            <text:p>0.400553</text:p>
          </table:table-cell>
          <table:table-cell office:value-type="float" office:value="0.5" calcext:value-type="float">
            <text:p>0.5</text:p>
          </table:table-cell>
          <table:table-cell office:value-type="float" office:value="0.599447" calcext:value-type="float">
            <text:p>0.599447</text:p>
          </table:table-cell>
          <table:table-cell office:value-type="float" office:value="0.699105" calcext:value-type="float">
            <text:p>0.699105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899451" calcext:value-type="float">
            <text:p>0.899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7362" calcext:value-type="float">
            <text:p>0.147362</text:p>
          </table:table-cell>
          <table:table-cell office:value-type="float" office:value="0" calcext:value-type="float">
            <text:p>0</text:p>
          </table:table-cell>
          <table:table-cell office:value-type="float" office:value="0.100549" calcext:value-type="float">
            <text:p>0.100549</text:p>
          </table:table-cell>
          <table:table-cell office:value-type="float" office:value="0.200893" calcext:value-type="float">
            <text:p>0.200893</text:p>
          </table:table-cell>
          <table:table-cell office:value-type="float" office:value="0.300895" calcext:value-type="float">
            <text:p>0.300895</text:p>
          </table:table-cell>
          <table:table-cell office:value-type="float" office:value="0.400553" calcext:value-type="float">
            <text:p>0.400553</text:p>
          </table:table-cell>
          <table:table-cell office:value-type="float" office:value="0.5" calcext:value-type="float">
            <text:p>0.5</text:p>
          </table:table-cell>
          <table:table-cell office:value-type="float" office:value="0.599447" calcext:value-type="float">
            <text:p>0.599447</text:p>
          </table:table-cell>
          <table:table-cell office:value-type="float" office:value="0.699105" calcext:value-type="float">
            <text:p>0.699105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899451" calcext:value-type="float">
            <text:p>0.899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7362" calcext:value-type="float">
            <text:p>0.147362</text:p>
          </table:table-cell>
          <table:table-cell office:value-type="float" office:value="0" calcext:value-type="float">
            <text:p>0</text:p>
          </table:table-cell>
          <table:table-cell office:value-type="float" office:value="0.100549" calcext:value-type="float">
            <text:p>0.100549</text:p>
          </table:table-cell>
          <table:table-cell office:value-type="float" office:value="0.200893" calcext:value-type="float">
            <text:p>0.200893</text:p>
          </table:table-cell>
          <table:table-cell office:value-type="float" office:value="0.300895" calcext:value-type="float">
            <text:p>0.300895</text:p>
          </table:table-cell>
          <table:table-cell office:value-type="float" office:value="0.400553" calcext:value-type="float">
            <text:p>0.400553</text:p>
          </table:table-cell>
          <table:table-cell office:value-type="float" office:value="0.5" calcext:value-type="float">
            <text:p>0.5</text:p>
          </table:table-cell>
          <table:table-cell office:value-type="float" office:value="0.599447" calcext:value-type="float">
            <text:p>0.599447</text:p>
          </table:table-cell>
          <table:table-cell office:value-type="float" office:value="0.699105" calcext:value-type="float">
            <text:p>0.699105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899451" calcext:value-type="float">
            <text:p>0.899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7362" calcext:value-type="float">
            <text:p>0.147362</text:p>
          </table:table-cell>
          <table:table-cell office:value-type="float" office:value="0" calcext:value-type="float">
            <text:p>0</text:p>
          </table:table-cell>
          <table:table-cell office:value-type="float" office:value="0.100549" calcext:value-type="float">
            <text:p>0.100549</text:p>
          </table:table-cell>
          <table:table-cell office:value-type="float" office:value="0.200893" calcext:value-type="float">
            <text:p>0.200893</text:p>
          </table:table-cell>
          <table:table-cell office:value-type="float" office:value="0.300895" calcext:value-type="float">
            <text:p>0.300895</text:p>
          </table:table-cell>
          <table:table-cell office:value-type="float" office:value="0.400553" calcext:value-type="float">
            <text:p>0.400553</text:p>
          </table:table-cell>
          <table:table-cell office:value-type="float" office:value="0.5" calcext:value-type="float">
            <text:p>0.5</text:p>
          </table:table-cell>
          <table:table-cell office:value-type="float" office:value="0.599447" calcext:value-type="float">
            <text:p>0.599447</text:p>
          </table:table-cell>
          <table:table-cell office:value-type="float" office:value="0.699105" calcext:value-type="float">
            <text:p>0.699105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899451" calcext:value-type="float">
            <text:p>0.899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7362" calcext:value-type="float">
            <text:p>0.147362</text:p>
          </table:table-cell>
          <table:table-cell office:value-type="float" office:value="0" calcext:value-type="float">
            <text:p>0</text:p>
          </table:table-cell>
          <table:table-cell office:value-type="float" office:value="0.100549" calcext:value-type="float">
            <text:p>0.100549</text:p>
          </table:table-cell>
          <table:table-cell office:value-type="float" office:value="0.200893" calcext:value-type="float">
            <text:p>0.200893</text:p>
          </table:table-cell>
          <table:table-cell office:value-type="float" office:value="0.300895" calcext:value-type="float">
            <text:p>0.300895</text:p>
          </table:table-cell>
          <table:table-cell office:value-type="float" office:value="0.400553" calcext:value-type="float">
            <text:p>0.400553</text:p>
          </table:table-cell>
          <table:table-cell office:value-type="float" office:value="0.5" calcext:value-type="float">
            <text:p>0.5</text:p>
          </table:table-cell>
          <table:table-cell office:value-type="float" office:value="0.599447" calcext:value-type="float">
            <text:p>0.599447</text:p>
          </table:table-cell>
          <table:table-cell office:value-type="float" office:value="0.699105" calcext:value-type="float">
            <text:p>0.699105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899451" calcext:value-type="float">
            <text:p>0.899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7362" calcext:value-type="float">
            <text:p>0.147362</text:p>
          </table:table-cell>
          <table:table-cell office:value-type="float" office:value="0" calcext:value-type="float">
            <text:p>0</text:p>
          </table:table-cell>
          <table:table-cell office:value-type="float" office:value="0.100549" calcext:value-type="float">
            <text:p>0.100549</text:p>
          </table:table-cell>
          <table:table-cell office:value-type="float" office:value="0.200893" calcext:value-type="float">
            <text:p>0.200893</text:p>
          </table:table-cell>
          <table:table-cell office:value-type="float" office:value="0.300895" calcext:value-type="float">
            <text:p>0.300895</text:p>
          </table:table-cell>
          <table:table-cell office:value-type="float" office:value="0.400553" calcext:value-type="float">
            <text:p>0.400553</text:p>
          </table:table-cell>
          <table:table-cell office:value-type="float" office:value="0.5" calcext:value-type="float">
            <text:p>0.5</text:p>
          </table:table-cell>
          <table:table-cell office:value-type="float" office:value="0.599447" calcext:value-type="float">
            <text:p>0.599447</text:p>
          </table:table-cell>
          <table:table-cell office:value-type="float" office:value="0.699105" calcext:value-type="float">
            <text:p>0.699105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899451" calcext:value-type="float">
            <text:p>0.899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0.200805" calcext:value-type="float">
            <text:p>0.200805</text:p>
          </table:table-cell>
          <table:table-cell office:value-type="float" office:value="0.300806" calcext:value-type="float">
            <text:p>0.300806</text:p>
          </table:table-cell>
          <table:table-cell office:value-type="float" office:value="0.400499" calcext:value-type="float">
            <text:p>0.400499</text:p>
          </table:table-cell>
          <table:table-cell office:value-type="float" office:value="0.5" calcext:value-type="float">
            <text:p>0.5</text:p>
          </table:table-cell>
          <table:table-cell office:value-type="float" office:value="0.599501" calcext:value-type="float">
            <text:p>0.599501</text:p>
          </table:table-cell>
          <table:table-cell office:value-type="float" office:value="0.699194" calcext:value-type="float">
            <text:p>0.699194</text:p>
          </table:table-cell>
          <table:table-cell office:value-type="float" office:value="0.799195" calcext:value-type="float">
            <text:p>0.799195</text:p>
          </table:table-cell>
          <table:table-cell office:value-type="float" office:value="0.899505" calcext:value-type="float">
            <text:p>0.899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0.200805" calcext:value-type="float">
            <text:p>0.200805</text:p>
          </table:table-cell>
          <table:table-cell office:value-type="float" office:value="0.300806" calcext:value-type="float">
            <text:p>0.300806</text:p>
          </table:table-cell>
          <table:table-cell office:value-type="float" office:value="0.400499" calcext:value-type="float">
            <text:p>0.400499</text:p>
          </table:table-cell>
          <table:table-cell office:value-type="float" office:value="0.5" calcext:value-type="float">
            <text:p>0.5</text:p>
          </table:table-cell>
          <table:table-cell office:value-type="float" office:value="0.599501" calcext:value-type="float">
            <text:p>0.599501</text:p>
          </table:table-cell>
          <table:table-cell office:value-type="float" office:value="0.699194" calcext:value-type="float">
            <text:p>0.699194</text:p>
          </table:table-cell>
          <table:table-cell office:value-type="float" office:value="0.799195" calcext:value-type="float">
            <text:p>0.799195</text:p>
          </table:table-cell>
          <table:table-cell office:value-type="float" office:value="0.899505" calcext:value-type="float">
            <text:p>0.899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0.200805" calcext:value-type="float">
            <text:p>0.200805</text:p>
          </table:table-cell>
          <table:table-cell office:value-type="float" office:value="0.300806" calcext:value-type="float">
            <text:p>0.300806</text:p>
          </table:table-cell>
          <table:table-cell office:value-type="float" office:value="0.400499" calcext:value-type="float">
            <text:p>0.400499</text:p>
          </table:table-cell>
          <table:table-cell office:value-type="float" office:value="0.5" calcext:value-type="float">
            <text:p>0.5</text:p>
          </table:table-cell>
          <table:table-cell office:value-type="float" office:value="0.599501" calcext:value-type="float">
            <text:p>0.599501</text:p>
          </table:table-cell>
          <table:table-cell office:value-type="float" office:value="0.699194" calcext:value-type="float">
            <text:p>0.699194</text:p>
          </table:table-cell>
          <table:table-cell office:value-type="float" office:value="0.799195" calcext:value-type="float">
            <text:p>0.799195</text:p>
          </table:table-cell>
          <table:table-cell office:value-type="float" office:value="0.899505" calcext:value-type="float">
            <text:p>0.899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0.200805" calcext:value-type="float">
            <text:p>0.200805</text:p>
          </table:table-cell>
          <table:table-cell office:value-type="float" office:value="0.300806" calcext:value-type="float">
            <text:p>0.300806</text:p>
          </table:table-cell>
          <table:table-cell office:value-type="float" office:value="0.400499" calcext:value-type="float">
            <text:p>0.400499</text:p>
          </table:table-cell>
          <table:table-cell office:value-type="float" office:value="0.5" calcext:value-type="float">
            <text:p>0.5</text:p>
          </table:table-cell>
          <table:table-cell office:value-type="float" office:value="0.599501" calcext:value-type="float">
            <text:p>0.599501</text:p>
          </table:table-cell>
          <table:table-cell office:value-type="float" office:value="0.699194" calcext:value-type="float">
            <text:p>0.699194</text:p>
          </table:table-cell>
          <table:table-cell office:value-type="float" office:value="0.799195" calcext:value-type="float">
            <text:p>0.799195</text:p>
          </table:table-cell>
          <table:table-cell office:value-type="float" office:value="0.899505" calcext:value-type="float">
            <text:p>0.899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0.200805" calcext:value-type="float">
            <text:p>0.200805</text:p>
          </table:table-cell>
          <table:table-cell office:value-type="float" office:value="0.300806" calcext:value-type="float">
            <text:p>0.300806</text:p>
          </table:table-cell>
          <table:table-cell office:value-type="float" office:value="0.400499" calcext:value-type="float">
            <text:p>0.400499</text:p>
          </table:table-cell>
          <table:table-cell office:value-type="float" office:value="0.5" calcext:value-type="float">
            <text:p>0.5</text:p>
          </table:table-cell>
          <table:table-cell office:value-type="float" office:value="0.599501" calcext:value-type="float">
            <text:p>0.599501</text:p>
          </table:table-cell>
          <table:table-cell office:value-type="float" office:value="0.699194" calcext:value-type="float">
            <text:p>0.699194</text:p>
          </table:table-cell>
          <table:table-cell office:value-type="float" office:value="0.799195" calcext:value-type="float">
            <text:p>0.799195</text:p>
          </table:table-cell>
          <table:table-cell office:value-type="float" office:value="0.899505" calcext:value-type="float">
            <text:p>0.899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0.200805" calcext:value-type="float">
            <text:p>0.200805</text:p>
          </table:table-cell>
          <table:table-cell office:value-type="float" office:value="0.300806" calcext:value-type="float">
            <text:p>0.300806</text:p>
          </table:table-cell>
          <table:table-cell office:value-type="float" office:value="0.400499" calcext:value-type="float">
            <text:p>0.400499</text:p>
          </table:table-cell>
          <table:table-cell office:value-type="float" office:value="0.5" calcext:value-type="float">
            <text:p>0.5</text:p>
          </table:table-cell>
          <table:table-cell office:value-type="float" office:value="0.599501" calcext:value-type="float">
            <text:p>0.599501</text:p>
          </table:table-cell>
          <table:table-cell office:value-type="float" office:value="0.699194" calcext:value-type="float">
            <text:p>0.699194</text:p>
          </table:table-cell>
          <table:table-cell office:value-type="float" office:value="0.799195" calcext:value-type="float">
            <text:p>0.799195</text:p>
          </table:table-cell>
          <table:table-cell office:value-type="float" office:value="0.899505" calcext:value-type="float">
            <text:p>0.899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0.200805" calcext:value-type="float">
            <text:p>0.200805</text:p>
          </table:table-cell>
          <table:table-cell office:value-type="float" office:value="0.300806" calcext:value-type="float">
            <text:p>0.300806</text:p>
          </table:table-cell>
          <table:table-cell office:value-type="float" office:value="0.400499" calcext:value-type="float">
            <text:p>0.400499</text:p>
          </table:table-cell>
          <table:table-cell office:value-type="float" office:value="0.5" calcext:value-type="float">
            <text:p>0.5</text:p>
          </table:table-cell>
          <table:table-cell office:value-type="float" office:value="0.599501" calcext:value-type="float">
            <text:p>0.599501</text:p>
          </table:table-cell>
          <table:table-cell office:value-type="float" office:value="0.699194" calcext:value-type="float">
            <text:p>0.699194</text:p>
          </table:table-cell>
          <table:table-cell office:value-type="float" office:value="0.799195" calcext:value-type="float">
            <text:p>0.799195</text:p>
          </table:table-cell>
          <table:table-cell office:value-type="float" office:value="0.899505" calcext:value-type="float">
            <text:p>0.899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0.200805" calcext:value-type="float">
            <text:p>0.200805</text:p>
          </table:table-cell>
          <table:table-cell office:value-type="float" office:value="0.300806" calcext:value-type="float">
            <text:p>0.300806</text:p>
          </table:table-cell>
          <table:table-cell office:value-type="float" office:value="0.400499" calcext:value-type="float">
            <text:p>0.400499</text:p>
          </table:table-cell>
          <table:table-cell office:value-type="float" office:value="0.5" calcext:value-type="float">
            <text:p>0.5</text:p>
          </table:table-cell>
          <table:table-cell office:value-type="float" office:value="0.599501" calcext:value-type="float">
            <text:p>0.599501</text:p>
          </table:table-cell>
          <table:table-cell office:value-type="float" office:value="0.699194" calcext:value-type="float">
            <text:p>0.699194</text:p>
          </table:table-cell>
          <table:table-cell office:value-type="float" office:value="0.799195" calcext:value-type="float">
            <text:p>0.799195</text:p>
          </table:table-cell>
          <table:table-cell office:value-type="float" office:value="0.899505" calcext:value-type="float">
            <text:p>0.899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0.200805" calcext:value-type="float">
            <text:p>0.200805</text:p>
          </table:table-cell>
          <table:table-cell office:value-type="float" office:value="0.300806" calcext:value-type="float">
            <text:p>0.300806</text:p>
          </table:table-cell>
          <table:table-cell office:value-type="float" office:value="0.400499" calcext:value-type="float">
            <text:p>0.400499</text:p>
          </table:table-cell>
          <table:table-cell office:value-type="float" office:value="0.5" calcext:value-type="float">
            <text:p>0.5</text:p>
          </table:table-cell>
          <table:table-cell office:value-type="float" office:value="0.599501" calcext:value-type="float">
            <text:p>0.599501</text:p>
          </table:table-cell>
          <table:table-cell office:value-type="float" office:value="0.699194" calcext:value-type="float">
            <text:p>0.699194</text:p>
          </table:table-cell>
          <table:table-cell office:value-type="float" office:value="0.799195" calcext:value-type="float">
            <text:p>0.799195</text:p>
          </table:table-cell>
          <table:table-cell office:value-type="float" office:value="0.899505" calcext:value-type="float">
            <text:p>0.899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0.200805" calcext:value-type="float">
            <text:p>0.200805</text:p>
          </table:table-cell>
          <table:table-cell office:value-type="float" office:value="0.300806" calcext:value-type="float">
            <text:p>0.300806</text:p>
          </table:table-cell>
          <table:table-cell office:value-type="float" office:value="0.400499" calcext:value-type="float">
            <text:p>0.400499</text:p>
          </table:table-cell>
          <table:table-cell office:value-type="float" office:value="0.5" calcext:value-type="float">
            <text:p>0.5</text:p>
          </table:table-cell>
          <table:table-cell office:value-type="float" office:value="0.599501" calcext:value-type="float">
            <text:p>0.599501</text:p>
          </table:table-cell>
          <table:table-cell office:value-type="float" office:value="0.699194" calcext:value-type="float">
            <text:p>0.699194</text:p>
          </table:table-cell>
          <table:table-cell office:value-type="float" office:value="0.799195" calcext:value-type="float">
            <text:p>0.799195</text:p>
          </table:table-cell>
          <table:table-cell office:value-type="float" office:value="0.899505" calcext:value-type="float">
            <text:p>0.899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0.200805" calcext:value-type="float">
            <text:p>0.200805</text:p>
          </table:table-cell>
          <table:table-cell office:value-type="float" office:value="0.300806" calcext:value-type="float">
            <text:p>0.300806</text:p>
          </table:table-cell>
          <table:table-cell office:value-type="float" office:value="0.400499" calcext:value-type="float">
            <text:p>0.400499</text:p>
          </table:table-cell>
          <table:table-cell office:value-type="float" office:value="0.5" calcext:value-type="float">
            <text:p>0.5</text:p>
          </table:table-cell>
          <table:table-cell office:value-type="float" office:value="0.599501" calcext:value-type="float">
            <text:p>0.599501</text:p>
          </table:table-cell>
          <table:table-cell office:value-type="float" office:value="0.699194" calcext:value-type="float">
            <text:p>0.699194</text:p>
          </table:table-cell>
          <table:table-cell office:value-type="float" office:value="0.799195" calcext:value-type="float">
            <text:p>0.799195</text:p>
          </table:table-cell>
          <table:table-cell office:value-type="float" office:value="0.899505" calcext:value-type="float">
            <text:p>0.89950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shapes>
          <draw:frame draw:z-index="0" draw:style-name="gr1" draw:text-style-name="P1" svg:width="19.824cm" svg:height="15.875cm" svg:x="23.376cm" svg:y="0.106cm">
            <draw:object draw:notify-on-update-of-ranges="Sheet2.B1:Sheet2.L1 Sheet2.B2:Sheet2.L2 Sheet2.B3:Sheet2.L3 Sheet2.B4:Sheet2.L4 Sheet2.B5:Sheet2.L5 Sheet2.B6:Sheet2.L6 Sheet2.B7:Sheet2.L7 Sheet2.B8:Sheet2.L8 Sheet2.B9:Sheet2.L9 Sheet2.B10:Sheet2.L10 Sheet2.B11:Sheet2.L11 Sheet2.B12:Sheet2.L12 Sheet2.B13:Sheet2.L13 Sheet2.B14:Sheet2.L14 Sheet2.B15:Sheet2.L15 Sheet2.B16:Sheet2.L16 Sheet2.B17:Sheet2.L17 Sheet2.B18:Sheet2.L18 Sheet2.B19:Sheet2.L19 Sheet2.B20:Sheet2.L20 Sheet2.B21:Sheet2.L21 Sheet2.B22:Sheet2.L22 Sheet2.B23:Sheet2.L23 Sheet2.B24:Sheet2.L24 Sheet2.B25:Sheet2.L25 Sheet2.B26:Sheet2.L26 Sheet2.B27:Sheet2.L27 Sheet2.B28:Sheet2.L28 Sheet2.B29:Sheet2.L29 Sheet2.B30:Sheet2.L30 Sheet2.B31:Sheet2.L31 Sheet2.B32:Sheet2.L32 Sheet2.B33:Sheet2.L33 Sheet2.B34:Sheet2.L34 Sheet2.B35:Sheet2.L35 Sheet2.B36:Sheet2.L36 Sheet2.B37:Sheet2.L37 Sheet2.B38:Sheet2.L38 Sheet2.B39:Sheet2.L39 Sheet2.B40:Sheet2.L40 Sheet2.B41:Sheet2.L41 Sheet2.B42:Sheet2.L42 Sheet2.B43:Sheet2.L43 Sheet2.B44:Sheet2.L44 Sheet2.B45:Sheet2.L45 Sheet2.B46:Sheet2.L46 Sheet2.B47:Sheet2.L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1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46826" calcext:value-type="float">
            <text:p>0.46826</text:p>
          </table:table-cell>
          <table:table-cell office:value-type="float" office:value="0.501418" calcext:value-type="float">
            <text:p>0.501418</text:p>
          </table:table-cell>
          <table:table-cell office:value-type="float" office:value="0.500201" calcext:value-type="float">
            <text:p>0.500201</text:p>
          </table:table-cell>
          <table:table-cell office:value-type="float" office:value="0.500001" calcext:value-type="float">
            <text:p>0.500001</text:p>
          </table:table-cell>
          <table:table-cell office:value-type="float" office:value="0.5" calcext:value-type="float">
            <text:p>0.5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0.499799" calcext:value-type="float">
            <text:p>0.499799</text:p>
          </table:table-cell>
          <table:table-cell office:value-type="float" office:value="0.498582" calcext:value-type="float">
            <text:p>0.498582</text:p>
          </table:table-cell>
          <table:table-cell office:value-type="float" office:value="0.53174" calcext:value-type="float">
            <text:p>0.5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06501" calcext:value-type="float">
            <text:p>0.00206501</text:p>
          </table:table-cell>
          <table:table-cell office:value-type="float" office:value="0" calcext:value-type="float">
            <text:p>0</text:p>
          </table:table-cell>
          <table:table-cell office:value-type="float" office:value="0.424211" calcext:value-type="float">
            <text:p>0.424211</text:p>
          </table:table-cell>
          <table:table-cell office:value-type="float" office:value="0.49759" calcext:value-type="float">
            <text:p>0.49759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0068" calcext:value-type="float">
            <text:p>0.500068</text:p>
          </table:table-cell>
          <table:table-cell office:value-type="float" office:value="0.5" calcext:value-type="float">
            <text:p>0.5</text:p>
          </table:table-cell>
          <table:table-cell office:value-type="float" office:value="0.499932" calcext:value-type="float">
            <text:p>0.499932</text:p>
          </table:table-cell>
          <table:table-cell office:value-type="float" office:value="0.49936" calcext:value-type="float">
            <text:p>0.49936</text:p>
          </table:table-cell>
          <table:table-cell office:value-type="float" office:value="0.50241" calcext:value-type="float">
            <text:p>0.50241</text:p>
          </table:table-cell>
          <table:table-cell office:value-type="float" office:value="0.575789" calcext:value-type="float">
            <text:p>0.575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40002" calcext:value-type="float">
            <text:p>0.00340002</text:p>
          </table:table-cell>
          <table:table-cell office:value-type="float" office:value="0" calcext:value-type="float">
            <text:p>0</text:p>
          </table:table-cell>
          <table:table-cell office:value-type="float" office:value="0.384981" calcext:value-type="float">
            <text:p>0.384981</text:p>
          </table:table-cell>
          <table:table-cell office:value-type="float" office:value="0.488399" calcext:value-type="float">
            <text:p>0.488399</text:p>
          </table:table-cell>
          <table:table-cell office:value-type="float" office:value="0.500348" calcext:value-type="float">
            <text:p>0.500348</text:p>
          </table:table-cell>
          <table:table-cell office:value-type="float" office:value="0.500203" calcext:value-type="float">
            <text:p>0.500203</text:p>
          </table:table-cell>
          <table:table-cell office:value-type="float" office:value="0.5" calcext:value-type="float">
            <text:p>0.5</text:p>
          </table:table-cell>
          <table:table-cell office:value-type="float" office:value="0.499797" calcext:value-type="float">
            <text:p>0.499797</text:p>
          </table:table-cell>
          <table:table-cell office:value-type="float" office:value="0.499652" calcext:value-type="float">
            <text:p>0.499652</text:p>
          </table:table-cell>
          <table:table-cell office:value-type="float" office:value="0.511601" calcext:value-type="float">
            <text:p>0.511601</text:p>
          </table:table-cell>
          <table:table-cell office:value-type="float" office:value="0.615019" calcext:value-type="float">
            <text:p>0.615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87357" calcext:value-type="float">
            <text:p>0.00487357</text:p>
          </table:table-cell>
          <table:table-cell office:value-type="float" office:value="0" calcext:value-type="float">
            <text:p>0</text:p>
          </table:table-cell>
          <table:table-cell office:value-type="float" office:value="0.348997" calcext:value-type="float">
            <text:p>0.348997</text:p>
          </table:table-cell>
          <table:table-cell office:value-type="float" office:value="0.474898" calcext:value-type="float">
            <text:p>0.474898</text:p>
          </table:table-cell>
          <table:table-cell office:value-type="float" office:value="0.498614" calcext:value-type="float">
            <text:p>0.498614</text:p>
          </table:table-cell>
          <table:table-cell office:value-type="float" office:value="0.500261" calcext:value-type="float">
            <text:p>0.500261</text:p>
          </table:table-cell>
          <table:table-cell office:value-type="float" office:value="0.5" calcext:value-type="float">
            <text:p>0.5</text:p>
          </table:table-cell>
          <table:table-cell office:value-type="float" office:value="0.499739" calcext:value-type="float">
            <text:p>0.499739</text:p>
          </table:table-cell>
          <table:table-cell office:value-type="float" office:value="0.501386" calcext:value-type="float">
            <text:p>0.501386</text:p>
          </table:table-cell>
          <table:table-cell office:value-type="float" office:value="0.525102" calcext:value-type="float">
            <text:p>0.525102</text:p>
          </table:table-cell>
          <table:table-cell office:value-type="float" office:value="0.651003" calcext:value-type="float">
            <text:p>0.65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47513" calcext:value-type="float">
            <text:p>0.00647513</text:p>
          </table:table-cell>
          <table:table-cell office:value-type="float" office:value="0" calcext:value-type="float">
            <text:p>0</text:p>
          </table:table-cell>
          <table:table-cell office:value-type="float" office:value="0.317001" calcext:value-type="float">
            <text:p>0.317001</text:p>
          </table:table-cell>
          <table:table-cell office:value-type="float" office:value="0.458449" calcext:value-type="float">
            <text:p>0.458449</text:p>
          </table:table-cell>
          <table:table-cell office:value-type="float" office:value="0.495007" calcext:value-type="float">
            <text:p>0.495007</text:p>
          </table:table-cell>
          <table:table-cell office:value-type="float" office:value="0.499991" calcext:value-type="float">
            <text:p>0.499991</text:p>
          </table:table-cell>
          <table:table-cell office:value-type="float" office:value="0.5" calcext:value-type="float">
            <text:p>0.5</text:p>
          </table:table-cell>
          <table:table-cell office:value-type="float" office:value="0.500009" calcext:value-type="float">
            <text:p>0.500009</text:p>
          </table:table-cell>
          <table:table-cell office:value-type="float" office:value="0.504993" calcext:value-type="float">
            <text:p>0.504993</text:p>
          </table:table-cell>
          <table:table-cell office:value-type="float" office:value="0.541551" calcext:value-type="float">
            <text:p>0.541551</text:p>
          </table:table-cell>
          <table:table-cell office:value-type="float" office:value="0.682999" calcext:value-type="float">
            <text:p>0.68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22867" calcext:value-type="float">
            <text:p>0.00822867</text:p>
          </table:table-cell>
          <table:table-cell office:value-type="float" office:value="0" calcext:value-type="float">
            <text:p>0</text:p>
          </table:table-cell>
          <table:table-cell office:value-type="float" office:value="0.288691" calcext:value-type="float">
            <text:p>0.288691</text:p>
          </table:table-cell>
          <table:table-cell office:value-type="float" office:value="0.440006" calcext:value-type="float">
            <text:p>0.440006</text:p>
          </table:table-cell>
          <table:table-cell office:value-type="float" office:value="0.489308" calcext:value-type="float">
            <text:p>0.489308</text:p>
          </table:table-cell>
          <table:table-cell office:value-type="float" office:value="0.499099" calcext:value-type="float">
            <text:p>0.499099</text:p>
          </table:table-cell>
          <table:table-cell office:value-type="float" office:value="0.5" calcext:value-type="float">
            <text:p>0.5</text:p>
          </table:table-cell>
          <table:table-cell office:value-type="float" office:value="0.500901" calcext:value-type="float">
            <text:p>0.500901</text:p>
          </table:table-cell>
          <table:table-cell office:value-type="float" office:value="0.510692" calcext:value-type="float">
            <text:p>0.510692</text:p>
          </table:table-cell>
          <table:table-cell office:value-type="float" office:value="0.559994" calcext:value-type="float">
            <text:p>0.559994</text:p>
          </table:table-cell>
          <table:table-cell office:value-type="float" office:value="0.711309" calcext:value-type="float">
            <text:p>0.711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01602" calcext:value-type="float">
            <text:p>0.0101602</text:p>
          </table:table-cell>
          <table:table-cell office:value-type="float" office:value="0" calcext:value-type="float">
            <text:p>0</text:p>
          </table:table-cell>
          <table:table-cell office:value-type="float" office:value="0.263754" calcext:value-type="float">
            <text:p>0.263754</text:p>
          </table:table-cell>
          <table:table-cell office:value-type="float" office:value="0.420353" calcext:value-type="float">
            <text:p>0.420353</text:p>
          </table:table-cell>
          <table:table-cell office:value-type="float" office:value="0.481469" calcext:value-type="float">
            <text:p>0.481469</text:p>
          </table:table-cell>
          <table:table-cell office:value-type="float" office:value="0.497297" calcext:value-type="float">
            <text:p>0.497297</text:p>
          </table:table-cell>
          <table:table-cell office:value-type="float" office:value="0.5" calcext:value-type="float">
            <text:p>0.5</text:p>
          </table:table-cell>
          <table:table-cell office:value-type="float" office:value="0.502703" calcext:value-type="float">
            <text:p>0.502703</text:p>
          </table:table-cell>
          <table:table-cell office:value-type="float" office:value="0.518531" calcext:value-type="float">
            <text:p>0.518531</text:p>
          </table:table-cell>
          <table:table-cell office:value-type="float" office:value="0.579647" calcext:value-type="float">
            <text:p>0.579647</text:p>
          </table:table-cell>
          <table:table-cell office:value-type="float" office:value="0.736246" calcext:value-type="float">
            <text:p>0.736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3045" calcext:value-type="float">
            <text:p>0.0123045</text:p>
          </table:table-cell>
          <table:table-cell office:value-type="float" office:value="0" calcext:value-type="float">
            <text:p>0</text:p>
          </table:table-cell>
          <table:table-cell office:value-type="float" office:value="0.241801" calcext:value-type="float">
            <text:p>0.241801</text:p>
          </table:table-cell>
          <table:table-cell office:value-type="float" office:value="0.400075" calcext:value-type="float">
            <text:p>0.400075</text:p>
          </table:table-cell>
          <table:table-cell office:value-type="float" office:value="0.471557" calcext:value-type="float">
            <text:p>0.471557</text:p>
          </table:table-cell>
          <table:table-cell office:value-type="float" office:value="0.494338" calcext:value-type="float">
            <text:p>0.494338</text:p>
          </table:table-cell>
          <table:table-cell office:value-type="float" office:value="0.5" calcext:value-type="float">
            <text:p>0.5</text:p>
          </table:table-cell>
          <table:table-cell office:value-type="float" office:value="0.505662" calcext:value-type="float">
            <text:p>0.505662</text:p>
          </table:table-cell>
          <table:table-cell office:value-type="float" office:value="0.528443" calcext:value-type="float">
            <text:p>0.528443</text:p>
          </table:table-cell>
          <table:table-cell office:value-type="float" office:value="0.599925" calcext:value-type="float">
            <text:p>0.599925</text:p>
          </table:table-cell>
          <table:table-cell office:value-type="float" office:value="0.758199" calcext:value-type="float">
            <text:p>0.758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709" calcext:value-type="float">
            <text:p>0.014709</text:p>
          </table:table-cell>
          <table:table-cell office:value-type="float" office:value="0" calcext:value-type="float">
            <text:p>0</text:p>
          </table:table-cell>
          <table:table-cell office:value-type="float" office:value="0.222397" calcext:value-type="float">
            <text:p>0.222397</text:p>
          </table:table-cell>
          <table:table-cell office:value-type="float" office:value="0.379577" calcext:value-type="float">
            <text:p>0.379577</text:p>
          </table:table-cell>
          <table:table-cell office:value-type="float" office:value="0.459705" calcext:value-type="float">
            <text:p>0.459705</text:p>
          </table:table-cell>
          <table:table-cell office:value-type="float" office:value="0.490039" calcext:value-type="float">
            <text:p>0.490039</text:p>
          </table:table-cell>
          <table:table-cell office:value-type="float" office:value="0.5" calcext:value-type="float">
            <text:p>0.5</text:p>
          </table:table-cell>
          <table:table-cell office:value-type="float" office:value="0.509961" calcext:value-type="float">
            <text:p>0.509961</text:p>
          </table:table-cell>
          <table:table-cell office:value-type="float" office:value="0.540295" calcext:value-type="float">
            <text:p>0.540295</text:p>
          </table:table-cell>
          <table:table-cell office:value-type="float" office:value="0.620423" calcext:value-type="float">
            <text:p>0.620423</text:p>
          </table:table-cell>
          <table:table-cell office:value-type="float" office:value="0.777603" calcext:value-type="float">
            <text:p>0.777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4411" calcext:value-type="float">
            <text:p>0.0174411</text:p>
          </table:table-cell>
          <table:table-cell office:value-type="float" office:value="0" calcext:value-type="float">
            <text:p>0</text:p>
          </table:table-cell>
          <table:table-cell office:value-type="float" office:value="0.205086" calcext:value-type="float">
            <text:p>0.205086</text:p>
          </table:table-cell>
          <table:table-cell office:value-type="float" office:value="0.35909" calcext:value-type="float">
            <text:p>0.35909</text:p>
          </table:table-cell>
          <table:table-cell office:value-type="float" office:value="0.446076" calcext:value-type="float">
            <text:p>0.446076</text:p>
          </table:table-cell>
          <table:table-cell office:value-type="float" office:value="0.48429" calcext:value-type="float">
            <text:p>0.48429</text:p>
          </table:table-cell>
          <table:table-cell office:value-type="float" office:value="0.5" calcext:value-type="float">
            <text:p>0.5</text:p>
          </table:table-cell>
          <table:table-cell office:value-type="float" office:value="0.51571" calcext:value-type="float">
            <text:p>0.51571</text:p>
          </table:table-cell>
          <table:table-cell office:value-type="float" office:value="0.553924" calcext:value-type="float">
            <text:p>0.553924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794914" calcext:value-type="float">
            <text:p>0.794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743" calcext:value-type="float">
            <text:p>0.0205743</text:p>
          </table:table-cell>
          <table:table-cell office:value-type="float" office:value="0" calcext:value-type="float">
            <text:p>0</text:p>
          </table:table-cell>
          <table:table-cell office:value-type="float" office:value="0.189529" calcext:value-type="float">
            <text:p>0.189529</text:p>
          </table:table-cell>
          <table:table-cell office:value-type="float" office:value="0.338857" calcext:value-type="float">
            <text:p>0.338857</text:p>
          </table:table-cell>
          <table:table-cell office:value-type="float" office:value="0.430949" calcext:value-type="float">
            <text:p>0.430949</text:p>
          </table:table-cell>
          <table:table-cell office:value-type="float" office:value="0.477115" calcext:value-type="float">
            <text:p>0.477115</text:p>
          </table:table-cell>
          <table:table-cell office:value-type="float" office:value="0.5" calcext:value-type="float">
            <text:p>0.5</text:p>
          </table:table-cell>
          <table:table-cell office:value-type="float" office:value="0.522885" calcext:value-type="float">
            <text:p>0.522885</text:p>
          </table:table-cell>
          <table:table-cell office:value-type="float" office:value="0.569051" calcext:value-type="float">
            <text:p>0.569051</text:p>
          </table:table-cell>
          <table:table-cell office:value-type="float" office:value="0.661143" calcext:value-type="float">
            <text:p>0.661143</text:p>
          </table:table-cell>
          <table:table-cell office:value-type="float" office:value="0.810471" calcext:value-type="float">
            <text:p>0.810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39562" calcext:value-type="float">
            <text:p>0.0239562</text:p>
          </table:table-cell>
          <table:table-cell office:value-type="float" office:value="0" calcext:value-type="float">
            <text:p>0</text:p>
          </table:table-cell>
          <table:table-cell office:value-type="float" office:value="0.176263" calcext:value-type="float">
            <text:p>0.176263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415735" calcext:value-type="float">
            <text:p>0.415735</text:p>
          </table:table-cell>
          <table:table-cell office:value-type="float" office:value="0.469238" calcext:value-type="float">
            <text:p>0.469238</text:p>
          </table:table-cell>
          <table:table-cell office:value-type="float" office:value="0.5" calcext:value-type="float">
            <text:p>0.5</text:p>
          </table:table-cell>
          <table:table-cell office:value-type="float" office:value="0.530762" calcext:value-type="float">
            <text:p>0.530762</text:p>
          </table:table-cell>
          <table:table-cell office:value-type="float" office:value="0.584265" calcext:value-type="float">
            <text:p>0.584265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823737" calcext:value-type="float">
            <text:p>0.82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6913" calcext:value-type="float">
            <text:p>0.0276913</text:p>
          </table:table-cell>
          <table:table-cell office:value-type="float" office:value="0" calcext:value-type="float">
            <text:p>0</text:p>
          </table:table-cell>
          <table:table-cell office:value-type="float" office:value="0.164544" calcext:value-type="float">
            <text:p>0.164544</text:p>
          </table:table-cell>
          <table:table-cell office:value-type="float" office:value="0.302994" calcext:value-type="float">
            <text:p>0.302994</text:p>
          </table:table-cell>
          <table:table-cell office:value-type="float" office:value="0.400556" calcext:value-type="float">
            <text:p>0.400556</text:p>
          </table:table-cell>
          <table:table-cell office:value-type="float" office:value="0.460874" calcext:value-type="float">
            <text:p>0.460874</text:p>
          </table:table-cell>
          <table:table-cell office:value-type="float" office:value="0.5" calcext:value-type="float">
            <text:p>0.5</text:p>
          </table:table-cell>
          <table:table-cell office:value-type="float" office:value="0.539126" calcext:value-type="float">
            <text:p>0.539126</text:p>
          </table:table-cell>
          <table:table-cell office:value-type="float" office:value="0.599444" calcext:value-type="float">
            <text:p>0.599444</text:p>
          </table:table-cell>
          <table:table-cell office:value-type="float" office:value="0.697006" calcext:value-type="float">
            <text:p>0.697006</text:p>
          </table:table-cell>
          <table:table-cell office:value-type="float" office:value="0.835456" calcext:value-type="float">
            <text:p>0.835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18617" calcext:value-type="float">
            <text:p>0.0318617</text:p>
          </table:table-cell>
          <table:table-cell office:value-type="float" office:value="0" calcext:value-type="float">
            <text:p>0</text:p>
          </table:table-cell>
          <table:table-cell office:value-type="float" office:value="0.154014" calcext:value-type="float">
            <text:p>0.154014</text:p>
          </table:table-cell>
          <table:table-cell office:value-type="float" office:value="0.286856" calcext:value-type="float">
            <text:p>0.286856</text:p>
          </table:table-cell>
          <table:table-cell office:value-type="float" office:value="0.385675" calcext:value-type="float">
            <text:p>0.385675</text:p>
          </table:table-cell>
          <table:table-cell office:value-type="float" office:value="0.452305" calcext:value-type="float">
            <text:p>0.452305</text:p>
          </table:table-cell>
          <table:table-cell office:value-type="float" office:value="0.5" calcext:value-type="float">
            <text:p>0.5</text:p>
          </table:table-cell>
          <table:table-cell office:value-type="float" office:value="0.547695" calcext:value-type="float">
            <text:p>0.547695</text:p>
          </table:table-cell>
          <table:table-cell office:value-type="float" office:value="0.614325" calcext:value-type="float">
            <text:p>0.614325</text:p>
          </table:table-cell>
          <table:table-cell office:value-type="float" office:value="0.713144" calcext:value-type="float">
            <text:p>0.713144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65725" calcext:value-type="float">
            <text:p>0.0365725</text:p>
          </table:table-cell>
          <table:table-cell office:value-type="float" office:value="0" calcext:value-type="float">
            <text:p>0</text:p>
          </table:table-cell>
          <table:table-cell office:value-type="float" office:value="0.144447" calcext:value-type="float">
            <text:p>0.144447</text:p>
          </table:table-cell>
          <table:table-cell office:value-type="float" office:value="0.271822" calcext:value-type="float">
            <text:p>0.271822</text:p>
          </table:table-cell>
          <table:table-cell office:value-type="float" office:value="0.37133" calcext:value-type="float">
            <text:p>0.37133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5" calcext:value-type="float">
            <text:p>0.5</text:p>
          </table:table-cell>
          <table:table-cell office:value-type="float" office:value="0.556204" calcext:value-type="float">
            <text:p>0.556204</text:p>
          </table:table-cell>
          <table:table-cell office:value-type="float" office:value="0.62867" calcext:value-type="float">
            <text:p>0.62867</text:p>
          </table:table-cell>
          <table:table-cell office:value-type="float" office:value="0.728178" calcext:value-type="float">
            <text:p>0.728178</text:p>
          </table:table-cell>
          <table:table-cell office:value-type="float" office:value="0.855553" calcext:value-type="float">
            <text:p>0.855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9581" calcext:value-type="float">
            <text:p>0.0419581</text:p>
          </table:table-cell>
          <table:table-cell office:value-type="float" office:value="0" calcext:value-type="float">
            <text:p>0</text:p>
          </table:table-cell>
          <table:table-cell office:value-type="float" office:value="0.13573" calcext:value-type="float">
            <text:p>0.13573</text:p>
          </table:table-cell>
          <table:table-cell office:value-type="float" office:value="0.257905" calcext:value-type="float">
            <text:p>0.257905</text:p>
          </table:table-cell>
          <table:table-cell office:value-type="float" office:value="0.357753" calcext:value-type="float">
            <text:p>0.357753</text:p>
          </table:table-cell>
          <table:table-cell office:value-type="float" office:value="0.435586" calcext:value-type="float">
            <text:p>0.435586</text:p>
          </table:table-cell>
          <table:table-cell office:value-type="float" office:value="0.5" calcext:value-type="float">
            <text:p>0.5</text:p>
          </table:table-cell>
          <table:table-cell office:value-type="float" office:value="0.564414" calcext:value-type="float">
            <text:p>0.564414</text:p>
          </table:table-cell>
          <table:table-cell office:value-type="float" office:value="0.642247" calcext:value-type="float">
            <text:p>0.642247</text:p>
          </table:table-cell>
          <table:table-cell office:value-type="float" office:value="0.742095" calcext:value-type="float">
            <text:p>0.742095</text:p>
          </table:table-cell>
          <table:table-cell office:value-type="float" office:value="0.86427" calcext:value-type="float">
            <text:p>0.86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81961" calcext:value-type="float">
            <text:p>0.0481961</text:p>
          </table:table-cell>
          <table:table-cell office:value-type="float" office:value="0" calcext:value-type="float">
            <text:p>0</text:p>
          </table:table-cell>
          <table:table-cell office:value-type="float" office:value="0.127834" calcext:value-type="float">
            <text:p>0.127834</text:p>
          </table:table-cell>
          <table:table-cell office:value-type="float" office:value="0.245182" calcext:value-type="float">
            <text:p>0.245182</text:p>
          </table:table-cell>
          <table:table-cell office:value-type="float" office:value="0.345172" calcext:value-type="float">
            <text:p>0.345172</text:p>
          </table:table-cell>
          <table:table-cell office:value-type="float" office:value="0.427891" calcext:value-type="float">
            <text:p>0.427891</text:p>
          </table:table-cell>
          <table:table-cell office:value-type="float" office:value="0.5" calcext:value-type="float">
            <text:p>0.5</text:p>
          </table:table-cell>
          <table:table-cell office:value-type="float" office:value="0.572109" calcext:value-type="float">
            <text:p>0.572109</text:p>
          </table:table-cell>
          <table:table-cell office:value-type="float" office:value="0.654828" calcext:value-type="float">
            <text:p>0.654828</text:p>
          </table:table-cell>
          <table:table-cell office:value-type="float" office:value="0.754818" calcext:value-type="float">
            <text:p>0.754818</text:p>
          </table:table-cell>
          <table:table-cell office:value-type="float" office:value="0.872166" calcext:value-type="float">
            <text:p>0.872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55238" calcext:value-type="float">
            <text:p>0.0555238</text:p>
          </table:table-cell>
          <table:table-cell office:value-type="float" office:value="0" calcext:value-type="float">
            <text:p>0</text:p>
          </table:table-cell>
          <table:table-cell office:value-type="float" office:value="0.120798" calcext:value-type="float">
            <text:p>0.120798</text:p>
          </table:table-cell>
          <table:table-cell office:value-type="float" office:value="0.233789" calcext:value-type="float">
            <text:p>0.233789</text:p>
          </table:table-cell>
          <table:table-cell office:value-type="float" office:value="0.333823" calcext:value-type="float">
            <text:p>0.333823</text:p>
          </table:table-cell>
          <table:table-cell office:value-type="float" office:value="0.420906" calcext:value-type="float">
            <text:p>0.420906</text:p>
          </table:table-cell>
          <table:table-cell office:value-type="float" office:value="0.5" calcext:value-type="float">
            <text:p>0.5</text:p>
          </table:table-cell>
          <table:table-cell office:value-type="float" office:value="0.579094" calcext:value-type="float">
            <text:p>0.579094</text:p>
          </table:table-cell>
          <table:table-cell office:value-type="float" office:value="0.666177" calcext:value-type="float">
            <text:p>0.666177</text:p>
          </table:table-cell>
          <table:table-cell office:value-type="float" office:value="0.766211" calcext:value-type="float">
            <text:p>0.766211</text:p>
          </table:table-cell>
          <table:table-cell office:value-type="float" office:value="0.879202" calcext:value-type="float">
            <text:p>0.879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42434" calcext:value-type="float">
            <text:p>0.0642434</text:p>
          </table:table-cell>
          <table:table-cell office:value-type="float" office:value="0" calcext:value-type="float">
            <text:p>0</text:p>
          </table:table-cell>
          <table:table-cell office:value-type="float" office:value="0.114721" calcext:value-type="float">
            <text:p>0.114721</text:p>
          </table:table-cell>
          <table:table-cell office:value-type="float" office:value="0.223925" calcext:value-type="float">
            <text:p>0.223925</text:p>
          </table:table-cell>
          <table:table-cell office:value-type="float" office:value="0.323962" calcext:value-type="float">
            <text:p>0.323962</text:p>
          </table:table-cell>
          <table:table-cell office:value-type="float" office:value="0.414818" calcext:value-type="float">
            <text:p>0.414818</text:p>
          </table:table-cell>
          <table:table-cell office:value-type="float" office:value="0.5" calcext:value-type="float">
            <text:p>0.5</text:p>
          </table:table-cell>
          <table:table-cell office:value-type="float" office:value="0.585182" calcext:value-type="float">
            <text:p>0.585182</text:p>
          </table:table-cell>
          <table:table-cell office:value-type="float" office:value="0.676038" calcext:value-type="float">
            <text:p>0.676038</text:p>
          </table:table-cell>
          <table:table-cell office:value-type="float" office:value="0.776075" calcext:value-type="float">
            <text:p>0.776075</text:p>
          </table:table-cell>
          <table:table-cell office:value-type="float" office:value="0.885279" calcext:value-type="float">
            <text:p>0.885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61842" calcext:value-type="float">
            <text:p>0.0661842</text:p>
          </table:table-cell>
          <table:table-cell office:value-type="float" office:value="0" calcext:value-type="float">
            <text:p>0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0.222156" calcext:value-type="float">
            <text:p>0.222156</text:p>
          </table:table-cell>
          <table:table-cell office:value-type="float" office:value="0.322192" calcext:value-type="float">
            <text:p>0.322192</text:p>
          </table:table-cell>
          <table:table-cell office:value-type="float" office:value="0.413724" calcext:value-type="float">
            <text:p>0.413724</text:p>
          </table:table-cell>
          <table:table-cell office:value-type="float" office:value="0.5" calcext:value-type="float">
            <text:p>0.5</text:p>
          </table:table-cell>
          <table:table-cell office:value-type="float" office:value="0.586276" calcext:value-type="float">
            <text:p>0.586276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777844" calcext:value-type="float">
            <text:p>0.777844</text:p>
          </table:table-cell>
          <table:table-cell office:value-type="float" office:value="0.886368" calcext:value-type="float">
            <text:p>0.886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02144" calcext:value-type="float">
            <text:p>0.0702144</text:p>
          </table:table-cell>
          <table:table-cell office:value-type="float" office:value="0" calcext:value-type="float">
            <text:p>0</text:p>
          </table:table-cell>
          <table:table-cell office:value-type="float" office:value="0.111622" calcext:value-type="float">
            <text:p>0.111622</text:p>
          </table:table-cell>
          <table:table-cell office:value-type="float" office:value="0.21889" calcext:value-type="float">
            <text:p>0.21889</text:p>
          </table:table-cell>
          <table:table-cell office:value-type="float" office:value="0.318922" calcext:value-type="float">
            <text:p>0.318922</text:p>
          </table:table-cell>
          <table:table-cell office:value-type="float" office:value="0.411703" calcext:value-type="float">
            <text:p>0.411703</text:p>
          </table:table-cell>
          <table:table-cell office:value-type="float" office:value="0.5" calcext:value-type="float">
            <text:p>0.5</text:p>
          </table:table-cell>
          <table:table-cell office:value-type="float" office:value="0.588297" calcext:value-type="float">
            <text:p>0.588297</text:p>
          </table:table-cell>
          <table:table-cell office:value-type="float" office:value="0.681078" calcext:value-type="float">
            <text:p>0.681078</text:p>
          </table:table-cell>
          <table:table-cell office:value-type="float" office:value="0.78111" calcext:value-type="float">
            <text:p>0.78111</text:p>
          </table:table-cell>
          <table:table-cell office:value-type="float" office:value="0.888378" calcext:value-type="float">
            <text:p>0.888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35926" calcext:value-type="float">
            <text:p>0.0735926</text:p>
          </table:table-cell>
          <table:table-cell office:value-type="float" office:value="0" calcext:value-type="float">
            <text:p>0</text:p>
          </table:table-cell>
          <table:table-cell office:value-type="float" office:value="0.110168" calcext:value-type="float">
            <text:p>0.110168</text:p>
          </table:table-cell>
          <table:table-cell office:value-type="float" office:value="0.216527" calcext:value-type="float">
            <text:p>0.216527</text:p>
          </table:table-cell>
          <table:table-cell office:value-type="float" office:value="0.316556" calcext:value-type="float">
            <text:p>0.316556</text:p>
          </table:table-cell>
          <table:table-cell office:value-type="float" office:value="0.41024" calcext:value-type="float">
            <text:p>0.41024</text:p>
          </table:table-cell>
          <table:table-cell office:value-type="float" office:value="0.5" calcext:value-type="float">
            <text:p>0.5</text:p>
          </table:table-cell>
          <table:table-cell office:value-type="float" office:value="0.58976" calcext:value-type="float">
            <text:p>0.58976</text:p>
          </table:table-cell>
          <table:table-cell office:value-type="float" office:value="0.683444" calcext:value-type="float">
            <text:p>0.683444</text:p>
          </table:table-cell>
          <table:table-cell office:value-type="float" office:value="0.783473" calcext:value-type="float">
            <text:p>0.783473</text:p>
          </table:table-cell>
          <table:table-cell office:value-type="float" office:value="0.889832" calcext:value-type="float">
            <text:p>0.889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77307" calcext:value-type="float">
            <text:p>0.0777307</text:p>
          </table:table-cell>
          <table:table-cell office:value-type="float" office:value="0" calcext:value-type="float">
            <text:p>0</text:p>
          </table:table-cell>
          <table:table-cell office:value-type="float" office:value="0.108632" calcext:value-type="float">
            <text:p>0.108632</text:p>
          </table:table-cell>
          <table:table-cell office:value-type="float" office:value="0.214031" calcext:value-type="float">
            <text:p>0.214031</text:p>
          </table:table-cell>
          <table:table-cell office:value-type="float" office:value="0.314056" calcext:value-type="float">
            <text:p>0.314056</text:p>
          </table:table-cell>
          <table:table-cell office:value-type="float" office:value="0.408694" calcext:value-type="float">
            <text:p>0.408694</text:p>
          </table:table-cell>
          <table:table-cell office:value-type="float" office:value="0.5" calcext:value-type="float">
            <text:p>0.5</text:p>
          </table:table-cell>
          <table:table-cell office:value-type="float" office:value="0.591306" calcext:value-type="float">
            <text:p>0.591306</text:p>
          </table:table-cell>
          <table:table-cell office:value-type="float" office:value="0.685944" calcext:value-type="float">
            <text:p>0.685944</text:p>
          </table:table-cell>
          <table:table-cell office:value-type="float" office:value="0.785969" calcext:value-type="float">
            <text:p>0.785969</text:p>
          </table:table-cell>
          <table:table-cell office:value-type="float" office:value="0.891368" calcext:value-type="float">
            <text:p>0.891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02787" calcext:value-type="float">
            <text:p>0.0802787</text:p>
          </table:table-cell>
          <table:table-cell office:value-type="float" office:value="0" calcext:value-type="float">
            <text:p>0</text:p>
          </table:table-cell>
          <table:table-cell office:value-type="float" office:value="0.107804" calcext:value-type="float">
            <text:p>0.107804</text:p>
          </table:table-cell>
          <table:table-cell office:value-type="float" office:value="0.212685" calcext:value-type="float">
            <text:p>0.212685</text:p>
          </table:table-cell>
          <table:table-cell office:value-type="float" office:value="0.312708" calcext:value-type="float">
            <text:p>0.312708</text:p>
          </table:table-cell>
          <table:table-cell office:value-type="float" office:value="0.407861" calcext:value-type="float">
            <text:p>0.407861</text:p>
          </table:table-cell>
          <table:table-cell office:value-type="float" office:value="0.5" calcext:value-type="float">
            <text:p>0.5</text:p>
          </table:table-cell>
          <table:table-cell office:value-type="float" office:value="0.592139" calcext:value-type="float">
            <text:p>0.592139</text:p>
          </table:table-cell>
          <table:table-cell office:value-type="float" office:value="0.687292" calcext:value-type="float">
            <text:p>0.687292</text:p>
          </table:table-cell>
          <table:table-cell office:value-type="float" office:value="0.787315" calcext:value-type="float">
            <text:p>0.787315</text:p>
          </table:table-cell>
          <table:table-cell office:value-type="float" office:value="0.892196" calcext:value-type="float">
            <text:p>0.892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34957" calcext:value-type="float">
            <text:p>0.0834957</text:p>
          </table:table-cell>
          <table:table-cell office:value-type="float" office:value="0" calcext:value-type="float">
            <text:p>0</text:p>
          </table:table-cell>
          <table:table-cell office:value-type="float" office:value="0.106872" calcext:value-type="float">
            <text:p>0.106872</text:p>
          </table:table-cell>
          <table:table-cell office:value-type="float" office:value="0.21117" calcext:value-type="float">
            <text:p>0.21117</text:p>
          </table:table-cell>
          <table:table-cell office:value-type="float" office:value="0.31119" calcext:value-type="float">
            <text:p>0.31119</text:p>
          </table:table-cell>
          <table:table-cell office:value-type="float" office:value="0.406921" calcext:value-type="float">
            <text:p>0.406921</text:p>
          </table:table-cell>
          <table:table-cell office:value-type="float" office:value="0.5" calcext:value-type="float">
            <text:p>0.5</text:p>
          </table:table-cell>
          <table:table-cell office:value-type="float" office:value="0.593079" calcext:value-type="float">
            <text:p>0.593079</text:p>
          </table:table-cell>
          <table:table-cell office:value-type="float" office:value="0.68881" calcext:value-type="float">
            <text:p>0.68881</text:p>
          </table:table-cell>
          <table:table-cell office:value-type="float" office:value="0.78883" calcext:value-type="float">
            <text:p>0.78883</text:p>
          </table:table-cell>
          <table:table-cell office:value-type="float" office:value="0.893128" calcext:value-type="float">
            <text:p>0.89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34957" calcext:value-type="float">
            <text:p>0.0834957</text:p>
          </table:table-cell>
          <table:table-cell office:value-type="float" office:value="0" calcext:value-type="float">
            <text:p>0</text:p>
          </table:table-cell>
          <table:table-cell office:value-type="float" office:value="0.106872" calcext:value-type="float">
            <text:p>0.106872</text:p>
          </table:table-cell>
          <table:table-cell office:value-type="float" office:value="0.21117" calcext:value-type="float">
            <text:p>0.21117</text:p>
          </table:table-cell>
          <table:table-cell office:value-type="float" office:value="0.31119" calcext:value-type="float">
            <text:p>0.31119</text:p>
          </table:table-cell>
          <table:table-cell office:value-type="float" office:value="0.406921" calcext:value-type="float">
            <text:p>0.406921</text:p>
          </table:table-cell>
          <table:table-cell office:value-type="float" office:value="0.5" calcext:value-type="float">
            <text:p>0.5</text:p>
          </table:table-cell>
          <table:table-cell office:value-type="float" office:value="0.593079" calcext:value-type="float">
            <text:p>0.593079</text:p>
          </table:table-cell>
          <table:table-cell office:value-type="float" office:value="0.68881" calcext:value-type="float">
            <text:p>0.68881</text:p>
          </table:table-cell>
          <table:table-cell office:value-type="float" office:value="0.78883" calcext:value-type="float">
            <text:p>0.78883</text:p>
          </table:table-cell>
          <table:table-cell office:value-type="float" office:value="0.893128" calcext:value-type="float">
            <text:p>0.89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7577" calcext:value-type="float">
            <text:p>0.087577</text:p>
          </table:table-cell>
          <table:table-cell office:value-type="float" office:value="0" calcext:value-type="float">
            <text:p>0</text:p>
          </table:table-cell>
          <table:table-cell office:value-type="float" office:value="0.105847" calcext:value-type="float">
            <text:p>0.105847</text:p>
          </table:table-cell>
          <table:table-cell office:value-type="float" office:value="0.209504" calcext:value-type="float">
            <text:p>0.209504</text:p>
          </table:table-cell>
          <table:table-cell office:value-type="float" office:value="0.309522" calcext:value-type="float">
            <text:p>0.309522</text:p>
          </table:table-cell>
          <table:table-cell office:value-type="float" office:value="0.40589" calcext:value-type="float">
            <text:p>0.40589</text:p>
          </table:table-cell>
          <table:table-cell office:value-type="float" office:value="0.5" calcext:value-type="float">
            <text:p>0.5</text:p>
          </table:table-cell>
          <table:table-cell office:value-type="float" office:value="0.59411" calcext:value-type="float">
            <text:p>0.59411</text:p>
          </table:table-cell>
          <table:table-cell office:value-type="float" office:value="0.690478" calcext:value-type="float">
            <text:p>0.690478</text:p>
          </table:table-cell>
          <table:table-cell office:value-type="float" office:value="0.790496" calcext:value-type="float">
            <text:p>0.790496</text:p>
          </table:table-cell>
          <table:table-cell office:value-type="float" office:value="0.894153" calcext:value-type="float">
            <text:p>0.894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4065" calcext:value-type="float">
            <text:p>0.0904065</text:p>
          </table:table-cell>
          <table:table-cell office:value-type="float" office:value="0" calcext:value-type="float">
            <text:p>0</text:p>
          </table:table-cell>
          <table:table-cell office:value-type="float" office:value="0.105228" calcext:value-type="float">
            <text:p>0.105228</text:p>
          </table:table-cell>
          <table:table-cell office:value-type="float" office:value="0.208498" calcext:value-type="float">
            <text:p>0.208498</text:p>
          </table:table-cell>
          <table:table-cell office:value-type="float" office:value="0.308514" calcext:value-type="float">
            <text:p>0.308514</text:p>
          </table:table-cell>
          <table:table-cell office:value-type="float" office:value="0.405266" calcext:value-type="float">
            <text:p>0.405266</text:p>
          </table:table-cell>
          <table:table-cell office:value-type="float" office:value="0.5" calcext:value-type="float">
            <text:p>0.5</text:p>
          </table:table-cell>
          <table:table-cell office:value-type="float" office:value="0.594734" calcext:value-type="float">
            <text:p>0.594734</text:p>
          </table:table-cell>
          <table:table-cell office:value-type="float" office:value="0.691486" calcext:value-type="float">
            <text:p>0.691486</text:p>
          </table:table-cell>
          <table:table-cell office:value-type="float" office:value="0.791502" calcext:value-type="float">
            <text:p>0.791502</text:p>
          </table:table-cell>
          <table:table-cell office:value-type="float" office:value="0.894772" calcext:value-type="float">
            <text:p>0.894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37518" calcext:value-type="float">
            <text:p>0.0937518</text:p>
          </table:table-cell>
          <table:table-cell office:value-type="float" office:value="0" calcext:value-type="float">
            <text:p>0</text:p>
          </table:table-cell>
          <table:table-cell office:value-type="float" office:value="0.10458" calcext:value-type="float">
            <text:p>0.10458</text:p>
          </table:table-cell>
          <table:table-cell office:value-type="float" office:value="0.207445" calcext:value-type="float">
            <text:p>0.207445</text:p>
          </table:table-cell>
          <table:table-cell office:value-type="float" office:value="0.307458" calcext:value-type="float">
            <text:p>0.307458</text:p>
          </table:table-cell>
          <table:table-cell office:value-type="float" office:value="0.404613" calcext:value-type="float">
            <text:p>0.404613</text:p>
          </table:table-cell>
          <table:table-cell office:value-type="float" office:value="0.5" calcext:value-type="float">
            <text:p>0.5</text:p>
          </table:table-cell>
          <table:table-cell office:value-type="float" office:value="0.595387" calcext:value-type="float">
            <text:p>0.595387</text:p>
          </table:table-cell>
          <table:table-cell office:value-type="float" office:value="0.692542" calcext:value-type="float">
            <text:p>0.692542</text:p>
          </table:table-cell>
          <table:table-cell office:value-type="float" office:value="0.792555" calcext:value-type="float">
            <text:p>0.792555</text:p>
          </table:table-cell>
          <table:table-cell office:value-type="float" office:value="0.89542" calcext:value-type="float">
            <text:p>0.89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76569" calcext:value-type="float">
            <text:p>0.0976569</text:p>
          </table:table-cell>
          <table:table-cell office:value-type="float" office:value="0" calcext:value-type="float">
            <text:p>0</text:p>
          </table:table-cell>
          <table:table-cell office:value-type="float" office:value="0.103924" calcext:value-type="float">
            <text:p>0.103924</text:p>
          </table:table-cell>
          <table:table-cell office:value-type="float" office:value="0.206379" calcext:value-type="float">
            <text:p>0.206379</text:p>
          </table:table-cell>
          <table:table-cell office:value-type="float" office:value="0.306391" calcext:value-type="float">
            <text:p>0.306391</text:p>
          </table:table-cell>
          <table:table-cell office:value-type="float" office:value="0.403953" calcext:value-type="float">
            <text:p>0.403953</text:p>
          </table:table-cell>
          <table:table-cell office:value-type="float" office:value="0.5" calcext:value-type="float">
            <text:p>0.5</text:p>
          </table:table-cell>
          <table:table-cell office:value-type="float" office:value="0.596047" calcext:value-type="float">
            <text:p>0.596047</text:p>
          </table:table-cell>
          <table:table-cell office:value-type="float" office:value="0.693609" calcext:value-type="float">
            <text:p>0.693609</text:p>
          </table:table-cell>
          <table:table-cell office:value-type="float" office:value="0.793621" calcext:value-type="float">
            <text:p>0.793621</text:p>
          </table:table-cell>
          <table:table-cell office:value-type="float" office:value="0.896076" calcext:value-type="float">
            <text:p>0.896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0474" calcext:value-type="float">
            <text:p>0.100474</text:p>
          </table:table-cell>
          <table:table-cell office:value-type="float" office:value="0" calcext:value-type="float">
            <text:p>0</text:p>
          </table:table-cell>
          <table:table-cell office:value-type="float" office:value="0.103511" calcext:value-type="float">
            <text:p>0.103511</text:p>
          </table:table-cell>
          <table:table-cell office:value-type="float" office:value="0.205706" calcext:value-type="float">
            <text:p>0.205706</text:p>
          </table:table-cell>
          <table:table-cell office:value-type="float" office:value="0.305717" calcext:value-type="float">
            <text:p>0.305717</text:p>
          </table:table-cell>
          <table:table-cell office:value-type="float" office:value="0.403536" calcext:value-type="float">
            <text:p>0.403536</text:p>
          </table:table-cell>
          <table:table-cell office:value-type="float" office:value="0.5" calcext:value-type="float">
            <text:p>0.5</text:p>
          </table:table-cell>
          <table:table-cell office:value-type="float" office:value="0.596464" calcext:value-type="float">
            <text:p>0.596464</text:p>
          </table:table-cell>
          <table:table-cell office:value-type="float" office:value="0.694283" calcext:value-type="float">
            <text:p>0.694283</text:p>
          </table:table-cell>
          <table:table-cell office:value-type="float" office:value="0.794294" calcext:value-type="float">
            <text:p>0.794294</text:p>
          </table:table-cell>
          <table:table-cell office:value-type="float" office:value="0.896489" calcext:value-type="float">
            <text:p>0.896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727" calcext:value-type="float">
            <text:p>0.103727</text:p>
          </table:table-cell>
          <table:table-cell office:value-type="float" office:value="0" calcext:value-type="float">
            <text:p>0</text:p>
          </table:table-cell>
          <table:table-cell office:value-type="float" office:value="0.103087" calcext:value-type="float">
            <text:p>0.103087</text:p>
          </table:table-cell>
          <table:table-cell office:value-type="float" office:value="0.205017" calcext:value-type="float">
            <text:p>0.205017</text:p>
          </table:table-cell>
          <table:table-cell office:value-type="float" office:value="0.305027" calcext:value-type="float">
            <text:p>0.305027</text:p>
          </table:table-cell>
          <table:table-cell office:value-type="float" office:value="0.403109" calcext:value-type="float">
            <text:p>0.403109</text:p>
          </table:table-cell>
          <table:table-cell office:value-type="float" office:value="0.5" calcext:value-type="float">
            <text:p>0.5</text:p>
          </table:table-cell>
          <table:table-cell office:value-type="float" office:value="0.596891" calcext:value-type="float">
            <text:p>0.596891</text:p>
          </table:table-cell>
          <table:table-cell office:value-type="float" office:value="0.694973" calcext:value-type="float">
            <text:p>0.694973</text:p>
          </table:table-cell>
          <table:table-cell office:value-type="float" office:value="0.794983" calcext:value-type="float">
            <text:p>0.794983</text:p>
          </table:table-cell>
          <table:table-cell office:value-type="float" office:value="0.896913" calcext:value-type="float">
            <text:p>0.896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7557" calcext:value-type="float">
            <text:p>0.107557</text:p>
          </table:table-cell>
          <table:table-cell office:value-type="float" office:value="0" calcext:value-type="float">
            <text:p>0</text:p>
          </table:table-cell>
          <table:table-cell office:value-type="float" office:value="0.102653" calcext:value-type="float">
            <text:p>0.102653</text:p>
          </table:table-cell>
          <table:table-cell office:value-type="float" office:value="0.204312" calcext:value-type="float">
            <text:p>0.204312</text:p>
          </table:table-cell>
          <table:table-cell office:value-type="float" office:value="0.30432" calcext:value-type="float">
            <text:p>0.30432</text:p>
          </table:table-cell>
          <table:table-cell office:value-type="float" office:value="0.402672" calcext:value-type="float">
            <text:p>0.402672</text:p>
          </table:table-cell>
          <table:table-cell office:value-type="float" office:value="0.5" calcext:value-type="float">
            <text:p>0.5</text:p>
          </table:table-cell>
          <table:table-cell office:value-type="float" office:value="0.597328" calcext:value-type="float">
            <text:p>0.597328</text:p>
          </table:table-cell>
          <table:table-cell office:value-type="float" office:value="0.69568" calcext:value-type="float">
            <text:p>0.69568</text:p>
          </table:table-cell>
          <table:table-cell office:value-type="float" office:value="0.795688" calcext:value-type="float">
            <text:p>0.795688</text:p>
          </table:table-cell>
          <table:table-cell office:value-type="float" office:value="0.897347" calcext:value-type="float">
            <text:p>0.897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0597" calcext:value-type="float">
            <text:p>0.110597</text:p>
          </table:table-cell>
          <table:table-cell office:value-type="float" office:value="0" calcext:value-type="float">
            <text:p>0</text:p>
          </table:table-cell>
          <table:table-cell office:value-type="float" office:value="0.102352" calcext:value-type="float">
            <text:p>0.102352</text:p>
          </table:table-cell>
          <table:table-cell office:value-type="float" office:value="0.203823" calcext:value-type="float">
            <text:p>0.203823</text:p>
          </table:table-cell>
          <table:table-cell office:value-type="float" office:value="0.30383" calcext:value-type="float">
            <text:p>0.30383</text:p>
          </table:table-cell>
          <table:table-cell office:value-type="float" office:value="0.402369" calcext:value-type="float">
            <text:p>0.402369</text:p>
          </table:table-cell>
          <table:table-cell office:value-type="float" office:value="0.5" calcext:value-type="float">
            <text:p>0.5</text:p>
          </table:table-cell>
          <table:table-cell office:value-type="float" office:value="0.597631" calcext:value-type="float">
            <text:p>0.597631</text:p>
          </table:table-cell>
          <table:table-cell office:value-type="float" office:value="0.69617" calcext:value-type="float">
            <text:p>0.69617</text:p>
          </table:table-cell>
          <table:table-cell office:value-type="float" office:value="0.796177" calcext:value-type="float">
            <text:p>0.796177</text:p>
          </table:table-cell>
          <table:table-cell office:value-type="float" office:value="0.897648" calcext:value-type="float">
            <text:p>0.897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3924" calcext:value-type="float">
            <text:p>0.113924</text:p>
          </table:table-cell>
          <table:table-cell office:value-type="float" office:value="0" calcext:value-type="float">
            <text:p>0</text:p>
          </table:table-cell>
          <table:table-cell office:value-type="float" office:value="0.102062" calcext:value-type="float">
            <text:p>0.102062</text:p>
          </table:table-cell>
          <table:table-cell office:value-type="float" office:value="0.203352" calcext:value-type="float">
            <text:p>0.203352</text:p>
          </table:table-cell>
          <table:table-cell office:value-type="float" office:value="0.303358" calcext:value-type="float">
            <text:p>0.303358</text:p>
          </table:table-cell>
          <table:table-cell office:value-type="float" office:value="0.402077" calcext:value-type="float">
            <text:p>0.402077</text:p>
          </table:table-cell>
          <table:table-cell office:value-type="float" office:value="0.5" calcext:value-type="float">
            <text:p>0.5</text:p>
          </table:table-cell>
          <table:table-cell office:value-type="float" office:value="0.597923" calcext:value-type="float">
            <text:p>0.597923</text:p>
          </table:table-cell>
          <table:table-cell office:value-type="float" office:value="0.696642" calcext:value-type="float">
            <text:p>0.696642</text:p>
          </table:table-cell>
          <table:table-cell office:value-type="float" office:value="0.796648" calcext:value-type="float">
            <text:p>0.796648</text:p>
          </table:table-cell>
          <table:table-cell office:value-type="float" office:value="0.897938" calcext:value-type="float">
            <text:p>0.897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7562" calcext:value-type="float">
            <text:p>0.117562</text:p>
          </table:table-cell>
          <table:table-cell office:value-type="float" office:value="0" calcext:value-type="float">
            <text:p>0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0.202903" calcext:value-type="float">
            <text:p>0.202903</text:p>
          </table:table-cell>
          <table:table-cell office:value-type="float" office:value="0.302908" calcext:value-type="float">
            <text:p>0.302908</text:p>
          </table:table-cell>
          <table:table-cell office:value-type="float" office:value="0.401799" calcext:value-type="float">
            <text:p>0.401799</text:p>
          </table:table-cell>
          <table:table-cell office:value-type="float" office:value="0.5" calcext:value-type="float">
            <text:p>0.5</text:p>
          </table:table-cell>
          <table:table-cell office:value-type="float" office:value="0.598201" calcext:value-type="float">
            <text:p>0.598201</text:p>
          </table:table-cell>
          <table:table-cell office:value-type="float" office:value="0.697092" calcext:value-type="float">
            <text:p>0.697092</text:p>
          </table:table-cell>
          <table:table-cell office:value-type="float" office:value="0.797097" calcext:value-type="float">
            <text:p>0.797097</text:p>
          </table:table-cell>
          <table:table-cell office:value-type="float" office:value="0.898214" calcext:value-type="float">
            <text:p>0.898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706" calcext:value-type="float">
            <text:p>0.120706</text:p>
          </table:table-cell>
          <table:table-cell office:value-type="float" office:value="0" calcext:value-type="float">
            <text:p>0</text:p>
          </table:table-cell>
          <table:table-cell office:value-type="float" office:value="0.101577" calcext:value-type="float">
            <text:p>0.101577</text:p>
          </table:table-cell>
          <table:table-cell office:value-type="float" office:value="0.202563" calcext:value-type="float">
            <text:p>0.202563</text:p>
          </table:table-cell>
          <table:table-cell office:value-type="float" office:value="0.302568" calcext:value-type="float">
            <text:p>0.302568</text:p>
          </table:table-cell>
          <table:table-cell office:value-type="float" office:value="0.401588" calcext:value-type="float">
            <text:p>0.401588</text:p>
          </table:table-cell>
          <table:table-cell office:value-type="float" office:value="0.5" calcext:value-type="float">
            <text:p>0.5</text:p>
          </table:table-cell>
          <table:table-cell office:value-type="float" office:value="0.598412" calcext:value-type="float">
            <text:p>0.598412</text:p>
          </table:table-cell>
          <table:table-cell office:value-type="float" office:value="0.697432" calcext:value-type="float">
            <text:p>0.697432</text:p>
          </table:table-cell>
          <table:table-cell office:value-type="float" office:value="0.797437" calcext:value-type="float">
            <text:p>0.797437</text:p>
          </table:table-cell>
          <table:table-cell office:value-type="float" office:value="0.898423" calcext:value-type="float">
            <text:p>0.898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3982" calcext:value-type="float">
            <text:p>0.123982</text:p>
          </table:table-cell>
          <table:table-cell office:value-type="float" office:value="0" calcext:value-type="float">
            <text:p>0</text:p>
          </table:table-cell>
          <table:table-cell office:value-type="float" office:value="0.101385" calcext:value-type="float">
            <text:p>0.101385</text:p>
          </table:table-cell>
          <table:table-cell office:value-type="float" office:value="0.202252" calcext:value-type="float">
            <text:p>0.202252</text:p>
          </table:table-cell>
          <table:table-cell office:value-type="float" office:value="0.302256" calcext:value-type="float">
            <text:p>0.302256</text:p>
          </table:table-cell>
          <table:table-cell office:value-type="float" office:value="0.401395" calcext:value-type="float">
            <text:p>0.401395</text:p>
          </table:table-cell>
          <table:table-cell office:value-type="float" office:value="0.5" calcext:value-type="float">
            <text:p>0.5</text:p>
          </table:table-cell>
          <table:table-cell office:value-type="float" office:value="0.598605" calcext:value-type="float">
            <text:p>0.598605</text:p>
          </table:table-cell>
          <table:table-cell office:value-type="float" office:value="0.697744" calcext:value-type="float">
            <text:p>0.697744</text:p>
          </table:table-cell>
          <table:table-cell office:value-type="float" office:value="0.797748" calcext:value-type="float">
            <text:p>0.797748</text:p>
          </table:table-cell>
          <table:table-cell office:value-type="float" office:value="0.898615" calcext:value-type="float">
            <text:p>0.898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7458" calcext:value-type="float">
            <text:p>0.127458</text:p>
          </table:table-cell>
          <table:table-cell office:value-type="float" office:value="0" calcext:value-type="float">
            <text:p>0</text:p>
          </table:table-cell>
          <table:table-cell office:value-type="float" office:value="0.101207" calcext:value-type="float">
            <text:p>0.101207</text:p>
          </table:table-cell>
          <table:table-cell office:value-type="float" office:value="0.201962" calcext:value-type="float">
            <text:p>0.201962</text:p>
          </table:table-cell>
          <table:table-cell office:value-type="float" office:value="0.301966" calcext:value-type="float">
            <text:p>0.301966</text:p>
          </table:table-cell>
          <table:table-cell office:value-type="float" office:value="0.401216" calcext:value-type="float">
            <text:p>0.401216</text:p>
          </table:table-cell>
          <table:table-cell office:value-type="float" office:value="0.5" calcext:value-type="float">
            <text:p>0.5</text:p>
          </table:table-cell>
          <table:table-cell office:value-type="float" office:value="0.598784" calcext:value-type="float">
            <text:p>0.598784</text:p>
          </table:table-cell>
          <table:table-cell office:value-type="float" office:value="0.698034" calcext:value-type="float">
            <text:p>0.698034</text:p>
          </table:table-cell>
          <table:table-cell office:value-type="float" office:value="0.798038" calcext:value-type="float">
            <text:p>0.798038</text:p>
          </table:table-cell>
          <table:table-cell office:value-type="float" office:value="0.898793" calcext:value-type="float">
            <text:p>0.898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0934" calcext:value-type="float">
            <text:p>0.130934</text:p>
          </table:table-cell>
          <table:table-cell office:value-type="float" office:value="0" calcext:value-type="float">
            <text:p>0</text:p>
          </table:table-cell>
          <table:table-cell office:value-type="float" office:value="0.101052" calcext:value-type="float">
            <text:p>0.101052</text:p>
          </table:table-cell>
          <table:table-cell office:value-type="float" office:value="0.20171" calcext:value-type="float">
            <text:p>0.20171</text:p>
          </table:table-cell>
          <table:table-cell office:value-type="float" office:value="0.301713" calcext:value-type="float">
            <text:p>0.301713</text:p>
          </table:table-cell>
          <table:table-cell office:value-type="float" office:value="0.40106" calcext:value-type="float">
            <text:p>0.40106</text:p>
          </table:table-cell>
          <table:table-cell office:value-type="float" office:value="0.5" calcext:value-type="float">
            <text:p>0.5</text:p>
          </table:table-cell>
          <table:table-cell office:value-type="float" office:value="0.59894" calcext:value-type="float">
            <text:p>0.59894</text:p>
          </table:table-cell>
          <table:table-cell office:value-type="float" office:value="0.698287" calcext:value-type="float">
            <text:p>0.698287</text:p>
          </table:table-cell>
          <table:table-cell office:value-type="float" office:value="0.79829" calcext:value-type="float">
            <text:p>0.79829</text:p>
          </table:table-cell>
          <table:table-cell office:value-type="float" office:value="0.898948" calcext:value-type="float">
            <text:p>0.898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4409" calcext:value-type="float">
            <text:p>0.134409</text:p>
          </table:table-cell>
          <table:table-cell office:value-type="float" office:value="0" calcext:value-type="float">
            <text:p>0</text:p>
          </table:table-cell>
          <table:table-cell office:value-type="float" office:value="0.100917" calcext:value-type="float">
            <text:p>0.100917</text:p>
          </table:table-cell>
          <table:table-cell office:value-type="float" office:value="0.201491" calcext:value-type="float">
            <text:p>0.201491</text:p>
          </table:table-cell>
          <table:table-cell office:value-type="float" office:value="0.301493" calcext:value-type="float">
            <text:p>0.301493</text:p>
          </table:table-cell>
          <table:table-cell office:value-type="float" office:value="0.400924" calcext:value-type="float">
            <text:p>0.400924</text:p>
          </table:table-cell>
          <table:table-cell office:value-type="float" office:value="0.5" calcext:value-type="float">
            <text:p>0.5</text:p>
          </table:table-cell>
          <table:table-cell office:value-type="float" office:value="0.599076" calcext:value-type="float">
            <text:p>0.599076</text:p>
          </table:table-cell>
          <table:table-cell office:value-type="float" office:value="0.698507" calcext:value-type="float">
            <text:p>0.698507</text:p>
          </table:table-cell>
          <table:table-cell office:value-type="float" office:value="0.798509" calcext:value-type="float">
            <text:p>0.798509</text:p>
          </table:table-cell>
          <table:table-cell office:value-type="float" office:value="0.899083" calcext:value-type="float">
            <text:p>0.899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7266" calcext:value-type="float">
            <text:p>0.137266</text:p>
          </table:table-cell>
          <table:table-cell office:value-type="float" office:value="0" calcext:value-type="float">
            <text:p>0</text:p>
          </table:table-cell>
          <table:table-cell office:value-type="float" office:value="0.100819" calcext:value-type="float">
            <text:p>0.100819</text:p>
          </table:table-cell>
          <table:table-cell office:value-type="float" office:value="0.201331" calcext:value-type="float">
            <text:p>0.201331</text:p>
          </table:table-cell>
          <table:table-cell office:value-type="float" office:value="0.301334" calcext:value-type="float">
            <text:p>0.301334</text:p>
          </table:table-cell>
          <table:table-cell office:value-type="float" office:value="0.400825" calcext:value-type="float">
            <text:p>0.400825</text:p>
          </table:table-cell>
          <table:table-cell office:value-type="float" office:value="0.5" calcext:value-type="float">
            <text:p>0.5</text:p>
          </table:table-cell>
          <table:table-cell office:value-type="float" office:value="0.599175" calcext:value-type="float">
            <text:p>0.599175</text:p>
          </table:table-cell>
          <table:table-cell office:value-type="float" office:value="0.698666" calcext:value-type="float">
            <text:p>0.698666</text:p>
          </table:table-cell>
          <table:table-cell office:value-type="float" office:value="0.798669" calcext:value-type="float">
            <text:p>0.798669</text:p>
          </table:table-cell>
          <table:table-cell office:value-type="float" office:value="0.899181" calcext:value-type="float">
            <text:p>0.899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0325" calcext:value-type="float">
            <text:p>0.140325</text:p>
          </table:table-cell>
          <table:table-cell office:value-type="float" office:value="0" calcext:value-type="float">
            <text:p>0</text:p>
          </table:table-cell>
          <table:table-cell office:value-type="float" office:value="0.100726" calcext:value-type="float">
            <text:p>0.100726</text:p>
          </table:table-cell>
          <table:table-cell office:value-type="float" office:value="0.20118" calcext:value-type="float">
            <text:p>0.20118</text:p>
          </table:table-cell>
          <table:table-cell office:value-type="float" office:value="0.301182" calcext:value-type="float">
            <text:p>0.301182</text:p>
          </table:table-cell>
          <table:table-cell office:value-type="float" office:value="0.400731" calcext:value-type="float">
            <text:p>0.400731</text:p>
          </table:table-cell>
          <table:table-cell office:value-type="float" office:value="0.5" calcext:value-type="float">
            <text:p>0.5</text:p>
          </table:table-cell>
          <table:table-cell office:value-type="float" office:value="0.599269" calcext:value-type="float">
            <text:p>0.599269</text:p>
          </table:table-cell>
          <table:table-cell office:value-type="float" office:value="0.698818" calcext:value-type="float">
            <text:p>0.698818</text:p>
          </table:table-cell>
          <table:table-cell office:value-type="float" office:value="0.79882" calcext:value-type="float">
            <text:p>0.79882</text:p>
          </table:table-cell>
          <table:table-cell office:value-type="float" office:value="0.899274" calcext:value-type="float">
            <text:p>0.899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392" calcext:value-type="float">
            <text:p>0.14392</text:p>
          </table:table-cell>
          <table:table-cell office:value-type="float" office:value="0" calcext:value-type="float">
            <text:p>0</text:p>
          </table:table-cell>
          <table:table-cell office:value-type="float" office:value="0.10063" calcext:value-type="float">
            <text:p>0.10063</text:p>
          </table:table-cell>
          <table:table-cell office:value-type="float" office:value="0.201023" calcext:value-type="float">
            <text:p>0.201023</text:p>
          </table:table-cell>
          <table:table-cell office:value-type="float" office:value="0.301025" calcext:value-type="float">
            <text:p>0.301025</text:p>
          </table:table-cell>
          <table:table-cell office:value-type="float" office:value="0.400634" calcext:value-type="float">
            <text:p>0.400634</text:p>
          </table:table-cell>
          <table:table-cell office:value-type="float" office:value="0.5" calcext:value-type="float">
            <text:p>0.5</text:p>
          </table:table-cell>
          <table:table-cell office:value-type="float" office:value="0.599366" calcext:value-type="float">
            <text:p>0.599366</text:p>
          </table:table-cell>
          <table:table-cell office:value-type="float" office:value="0.698975" calcext:value-type="float">
            <text:p>0.698975</text:p>
          </table:table-cell>
          <table:table-cell office:value-type="float" office:value="0.798977" calcext:value-type="float">
            <text:p>0.798977</text:p>
          </table:table-cell>
          <table:table-cell office:value-type="float" office:value="0.89937" calcext:value-type="float">
            <text:p>0.89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7362" calcext:value-type="float">
            <text:p>0.147362</text:p>
          </table:table-cell>
          <table:table-cell office:value-type="float" office:value="0" calcext:value-type="float">
            <text:p>0</text:p>
          </table:table-cell>
          <table:table-cell office:value-type="float" office:value="0.100549" calcext:value-type="float">
            <text:p>0.100549</text:p>
          </table:table-cell>
          <table:table-cell office:value-type="float" office:value="0.200893" calcext:value-type="float">
            <text:p>0.200893</text:p>
          </table:table-cell>
          <table:table-cell office:value-type="float" office:value="0.300895" calcext:value-type="float">
            <text:p>0.300895</text:p>
          </table:table-cell>
          <table:table-cell office:value-type="float" office:value="0.400553" calcext:value-type="float">
            <text:p>0.400553</text:p>
          </table:table-cell>
          <table:table-cell office:value-type="float" office:value="0.5" calcext:value-type="float">
            <text:p>0.5</text:p>
          </table:table-cell>
          <table:table-cell office:value-type="float" office:value="0.599447" calcext:value-type="float">
            <text:p>0.599447</text:p>
          </table:table-cell>
          <table:table-cell office:value-type="float" office:value="0.699105" calcext:value-type="float">
            <text:p>0.699105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899451" calcext:value-type="float">
            <text:p>0.899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0.200805" calcext:value-type="float">
            <text:p>0.200805</text:p>
          </table:table-cell>
          <table:table-cell office:value-type="float" office:value="0.300806" calcext:value-type="float">
            <text:p>0.300806</text:p>
          </table:table-cell>
          <table:table-cell office:value-type="float" office:value="0.400499" calcext:value-type="float">
            <text:p>0.400499</text:p>
          </table:table-cell>
          <table:table-cell office:value-type="float" office:value="0.5" calcext:value-type="float">
            <text:p>0.5</text:p>
          </table:table-cell>
          <table:table-cell office:value-type="float" office:value="0.599501" calcext:value-type="float">
            <text:p>0.599501</text:p>
          </table:table-cell>
          <table:table-cell office:value-type="float" office:value="0.699194" calcext:value-type="float">
            <text:p>0.699194</text:p>
          </table:table-cell>
          <table:table-cell office:value-type="float" office:value="0.799195" calcext:value-type="float">
            <text:p>0.799195</text:p>
          </table:table-cell>
          <table:table-cell office:value-type="float" office:value="0.899505" calcext:value-type="float">
            <text:p>0.89950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1" table:target-range-address="Sheet2.A1:Sheet2.L4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2T23:13:17.409198391</dc:date>
    <meta:editing-duration>PT7M12S</meta:editing-duration>
    <meta:editing-cycles>1</meta:editing-cycles>
    <meta:document-statistic meta:table-count="2" meta:cell-count="6648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1.711cm" style:legend-expansion="high" chart:style-name="ch2"/>
        <chart:plot-area chart:style-name="ch3" table:cell-range-address="laplaceEquation4_44.B13:laplaceEquation4_44.L23" svg:x="0.511cm" svg:y="0.074cm" svg:width="12.877cm" svg:height="8.639cm">
          <chartooo:coordinate-region svg:x="1.238cm" svg:y="0.274cm" svg:width="11.963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aplaceEquation4_44.B13:laplaceEquation4_44.L13" chart:class="chart:line">
            <chart:data-point chart:repeated="11"/>
          </chart:series>
          <chart:series chart:style-name="ch7" chart:values-cell-range-address="laplaceEquation4_44.B14:laplaceEquation4_44.L14" chart:class="chart:line">
            <chart:data-point chart:repeated="11"/>
          </chart:series>
          <chart:series chart:style-name="ch8" chart:values-cell-range-address="laplaceEquation4_44.B15:laplaceEquation4_44.L15" chart:class="chart:line">
            <chart:data-point chart:repeated="11"/>
          </chart:series>
          <chart:series chart:style-name="ch9" chart:values-cell-range-address="laplaceEquation4_44.B16:laplaceEquation4_44.L16" chart:class="chart:line">
            <chart:data-point chart:repeated="11"/>
          </chart:series>
          <chart:series chart:style-name="ch10" chart:values-cell-range-address="laplaceEquation4_44.B17:laplaceEquation4_44.L17" chart:class="chart:line">
            <chart:data-point chart:repeated="11"/>
          </chart:series>
          <chart:series chart:style-name="ch11" chart:values-cell-range-address="laplaceEquation4_44.B18:laplaceEquation4_44.L18" chart:class="chart:line">
            <chart:data-point chart:repeated="11"/>
          </chart:series>
          <chart:series chart:style-name="ch12" chart:values-cell-range-address="laplaceEquation4_44.B19:laplaceEquation4_44.L19" chart:class="chart:line">
            <chart:data-point chart:repeated="11"/>
          </chart:series>
          <chart:series chart:style-name="ch13" chart:values-cell-range-address="laplaceEquation4_44.B20:laplaceEquation4_44.L20" chart:class="chart:line">
            <chart:data-point chart:repeated="11"/>
          </chart:series>
          <chart:series chart:style-name="ch14" chart:values-cell-range-address="laplaceEquation4_44.B21:laplaceEquation4_44.L21" chart:class="chart:line">
            <chart:data-point chart:repeated="11"/>
          </chart:series>
          <chart:series chart:style-name="ch15" chart:values-cell-range-address="laplaceEquation4_44.B22:laplaceEquation4_44.L22" chart:class="chart:line">
            <chart:data-point chart:repeated="11"/>
          </chart:series>
          <chart:series chart:style-name="ch16" chart:values-cell-range-address="laplaceEquation4_44.B23:laplaceEquation4_44.L23" chart:class="chart:line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aplaceEquation4_44.B13:laplaceEquation4_44.L13</svg:desc>
                </draw:g>
              </table:table-cell>
              <table:table-cell office:value-type="float" office:value="0.46826">
                <text:p>0.46826</text:p>
              </table:table-cell>
              <table:table-cell office:value-type="float" office:value="0.501418">
                <text:p>0.501418</text:p>
              </table:table-cell>
              <table:table-cell office:value-type="float" office:value="0.500201">
                <text:p>0.500201</text:p>
              </table:table-cell>
              <table:table-cell office:value-type="float" office:value="0.500001">
                <text:p>0.500001</text:p>
              </table:table-cell>
              <table:table-cell office:value-type="float" office:value="0.5">
                <text:p>0.5</text:p>
              </table:table-cell>
              <table:table-cell office:value-type="float" office:value="0.499999">
                <text:p>0.499999</text:p>
              </table:table-cell>
              <table:table-cell office:value-type="float" office:value="0.499799">
                <text:p>0.499799</text:p>
              </table:table-cell>
              <table:table-cell office:value-type="float" office:value="0.498582">
                <text:p>0.498582</text:p>
              </table:table-cell>
              <table:table-cell office:value-type="float" office:value="0.53174">
                <text:p>0.53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aplaceEquation4_44.B14:laplaceEquation4_44.L14</svg:desc>
                </draw:g>
              </table:table-cell>
              <table:table-cell office:value-type="float" office:value="0.46826">
                <text:p>0.46826</text:p>
              </table:table-cell>
              <table:table-cell office:value-type="float" office:value="0.501418">
                <text:p>0.501418</text:p>
              </table:table-cell>
              <table:table-cell office:value-type="float" office:value="0.500201">
                <text:p>0.500201</text:p>
              </table:table-cell>
              <table:table-cell office:value-type="float" office:value="0.500001">
                <text:p>0.500001</text:p>
              </table:table-cell>
              <table:table-cell office:value-type="float" office:value="0.5">
                <text:p>0.5</text:p>
              </table:table-cell>
              <table:table-cell office:value-type="float" office:value="0.499999">
                <text:p>0.499999</text:p>
              </table:table-cell>
              <table:table-cell office:value-type="float" office:value="0.499799">
                <text:p>0.499799</text:p>
              </table:table-cell>
              <table:table-cell office:value-type="float" office:value="0.498582">
                <text:p>0.498582</text:p>
              </table:table-cell>
              <table:table-cell office:value-type="float" office:value="0.53174">
                <text:p>0.53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aplaceEquation4_44.B15:laplaceEquation4_44.L15</svg:desc>
                </draw:g>
              </table:table-cell>
              <table:table-cell office:value-type="float" office:value="0.46826">
                <text:p>0.46826</text:p>
              </table:table-cell>
              <table:table-cell office:value-type="float" office:value="0.501418">
                <text:p>0.501418</text:p>
              </table:table-cell>
              <table:table-cell office:value-type="float" office:value="0.500201">
                <text:p>0.500201</text:p>
              </table:table-cell>
              <table:table-cell office:value-type="float" office:value="0.500001">
                <text:p>0.500001</text:p>
              </table:table-cell>
              <table:table-cell office:value-type="float" office:value="0.5">
                <text:p>0.5</text:p>
              </table:table-cell>
              <table:table-cell office:value-type="float" office:value="0.499999">
                <text:p>0.499999</text:p>
              </table:table-cell>
              <table:table-cell office:value-type="float" office:value="0.499799">
                <text:p>0.499799</text:p>
              </table:table-cell>
              <table:table-cell office:value-type="float" office:value="0.498582">
                <text:p>0.498582</text:p>
              </table:table-cell>
              <table:table-cell office:value-type="float" office:value="0.53174">
                <text:p>0.53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aplaceEquation4_44.B16:laplaceEquation4_44.L16</svg:desc>
                </draw:g>
              </table:table-cell>
              <table:table-cell office:value-type="float" office:value="0.46826">
                <text:p>0.46826</text:p>
              </table:table-cell>
              <table:table-cell office:value-type="float" office:value="0.501418">
                <text:p>0.501418</text:p>
              </table:table-cell>
              <table:table-cell office:value-type="float" office:value="0.500201">
                <text:p>0.500201</text:p>
              </table:table-cell>
              <table:table-cell office:value-type="float" office:value="0.500001">
                <text:p>0.500001</text:p>
              </table:table-cell>
              <table:table-cell office:value-type="float" office:value="0.5">
                <text:p>0.5</text:p>
              </table:table-cell>
              <table:table-cell office:value-type="float" office:value="0.499999">
                <text:p>0.499999</text:p>
              </table:table-cell>
              <table:table-cell office:value-type="float" office:value="0.499799">
                <text:p>0.499799</text:p>
              </table:table-cell>
              <table:table-cell office:value-type="float" office:value="0.498582">
                <text:p>0.498582</text:p>
              </table:table-cell>
              <table:table-cell office:value-type="float" office:value="0.53174">
                <text:p>0.53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aplaceEquation4_44.B17:laplaceEquation4_44.L17</svg:desc>
                </draw:g>
              </table:table-cell>
              <table:table-cell office:value-type="float" office:value="0.46826">
                <text:p>0.46826</text:p>
              </table:table-cell>
              <table:table-cell office:value-type="float" office:value="0.501418">
                <text:p>0.501418</text:p>
              </table:table-cell>
              <table:table-cell office:value-type="float" office:value="0.500201">
                <text:p>0.500201</text:p>
              </table:table-cell>
              <table:table-cell office:value-type="float" office:value="0.500001">
                <text:p>0.500001</text:p>
              </table:table-cell>
              <table:table-cell office:value-type="float" office:value="0.5">
                <text:p>0.5</text:p>
              </table:table-cell>
              <table:table-cell office:value-type="float" office:value="0.499999">
                <text:p>0.499999</text:p>
              </table:table-cell>
              <table:table-cell office:value-type="float" office:value="0.499799">
                <text:p>0.499799</text:p>
              </table:table-cell>
              <table:table-cell office:value-type="float" office:value="0.498582">
                <text:p>0.498582</text:p>
              </table:table-cell>
              <table:table-cell office:value-type="float" office:value="0.53174">
                <text:p>0.53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aplaceEquation4_44.B18:laplaceEquation4_44.L18</svg:desc>
                </draw:g>
              </table:table-cell>
              <table:table-cell office:value-type="float" office:value="0.46826">
                <text:p>0.46826</text:p>
              </table:table-cell>
              <table:table-cell office:value-type="float" office:value="0.501418">
                <text:p>0.501418</text:p>
              </table:table-cell>
              <table:table-cell office:value-type="float" office:value="0.500201">
                <text:p>0.500201</text:p>
              </table:table-cell>
              <table:table-cell office:value-type="float" office:value="0.500001">
                <text:p>0.500001</text:p>
              </table:table-cell>
              <table:table-cell office:value-type="float" office:value="0.5">
                <text:p>0.5</text:p>
              </table:table-cell>
              <table:table-cell office:value-type="float" office:value="0.499999">
                <text:p>0.499999</text:p>
              </table:table-cell>
              <table:table-cell office:value-type="float" office:value="0.499799">
                <text:p>0.499799</text:p>
              </table:table-cell>
              <table:table-cell office:value-type="float" office:value="0.498582">
                <text:p>0.498582</text:p>
              </table:table-cell>
              <table:table-cell office:value-type="float" office:value="0.53174">
                <text:p>0.53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aplaceEquation4_44.B19:laplaceEquation4_44.L19</svg:desc>
                </draw:g>
              </table:table-cell>
              <table:table-cell office:value-type="float" office:value="0.46826">
                <text:p>0.46826</text:p>
              </table:table-cell>
              <table:table-cell office:value-type="float" office:value="0.501418">
                <text:p>0.501418</text:p>
              </table:table-cell>
              <table:table-cell office:value-type="float" office:value="0.500201">
                <text:p>0.500201</text:p>
              </table:table-cell>
              <table:table-cell office:value-type="float" office:value="0.500001">
                <text:p>0.500001</text:p>
              </table:table-cell>
              <table:table-cell office:value-type="float" office:value="0.5">
                <text:p>0.5</text:p>
              </table:table-cell>
              <table:table-cell office:value-type="float" office:value="0.499999">
                <text:p>0.499999</text:p>
              </table:table-cell>
              <table:table-cell office:value-type="float" office:value="0.499799">
                <text:p>0.499799</text:p>
              </table:table-cell>
              <table:table-cell office:value-type="float" office:value="0.498582">
                <text:p>0.498582</text:p>
              </table:table-cell>
              <table:table-cell office:value-type="float" office:value="0.53174">
                <text:p>0.53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aplaceEquation4_44.B20:laplaceEquation4_44.L20</svg:desc>
                </draw:g>
              </table:table-cell>
              <table:table-cell office:value-type="float" office:value="0.46826">
                <text:p>0.46826</text:p>
              </table:table-cell>
              <table:table-cell office:value-type="float" office:value="0.501418">
                <text:p>0.501418</text:p>
              </table:table-cell>
              <table:table-cell office:value-type="float" office:value="0.500201">
                <text:p>0.500201</text:p>
              </table:table-cell>
              <table:table-cell office:value-type="float" office:value="0.500001">
                <text:p>0.500001</text:p>
              </table:table-cell>
              <table:table-cell office:value-type="float" office:value="0.5">
                <text:p>0.5</text:p>
              </table:table-cell>
              <table:table-cell office:value-type="float" office:value="0.499999">
                <text:p>0.499999</text:p>
              </table:table-cell>
              <table:table-cell office:value-type="float" office:value="0.499799">
                <text:p>0.499799</text:p>
              </table:table-cell>
              <table:table-cell office:value-type="float" office:value="0.498582">
                <text:p>0.498582</text:p>
              </table:table-cell>
              <table:table-cell office:value-type="float" office:value="0.53174">
                <text:p>0.53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aplaceEquation4_44.B21:laplaceEquation4_44.L21</svg:desc>
                </draw:g>
              </table:table-cell>
              <table:table-cell office:value-type="float" office:value="0.46826">
                <text:p>0.46826</text:p>
              </table:table-cell>
              <table:table-cell office:value-type="float" office:value="0.501418">
                <text:p>0.501418</text:p>
              </table:table-cell>
              <table:table-cell office:value-type="float" office:value="0.500201">
                <text:p>0.500201</text:p>
              </table:table-cell>
              <table:table-cell office:value-type="float" office:value="0.500001">
                <text:p>0.500001</text:p>
              </table:table-cell>
              <table:table-cell office:value-type="float" office:value="0.5">
                <text:p>0.5</text:p>
              </table:table-cell>
              <table:table-cell office:value-type="float" office:value="0.499999">
                <text:p>0.499999</text:p>
              </table:table-cell>
              <table:table-cell office:value-type="float" office:value="0.499799">
                <text:p>0.499799</text:p>
              </table:table-cell>
              <table:table-cell office:value-type="float" office:value="0.498582">
                <text:p>0.498582</text:p>
              </table:table-cell>
              <table:table-cell office:value-type="float" office:value="0.53174">
                <text:p>0.53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aplaceEquation4_44.B22:laplaceEquation4_44.L22</svg:desc>
                </draw:g>
              </table:table-cell>
              <table:table-cell office:value-type="float" office:value="0.46826">
                <text:p>0.46826</text:p>
              </table:table-cell>
              <table:table-cell office:value-type="float" office:value="0.501418">
                <text:p>0.501418</text:p>
              </table:table-cell>
              <table:table-cell office:value-type="float" office:value="0.500201">
                <text:p>0.500201</text:p>
              </table:table-cell>
              <table:table-cell office:value-type="float" office:value="0.500001">
                <text:p>0.500001</text:p>
              </table:table-cell>
              <table:table-cell office:value-type="float" office:value="0.5">
                <text:p>0.5</text:p>
              </table:table-cell>
              <table:table-cell office:value-type="float" office:value="0.499999">
                <text:p>0.499999</text:p>
              </table:table-cell>
              <table:table-cell office:value-type="float" office:value="0.499799">
                <text:p>0.499799</text:p>
              </table:table-cell>
              <table:table-cell office:value-type="float" office:value="0.498582">
                <text:p>0.498582</text:p>
              </table:table-cell>
              <table:table-cell office:value-type="float" office:value="0.53174">
                <text:p>0.53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aplaceEquation4_44.B23:laplaceEquation4_44.L23</svg:desc>
                </draw:g>
              </table:table-cell>
              <table:table-cell office:value-type="float" office:value="0.46826">
                <text:p>0.46826</text:p>
              </table:table-cell>
              <table:table-cell office:value-type="float" office:value="0.501418">
                <text:p>0.501418</text:p>
              </table:table-cell>
              <table:table-cell office:value-type="float" office:value="0.500201">
                <text:p>0.500201</text:p>
              </table:table-cell>
              <table:table-cell office:value-type="float" office:value="0.500001">
                <text:p>0.500001</text:p>
              </table:table-cell>
              <table:table-cell office:value-type="float" office:value="0.5">
                <text:p>0.5</text:p>
              </table:table-cell>
              <table:table-cell office:value-type="float" office:value="0.499999">
                <text:p>0.499999</text:p>
              </table:table-cell>
              <table:table-cell office:value-type="float" office:value="0.499799">
                <text:p>0.499799</text:p>
              </table:table-cell>
              <table:table-cell office:value-type="float" office:value="0.498582">
                <text:p>0.498582</text:p>
              </table:table-cell>
              <table:table-cell office:value-type="float" office:value="0.53174">
                <text:p>0.5317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9.825cm" svg:height="15.876cm" xlink:href=".." xlink:type="simple" chart:class="chart:line" chart:style-name="ch1">
        <chart:plot-area chart:style-name="ch2" table:cell-range-address="Sheet2.B1:Sheet2.L47" svg:x="-0.011cm" svg:y="0.377cm" svg:width="18.815cm" svg:height="15.116cm">
          <chartooo:coordinate-region svg:x="0.716cm" svg:y="0.577cm" svg:width="17.901cm" svg:height="14.26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B1:Sheet2.L1" chart:class="chart:line">
            <chart:data-point chart:repeated="11"/>
          </chart:series>
          <chart:series chart:style-name="ch6" chart:values-cell-range-address="Sheet2.B2:Sheet2.L2" chart:class="chart:line">
            <chart:data-point chart:repeated="11"/>
          </chart:series>
          <chart:series chart:style-name="ch7" chart:values-cell-range-address="Sheet2.B3:Sheet2.L3" chart:class="chart:line">
            <chart:data-point chart:repeated="11"/>
          </chart:series>
          <chart:series chart:style-name="ch8" chart:values-cell-range-address="Sheet2.B4:Sheet2.L4" chart:class="chart:line">
            <chart:data-point chart:repeated="11"/>
          </chart:series>
          <chart:series chart:style-name="ch9" chart:values-cell-range-address="Sheet2.B5:Sheet2.L5" chart:class="chart:line">
            <chart:data-point chart:repeated="11"/>
          </chart:series>
          <chart:series chart:style-name="ch10" chart:values-cell-range-address="Sheet2.B6:Sheet2.L6" chart:class="chart:line">
            <chart:data-point chart:repeated="11"/>
          </chart:series>
          <chart:series chart:style-name="ch11" chart:values-cell-range-address="Sheet2.B7:Sheet2.L7" chart:class="chart:line">
            <chart:data-point chart:repeated="11"/>
          </chart:series>
          <chart:series chart:style-name="ch12" chart:values-cell-range-address="Sheet2.B8:Sheet2.L8" chart:class="chart:line">
            <chart:data-point chart:repeated="11"/>
          </chart:series>
          <chart:series chart:style-name="ch13" chart:values-cell-range-address="Sheet2.B9:Sheet2.L9" chart:class="chart:line">
            <chart:data-point chart:repeated="11"/>
          </chart:series>
          <chart:series chart:style-name="ch14" chart:values-cell-range-address="Sheet2.B10:Sheet2.L10" chart:class="chart:line">
            <chart:data-point chart:repeated="11"/>
          </chart:series>
          <chart:series chart:style-name="ch15" chart:values-cell-range-address="Sheet2.B11:Sheet2.L11" chart:class="chart:line">
            <chart:data-point chart:repeated="11"/>
          </chart:series>
          <chart:series chart:style-name="ch16" chart:values-cell-range-address="Sheet2.B12:Sheet2.L12" chart:class="chart:line">
            <chart:data-point chart:repeated="11"/>
          </chart:series>
          <chart:series chart:style-name="ch17" chart:values-cell-range-address="Sheet2.B13:Sheet2.L13" chart:class="chart:line">
            <chart:data-point chart:repeated="11"/>
          </chart:series>
          <chart:series chart:style-name="ch18" chart:values-cell-range-address="Sheet2.B14:Sheet2.L14" chart:class="chart:line">
            <chart:data-point chart:repeated="11"/>
          </chart:series>
          <chart:series chart:style-name="ch19" chart:values-cell-range-address="Sheet2.B15:Sheet2.L15" chart:class="chart:line">
            <chart:data-point chart:repeated="11"/>
          </chart:series>
          <chart:series chart:style-name="ch8" chart:values-cell-range-address="Sheet2.B16:Sheet2.L16" chart:class="chart:line">
            <chart:data-point chart:repeated="11"/>
          </chart:series>
          <chart:series chart:style-name="ch9" chart:values-cell-range-address="Sheet2.B17:Sheet2.L17" chart:class="chart:line">
            <chart:data-point chart:repeated="11"/>
          </chart:series>
          <chart:series chart:style-name="ch10" chart:values-cell-range-address="Sheet2.B18:Sheet2.L18" chart:class="chart:line">
            <chart:data-point chart:repeated="11"/>
          </chart:series>
          <chart:series chart:style-name="ch11" chart:values-cell-range-address="Sheet2.B19:Sheet2.L19" chart:class="chart:line">
            <chart:data-point chart:repeated="11"/>
          </chart:series>
          <chart:series chart:style-name="ch12" chart:values-cell-range-address="Sheet2.B20:Sheet2.L20" chart:class="chart:line">
            <chart:data-point chart:repeated="11"/>
          </chart:series>
          <chart:series chart:style-name="ch13" chart:values-cell-range-address="Sheet2.B21:Sheet2.L21" chart:class="chart:line">
            <chart:data-point chart:repeated="11"/>
          </chart:series>
          <chart:series chart:style-name="ch14" chart:values-cell-range-address="Sheet2.B22:Sheet2.L22" chart:class="chart:line">
            <chart:data-point chart:repeated="11"/>
          </chart:series>
          <chart:series chart:style-name="ch15" chart:values-cell-range-address="Sheet2.B23:Sheet2.L23" chart:class="chart:line">
            <chart:data-point chart:repeated="11"/>
          </chart:series>
          <chart:series chart:style-name="ch16" chart:values-cell-range-address="Sheet2.B24:Sheet2.L24" chart:class="chart:line">
            <chart:data-point chart:repeated="11"/>
          </chart:series>
          <chart:series chart:style-name="ch17" chart:values-cell-range-address="Sheet2.B25:Sheet2.L25" chart:class="chart:line">
            <chart:data-point chart:repeated="11"/>
          </chart:series>
          <chart:series chart:style-name="ch18" chart:values-cell-range-address="Sheet2.B26:Sheet2.L26" chart:class="chart:line">
            <chart:data-point chart:repeated="11"/>
          </chart:series>
          <chart:series chart:style-name="ch19" chart:values-cell-range-address="Sheet2.B27:Sheet2.L27" chart:class="chart:line">
            <chart:data-point chart:repeated="11"/>
          </chart:series>
          <chart:series chart:style-name="ch8" chart:values-cell-range-address="Sheet2.B28:Sheet2.L28" chart:class="chart:line">
            <chart:data-point chart:repeated="11"/>
          </chart:series>
          <chart:series chart:style-name="ch9" chart:values-cell-range-address="Sheet2.B29:Sheet2.L29" chart:class="chart:line">
            <chart:data-point chart:repeated="11"/>
          </chart:series>
          <chart:series chart:style-name="ch10" chart:values-cell-range-address="Sheet2.B30:Sheet2.L30" chart:class="chart:line">
            <chart:data-point chart:repeated="11"/>
          </chart:series>
          <chart:series chart:style-name="ch11" chart:values-cell-range-address="Sheet2.B31:Sheet2.L31" chart:class="chart:line">
            <chart:data-point chart:repeated="11"/>
          </chart:series>
          <chart:series chart:style-name="ch12" chart:values-cell-range-address="Sheet2.B32:Sheet2.L32" chart:class="chart:line">
            <chart:data-point chart:repeated="11"/>
          </chart:series>
          <chart:series chart:style-name="ch13" chart:values-cell-range-address="Sheet2.B33:Sheet2.L33" chart:class="chart:line">
            <chart:data-point chart:repeated="11"/>
          </chart:series>
          <chart:series chart:style-name="ch14" chart:values-cell-range-address="Sheet2.B34:Sheet2.L34" chart:class="chart:line">
            <chart:data-point chart:repeated="11"/>
          </chart:series>
          <chart:series chart:style-name="ch15" chart:values-cell-range-address="Sheet2.B35:Sheet2.L35" chart:class="chart:line">
            <chart:data-point chart:repeated="11"/>
          </chart:series>
          <chart:series chart:style-name="ch16" chart:values-cell-range-address="Sheet2.B36:Sheet2.L36" chart:class="chart:line">
            <chart:data-point chart:repeated="11"/>
          </chart:series>
          <chart:series chart:style-name="ch17" chart:values-cell-range-address="Sheet2.B37:Sheet2.L37" chart:class="chart:line">
            <chart:data-point chart:repeated="11"/>
          </chart:series>
          <chart:series chart:style-name="ch18" chart:values-cell-range-address="Sheet2.B38:Sheet2.L38" chart:class="chart:line">
            <chart:data-point chart:repeated="11"/>
          </chart:series>
          <chart:series chart:style-name="ch19" chart:values-cell-range-address="Sheet2.B39:Sheet2.L39" chart:class="chart:line">
            <chart:data-point chart:repeated="11"/>
          </chart:series>
          <chart:series chart:style-name="ch8" chart:values-cell-range-address="Sheet2.B40:Sheet2.L40" chart:class="chart:line">
            <chart:data-point chart:repeated="11"/>
          </chart:series>
          <chart:series chart:style-name="ch9" chart:values-cell-range-address="Sheet2.B41:Sheet2.L41" chart:class="chart:line">
            <chart:data-point chart:repeated="11"/>
          </chart:series>
          <chart:series chart:style-name="ch10" chart:values-cell-range-address="Sheet2.B42:Sheet2.L42" chart:class="chart:line">
            <chart:data-point chart:repeated="11"/>
          </chart:series>
          <chart:series chart:style-name="ch11" chart:values-cell-range-address="Sheet2.B43:Sheet2.L43" chart:class="chart:line">
            <chart:data-point chart:repeated="11"/>
          </chart:series>
          <chart:series chart:style-name="ch12" chart:values-cell-range-address="Sheet2.B44:Sheet2.L44" chart:class="chart:line">
            <chart:data-point chart:repeated="11"/>
          </chart:series>
          <chart:series chart:style-name="ch13" chart:values-cell-range-address="Sheet2.B45:Sheet2.L45" chart:class="chart:line">
            <chart:data-point chart:repeated="11"/>
          </chart:series>
          <chart:series chart:style-name="ch14" chart:values-cell-range-address="Sheet2.B46:Sheet2.L46" chart:class="chart:line">
            <chart:data-point chart:repeated="11"/>
          </chart:series>
          <chart:series chart:style-name="ch15" chart:values-cell-range-address="Sheet2.B47:Sheet2.L47" chart:class="chart:line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1:Sheet2.L1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2:Sheet2.L2</svg:desc>
                </draw:g>
              </table:table-cell>
              <table:table-cell office:value-type="float" office:value="0.46826">
                <text:p>0.46826</text:p>
              </table:table-cell>
              <table:table-cell office:value-type="float" office:value="0.501418">
                <text:p>0.501418</text:p>
              </table:table-cell>
              <table:table-cell office:value-type="float" office:value="0.500201">
                <text:p>0.500201</text:p>
              </table:table-cell>
              <table:table-cell office:value-type="float" office:value="0.500001">
                <text:p>0.500001</text:p>
              </table:table-cell>
              <table:table-cell office:value-type="float" office:value="0.5">
                <text:p>0.5</text:p>
              </table:table-cell>
              <table:table-cell office:value-type="float" office:value="0.499999">
                <text:p>0.499999</text:p>
              </table:table-cell>
              <table:table-cell office:value-type="float" office:value="0.499799">
                <text:p>0.499799</text:p>
              </table:table-cell>
              <table:table-cell office:value-type="float" office:value="0.498582">
                <text:p>0.498582</text:p>
              </table:table-cell>
              <table:table-cell office:value-type="float" office:value="0.53174">
                <text:p>0.53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3:Sheet2.L3</svg:desc>
                </draw:g>
              </table:table-cell>
              <table:table-cell office:value-type="float" office:value="0.424211">
                <text:p>0.424211</text:p>
              </table:table-cell>
              <table:table-cell office:value-type="float" office:value="0.49759">
                <text:p>0.49759</text:p>
              </table:table-cell>
              <table:table-cell office:value-type="float" office:value="0.50064">
                <text:p>0.50064</text:p>
              </table:table-cell>
              <table:table-cell office:value-type="float" office:value="0.500068">
                <text:p>0.500068</text:p>
              </table:table-cell>
              <table:table-cell office:value-type="float" office:value="0.5">
                <text:p>0.5</text:p>
              </table:table-cell>
              <table:table-cell office:value-type="float" office:value="0.499932">
                <text:p>0.499932</text:p>
              </table:table-cell>
              <table:table-cell office:value-type="float" office:value="0.49936">
                <text:p>0.49936</text:p>
              </table:table-cell>
              <table:table-cell office:value-type="float" office:value="0.50241">
                <text:p>0.50241</text:p>
              </table:table-cell>
              <table:table-cell office:value-type="float" office:value="0.575789">
                <text:p>0.575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4:Sheet2.L4</svg:desc>
                </draw:g>
              </table:table-cell>
              <table:table-cell office:value-type="float" office:value="0.384981">
                <text:p>0.384981</text:p>
              </table:table-cell>
              <table:table-cell office:value-type="float" office:value="0.488399">
                <text:p>0.488399</text:p>
              </table:table-cell>
              <table:table-cell office:value-type="float" office:value="0.500348">
                <text:p>0.500348</text:p>
              </table:table-cell>
              <table:table-cell office:value-type="float" office:value="0.500203">
                <text:p>0.500203</text:p>
              </table:table-cell>
              <table:table-cell office:value-type="float" office:value="0.5">
                <text:p>0.5</text:p>
              </table:table-cell>
              <table:table-cell office:value-type="float" office:value="0.499797">
                <text:p>0.499797</text:p>
              </table:table-cell>
              <table:table-cell office:value-type="float" office:value="0.499652">
                <text:p>0.499652</text:p>
              </table:table-cell>
              <table:table-cell office:value-type="float" office:value="0.511601">
                <text:p>0.511601</text:p>
              </table:table-cell>
              <table:table-cell office:value-type="float" office:value="0.615019">
                <text:p>0.615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5:Sheet2.L5</svg:desc>
                </draw:g>
              </table:table-cell>
              <table:table-cell office:value-type="float" office:value="0.348997">
                <text:p>0.348997</text:p>
              </table:table-cell>
              <table:table-cell office:value-type="float" office:value="0.474898">
                <text:p>0.474898</text:p>
              </table:table-cell>
              <table:table-cell office:value-type="float" office:value="0.498614">
                <text:p>0.498614</text:p>
              </table:table-cell>
              <table:table-cell office:value-type="float" office:value="0.500261">
                <text:p>0.500261</text:p>
              </table:table-cell>
              <table:table-cell office:value-type="float" office:value="0.5">
                <text:p>0.5</text:p>
              </table:table-cell>
              <table:table-cell office:value-type="float" office:value="0.499739">
                <text:p>0.499739</text:p>
              </table:table-cell>
              <table:table-cell office:value-type="float" office:value="0.501386">
                <text:p>0.501386</text:p>
              </table:table-cell>
              <table:table-cell office:value-type="float" office:value="0.525102">
                <text:p>0.525102</text:p>
              </table:table-cell>
              <table:table-cell office:value-type="float" office:value="0.651003">
                <text:p>0.651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6:Sheet2.L6</svg:desc>
                </draw:g>
              </table:table-cell>
              <table:table-cell office:value-type="float" office:value="0.317001">
                <text:p>0.317001</text:p>
              </table:table-cell>
              <table:table-cell office:value-type="float" office:value="0.458449">
                <text:p>0.458449</text:p>
              </table:table-cell>
              <table:table-cell office:value-type="float" office:value="0.495007">
                <text:p>0.495007</text:p>
              </table:table-cell>
              <table:table-cell office:value-type="float" office:value="0.499991">
                <text:p>0.499991</text:p>
              </table:table-cell>
              <table:table-cell office:value-type="float" office:value="0.5">
                <text:p>0.5</text:p>
              </table:table-cell>
              <table:table-cell office:value-type="float" office:value="0.500009">
                <text:p>0.500009</text:p>
              </table:table-cell>
              <table:table-cell office:value-type="float" office:value="0.504993">
                <text:p>0.504993</text:p>
              </table:table-cell>
              <table:table-cell office:value-type="float" office:value="0.541551">
                <text:p>0.541551</text:p>
              </table:table-cell>
              <table:table-cell office:value-type="float" office:value="0.682999">
                <text:p>0.682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7:Sheet2.L7</svg:desc>
                </draw:g>
              </table:table-cell>
              <table:table-cell office:value-type="float" office:value="0.288691">
                <text:p>0.288691</text:p>
              </table:table-cell>
              <table:table-cell office:value-type="float" office:value="0.440006">
                <text:p>0.440006</text:p>
              </table:table-cell>
              <table:table-cell office:value-type="float" office:value="0.489308">
                <text:p>0.489308</text:p>
              </table:table-cell>
              <table:table-cell office:value-type="float" office:value="0.499099">
                <text:p>0.499099</text:p>
              </table:table-cell>
              <table:table-cell office:value-type="float" office:value="0.5">
                <text:p>0.5</text:p>
              </table:table-cell>
              <table:table-cell office:value-type="float" office:value="0.500901">
                <text:p>0.500901</text:p>
              </table:table-cell>
              <table:table-cell office:value-type="float" office:value="0.510692">
                <text:p>0.510692</text:p>
              </table:table-cell>
              <table:table-cell office:value-type="float" office:value="0.559994">
                <text:p>0.559994</text:p>
              </table:table-cell>
              <table:table-cell office:value-type="float" office:value="0.711309">
                <text:p>0.711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8:Sheet2.L8</svg:desc>
                </draw:g>
              </table:table-cell>
              <table:table-cell office:value-type="float" office:value="0.263754">
                <text:p>0.263754</text:p>
              </table:table-cell>
              <table:table-cell office:value-type="float" office:value="0.420353">
                <text:p>0.420353</text:p>
              </table:table-cell>
              <table:table-cell office:value-type="float" office:value="0.481469">
                <text:p>0.481469</text:p>
              </table:table-cell>
              <table:table-cell office:value-type="float" office:value="0.497297">
                <text:p>0.497297</text:p>
              </table:table-cell>
              <table:table-cell office:value-type="float" office:value="0.5">
                <text:p>0.5</text:p>
              </table:table-cell>
              <table:table-cell office:value-type="float" office:value="0.502703">
                <text:p>0.502703</text:p>
              </table:table-cell>
              <table:table-cell office:value-type="float" office:value="0.518531">
                <text:p>0.518531</text:p>
              </table:table-cell>
              <table:table-cell office:value-type="float" office:value="0.579647">
                <text:p>0.579647</text:p>
              </table:table-cell>
              <table:table-cell office:value-type="float" office:value="0.736246">
                <text:p>0.736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9:Sheet2.L9</svg:desc>
                </draw:g>
              </table:table-cell>
              <table:table-cell office:value-type="float" office:value="0.241801">
                <text:p>0.241801</text:p>
              </table:table-cell>
              <table:table-cell office:value-type="float" office:value="0.400075">
                <text:p>0.400075</text:p>
              </table:table-cell>
              <table:table-cell office:value-type="float" office:value="0.471557">
                <text:p>0.471557</text:p>
              </table:table-cell>
              <table:table-cell office:value-type="float" office:value="0.494338">
                <text:p>0.494338</text:p>
              </table:table-cell>
              <table:table-cell office:value-type="float" office:value="0.5">
                <text:p>0.5</text:p>
              </table:table-cell>
              <table:table-cell office:value-type="float" office:value="0.505662">
                <text:p>0.505662</text:p>
              </table:table-cell>
              <table:table-cell office:value-type="float" office:value="0.528443">
                <text:p>0.528443</text:p>
              </table:table-cell>
              <table:table-cell office:value-type="float" office:value="0.599925">
                <text:p>0.599925</text:p>
              </table:table-cell>
              <table:table-cell office:value-type="float" office:value="0.758199">
                <text:p>0.758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10:Sheet2.L10</svg:desc>
                </draw:g>
              </table:table-cell>
              <table:table-cell office:value-type="float" office:value="0.222397">
                <text:p>0.222397</text:p>
              </table:table-cell>
              <table:table-cell office:value-type="float" office:value="0.379577">
                <text:p>0.379577</text:p>
              </table:table-cell>
              <table:table-cell office:value-type="float" office:value="0.459705">
                <text:p>0.459705</text:p>
              </table:table-cell>
              <table:table-cell office:value-type="float" office:value="0.490039">
                <text:p>0.490039</text:p>
              </table:table-cell>
              <table:table-cell office:value-type="float" office:value="0.5">
                <text:p>0.5</text:p>
              </table:table-cell>
              <table:table-cell office:value-type="float" office:value="0.509961">
                <text:p>0.509961</text:p>
              </table:table-cell>
              <table:table-cell office:value-type="float" office:value="0.540295">
                <text:p>0.540295</text:p>
              </table:table-cell>
              <table:table-cell office:value-type="float" office:value="0.620423">
                <text:p>0.620423</text:p>
              </table:table-cell>
              <table:table-cell office:value-type="float" office:value="0.777603">
                <text:p>0.777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11:Sheet2.L11</svg:desc>
                </draw:g>
              </table:table-cell>
              <table:table-cell office:value-type="float" office:value="0.205086">
                <text:p>0.205086</text:p>
              </table:table-cell>
              <table:table-cell office:value-type="float" office:value="0.35909">
                <text:p>0.35909</text:p>
              </table:table-cell>
              <table:table-cell office:value-type="float" office:value="0.446076">
                <text:p>0.446076</text:p>
              </table:table-cell>
              <table:table-cell office:value-type="float" office:value="0.48429">
                <text:p>0.48429</text:p>
              </table:table-cell>
              <table:table-cell office:value-type="float" office:value="0.5">
                <text:p>0.5</text:p>
              </table:table-cell>
              <table:table-cell office:value-type="float" office:value="0.51571">
                <text:p>0.51571</text:p>
              </table:table-cell>
              <table:table-cell office:value-type="float" office:value="0.553924">
                <text:p>0.553924</text:p>
              </table:table-cell>
              <table:table-cell office:value-type="float" office:value="0.64091">
                <text:p>0.64091</text:p>
              </table:table-cell>
              <table:table-cell office:value-type="float" office:value="0.794914">
                <text:p>0.794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12:Sheet2.L12</svg:desc>
                </draw:g>
              </table:table-cell>
              <table:table-cell office:value-type="float" office:value="0.189529">
                <text:p>0.189529</text:p>
              </table:table-cell>
              <table:table-cell office:value-type="float" office:value="0.338857">
                <text:p>0.338857</text:p>
              </table:table-cell>
              <table:table-cell office:value-type="float" office:value="0.430949">
                <text:p>0.430949</text:p>
              </table:table-cell>
              <table:table-cell office:value-type="float" office:value="0.477115">
                <text:p>0.477115</text:p>
              </table:table-cell>
              <table:table-cell office:value-type="float" office:value="0.5">
                <text:p>0.5</text:p>
              </table:table-cell>
              <table:table-cell office:value-type="float" office:value="0.522885">
                <text:p>0.522885</text:p>
              </table:table-cell>
              <table:table-cell office:value-type="float" office:value="0.569051">
                <text:p>0.569051</text:p>
              </table:table-cell>
              <table:table-cell office:value-type="float" office:value="0.661143">
                <text:p>0.661143</text:p>
              </table:table-cell>
              <table:table-cell office:value-type="float" office:value="0.810471">
                <text:p>0.810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13:Sheet2.L13</svg:desc>
                </draw:g>
              </table:table-cell>
              <table:table-cell office:value-type="float" office:value="0.176263">
                <text:p>0.176263</text:p>
              </table:table-cell>
              <table:table-cell office:value-type="float" office:value="0.320293">
                <text:p>0.320293</text:p>
              </table:table-cell>
              <table:table-cell office:value-type="float" office:value="0.415735">
                <text:p>0.415735</text:p>
              </table:table-cell>
              <table:table-cell office:value-type="float" office:value="0.469238">
                <text:p>0.469238</text:p>
              </table:table-cell>
              <table:table-cell office:value-type="float" office:value="0.5">
                <text:p>0.5</text:p>
              </table:table-cell>
              <table:table-cell office:value-type="float" office:value="0.530762">
                <text:p>0.530762</text:p>
              </table:table-cell>
              <table:table-cell office:value-type="float" office:value="0.584265">
                <text:p>0.584265</text:p>
              </table:table-cell>
              <table:table-cell office:value-type="float" office:value="0.679707">
                <text:p>0.679707</text:p>
              </table:table-cell>
              <table:table-cell office:value-type="float" office:value="0.823737">
                <text:p>0.823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14:Sheet2.L14</svg:desc>
                </draw:g>
              </table:table-cell>
              <table:table-cell office:value-type="float" office:value="0.164544">
                <text:p>0.164544</text:p>
              </table:table-cell>
              <table:table-cell office:value-type="float" office:value="0.302994">
                <text:p>0.302994</text:p>
              </table:table-cell>
              <table:table-cell office:value-type="float" office:value="0.400556">
                <text:p>0.400556</text:p>
              </table:table-cell>
              <table:table-cell office:value-type="float" office:value="0.460874">
                <text:p>0.460874</text:p>
              </table:table-cell>
              <table:table-cell office:value-type="float" office:value="0.5">
                <text:p>0.5</text:p>
              </table:table-cell>
              <table:table-cell office:value-type="float" office:value="0.539126">
                <text:p>0.539126</text:p>
              </table:table-cell>
              <table:table-cell office:value-type="float" office:value="0.599444">
                <text:p>0.599444</text:p>
              </table:table-cell>
              <table:table-cell office:value-type="float" office:value="0.697006">
                <text:p>0.697006</text:p>
              </table:table-cell>
              <table:table-cell office:value-type="float" office:value="0.835456">
                <text:p>0.835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15:Sheet2.L15</svg:desc>
                </draw:g>
              </table:table-cell>
              <table:table-cell office:value-type="float" office:value="0.154014">
                <text:p>0.154014</text:p>
              </table:table-cell>
              <table:table-cell office:value-type="float" office:value="0.286856">
                <text:p>0.286856</text:p>
              </table:table-cell>
              <table:table-cell office:value-type="float" office:value="0.385675">
                <text:p>0.385675</text:p>
              </table:table-cell>
              <table:table-cell office:value-type="float" office:value="0.452305">
                <text:p>0.452305</text:p>
              </table:table-cell>
              <table:table-cell office:value-type="float" office:value="0.5">
                <text:p>0.5</text:p>
              </table:table-cell>
              <table:table-cell office:value-type="float" office:value="0.547695">
                <text:p>0.547695</text:p>
              </table:table-cell>
              <table:table-cell office:value-type="float" office:value="0.614325">
                <text:p>0.614325</text:p>
              </table:table-cell>
              <table:table-cell office:value-type="float" office:value="0.713144">
                <text:p>0.713144</text:p>
              </table:table-cell>
              <table:table-cell office:value-type="float" office:value="0.845986">
                <text:p>0.845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16:Sheet2.L16</svg:desc>
                </draw:g>
              </table:table-cell>
              <table:table-cell office:value-type="float" office:value="0.144447">
                <text:p>0.144447</text:p>
              </table:table-cell>
              <table:table-cell office:value-type="float" office:value="0.271822">
                <text:p>0.271822</text:p>
              </table:table-cell>
              <table:table-cell office:value-type="float" office:value="0.37133">
                <text:p>0.37133</text:p>
              </table:table-cell>
              <table:table-cell office:value-type="float" office:value="0.443796">
                <text:p>0.443796</text:p>
              </table:table-cell>
              <table:table-cell office:value-type="float" office:value="0.5">
                <text:p>0.5</text:p>
              </table:table-cell>
              <table:table-cell office:value-type="float" office:value="0.556204">
                <text:p>0.556204</text:p>
              </table:table-cell>
              <table:table-cell office:value-type="float" office:value="0.62867">
                <text:p>0.62867</text:p>
              </table:table-cell>
              <table:table-cell office:value-type="float" office:value="0.728178">
                <text:p>0.728178</text:p>
              </table:table-cell>
              <table:table-cell office:value-type="float" office:value="0.855553">
                <text:p>0.855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17:Sheet2.L17</svg:desc>
                </draw:g>
              </table:table-cell>
              <table:table-cell office:value-type="float" office:value="0.13573">
                <text:p>0.13573</text:p>
              </table:table-cell>
              <table:table-cell office:value-type="float" office:value="0.257905">
                <text:p>0.257905</text:p>
              </table:table-cell>
              <table:table-cell office:value-type="float" office:value="0.357753">
                <text:p>0.357753</text:p>
              </table:table-cell>
              <table:table-cell office:value-type="float" office:value="0.435586">
                <text:p>0.435586</text:p>
              </table:table-cell>
              <table:table-cell office:value-type="float" office:value="0.5">
                <text:p>0.5</text:p>
              </table:table-cell>
              <table:table-cell office:value-type="float" office:value="0.564414">
                <text:p>0.564414</text:p>
              </table:table-cell>
              <table:table-cell office:value-type="float" office:value="0.642247">
                <text:p>0.642247</text:p>
              </table:table-cell>
              <table:table-cell office:value-type="float" office:value="0.742095">
                <text:p>0.742095</text:p>
              </table:table-cell>
              <table:table-cell office:value-type="float" office:value="0.86427">
                <text:p>0.86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18:Sheet2.L18</svg:desc>
                </draw:g>
              </table:table-cell>
              <table:table-cell office:value-type="float" office:value="0.127834">
                <text:p>0.127834</text:p>
              </table:table-cell>
              <table:table-cell office:value-type="float" office:value="0.245182">
                <text:p>0.245182</text:p>
              </table:table-cell>
              <table:table-cell office:value-type="float" office:value="0.345172">
                <text:p>0.345172</text:p>
              </table:table-cell>
              <table:table-cell office:value-type="float" office:value="0.427891">
                <text:p>0.427891</text:p>
              </table:table-cell>
              <table:table-cell office:value-type="float" office:value="0.5">
                <text:p>0.5</text:p>
              </table:table-cell>
              <table:table-cell office:value-type="float" office:value="0.572109">
                <text:p>0.572109</text:p>
              </table:table-cell>
              <table:table-cell office:value-type="float" office:value="0.654828">
                <text:p>0.654828</text:p>
              </table:table-cell>
              <table:table-cell office:value-type="float" office:value="0.754818">
                <text:p>0.754818</text:p>
              </table:table-cell>
              <table:table-cell office:value-type="float" office:value="0.872166">
                <text:p>0.872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19:Sheet2.L19</svg:desc>
                </draw:g>
              </table:table-cell>
              <table:table-cell office:value-type="float" office:value="0.120798">
                <text:p>0.120798</text:p>
              </table:table-cell>
              <table:table-cell office:value-type="float" office:value="0.233789">
                <text:p>0.233789</text:p>
              </table:table-cell>
              <table:table-cell office:value-type="float" office:value="0.333823">
                <text:p>0.333823</text:p>
              </table:table-cell>
              <table:table-cell office:value-type="float" office:value="0.420906">
                <text:p>0.420906</text:p>
              </table:table-cell>
              <table:table-cell office:value-type="float" office:value="0.5">
                <text:p>0.5</text:p>
              </table:table-cell>
              <table:table-cell office:value-type="float" office:value="0.579094">
                <text:p>0.579094</text:p>
              </table:table-cell>
              <table:table-cell office:value-type="float" office:value="0.666177">
                <text:p>0.666177</text:p>
              </table:table-cell>
              <table:table-cell office:value-type="float" office:value="0.766211">
                <text:p>0.766211</text:p>
              </table:table-cell>
              <table:table-cell office:value-type="float" office:value="0.879202">
                <text:p>0.879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20:Sheet2.L20</svg:desc>
                </draw:g>
              </table:table-cell>
              <table:table-cell office:value-type="float" office:value="0.114721">
                <text:p>0.114721</text:p>
              </table:table-cell>
              <table:table-cell office:value-type="float" office:value="0.223925">
                <text:p>0.223925</text:p>
              </table:table-cell>
              <table:table-cell office:value-type="float" office:value="0.323962">
                <text:p>0.323962</text:p>
              </table:table-cell>
              <table:table-cell office:value-type="float" office:value="0.414818">
                <text:p>0.414818</text:p>
              </table:table-cell>
              <table:table-cell office:value-type="float" office:value="0.5">
                <text:p>0.5</text:p>
              </table:table-cell>
              <table:table-cell office:value-type="float" office:value="0.585182">
                <text:p>0.585182</text:p>
              </table:table-cell>
              <table:table-cell office:value-type="float" office:value="0.676038">
                <text:p>0.676038</text:p>
              </table:table-cell>
              <table:table-cell office:value-type="float" office:value="0.776075">
                <text:p>0.776075</text:p>
              </table:table-cell>
              <table:table-cell office:value-type="float" office:value="0.885279">
                <text:p>0.885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21:Sheet2.L21</svg:desc>
                </draw:g>
              </table:table-cell>
              <table:table-cell office:value-type="float" office:value="0.113632">
                <text:p>0.113632</text:p>
              </table:table-cell>
              <table:table-cell office:value-type="float" office:value="0.222156">
                <text:p>0.222156</text:p>
              </table:table-cell>
              <table:table-cell office:value-type="float" office:value="0.322192">
                <text:p>0.322192</text:p>
              </table:table-cell>
              <table:table-cell office:value-type="float" office:value="0.413724">
                <text:p>0.413724</text:p>
              </table:table-cell>
              <table:table-cell office:value-type="float" office:value="0.5">
                <text:p>0.5</text:p>
              </table:table-cell>
              <table:table-cell office:value-type="float" office:value="0.586276">
                <text:p>0.586276</text:p>
              </table:table-cell>
              <table:table-cell office:value-type="float" office:value="0.677808">
                <text:p>0.677808</text:p>
              </table:table-cell>
              <table:table-cell office:value-type="float" office:value="0.777844">
                <text:p>0.777844</text:p>
              </table:table-cell>
              <table:table-cell office:value-type="float" office:value="0.886368">
                <text:p>0.886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22:Sheet2.L22</svg:desc>
                </draw:g>
              </table:table-cell>
              <table:table-cell office:value-type="float" office:value="0.111622">
                <text:p>0.111622</text:p>
              </table:table-cell>
              <table:table-cell office:value-type="float" office:value="0.21889">
                <text:p>0.21889</text:p>
              </table:table-cell>
              <table:table-cell office:value-type="float" office:value="0.318922">
                <text:p>0.318922</text:p>
              </table:table-cell>
              <table:table-cell office:value-type="float" office:value="0.411703">
                <text:p>0.411703</text:p>
              </table:table-cell>
              <table:table-cell office:value-type="float" office:value="0.5">
                <text:p>0.5</text:p>
              </table:table-cell>
              <table:table-cell office:value-type="float" office:value="0.588297">
                <text:p>0.588297</text:p>
              </table:table-cell>
              <table:table-cell office:value-type="float" office:value="0.681078">
                <text:p>0.681078</text:p>
              </table:table-cell>
              <table:table-cell office:value-type="float" office:value="0.78111">
                <text:p>0.78111</text:p>
              </table:table-cell>
              <table:table-cell office:value-type="float" office:value="0.888378">
                <text:p>0.888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23:Sheet2.L23</svg:desc>
                </draw:g>
              </table:table-cell>
              <table:table-cell office:value-type="float" office:value="0.110168">
                <text:p>0.110168</text:p>
              </table:table-cell>
              <table:table-cell office:value-type="float" office:value="0.216527">
                <text:p>0.216527</text:p>
              </table:table-cell>
              <table:table-cell office:value-type="float" office:value="0.316556">
                <text:p>0.316556</text:p>
              </table:table-cell>
              <table:table-cell office:value-type="float" office:value="0.41024">
                <text:p>0.41024</text:p>
              </table:table-cell>
              <table:table-cell office:value-type="float" office:value="0.5">
                <text:p>0.5</text:p>
              </table:table-cell>
              <table:table-cell office:value-type="float" office:value="0.58976">
                <text:p>0.58976</text:p>
              </table:table-cell>
              <table:table-cell office:value-type="float" office:value="0.683444">
                <text:p>0.683444</text:p>
              </table:table-cell>
              <table:table-cell office:value-type="float" office:value="0.783473">
                <text:p>0.783473</text:p>
              </table:table-cell>
              <table:table-cell office:value-type="float" office:value="0.889832">
                <text:p>0.889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24:Sheet2.L24</svg:desc>
                </draw:g>
              </table:table-cell>
              <table:table-cell office:value-type="float" office:value="0.108632">
                <text:p>0.108632</text:p>
              </table:table-cell>
              <table:table-cell office:value-type="float" office:value="0.214031">
                <text:p>0.214031</text:p>
              </table:table-cell>
              <table:table-cell office:value-type="float" office:value="0.314056">
                <text:p>0.314056</text:p>
              </table:table-cell>
              <table:table-cell office:value-type="float" office:value="0.408694">
                <text:p>0.408694</text:p>
              </table:table-cell>
              <table:table-cell office:value-type="float" office:value="0.5">
                <text:p>0.5</text:p>
              </table:table-cell>
              <table:table-cell office:value-type="float" office:value="0.591306">
                <text:p>0.591306</text:p>
              </table:table-cell>
              <table:table-cell office:value-type="float" office:value="0.685944">
                <text:p>0.685944</text:p>
              </table:table-cell>
              <table:table-cell office:value-type="float" office:value="0.785969">
                <text:p>0.785969</text:p>
              </table:table-cell>
              <table:table-cell office:value-type="float" office:value="0.891368">
                <text:p>0.891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25:Sheet2.L25</svg:desc>
                </draw:g>
              </table:table-cell>
              <table:table-cell office:value-type="float" office:value="0.107804">
                <text:p>0.107804</text:p>
              </table:table-cell>
              <table:table-cell office:value-type="float" office:value="0.212685">
                <text:p>0.212685</text:p>
              </table:table-cell>
              <table:table-cell office:value-type="float" office:value="0.312708">
                <text:p>0.312708</text:p>
              </table:table-cell>
              <table:table-cell office:value-type="float" office:value="0.407861">
                <text:p>0.407861</text:p>
              </table:table-cell>
              <table:table-cell office:value-type="float" office:value="0.5">
                <text:p>0.5</text:p>
              </table:table-cell>
              <table:table-cell office:value-type="float" office:value="0.592139">
                <text:p>0.592139</text:p>
              </table:table-cell>
              <table:table-cell office:value-type="float" office:value="0.687292">
                <text:p>0.687292</text:p>
              </table:table-cell>
              <table:table-cell office:value-type="float" office:value="0.787315">
                <text:p>0.787315</text:p>
              </table:table-cell>
              <table:table-cell office:value-type="float" office:value="0.892196">
                <text:p>0.892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26:Sheet2.L26</svg:desc>
                </draw:g>
              </table:table-cell>
              <table:table-cell office:value-type="float" office:value="0.106872">
                <text:p>0.106872</text:p>
              </table:table-cell>
              <table:table-cell office:value-type="float" office:value="0.21117">
                <text:p>0.21117</text:p>
              </table:table-cell>
              <table:table-cell office:value-type="float" office:value="0.31119">
                <text:p>0.31119</text:p>
              </table:table-cell>
              <table:table-cell office:value-type="float" office:value="0.406921">
                <text:p>0.406921</text:p>
              </table:table-cell>
              <table:table-cell office:value-type="float" office:value="0.5">
                <text:p>0.5</text:p>
              </table:table-cell>
              <table:table-cell office:value-type="float" office:value="0.593079">
                <text:p>0.593079</text:p>
              </table:table-cell>
              <table:table-cell office:value-type="float" office:value="0.68881">
                <text:p>0.68881</text:p>
              </table:table-cell>
              <table:table-cell office:value-type="float" office:value="0.78883">
                <text:p>0.78883</text:p>
              </table:table-cell>
              <table:table-cell office:value-type="float" office:value="0.893128">
                <text:p>0.893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27:Sheet2.L27</svg:desc>
                </draw:g>
              </table:table-cell>
              <table:table-cell office:value-type="float" office:value="0.106872">
                <text:p>0.106872</text:p>
              </table:table-cell>
              <table:table-cell office:value-type="float" office:value="0.21117">
                <text:p>0.21117</text:p>
              </table:table-cell>
              <table:table-cell office:value-type="float" office:value="0.31119">
                <text:p>0.31119</text:p>
              </table:table-cell>
              <table:table-cell office:value-type="float" office:value="0.406921">
                <text:p>0.406921</text:p>
              </table:table-cell>
              <table:table-cell office:value-type="float" office:value="0.5">
                <text:p>0.5</text:p>
              </table:table-cell>
              <table:table-cell office:value-type="float" office:value="0.593079">
                <text:p>0.593079</text:p>
              </table:table-cell>
              <table:table-cell office:value-type="float" office:value="0.68881">
                <text:p>0.68881</text:p>
              </table:table-cell>
              <table:table-cell office:value-type="float" office:value="0.78883">
                <text:p>0.78883</text:p>
              </table:table-cell>
              <table:table-cell office:value-type="float" office:value="0.893128">
                <text:p>0.893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28:Sheet2.L28</svg:desc>
                </draw:g>
              </table:table-cell>
              <table:table-cell office:value-type="float" office:value="0.105847">
                <text:p>0.105847</text:p>
              </table:table-cell>
              <table:table-cell office:value-type="float" office:value="0.209504">
                <text:p>0.209504</text:p>
              </table:table-cell>
              <table:table-cell office:value-type="float" office:value="0.309522">
                <text:p>0.309522</text:p>
              </table:table-cell>
              <table:table-cell office:value-type="float" office:value="0.40589">
                <text:p>0.40589</text:p>
              </table:table-cell>
              <table:table-cell office:value-type="float" office:value="0.5">
                <text:p>0.5</text:p>
              </table:table-cell>
              <table:table-cell office:value-type="float" office:value="0.59411">
                <text:p>0.59411</text:p>
              </table:table-cell>
              <table:table-cell office:value-type="float" office:value="0.690478">
                <text:p>0.690478</text:p>
              </table:table-cell>
              <table:table-cell office:value-type="float" office:value="0.790496">
                <text:p>0.790496</text:p>
              </table:table-cell>
              <table:table-cell office:value-type="float" office:value="0.894153">
                <text:p>0.894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29:Sheet2.L29</svg:desc>
                </draw:g>
              </table:table-cell>
              <table:table-cell office:value-type="float" office:value="0.105228">
                <text:p>0.105228</text:p>
              </table:table-cell>
              <table:table-cell office:value-type="float" office:value="0.208498">
                <text:p>0.208498</text:p>
              </table:table-cell>
              <table:table-cell office:value-type="float" office:value="0.308514">
                <text:p>0.308514</text:p>
              </table:table-cell>
              <table:table-cell office:value-type="float" office:value="0.405266">
                <text:p>0.405266</text:p>
              </table:table-cell>
              <table:table-cell office:value-type="float" office:value="0.5">
                <text:p>0.5</text:p>
              </table:table-cell>
              <table:table-cell office:value-type="float" office:value="0.594734">
                <text:p>0.594734</text:p>
              </table:table-cell>
              <table:table-cell office:value-type="float" office:value="0.691486">
                <text:p>0.691486</text:p>
              </table:table-cell>
              <table:table-cell office:value-type="float" office:value="0.791502">
                <text:p>0.791502</text:p>
              </table:table-cell>
              <table:table-cell office:value-type="float" office:value="0.894772">
                <text:p>0.894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30:Sheet2.L30</svg:desc>
                </draw:g>
              </table:table-cell>
              <table:table-cell office:value-type="float" office:value="0.10458">
                <text:p>0.10458</text:p>
              </table:table-cell>
              <table:table-cell office:value-type="float" office:value="0.207445">
                <text:p>0.207445</text:p>
              </table:table-cell>
              <table:table-cell office:value-type="float" office:value="0.307458">
                <text:p>0.307458</text:p>
              </table:table-cell>
              <table:table-cell office:value-type="float" office:value="0.404613">
                <text:p>0.404613</text:p>
              </table:table-cell>
              <table:table-cell office:value-type="float" office:value="0.5">
                <text:p>0.5</text:p>
              </table:table-cell>
              <table:table-cell office:value-type="float" office:value="0.595387">
                <text:p>0.595387</text:p>
              </table:table-cell>
              <table:table-cell office:value-type="float" office:value="0.692542">
                <text:p>0.692542</text:p>
              </table:table-cell>
              <table:table-cell office:value-type="float" office:value="0.792555">
                <text:p>0.792555</text:p>
              </table:table-cell>
              <table:table-cell office:value-type="float" office:value="0.89542">
                <text:p>0.89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31:Sheet2.L31</svg:desc>
                </draw:g>
              </table:table-cell>
              <table:table-cell office:value-type="float" office:value="0.103924">
                <text:p>0.103924</text:p>
              </table:table-cell>
              <table:table-cell office:value-type="float" office:value="0.206379">
                <text:p>0.206379</text:p>
              </table:table-cell>
              <table:table-cell office:value-type="float" office:value="0.306391">
                <text:p>0.306391</text:p>
              </table:table-cell>
              <table:table-cell office:value-type="float" office:value="0.403953">
                <text:p>0.403953</text:p>
              </table:table-cell>
              <table:table-cell office:value-type="float" office:value="0.5">
                <text:p>0.5</text:p>
              </table:table-cell>
              <table:table-cell office:value-type="float" office:value="0.596047">
                <text:p>0.596047</text:p>
              </table:table-cell>
              <table:table-cell office:value-type="float" office:value="0.693609">
                <text:p>0.693609</text:p>
              </table:table-cell>
              <table:table-cell office:value-type="float" office:value="0.793621">
                <text:p>0.793621</text:p>
              </table:table-cell>
              <table:table-cell office:value-type="float" office:value="0.896076">
                <text:p>0.896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32:Sheet2.L32</svg:desc>
                </draw:g>
              </table:table-cell>
              <table:table-cell office:value-type="float" office:value="0.103511">
                <text:p>0.103511</text:p>
              </table:table-cell>
              <table:table-cell office:value-type="float" office:value="0.205706">
                <text:p>0.205706</text:p>
              </table:table-cell>
              <table:table-cell office:value-type="float" office:value="0.305717">
                <text:p>0.305717</text:p>
              </table:table-cell>
              <table:table-cell office:value-type="float" office:value="0.403536">
                <text:p>0.403536</text:p>
              </table:table-cell>
              <table:table-cell office:value-type="float" office:value="0.5">
                <text:p>0.5</text:p>
              </table:table-cell>
              <table:table-cell office:value-type="float" office:value="0.596464">
                <text:p>0.596464</text:p>
              </table:table-cell>
              <table:table-cell office:value-type="float" office:value="0.694283">
                <text:p>0.694283</text:p>
              </table:table-cell>
              <table:table-cell office:value-type="float" office:value="0.794294">
                <text:p>0.794294</text:p>
              </table:table-cell>
              <table:table-cell office:value-type="float" office:value="0.896489">
                <text:p>0.896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33:Sheet2.L33</svg:desc>
                </draw:g>
              </table:table-cell>
              <table:table-cell office:value-type="float" office:value="0.103087">
                <text:p>0.103087</text:p>
              </table:table-cell>
              <table:table-cell office:value-type="float" office:value="0.205017">
                <text:p>0.205017</text:p>
              </table:table-cell>
              <table:table-cell office:value-type="float" office:value="0.305027">
                <text:p>0.305027</text:p>
              </table:table-cell>
              <table:table-cell office:value-type="float" office:value="0.403109">
                <text:p>0.403109</text:p>
              </table:table-cell>
              <table:table-cell office:value-type="float" office:value="0.5">
                <text:p>0.5</text:p>
              </table:table-cell>
              <table:table-cell office:value-type="float" office:value="0.596891">
                <text:p>0.596891</text:p>
              </table:table-cell>
              <table:table-cell office:value-type="float" office:value="0.694973">
                <text:p>0.694973</text:p>
              </table:table-cell>
              <table:table-cell office:value-type="float" office:value="0.794983">
                <text:p>0.794983</text:p>
              </table:table-cell>
              <table:table-cell office:value-type="float" office:value="0.896913">
                <text:p>0.896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34:Sheet2.L34</svg:desc>
                </draw:g>
              </table:table-cell>
              <table:table-cell office:value-type="float" office:value="0.102653">
                <text:p>0.102653</text:p>
              </table:table-cell>
              <table:table-cell office:value-type="float" office:value="0.204312">
                <text:p>0.204312</text:p>
              </table:table-cell>
              <table:table-cell office:value-type="float" office:value="0.30432">
                <text:p>0.30432</text:p>
              </table:table-cell>
              <table:table-cell office:value-type="float" office:value="0.402672">
                <text:p>0.402672</text:p>
              </table:table-cell>
              <table:table-cell office:value-type="float" office:value="0.5">
                <text:p>0.5</text:p>
              </table:table-cell>
              <table:table-cell office:value-type="float" office:value="0.597328">
                <text:p>0.597328</text:p>
              </table:table-cell>
              <table:table-cell office:value-type="float" office:value="0.69568">
                <text:p>0.69568</text:p>
              </table:table-cell>
              <table:table-cell office:value-type="float" office:value="0.795688">
                <text:p>0.795688</text:p>
              </table:table-cell>
              <table:table-cell office:value-type="float" office:value="0.897347">
                <text:p>0.897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35:Sheet2.L35</svg:desc>
                </draw:g>
              </table:table-cell>
              <table:table-cell office:value-type="float" office:value="0.102352">
                <text:p>0.102352</text:p>
              </table:table-cell>
              <table:table-cell office:value-type="float" office:value="0.203823">
                <text:p>0.203823</text:p>
              </table:table-cell>
              <table:table-cell office:value-type="float" office:value="0.30383">
                <text:p>0.30383</text:p>
              </table:table-cell>
              <table:table-cell office:value-type="float" office:value="0.402369">
                <text:p>0.402369</text:p>
              </table:table-cell>
              <table:table-cell office:value-type="float" office:value="0.5">
                <text:p>0.5</text:p>
              </table:table-cell>
              <table:table-cell office:value-type="float" office:value="0.597631">
                <text:p>0.597631</text:p>
              </table:table-cell>
              <table:table-cell office:value-type="float" office:value="0.69617">
                <text:p>0.69617</text:p>
              </table:table-cell>
              <table:table-cell office:value-type="float" office:value="0.796177">
                <text:p>0.796177</text:p>
              </table:table-cell>
              <table:table-cell office:value-type="float" office:value="0.897648">
                <text:p>0.897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36:Sheet2.L36</svg:desc>
                </draw:g>
              </table:table-cell>
              <table:table-cell office:value-type="float" office:value="0.102062">
                <text:p>0.102062</text:p>
              </table:table-cell>
              <table:table-cell office:value-type="float" office:value="0.203352">
                <text:p>0.203352</text:p>
              </table:table-cell>
              <table:table-cell office:value-type="float" office:value="0.303358">
                <text:p>0.303358</text:p>
              </table:table-cell>
              <table:table-cell office:value-type="float" office:value="0.402077">
                <text:p>0.402077</text:p>
              </table:table-cell>
              <table:table-cell office:value-type="float" office:value="0.5">
                <text:p>0.5</text:p>
              </table:table-cell>
              <table:table-cell office:value-type="float" office:value="0.597923">
                <text:p>0.597923</text:p>
              </table:table-cell>
              <table:table-cell office:value-type="float" office:value="0.696642">
                <text:p>0.696642</text:p>
              </table:table-cell>
              <table:table-cell office:value-type="float" office:value="0.796648">
                <text:p>0.796648</text:p>
              </table:table-cell>
              <table:table-cell office:value-type="float" office:value="0.897938">
                <text:p>0.897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37:Sheet2.L37</svg:desc>
                </draw:g>
              </table:table-cell>
              <table:table-cell office:value-type="float" office:value="0.101786">
                <text:p>0.101786</text:p>
              </table:table-cell>
              <table:table-cell office:value-type="float" office:value="0.202903">
                <text:p>0.202903</text:p>
              </table:table-cell>
              <table:table-cell office:value-type="float" office:value="0.302908">
                <text:p>0.302908</text:p>
              </table:table-cell>
              <table:table-cell office:value-type="float" office:value="0.401799">
                <text:p>0.401799</text:p>
              </table:table-cell>
              <table:table-cell office:value-type="float" office:value="0.5">
                <text:p>0.5</text:p>
              </table:table-cell>
              <table:table-cell office:value-type="float" office:value="0.598201">
                <text:p>0.598201</text:p>
              </table:table-cell>
              <table:table-cell office:value-type="float" office:value="0.697092">
                <text:p>0.697092</text:p>
              </table:table-cell>
              <table:table-cell office:value-type="float" office:value="0.797097">
                <text:p>0.797097</text:p>
              </table:table-cell>
              <table:table-cell office:value-type="float" office:value="0.898214">
                <text:p>0.898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38:Sheet2.L38</svg:desc>
                </draw:g>
              </table:table-cell>
              <table:table-cell office:value-type="float" office:value="0.101577">
                <text:p>0.101577</text:p>
              </table:table-cell>
              <table:table-cell office:value-type="float" office:value="0.202563">
                <text:p>0.202563</text:p>
              </table:table-cell>
              <table:table-cell office:value-type="float" office:value="0.302568">
                <text:p>0.302568</text:p>
              </table:table-cell>
              <table:table-cell office:value-type="float" office:value="0.401588">
                <text:p>0.401588</text:p>
              </table:table-cell>
              <table:table-cell office:value-type="float" office:value="0.5">
                <text:p>0.5</text:p>
              </table:table-cell>
              <table:table-cell office:value-type="float" office:value="0.598412">
                <text:p>0.598412</text:p>
              </table:table-cell>
              <table:table-cell office:value-type="float" office:value="0.697432">
                <text:p>0.697432</text:p>
              </table:table-cell>
              <table:table-cell office:value-type="float" office:value="0.797437">
                <text:p>0.797437</text:p>
              </table:table-cell>
              <table:table-cell office:value-type="float" office:value="0.898423">
                <text:p>0.898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39:Sheet2.L39</svg:desc>
                </draw:g>
              </table:table-cell>
              <table:table-cell office:value-type="float" office:value="0.101385">
                <text:p>0.101385</text:p>
              </table:table-cell>
              <table:table-cell office:value-type="float" office:value="0.202252">
                <text:p>0.202252</text:p>
              </table:table-cell>
              <table:table-cell office:value-type="float" office:value="0.302256">
                <text:p>0.302256</text:p>
              </table:table-cell>
              <table:table-cell office:value-type="float" office:value="0.401395">
                <text:p>0.401395</text:p>
              </table:table-cell>
              <table:table-cell office:value-type="float" office:value="0.5">
                <text:p>0.5</text:p>
              </table:table-cell>
              <table:table-cell office:value-type="float" office:value="0.598605">
                <text:p>0.598605</text:p>
              </table:table-cell>
              <table:table-cell office:value-type="float" office:value="0.697744">
                <text:p>0.697744</text:p>
              </table:table-cell>
              <table:table-cell office:value-type="float" office:value="0.797748">
                <text:p>0.797748</text:p>
              </table:table-cell>
              <table:table-cell office:value-type="float" office:value="0.898615">
                <text:p>0.898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40:Sheet2.L40</svg:desc>
                </draw:g>
              </table:table-cell>
              <table:table-cell office:value-type="float" office:value="0.101207">
                <text:p>0.101207</text:p>
              </table:table-cell>
              <table:table-cell office:value-type="float" office:value="0.201962">
                <text:p>0.201962</text:p>
              </table:table-cell>
              <table:table-cell office:value-type="float" office:value="0.301966">
                <text:p>0.301966</text:p>
              </table:table-cell>
              <table:table-cell office:value-type="float" office:value="0.401216">
                <text:p>0.401216</text:p>
              </table:table-cell>
              <table:table-cell office:value-type="float" office:value="0.5">
                <text:p>0.5</text:p>
              </table:table-cell>
              <table:table-cell office:value-type="float" office:value="0.598784">
                <text:p>0.598784</text:p>
              </table:table-cell>
              <table:table-cell office:value-type="float" office:value="0.698034">
                <text:p>0.698034</text:p>
              </table:table-cell>
              <table:table-cell office:value-type="float" office:value="0.798038">
                <text:p>0.798038</text:p>
              </table:table-cell>
              <table:table-cell office:value-type="float" office:value="0.898793">
                <text:p>0.898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41:Sheet2.L41</svg:desc>
                </draw:g>
              </table:table-cell>
              <table:table-cell office:value-type="float" office:value="0.101052">
                <text:p>0.101052</text:p>
              </table:table-cell>
              <table:table-cell office:value-type="float" office:value="0.20171">
                <text:p>0.20171</text:p>
              </table:table-cell>
              <table:table-cell office:value-type="float" office:value="0.301713">
                <text:p>0.301713</text:p>
              </table:table-cell>
              <table:table-cell office:value-type="float" office:value="0.40106">
                <text:p>0.40106</text:p>
              </table:table-cell>
              <table:table-cell office:value-type="float" office:value="0.5">
                <text:p>0.5</text:p>
              </table:table-cell>
              <table:table-cell office:value-type="float" office:value="0.59894">
                <text:p>0.59894</text:p>
              </table:table-cell>
              <table:table-cell office:value-type="float" office:value="0.698287">
                <text:p>0.698287</text:p>
              </table:table-cell>
              <table:table-cell office:value-type="float" office:value="0.79829">
                <text:p>0.79829</text:p>
              </table:table-cell>
              <table:table-cell office:value-type="float" office:value="0.898948">
                <text:p>0.898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42:Sheet2.L42</svg:desc>
                </draw:g>
              </table:table-cell>
              <table:table-cell office:value-type="float" office:value="0.100917">
                <text:p>0.100917</text:p>
              </table:table-cell>
              <table:table-cell office:value-type="float" office:value="0.201491">
                <text:p>0.201491</text:p>
              </table:table-cell>
              <table:table-cell office:value-type="float" office:value="0.301493">
                <text:p>0.301493</text:p>
              </table:table-cell>
              <table:table-cell office:value-type="float" office:value="0.400924">
                <text:p>0.400924</text:p>
              </table:table-cell>
              <table:table-cell office:value-type="float" office:value="0.5">
                <text:p>0.5</text:p>
              </table:table-cell>
              <table:table-cell office:value-type="float" office:value="0.599076">
                <text:p>0.599076</text:p>
              </table:table-cell>
              <table:table-cell office:value-type="float" office:value="0.698507">
                <text:p>0.698507</text:p>
              </table:table-cell>
              <table:table-cell office:value-type="float" office:value="0.798509">
                <text:p>0.798509</text:p>
              </table:table-cell>
              <table:table-cell office:value-type="float" office:value="0.899083">
                <text:p>0.899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43:Sheet2.L43</svg:desc>
                </draw:g>
              </table:table-cell>
              <table:table-cell office:value-type="float" office:value="0.100819">
                <text:p>0.100819</text:p>
              </table:table-cell>
              <table:table-cell office:value-type="float" office:value="0.201331">
                <text:p>0.201331</text:p>
              </table:table-cell>
              <table:table-cell office:value-type="float" office:value="0.301334">
                <text:p>0.301334</text:p>
              </table:table-cell>
              <table:table-cell office:value-type="float" office:value="0.400825">
                <text:p>0.400825</text:p>
              </table:table-cell>
              <table:table-cell office:value-type="float" office:value="0.5">
                <text:p>0.5</text:p>
              </table:table-cell>
              <table:table-cell office:value-type="float" office:value="0.599175">
                <text:p>0.599175</text:p>
              </table:table-cell>
              <table:table-cell office:value-type="float" office:value="0.698666">
                <text:p>0.698666</text:p>
              </table:table-cell>
              <table:table-cell office:value-type="float" office:value="0.798669">
                <text:p>0.798669</text:p>
              </table:table-cell>
              <table:table-cell office:value-type="float" office:value="0.899181">
                <text:p>0.899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44:Sheet2.L44</svg:desc>
                </draw:g>
              </table:table-cell>
              <table:table-cell office:value-type="float" office:value="0.100726">
                <text:p>0.100726</text:p>
              </table:table-cell>
              <table:table-cell office:value-type="float" office:value="0.20118">
                <text:p>0.20118</text:p>
              </table:table-cell>
              <table:table-cell office:value-type="float" office:value="0.301182">
                <text:p>0.301182</text:p>
              </table:table-cell>
              <table:table-cell office:value-type="float" office:value="0.400731">
                <text:p>0.400731</text:p>
              </table:table-cell>
              <table:table-cell office:value-type="float" office:value="0.5">
                <text:p>0.5</text:p>
              </table:table-cell>
              <table:table-cell office:value-type="float" office:value="0.599269">
                <text:p>0.599269</text:p>
              </table:table-cell>
              <table:table-cell office:value-type="float" office:value="0.698818">
                <text:p>0.698818</text:p>
              </table:table-cell>
              <table:table-cell office:value-type="float" office:value="0.79882">
                <text:p>0.79882</text:p>
              </table:table-cell>
              <table:table-cell office:value-type="float" office:value="0.899274">
                <text:p>0.899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45:Sheet2.L45</svg:desc>
                </draw:g>
              </table:table-cell>
              <table:table-cell office:value-type="float" office:value="0.10063">
                <text:p>0.10063</text:p>
              </table:table-cell>
              <table:table-cell office:value-type="float" office:value="0.201023">
                <text:p>0.201023</text:p>
              </table:table-cell>
              <table:table-cell office:value-type="float" office:value="0.301025">
                <text:p>0.301025</text:p>
              </table:table-cell>
              <table:table-cell office:value-type="float" office:value="0.400634">
                <text:p>0.400634</text:p>
              </table:table-cell>
              <table:table-cell office:value-type="float" office:value="0.5">
                <text:p>0.5</text:p>
              </table:table-cell>
              <table:table-cell office:value-type="float" office:value="0.599366">
                <text:p>0.599366</text:p>
              </table:table-cell>
              <table:table-cell office:value-type="float" office:value="0.698975">
                <text:p>0.698975</text:p>
              </table:table-cell>
              <table:table-cell office:value-type="float" office:value="0.798977">
                <text:p>0.798977</text:p>
              </table:table-cell>
              <table:table-cell office:value-type="float" office:value="0.89937">
                <text:p>0.89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46:Sheet2.L46</svg:desc>
                </draw:g>
              </table:table-cell>
              <table:table-cell office:value-type="float" office:value="0.100549">
                <text:p>0.100549</text:p>
              </table:table-cell>
              <table:table-cell office:value-type="float" office:value="0.200893">
                <text:p>0.200893</text:p>
              </table:table-cell>
              <table:table-cell office:value-type="float" office:value="0.300895">
                <text:p>0.300895</text:p>
              </table:table-cell>
              <table:table-cell office:value-type="float" office:value="0.400553">
                <text:p>0.400553</text:p>
              </table:table-cell>
              <table:table-cell office:value-type="float" office:value="0.5">
                <text:p>0.5</text:p>
              </table:table-cell>
              <table:table-cell office:value-type="float" office:value="0.599447">
                <text:p>0.599447</text:p>
              </table:table-cell>
              <table:table-cell office:value-type="float" office:value="0.699105">
                <text:p>0.699105</text:p>
              </table:table-cell>
              <table:table-cell office:value-type="float" office:value="0.799107">
                <text:p>0.799107</text:p>
              </table:table-cell>
              <table:table-cell office:value-type="float" office:value="0.899451">
                <text:p>0.899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47:Sheet2.L47</svg:desc>
                </draw:g>
              </table:table-cell>
              <table:table-cell office:value-type="float" office:value="0.100495">
                <text:p>0.100495</text:p>
              </table:table-cell>
              <table:table-cell office:value-type="float" office:value="0.200805">
                <text:p>0.200805</text:p>
              </table:table-cell>
              <table:table-cell office:value-type="float" office:value="0.300806">
                <text:p>0.300806</text:p>
              </table:table-cell>
              <table:table-cell office:value-type="float" office:value="0.400499">
                <text:p>0.400499</text:p>
              </table:table-cell>
              <table:table-cell office:value-type="float" office:value="0.5">
                <text:p>0.5</text:p>
              </table:table-cell>
              <table:table-cell office:value-type="float" office:value="0.599501">
                <text:p>0.599501</text:p>
              </table:table-cell>
              <table:table-cell office:value-type="float" office:value="0.699194">
                <text:p>0.699194</text:p>
              </table:table-cell>
              <table:table-cell office:value-type="float" office:value="0.799195">
                <text:p>0.799195</text:p>
              </table:table-cell>
              <table:table-cell office:value-type="float" office:value="0.899505">
                <text:p>0.8995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